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2.861cm" style:rel-column-width="15292*"/>
    </style:style>
    <style:style style:name="Table37.B" style:family="table-column">
      <style:table-column-properties style:column-width="9.4cm" style:rel-column-width="50243*"/>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5.87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905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53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56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4" style:family="table-row">
      <style:table-row-properties style:min-row-height="0.143cm" fo:keep-together="auto"/>
    </style:style>
    <style:style style:name="Table44.46" style:family="table-row">
      <style:table-row-properties style:min-row-height="0.557cm" fo:keep-together="auto"/>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line-height="120%" fo:orphans="0" fo:widows="0"/>
      <style:text-properties fo:font-weight="bold" officeooo:paragraph-rsid="002d7365" style:font-weight-asian="bold"/>
    </style:style>
    <style:style style:name="P20" style:family="paragraph" style:parent-style-name="Standard">
      <style:text-properties fo:font-weight="bold" officeooo:paragraph-rsid="002d7365" style:font-weight-asian="bold"/>
    </style:style>
    <style:style style:name="P21" style:family="paragraph" style:parent-style-name="Standard">
      <style:paragraph-properties fo:orphans="0" fo:widows="0"/>
    </style:style>
    <style:style style:name="P22" style:family="paragraph" style:parent-style-name="Standard">
      <style:paragraph-properties fo:orphans="0" fo:widows="0"/>
      <style:text-properties officeooo:paragraph-rsid="0085438b"/>
    </style:style>
    <style:style style:name="P23" style:family="paragraph" style:parent-style-name="Standard">
      <style:paragraph-properties fo:line-height="100%"/>
    </style:style>
    <style:style style:name="P24" style:family="paragraph" style:parent-style-name="Standard">
      <style:paragraph-properties fo:margin-top="0cm" fo:margin-bottom="0.247cm" style:contextual-spacing="false" fo:line-height="100%"/>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6" style:family="paragraph" style:parent-style-name="Standard">
      <style:paragraph-properties fo:margin-top="0cm" fo:margin-bottom="0cm" style:contextual-spacing="false" fo:line-height="100%">
        <style:tab-stops>
          <style:tab-stop style:position="7.144cm"/>
        </style:tab-stops>
      </style:paragraph-properties>
    </style:style>
    <style:style style:name="P27" style:family="paragraph" style:parent-style-name="Standard">
      <style:paragraph-properties fo:margin-left="0cm" fo:margin-right="0cm" fo:margin-top="0cm" fo:margin-bottom="0.247cm" style:contextual-spacing="false" fo:line-height="100%" fo:text-indent="0cm" style:auto-text-indent="false"/>
    </style:style>
    <style:style style:name="P28" style:family="paragraph" style:parent-style-name="Standard">
      <style:paragraph-properties fo:margin-left="0cm" fo:margin-right="0cm" fo:line-height="100%" fo:text-indent="0cm" style:auto-text-indent="false"/>
    </style:style>
    <style:style style:name="P29" style:family="paragraph" style:parent-style-name="Standard">
      <style:paragraph-properties fo:margin-top="0cm" fo:margin-bottom="0.247cm" style:contextual-spacing="false" fo:line-height="100%"/>
      <style:text-properties officeooo:paragraph-rsid="001b25ed"/>
    </style:style>
    <style:style style:name="P30" style:family="paragraph" style:parent-style-name="Standard">
      <style:paragraph-properties fo:line-height="100%" fo:orphans="0" fo:widows="0"/>
      <style:text-properties officeooo:paragraph-rsid="002d7365"/>
    </style:style>
    <style:style style:name="P31" style:family="paragraph" style:parent-style-name="Standard">
      <style:paragraph-properties>
        <style:tab-stops>
          <style:tab-stop style:position="7.144cm"/>
        </style:tab-stops>
      </style:paragraph-properties>
    </style:style>
    <style:style style:name="P32" style:family="paragraph" style:parent-style-name="Standard">
      <style:paragraph-properties fo:keep-with-next="always">
        <style:tab-stops>
          <style:tab-stop style:position="7.144cm"/>
        </style:tab-stops>
      </style:paragraph-properties>
    </style:style>
    <style:style style:name="P33" style:family="paragraph" style:parent-style-name="Standard">
      <style:paragraph-properties fo:keep-with-next="auto">
        <style:tab-stops>
          <style:tab-stop style:position="7.144cm"/>
        </style:tab-stops>
      </style:paragraph-properties>
    </style:style>
    <style:style style:name="P34" style:family="paragraph" style:parent-style-name="Heading_20_2">
      <style:paragraph-properties>
        <style:tab-stops>
          <style:tab-stop style:position="7.144cm"/>
        </style:tab-stops>
      </style:paragraph-properties>
    </style:style>
    <style:style style:name="P35" style:family="paragraph" style:parent-style-name="Heading_20_2">
      <style:paragraph-properties fo:break-before="page">
        <style:tab-stops>
          <style:tab-stop style:position="7.144cm"/>
        </style:tab-stops>
      </style:paragraph-properties>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7"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38"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39" style:family="paragraph" style:parent-style-name="Table_20_Contents">
      <style:text-properties fo:font-style="italic" officeooo:rsid="005b764a" officeooo:paragraph-rsid="005b764a" style:font-style-asian="italic" style:font-style-complex="italic"/>
    </style:style>
    <style:style style:name="P40" style:family="paragraph" style:parent-style-name="Standard">
      <style:text-properties fo:font-weight="normal" style:font-weight-asian="normal"/>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keep-with-next="always"/>
    </style:style>
    <style:style style:name="P43" style:family="paragraph" style:parent-style-name="Standard">
      <style:paragraph-properties fo:orphans="0" fo:widows="0"/>
      <style:text-properties fo:font-size="9pt" style:font-size-asian="9pt" style:font-size-complex="9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7" style:family="paragraph" style:parent-style-name="Standard">
      <style:text-properties officeooo:paragraph-rsid="001ff17e"/>
    </style:style>
    <style:style style:name="P4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49" style:family="paragraph" style:parent-style-name="Standard">
      <style:text-properties officeooo:paragraph-rsid="002d7365"/>
    </style:style>
    <style:style style:name="P50" style:family="paragraph" style:parent-style-name="Heading_20_2">
      <style:text-properties officeooo:paragraph-rsid="002d7365"/>
    </style:style>
    <style:style style:name="P51" style:family="paragraph" style:parent-style-name="Heading_20_2">
      <style:paragraph-properties fo:break-before="page"/>
      <style:text-properties officeooo:paragraph-rsid="002d7365"/>
    </style:style>
    <style:style style:name="P52" style:family="paragraph" style:parent-style-name="Heading_20_2">
      <style:text-properties officeooo:rsid="003a2e6a" officeooo:paragraph-rsid="003a2e6a"/>
    </style:style>
    <style:style style:name="P53" style:family="paragraph" style:parent-style-name="Table_20_Contents">
      <style:text-properties officeooo:rsid="003a2e6a" officeooo:paragraph-rsid="003a2e6a"/>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5" style:family="paragraph" style:parent-style-name="Standard">
      <style:paragraph-properties fo:orphans="0" fo:widows="0"/>
      <style:text-properties fo:font-size="10pt" style:font-size-asian="10pt" style:font-size-complex="10pt"/>
    </style:style>
    <style:style style:name="P56" style:family="paragraph" style:parent-style-name="Table_20_Contents">
      <style:text-properties officeooo:rsid="003bc75e"/>
    </style:style>
    <style:style style:name="P57" style:family="paragraph" style:parent-style-name="Table_20_Contents">
      <style:text-properties officeooo:rsid="003bc75e" officeooo:paragraph-rsid="003bc75e"/>
    </style:style>
    <style:style style:name="P58" style:family="paragraph" style:parent-style-name="Standard" style:master-page-name="">
      <loext:graphic-properties draw:fill-hatch-name="hatch"/>
      <style:paragraph-properties style:page-number="auto"/>
      <style:text-properties officeooo:rsid="0052aa25" officeooo:paragraph-rsid="0052aa25"/>
    </style:style>
    <style:style style:name="P59" style:family="paragraph" style:parent-style-name="Standard">
      <style:paragraph-properties>
        <style:tab-stops>
          <style:tab-stop style:position="7.144cm"/>
        </style:tab-stops>
      </style:paragraph-properties>
      <style:text-properties officeooo:rsid="0052aa25" officeooo:paragraph-rsid="0052aa25"/>
    </style:style>
    <style:style style:name="P60" style:family="paragraph" style:parent-style-name="Table_20_Contents">
      <style:text-properties officeooo:rsid="00517508" officeooo:paragraph-rsid="00517508"/>
    </style:style>
    <style:style style:name="P61"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2" style:family="paragraph" style:parent-style-name="Contents_20_1">
      <style:paragraph-properties>
        <style:tab-stops>
          <style:tab-stop style:position="12.261cm" style:type="right" style:leader-style="dotted" style:leader-text="."/>
        </style:tab-stops>
      </style:paragraph-properties>
    </style:style>
    <style:style style:name="P63" style:family="paragraph" style:parent-style-name="Contents_20_2">
      <style:paragraph-properties>
        <style:tab-stops>
          <style:tab-stop style:position="12.261cm" style:type="right" style:leader-style="dotted" style:leader-text="."/>
        </style:tab-stops>
      </style:paragraph-properties>
    </style:style>
    <style:style style:name="P64" style:family="paragraph" style:parent-style-name="Standard">
      <style:text-properties officeooo:rsid="006fe96e" officeooo:paragraph-rsid="006fe96e"/>
    </style:style>
    <style:style style:name="P65" style:family="paragraph" style:parent-style-name="Heading_20_1">
      <style:text-properties officeooo:rsid="006fe96e" officeooo:paragraph-rsid="006fe96e"/>
    </style:style>
    <style:style style:name="P66" style:family="paragraph" style:parent-style-name="Heading_20_1">
      <style:paragraph-properties fo:break-before="page"/>
      <style:text-properties officeooo:rsid="006fe96e" officeooo:paragraph-rsid="006fe96e"/>
    </style:style>
    <style:style style:name="P67" style:family="paragraph" style:parent-style-name="Heading_20_2">
      <style:text-properties officeooo:rsid="005b1261" officeooo:paragraph-rsid="005b1261"/>
    </style:style>
    <style:style style:name="P68" style:family="paragraph" style:parent-style-name="Table_20_Contents">
      <style:text-properties officeooo:rsid="005b1261" officeooo:paragraph-rsid="005b1261"/>
    </style:style>
    <style:style style:name="P69" style:family="paragraph" style:parent-style-name="Heading_20_2">
      <style:text-properties officeooo:rsid="005b1a81" officeooo:paragraph-rsid="005b1a81"/>
    </style:style>
    <style:style style:name="P70" style:family="paragraph" style:parent-style-name="Table_20_Contents">
      <style:text-properties officeooo:rsid="005b1a81" officeooo:paragraph-rsid="005b1a81"/>
    </style:style>
    <style:style style:name="P71" style:family="paragraph" style:parent-style-name="Heading_20_2">
      <style:text-properties officeooo:rsid="005b764a" officeooo:paragraph-rsid="005b764a"/>
    </style:style>
    <style:style style:name="P72" style:family="paragraph" style:parent-style-name="Standard">
      <style:text-properties officeooo:rsid="005b764a" officeooo:paragraph-rsid="005b764a"/>
    </style:style>
    <style:style style:name="P73" style:family="paragraph" style:parent-style-name="Table_20_Contents">
      <style:text-properties officeooo:rsid="005b764a" officeooo:paragraph-rsid="005b764a"/>
    </style:style>
    <style:style style:name="P74" style:family="paragraph" style:parent-style-name="Standard">
      <style:text-properties officeooo:rsid="005eecc9" officeooo:paragraph-rsid="005eecc9"/>
    </style:style>
    <style:style style:name="P75" style:family="paragraph" style:parent-style-name="Table_20_Contents">
      <style:text-properties officeooo:rsid="005eecc9" officeooo:paragraph-rsid="005eecc9"/>
    </style:style>
    <style:style style:name="P76" style:family="paragraph" style:parent-style-name="Heading_20_2">
      <style:text-properties officeooo:rsid="005eecc9" officeooo:paragraph-rsid="005eecc9"/>
    </style:style>
    <style:style style:name="P77" style:family="paragraph" style:parent-style-name="Heading_20_2">
      <style:paragraph-properties fo:break-before="page"/>
      <style:text-properties officeooo:rsid="005eecc9" officeooo:paragraph-rsid="005eecc9"/>
    </style:style>
    <style:style style:name="P78"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79" style:family="paragraph" style:parent-style-name="Standard">
      <style:text-properties officeooo:rsid="005eecc9" officeooo:paragraph-rsid="005f91d4"/>
    </style:style>
    <style:style style:name="P80" style:family="paragraph" style:parent-style-name="Table_20_Contents">
      <style:text-properties officeooo:rsid="006043fb" officeooo:paragraph-rsid="006043fb"/>
    </style:style>
    <style:style style:name="P81" style:family="paragraph" style:parent-style-name="Heading_20_2">
      <style:text-properties officeooo:rsid="006619d2" officeooo:paragraph-rsid="006619d2"/>
    </style:style>
    <style:style style:name="P82" style:family="paragraph" style:parent-style-name="Standard">
      <style:text-properties officeooo:rsid="006619d2" officeooo:paragraph-rsid="006619d2"/>
    </style:style>
    <style:style style:name="P83" style:family="paragraph" style:parent-style-name="Table_20_Contents">
      <style:text-properties officeooo:rsid="006619d2" officeooo:paragraph-rsid="006619d2"/>
    </style:style>
    <style:style style:name="P84" style:family="paragraph" style:parent-style-name="Standard">
      <style:text-properties officeooo:rsid="005e3001" officeooo:paragraph-rsid="005e3001"/>
    </style:style>
    <style:style style:name="P85" style:family="paragraph" style:parent-style-name="Standard">
      <style:paragraph-properties fo:line-height="100%" fo:orphans="0" fo:widows="0"/>
      <style:text-properties officeooo:rsid="0064fc19" officeooo:paragraph-rsid="0064fc19"/>
    </style:style>
    <style:style style:name="P86" style:family="paragraph" style:parent-style-name="Standard">
      <style:text-properties officeooo:rsid="0064fc19" officeooo:paragraph-rsid="0064fc19"/>
    </style:style>
    <style:style style:name="P87" style:family="paragraph" style:parent-style-name="Standard">
      <style:paragraph-properties>
        <style:tab-stops>
          <style:tab-stop style:position="7.144cm"/>
        </style:tab-stops>
      </style:paragraph-properties>
      <style:text-properties officeooo:rsid="0076a208" officeooo:paragraph-rsid="0076a208"/>
    </style:style>
    <style:style style:name="P88" style:family="paragraph" style:parent-style-name="Table_20_Contents">
      <style:text-properties fo:font-style="normal" officeooo:rsid="005b764a" officeooo:paragraph-rsid="005b764a" style:font-style-asian="normal" style:font-style-complex="normal"/>
    </style:style>
    <style:style style:name="P89" style:family="paragraph" style:parent-style-name="Table_20_Contents">
      <style:text-properties officeooo:paragraph-rsid="005eecc9"/>
    </style:style>
    <style:style style:name="P90" style:family="paragraph" style:parent-style-name="Table_20_Contents">
      <style:text-properties officeooo:rsid="0067c714" officeooo:paragraph-rsid="0067c714"/>
    </style:style>
    <style:style style:name="P91" style:family="paragraph" style:parent-style-name="Table_20_Contents">
      <style:text-properties officeooo:rsid="0068c306" officeooo:paragraph-rsid="0068c306"/>
    </style:style>
    <style:style style:name="P92" style:family="paragraph" style:parent-style-name="Table_20_Contents">
      <style:text-properties officeooo:rsid="006a1707" officeooo:paragraph-rsid="006a1707"/>
    </style:style>
    <style:style style:name="P93" style:family="paragraph" style:parent-style-name="Contents_20_Heading">
      <style:paragraph-properties fo:break-before="page"/>
    </style:style>
    <style:style style:name="P94" style:family="paragraph" style:parent-style-name="Heading_20_1">
      <style:paragraph-properties fo:break-before="page"/>
    </style:style>
    <style:style style:name="P95" style:family="paragraph" style:parent-style-name="Heading_20_2">
      <style:paragraph-properties fo:break-before="page"/>
    </style:style>
    <style:style style:name="P96" style:family="paragraph" style:parent-style-name="Standard">
      <style:text-properties officeooo:rsid="007f44c0" officeooo:paragraph-rsid="007f44c0"/>
    </style:style>
    <style:style style:name="P97" style:family="paragraph" style:parent-style-name="Heading_20_1">
      <style:text-properties officeooo:rsid="0031ca0f" officeooo:paragraph-rsid="0031ca0f"/>
    </style:style>
    <style:style style:name="P98" style:family="paragraph" style:parent-style-name="Heading_20_1">
      <style:paragraph-properties fo:break-before="page"/>
      <style:text-properties officeooo:rsid="0031ca0f" officeooo:paragraph-rsid="0031ca0f"/>
    </style:style>
    <style:style style:name="P99" style:family="paragraph" style:parent-style-name="Heading_20_2">
      <style:text-properties officeooo:rsid="005abc7c" officeooo:paragraph-rsid="005abc7c"/>
    </style:style>
    <style:style style:name="P100" style:family="paragraph" style:parent-style-name="Heading_20_2">
      <style:paragraph-properties fo:break-before="page"/>
      <style:text-properties officeooo:rsid="005abc7c" officeooo:paragraph-rsid="005abc7c"/>
    </style:style>
    <style:style style:name="P101"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2" style:family="paragraph" style:parent-style-name="Standard">
      <style:paragraph-properties>
        <style:tab-stops>
          <style:tab-stop style:position="7.144cm"/>
        </style:tab-stops>
      </style:paragraph-properties>
      <style:text-properties fo:font-size="8pt" style:font-size-asian="8pt" style:font-size-complex="8pt"/>
    </style:style>
    <style:style style:name="P103" style:family="paragraph" style:parent-style-name="Title" style:master-page-name="First_20_Page">
      <style:paragraph-properties fo:margin-top="0.423cm" fo:margin-bottom="0.212cm" style:contextual-spacing="false" fo:line-height="100%" style:page-number="1"/>
    </style:style>
    <style:style style:name="P104" style:family="paragraph" style:parent-style-name="Heading_20_1" style:list-style-name="WWNum1">
      <style:paragraph-properties fo:margin-left="0cm" fo:margin-right="0cm" fo:text-indent="0cm" style:auto-text-indent="false"/>
      <style:text-properties officeooo:paragraph-rsid="002d7365"/>
    </style:style>
    <style:style style:name="P105"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06"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07"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08" style:family="paragraph" style:parent-style-name="Heading_20_2" style:list-style-name="WWNum1"/>
    <style:style style:name="P109" style:family="paragraph" style:parent-style-name="Heading_20_2" style:list-style-name="WWNum1">
      <style:paragraph-properties fo:break-before="page"/>
    </style:style>
    <style:style style:name="P110" style:family="paragraph" style:parent-style-name="Heading_20_2" style:list-style-name="WWNum1">
      <style:paragraph-properties fo:margin-left="0cm" fo:margin-right="0cm" fo:text-indent="0cm" style:auto-text-indent="false"/>
    </style:style>
    <style:style style:name="P111" style:family="paragraph" style:parent-style-name="Heading_20_2" style:list-style-name="WWNum1">
      <style:text-properties officeooo:rsid="006043fb" officeooo:paragraph-rsid="006043fb"/>
    </style:style>
    <style:style style:name="P112" style:family="paragraph" style:parent-style-name="Heading_20_2" style:list-style-name="WWNum1">
      <style:paragraph-properties fo:margin-left="0cm" fo:margin-right="0cm" fo:text-indent="0cm" style:auto-text-indent="false"/>
      <style:text-properties fo:font-weight="bold" style:font-weight-asian="bold"/>
    </style:style>
    <style:style style:name="P113"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14" style:family="paragraph" style:parent-style-name="Standard" style:list-style-name="WWNum1"/>
    <style:style style:name="P115" style:family="paragraph" style:parent-style-name="Standard" style:list-style-name="WWNum1">
      <style:paragraph-properties fo:keep-with-next="always"/>
    </style:style>
    <style:style style:name="P116" style:family="paragraph" style:parent-style-name="Standard" style:list-style-name="WWNum1">
      <style:text-properties fo:font-size="4pt" style:font-size-asian="4pt" style:font-size-complex="4pt"/>
    </style:style>
    <style:style style:name="P117" style:family="paragraph" style:parent-style-name="Standard" style:list-style-name="WWNum1">
      <style:text-properties fo:font-size="3pt" style:font-size-asian="3pt" style:font-size-complex="3pt"/>
    </style:style>
    <style:style style:name="P118" style:family="paragraph" style:parent-style-name="Standard" style:list-style-name="WWNum1">
      <style:text-properties officeooo:rsid="006043fb" officeooo:paragraph-rsid="006043fb"/>
    </style:style>
    <style:style style:name="P119" style:family="paragraph" style:parent-style-name="Standard" style:list-style-name="WWNum2">
      <style:paragraph-properties fo:margin-left="1.27cm" fo:margin-right="0cm" fo:text-indent="-0.635cm" style:auto-text-indent="false"/>
    </style:style>
    <style:style style:name="P120" style:family="paragraph" style:parent-style-name="Standard" style:list-style-name="WWNum1">
      <style:text-properties fo:font-weight="bold" officeooo:rsid="004b4ff0" officeooo:paragraph-rsid="004b4ff0" style:font-weight-asian="bold" style:font-weight-complex="bold"/>
    </style:style>
    <style:style style:name="P121" style:family="paragraph" style:parent-style-name="Standard" style:list-style-name="WWNum1">
      <style:text-properties fo:font-weight="bold" style:font-weight-asian="bold" style:font-weight-complex="bold"/>
    </style:style>
    <style:style style:name="P122" style:family="paragraph" style:parent-style-name="Standard">
      <style:paragraph-properties fo:orphans="0" fo:widows="0"/>
      <style:text-properties fo:font-weight="bold" style:font-weight-asian="bold"/>
    </style:style>
    <style:style style:name="P123" style:family="paragraph" style:parent-style-name="Standard" style:list-style-name="WWNum1">
      <style:text-properties officeooo:rsid="0026a62c" officeooo:paragraph-rsid="0026a62c"/>
    </style:style>
    <style:style style:name="P124" style:family="paragraph" style:parent-style-name="Standard" style:list-style-name="WWNum1">
      <style:text-properties officeooo:rsid="00407356" officeooo:paragraph-rsid="00407356"/>
    </style:style>
    <style:style style:name="P125"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26"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27" style:family="paragraph" style:parent-style-name="Standard">
      <style:paragraph-properties fo:orphans="0" fo:widows="0"/>
    </style:style>
    <style:style style:name="P128" style:family="paragraph" style:parent-style-name="Standard">
      <style:paragraph-properties fo:text-align="start" style:justify-single-word="false" fo:orphans="0" fo:widows="0"/>
    </style:style>
    <style:style style:name="P129" style:family="paragraph" style:parent-style-name="Standard">
      <style:paragraph-properties fo:orphans="0" fo:widows="0"/>
      <style:text-properties officeooo:rsid="003d546c" officeooo:paragraph-rsid="003d546c"/>
    </style:style>
    <style:style style:name="P130" style:family="paragraph" style:parent-style-name="Standard">
      <style:paragraph-properties fo:orphans="0" fo:widows="0"/>
      <style:text-properties officeooo:rsid="003f45d6" officeooo:paragraph-rsid="003f45d6"/>
    </style:style>
    <style:style style:name="P131" style:family="paragraph" style:parent-style-name="Standard">
      <style:paragraph-properties fo:orphans="0" fo:widows="0"/>
      <style:text-properties officeooo:rsid="006ff13b" officeooo:paragraph-rsid="00762c10"/>
    </style:style>
    <style:style style:name="P132" style:family="paragraph" style:parent-style-name="Standard">
      <style:paragraph-properties fo:orphans="0" fo:widows="0"/>
      <style:text-properties officeooo:rsid="0071d0f5" officeooo:paragraph-rsid="0071d0f5"/>
    </style:style>
    <style:style style:name="P133" style:family="paragraph" style:parent-style-name="Standard">
      <style:paragraph-properties fo:orphans="0" fo:widows="0"/>
      <style:text-properties officeooo:rsid="007972f5" officeooo:paragraph-rsid="007b91c8"/>
    </style:style>
    <style:style style:name="P134" style:family="paragraph" style:parent-style-name="Standard">
      <style:paragraph-properties fo:orphans="0" fo:widows="0"/>
      <style:text-properties officeooo:rsid="007a8dc2" officeooo:paragraph-rsid="007a8dc2"/>
    </style:style>
    <style:style style:name="P135" style:family="paragraph" style:parent-style-name="Standard">
      <style:paragraph-properties fo:orphans="0" fo:widows="0"/>
      <style:text-properties officeooo:rsid="007c07a9" officeooo:paragraph-rsid="007c07a9"/>
    </style:style>
    <style:style style:name="P136" style:family="paragraph" style:parent-style-name="Standard">
      <style:paragraph-properties fo:orphans="0" fo:widows="0"/>
      <style:text-properties officeooo:rsid="007e8d43" officeooo:paragraph-rsid="007e8d43"/>
    </style:style>
    <style:style style:name="P137" style:family="paragraph" style:parent-style-name="Table_20_Contents" style:list-style-name="WWNum1">
      <style:text-properties officeooo:rsid="002339e0" officeooo:paragraph-rsid="0024ddb5"/>
    </style:style>
    <style:style style:name="P138" style:family="paragraph" style:parent-style-name="Table_20_Contents" style:list-style-name="WWNum1">
      <style:text-properties officeooo:rsid="0026a62c" officeooo:paragraph-rsid="0026a62c"/>
    </style:style>
    <style:style style:name="P139" style:family="paragraph" style:parent-style-name="Table_20_Contents" style:list-style-name="WWNum1">
      <style:text-properties officeooo:rsid="00233d8e" officeooo:paragraph-rsid="0024ddb5"/>
    </style:style>
    <style:style style:name="P140" style:family="paragraph" style:parent-style-name="Table_20_Contents" style:list-style-name="WWNum1">
      <style:text-properties officeooo:rsid="00422052" officeooo:paragraph-rsid="00422052"/>
    </style:style>
    <style:style style:name="P141" style:family="paragraph" style:parent-style-name="Table_20_Contents" style:list-style-name="WWNum1">
      <style:text-properties officeooo:rsid="0034918c" officeooo:paragraph-rsid="0034918c"/>
    </style:style>
    <style:style style:name="P14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3"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5"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6"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7"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1"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2"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5"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7c07a9" style:font-style-asian="italic"/>
    </style:style>
    <style:style style:name="T14" style:family="text">
      <style:text-properties fo:font-style="italic" fo:font-weight="bold" style:font-style-asian="italic" style:font-weight-asian="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843f48" style:font-weight-asian="bold" style:font-weight-complex="bold"/>
    </style:style>
    <style:style style:name="T18" style:family="text">
      <style:text-properties fo:font-size="8pt" fo:font-style="italic" style:font-size-asian="8pt" style:font-style-asian="italic" style:font-size-complex="8pt"/>
    </style:style>
    <style:style style:name="T19" style:family="text">
      <style:text-properties fo:font-size="9pt" style:font-size-asian="9pt" style:font-size-complex="9pt"/>
    </style:style>
    <style:style style:name="T20" style:family="text">
      <style:text-properties style:font-name="Inconsolata" fo:font-size="9pt" style:font-name-asian="Inconsolata1" style:font-size-asian="9pt" style:font-name-complex="Inconsolata1" style:font-size-complex="9pt"/>
    </style:style>
    <style:style style:name="T21" style:family="text">
      <style:text-properties style:font-name="Inconsolata" style:font-name-asian="Inconsolata1" style:font-name-complex="Inconsolata1"/>
    </style:style>
    <style:style style:name="T22" style:family="text">
      <style:text-properties style:font-name="Inconsolata" fo:font-style="italic" style:font-name-asian="Inconsolata1" style:font-style-asian="italic" style:font-name-complex="Inconsolata1"/>
    </style:style>
    <style:style style:name="T23" style:family="text">
      <style:text-properties fo:font-weight="normal" style:font-weight-asian="normal"/>
    </style:style>
    <style:style style:name="T24" style:family="text">
      <style:text-properties officeooo:rsid="0018d6da"/>
    </style:style>
    <style:style style:name="T25" style:family="text">
      <style:text-properties officeooo:rsid="001ff17e"/>
    </style:style>
    <style:style style:name="T26" style:family="text">
      <style:text-properties fo:font-style="normal" style:font-style-asian="normal" style:font-style-complex="normal"/>
    </style:style>
    <style:style style:name="T27" style:family="text">
      <style:text-properties fo:font-style="normal" officeooo:rsid="001ff17e" style:font-style-asian="normal" style:font-style-complex="normal"/>
    </style:style>
    <style:style style:name="T28" style:family="text">
      <style:text-properties fo:font-style="normal" officeooo:rsid="003f45d6" style:font-style-asian="normal" style:font-style-complex="normal"/>
    </style:style>
    <style:style style:name="T29" style:family="text">
      <style:text-properties fo:font-style="normal" officeooo:rsid="004f833f" style:font-style-asian="normal" style:font-style-complex="normal"/>
    </style:style>
    <style:style style:name="T30" style:family="text">
      <style:text-properties fo:font-style="normal" officeooo:rsid="0071d0f5" style:font-style-asian="normal" style:font-style-complex="normal"/>
    </style:style>
    <style:style style:name="T31" style:family="text">
      <style:text-properties fo:font-style="normal" officeooo:rsid="007324b3" style:font-style-asian="normal" style:font-style-complex="normal"/>
    </style:style>
    <style:style style:name="T32" style:family="text">
      <style:text-properties fo:font-style="normal" officeooo:rsid="00748a9a" style:font-style-asian="normal" style:font-style-complex="normal"/>
    </style:style>
    <style:style style:name="T33" style:family="text">
      <style:text-properties fo:font-style="normal" officeooo:rsid="007a8dc2" style:font-style-asian="normal" style:font-style-complex="normal"/>
    </style:style>
    <style:style style:name="T34" style:family="text">
      <style:text-properties fo:font-style="normal" officeooo:rsid="007d059f" style:font-style-asian="normal" style:font-style-complex="normal"/>
    </style:style>
    <style:style style:name="T35" style:family="text">
      <style:text-properties fo:font-style="normal" officeooo:rsid="007e8d43" style:font-style-asian="normal" style:font-style-complex="normal"/>
    </style:style>
    <style:style style:name="T36" style:family="text">
      <style:text-properties fo:font-style="normal" officeooo:rsid="008be1de" style:font-style-asian="normal" style:font-style-complex="normal"/>
    </style:style>
    <style:style style:name="T37" style:family="text">
      <style:text-properties fo:font-style="normal" officeooo:rsid="008cf9a1" style:font-style-asian="normal" style:font-style-complex="normal"/>
    </style:style>
    <style:style style:name="T38" style:family="text">
      <style:text-properties fo:font-style="normal" officeooo:rsid="008fd746" style:font-style-asian="normal" style:font-style-complex="normal"/>
    </style:style>
    <style:style style:name="T39" style:family="text">
      <style:text-properties officeooo:rsid="002339e0"/>
    </style:style>
    <style:style style:name="T40" style:family="text">
      <style:text-properties officeooo:rsid="00276038"/>
    </style:style>
    <style:style style:name="T41" style:family="text">
      <style:text-properties officeooo:rsid="003525ee"/>
    </style:style>
    <style:style style:name="T42" style:family="text">
      <style:text-properties officeooo:rsid="0035f7c1"/>
    </style:style>
    <style:style style:name="T43" style:family="text">
      <style:text-properties officeooo:rsid="003d546c"/>
    </style:style>
    <style:style style:name="T44" style:family="text">
      <style:text-properties officeooo:rsid="003f45d6"/>
    </style:style>
    <style:style style:name="T45" style:family="text">
      <style:text-properties officeooo:rsid="00407356"/>
    </style:style>
    <style:style style:name="T46" style:family="text">
      <style:text-properties officeooo:rsid="00422052"/>
    </style:style>
    <style:style style:name="T47" style:family="text">
      <style:text-properties officeooo:rsid="004ca9f9"/>
    </style:style>
    <style:style style:name="T48" style:family="text">
      <style:text-properties officeooo:rsid="004f833f"/>
    </style:style>
    <style:style style:name="T49" style:family="text">
      <style:text-properties officeooo:rsid="00517508"/>
    </style:style>
    <style:style style:name="T50" style:family="text">
      <style:text-properties officeooo:rsid="0052aa25"/>
    </style:style>
    <style:style style:name="T51" style:family="text">
      <style:text-properties officeooo:rsid="005495ae"/>
    </style:style>
    <style:style style:name="T52" style:family="text">
      <style:text-properties officeooo:rsid="00551fdd"/>
    </style:style>
    <style:style style:name="T53" style:family="text">
      <style:text-properties style:text-position="super 58%" officeooo:rsid="00551fdd"/>
    </style:style>
    <style:style style:name="T54" style:family="text">
      <style:text-properties style:text-position="super 58%" fo:font-style="normal" style:font-style-asian="normal" style:font-style-complex="normal"/>
    </style:style>
    <style:style style:name="T55" style:family="text">
      <style:text-properties style:text-position="0% 100%" officeooo:rsid="00551fdd"/>
    </style:style>
    <style:style style:name="T56" style:family="text">
      <style:text-properties officeooo:rsid="00552766"/>
    </style:style>
    <style:style style:name="T57" style:family="text">
      <style:text-properties officeooo:rsid="0056922c"/>
    </style:style>
    <style:style style:name="T58" style:family="text">
      <style:text-properties officeooo:rsid="005948fc"/>
    </style:style>
    <style:style style:name="T59" style:family="text">
      <style:text-properties officeooo:rsid="005eecc9"/>
    </style:style>
    <style:style style:name="T60" style:family="text">
      <style:text-properties officeooo:rsid="005f91d4"/>
    </style:style>
    <style:style style:name="T61" style:family="text">
      <style:text-properties officeooo:rsid="0060f988"/>
    </style:style>
    <style:style style:name="T62" style:family="text">
      <style:text-properties officeooo:rsid="0068c306"/>
    </style:style>
    <style:style style:name="T63" style:family="text">
      <style:text-properties officeooo:rsid="006a1707"/>
    </style:style>
    <style:style style:name="T64" style:family="text">
      <style:text-properties officeooo:rsid="0071d0f5"/>
    </style:style>
    <style:style style:name="T65" style:family="text">
      <style:text-properties officeooo:rsid="007842d1"/>
    </style:style>
    <style:style style:name="T66" style:family="text">
      <style:text-properties officeooo:rsid="00800a1f"/>
    </style:style>
    <style:style style:name="T67" style:family="text">
      <style:text-properties officeooo:rsid="0084d383"/>
    </style:style>
    <style:style style:name="T68" style:family="text">
      <style:text-properties officeooo:rsid="0085438b"/>
    </style:style>
    <style:style style:name="T69" style:family="text">
      <style:text-properties officeooo:rsid="008be1de"/>
    </style:style>
    <style:style style:name="T70"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Title"/>
      <text:p text:style-name="P61">PTXprint</text:p>
      <text:p text:style-name="Subtitle">Technical Reference Manual</text:p>
      <text:p text:style-name="Version">v<text:span text:style-name="T58">ersion</text:span> 0.<text:span text:style-name="T61">85</text:span></text:p>
      <text:p text:style-name="P29"/>
      <text:p text:style-name="P93"/>
      <text:p text:style-name="P93"><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2"><text:a xlink:type="simple" xlink:href="#__RefHeading___Toc7396_1251212380" text:style-name="Index_20_Link" text:visited-style-name="Index_20_Link">Introduction<text:tab/>4</text:a></text:p>
          <text:p text:style-name="P62"><text:a xlink:type="simple" xlink:href="#__RefHeading___Toc10447_326506458" text:style-name="Index_20_Link" text:visited-style-name="Index_20_Link">PTXprint Specific<text:tab/>4</text:a></text:p>
          <text:p text:style-name="P63"><text:a xlink:type="simple" xlink:href="#__RefHeading___Toc10455_326506458" text:style-name="Index_20_Link" text:visited-style-name="Index_20_Link">Piclists<text:tab/>4</text:a></text:p>
          <text:p text:style-name="P63"><text:a xlink:type="simple" xlink:href="#__RefHeading___Toc10513_326506458" text:style-name="Index_20_Link" text:visited-style-name="Index_20_Link">Adjustment Lists<text:tab/>5</text:a></text:p>
          <text:p text:style-name="P63"><text:a xlink:type="simple" xlink:href="#__RefHeading___Toc10511_326506458" text:style-name="Index_20_Link" text:visited-style-name="Index_20_Link">Z-Codes<text:tab/>5</text:a></text:p>
          <text:p text:style-name="P63"><text:a xlink:type="simple" xlink:href="#__RefHeading___Toc7237_1251212380" text:style-name="Index_20_Link" text:visited-style-name="Index_20_Link">Table of Contents types<text:tab/>7</text:a></text:p>
          <text:p text:style-name="P63"><text:a xlink:type="simple" xlink:href="#__RefHeading___Toc10509_326506458" text:style-name="Index_20_Link" text:visited-style-name="Index_20_Link">Marker Style Fields (.sty Files)<text:tab/>7</text:a></text:p>
          <text:p text:style-name="P63"><text:a xlink:type="simple" xlink:href="#__RefHeading___Toc10507_326506458" text:style-name="Index_20_Link" text:visited-style-name="Index_20_Link">Sidebar/Box Style Fields<text:tab/>8</text:a></text:p>
          <text:p text:style-name="P63"><text:a xlink:type="simple" xlink:href="#__RefHeading___Toc7245_1251212380" text:style-name="Index_20_Link" text:visited-style-name="Index_20_Link">Stylesheet processing order<text:tab/>9</text:a></text:p>
          <text:p text:style-name="P63"><text:a xlink:type="simple" xlink:href="#__RefHeading___Toc10505_326506458" text:style-name="Index_20_Link" text:visited-style-name="Index_20_Link">Border pattern syntax<text:tab/>9</text:a></text:p>
          <text:p text:style-name="P63"><text:a xlink:type="simple" xlink:href="#__RefHeading___Toc10503_326506458" text:style-name="Index_20_Link" text:visited-style-name="Index_20_Link">Marker Grammar<text:tab/>10</text:a></text:p>
          <text:p text:style-name="P63"><text:a xlink:type="simple" xlink:href="#__RefHeading___Toc11057_3363373154" text:style-name="Index_20_Link" text:visited-style-name="Index_20_Link">Key Styles<text:tab/>10</text:a></text:p>
          <text:p text:style-name="P63"><text:a xlink:type="simple" xlink:href="#__RefHeading___Toc7243_1251212380" text:style-name="Index_20_Link" text:visited-style-name="Index_20_Link">Changes syntax elements<text:tab/>10</text:a></text:p>
          <text:p text:style-name="P63"><text:a xlink:type="simple" xlink:href="#__RefHeading___Toc7241_1251212380" text:style-name="Index_20_Link" text:visited-style-name="Index_20_Link">References<text:tab/>10</text:a></text:p>
          <text:p text:style-name="P63"><text:a xlink:type="simple" xlink:href="#__RefHeading___Toc7354_1251212380" text:style-name="Index_20_Link" text:visited-style-name="Index_20_Link">Peripherals<text:tab/>11</text:a></text:p>
          <text:p text:style-name="P63"><text:a xlink:type="simple" xlink:href="#__RefHeading___Toc7239_1251212380" text:style-name="Index_20_Link" text:visited-style-name="Index_20_Link">Commandline Options<text:tab/>12</text:a></text:p>
          <text:p text:style-name="P63"><text:a xlink:type="simple" xlink:href="#__RefHeading___Toc6125_3868934351" text:style-name="Index_20_Link" text:visited-style-name="Index_20_Link">Logging<text:tab/>13</text:a></text:p>
          <text:p text:style-name="P63"><text:a xlink:type="simple" xlink:href="#__RefHeading___Toc10501_326506458" text:style-name="Index_20_Link" text:visited-style-name="Index_20_Link">File Processing and Generated Files<text:tab/>15</text:a></text:p>
          <text:p text:style-name="P63"><text:a xlink:type="simple" xlink:href="#__RefHeading___Toc10499_326506458" text:style-name="Index_20_Link" text:visited-style-name="Index_20_Link">Content-defining macros<text:tab/>15</text:a></text:p>
          <text:p text:style-name="P63"><text:a xlink:type="simple" xlink:href="#__RefHeading___Toc10497_326506458" text:style-name="Index_20_Link" text:visited-style-name="Index_20_Link">Triggers<text:tab/>16</text:a></text:p>
          <text:p text:style-name="P63"><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16</text:a></text:p>
          <text:p text:style-name="P63"><text:a xlink:type="simple" xlink:href="#__RefHeading___Toc10493_326506458" text:style-name="Index_20_Link" text:visited-style-name="Index_20_Link">Global Dimensions and Counts<text:tab/>18</text:a></text:p>
          <text:p text:style-name="P63"><text:a xlink:type="simple" xlink:href="#__RefHeading___Toc10491_326506458" text:style-name="Index_20_Link" text:visited-style-name="Index_20_Link">Defined Constants<text:tab/>19</text:a></text:p>
          <text:p text:style-name="P63"><text:a xlink:type="simple" xlink:href="#__RefHeading___Toc10489_326506458" text:style-name="Index_20_Link" text:visited-style-name="Index_20_Link">Other TeX file commands/options<text:tab/>20</text:a></text:p>
          <text:p text:style-name="P63"><text:a xlink:type="simple" xlink:href="#__RefHeading___Toc10487_326506458" text:style-name="Index_20_Link" text:visited-style-name="Index_20_Link">PTX Penalty Values<text:tab/>21</text:a></text:p>
          <text:p text:style-name="P63"><text:a xlink:type="simple" xlink:href="#__RefHeading___Toc10485_326506458" text:style-name="Index_20_Link" text:visited-style-name="Index_20_Link">PTX Special Spaces<text:tab/>21</text:a></text:p>
          <text:p text:style-name="P63"><text:a xlink:type="simple" xlink:href="#__RefHeading___Toc10457_326506458" text:style-name="Index_20_Link" text:visited-style-name="Index_20_Link">Sethooks<text:tab/>21</text:a></text:p>
          <text:p text:style-name="P63"><text:a xlink:type="simple" xlink:href="#__RefHeading___Toc10483_326506458" text:style-name="Index_20_Link" text:visited-style-name="Index_20_Link">Other settable hooks:<text:tab/>22</text:a></text:p>
          <text:p text:style-name="P63"><text:a xlink:type="simple" xlink:href="#__RefHeading___Toc10481_326506458" text:style-name="Index_20_Link" text:visited-style-name="Index_20_Link">AddHooks<text:tab/>22</text:a></text:p>
          <text:p text:style-name="P63"><text:a xlink:type="simple" xlink:href="#__RefHeading___Toc10479_326506458" text:style-name="Index_20_Link" text:visited-style-name="Index_20_Link">Dimension Units<text:tab/>22</text:a></text:p>
          <text:p text:style-name="P63"><text:a xlink:type="simple" xlink:href="#__RefHeading___Toc10477_326506458" text:style-name="Index_20_Link" text:visited-style-name="Index_20_Link">Tracing Codes<text:tab/>23</text:a></text:p>
          <text:p text:style-name="P62"><text:a xlink:type="simple" xlink:href="#__RefHeading___Toc10453_326506458" text:style-name="Index_20_Link" text:visited-style-name="Index_20_Link">TeX Info<text:tab/>24</text:a></text:p>
          <text:p text:style-name="P63"><text:a xlink:type="simple" xlink:href="#__RefHeading___Toc10475_326506458" text:style-name="Index_20_Link" text:visited-style-name="Index_20_Link">Tracers<text:tab/>24</text:a></text:p>
          <text:p text:style-name="P63"><text:a xlink:type="simple" xlink:href="#__RefHeading___Toc10473_326506458" text:style-name="Index_20_Link" text:visited-style-name="Index_20_Link">Horizontal Penalties and Demerits<text:tab/>24</text:a></text:p>
          <text:p text:style-name="P63"><text:a xlink:type="simple" xlink:href="#__RefHeading___Toc10471_326506458" text:style-name="Index_20_Link" text:visited-style-name="Index_20_Link">Vertical Penalties<text:tab/>24</text:a></text:p>
          <text:p text:style-name="P62"><text:a xlink:type="simple" xlink:href="#__RefHeading___Toc10767_3363373154" text:style-name="Index_20_Link" text:visited-style-name="Index_20_Link">Booknames<text:tab/>25</text:a></text:p>
          <text:p text:style-name="P62"><text:a xlink:type="simple" xlink:href="#__RefHeading___Toc10451_326506458" text:style-name="Index_20_Link" text:visited-style-name="Index_20_Link">Regexp<text:tab/>27</text:a></text:p>
          <text:p text:style-name="P63"><text:a xlink:type="simple" xlink:href="#__RefHeading___Toc10469_326506458" text:style-name="Index_20_Link" text:visited-style-name="Index_20_Link">Special Characters<text:tab/>27</text:a></text:p>
          <text:p text:style-name="P63"><text:a xlink:type="simple" xlink:href="#__RefHeading___Toc10467_326506458" text:style-name="Index_20_Link" text:visited-style-name="Index_20_Link">Escapes<text:tab/>28</text:a></text:p>
          <text:p text:style-name="P63"><text:a xlink:type="simple" xlink:href="#__RefHeading___Toc10465_326506458" text:style-name="Index_20_Link" text:visited-style-name="Index_20_Link">Flags<text:tab/>28</text:a></text:p>
          <text:p text:style-name="P63"><text:a xlink:type="simple" xlink:href="#__RefHeading___Toc10463_326506458" text:style-name="Index_20_Link" text:visited-style-name="Index_20_Link">Properties<text:tab/>29</text:a></text:p>
          <text:p text:style-name="P63"><text:a xlink:type="simple" xlink:href="#__RefHeading___Toc10461_326506458" text:style-name="Index_20_Link" text:visited-style-name="Index_20_Link">Binary Properties<text:tab/>30</text:a></text:p>
          <text:p text:style-name="P63"><text:a xlink:type="simple" xlink:href="#__RefHeading___Toc10459_326506458" text:style-name="Index_20_Link" text:visited-style-name="Index_20_Link">Character Sets<text:tab/>31</text:a></text:p>
          <text:p text:style-name="P62"><text:a xlink:type="simple" xlink:href="#__RefHeading___Toc10933_3363373154" text:style-name="Index_20_Link" text:visited-style-name="Index_20_Link">Printers<text:tab/>32</text:a></text:p>
          <text:p text:style-name="P63"><text:a xlink:type="simple" xlink:href="#__RefHeading___Toc10449_326506458" text:style-name="Index_20_Link" text:visited-style-name="Index_20_Link">Pretore<text:tab/>32</text:a></text:p>
        </text:index-body>
      </text:table-of-content>
      <text:p text:style-name="P65"/>
      <text:p text:style-name="P66"><text:bookmark-start text:name="__RefHeading___Toc7396_1251212380"/>Introduction<text:bookmark-end text:name="__RefHeading___Toc7396_1251212380"/></text:p>
      <text:p text:style-name="P64">The PTXprint source may be found at <text:a xlink:type="simple" xlink:href="https://github.com/sillsdev/ptx2pdf" text:style-name="Internet_20_link" text:visited-style-name="Visited_20_Internet_20_Link">https://github.com/sillsdev/ptx2pdf</text:a></text:p>
      <text:p text:style-name="P64">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3282068640" text:style-name="WWNum1">
        <text:list-item>
          <text:list>
            <text:list-header>
              <text:p text:style-name="P108"><text:bookmark-start text:name="__RefHeading___Toc10455_326506458"/><text:bookmark text:name="_1z34c43wq09r"/>Piclists<text:bookmark-end text:name="__RefHeading___Toc10455_326506458"/></text:p>
              <text:p text:style-name="P114"><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5"><text:span text:style-name="T1">bkk c</text:span>.<text:span text:style-name="T1">v</text:span></text:p>
          </table:table-cell>
          <table:table-cell table:style-name="Table1.A1" office:value-type="string">
            <text:p text:style-name="P25">e.g. JHN 3.16. Book chapter verse reference matching the \v value</text:p>
          </table:table-cell>
        </table:table-row>
        <table:table-row table:style-name="Table1.1">
          <table:table-cell table:style-name="Table1.A1" office:value-type="string">
            <text:p text:style-name="P25"><text:span text:style-name="T1">bkk</text:span>L <text:span text:style-name="T1">c.v</text:span></text:p>
          </table:table-cell>
          <table:table-cell table:style-name="Table1.A1" office:value-type="string">
            <text:p text:style-name="P25">As above but with diglot side reference</text:p>
          </table:table-cell>
        </table:table-row>
        <table:table-row table:style-name="Table1.1">
          <table:table-cell table:style-name="Table1.A1" office:value-type="string">
            <text:p text:style-name="P36">bkk term</text:p>
          </table:table-cell>
          <table:table-cell table:style-name="Table1.A1" office:value-type="string">
            <text:p text:style-name="P25">A glossary item e.g. \k This Term\k* and GEN ThisTerm</text:p>
          </table:table-cell>
        </table:table-row>
        <table:table-row table:style-name="Table1.1">
          <table:table-cell table:style-name="Table1.A1" office:value-type="string">
            <text:p text:style-name="P36">bkk id</text:p>
          </table:table-cell>
          <table:table-cell table:style-name="Table1.A1" office:value-type="string">
            <text:p text:style-name="P25">Milesetone id as in \zfiga |id=”r12”\* and GEN r12</text:p>
          </table:table-cell>
        </table:table-row>
        <table:table-row table:style-name="Table1.1">
          <table:table-cell table:style-name="Table1.A1" office:value-type="string">
            <text:p text:style-name="P25"><text:span text:style-name="T1">bkk </text:span>bookstart</text:p>
          </table:table-cell>
          <table:table-cell table:style-name="Table1.A1" office:value-type="string">
            <text:p text:style-name="P25">Start of a book</text:p>
          </table:table-cell>
        </table:table-row>
        <table:table-row table:style-name="Table1.1">
          <table:table-cell table:style-name="Table1.A1" office:value-type="string">
            <text:p text:style-name="P25"><text:span text:style-name="T1">anchor</text:span>=<text:span text:style-name="T1">n</text:span></text:p>
          </table:table-cell>
          <table:table-cell table:style-name="Table1.A1" office:value-type="string">
            <text:p text:style-name="P25">Number of paragraphs after the anchor e.g. JHN 3.16=2</text:p>
          </table:table-cell>
        </table:table-row>
      </table:table>
      <text:list xml:id="list174802619623149" text:continue-numbering="true" text:style-name="WWNum1">
        <text:list-item>
          <text:list>
            <text:list-item>
              <text:p text:style-name="P116"/>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5">full</text:p>
          </table:table-cell>
          <table:table-cell table:style-name="Table2.A1" office:value-type="string">
            <text:p text:style-name="P25">the entire size of the paper, a page reserved for images</text:p>
          </table:table-cell>
        </table:table-row>
        <table:table-row table:style-name="Table2.1">
          <table:table-cell table:style-name="Table2.A1" office:value-type="string">
            <text:p text:style-name="P25">page</text:p>
          </table:table-cell>
          <table:table-cell table:style-name="Table2.A1" office:value-type="string">
            <text:p text:style-name="P25">the normal printed area of the page, on a page reserved for images</text:p>
          </table:table-cell>
        </table:table-row>
        <table:table-row table:style-name="Table2.1">
          <table:table-cell table:style-name="Table2.A1" office:value-type="string">
            <text:p text:style-name="P25">col</text:p>
          </table:table-cell>
          <table:table-cell table:style-name="Table2.A1" office:value-type="string">
            <text:p text:style-name="P25">the width of the current column (only valid for 2 column text or diglot)</text:p>
          </table:table-cell>
        </table:table-row>
        <table:table-row table:style-name="Table2.1">
          <table:table-cell table:style-name="Table2.A1" office:value-type="string">
            <text:p text:style-name="P25">span</text:p>
          </table:table-cell>
          <table:table-cell table:style-name="Table2.A1" office:value-type="string">
            <text:p text:style-name="P25">the width of the normal printed area of the page</text:p>
          </table:table-cell>
        </table:table-row>
        <table:table-row table:style-name="Table2.1">
          <table:table-cell table:style-name="Table2.A1" office:value-type="string">
            <text:p text:style-name="P25">width</text:p>
          </table:table-cell>
          <table:table-cell table:style-name="Table2.A1" office:value-type="string">
            <text:p text:style-name="P25">the full width of the paper</text:p>
          </table:table-cell>
        </table:table-row>
      </table:table>
      <text:list xml:id="list174803267847563" text:continue-numbering="true" text:style-name="WWNum1">
        <text:list-item>
          <text:list>
            <text:list-item>
              <text:p text:style-name="P117"/>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5">t</text:p>
          </table:table-cell>
          <table:table-cell table:style-name="Table3.A1" office:value-type="string">
            <text:p text:style-name="P25"><text:span text:style-name="T15">T</text:span>op. Above everything except the header line. </text:p>
          </table:table-cell>
        </table:table-row>
        <table:table-row table:style-name="Table3.1">
          <table:table-cell table:style-name="Table3.A1" office:value-type="string">
            <text:p text:style-name="P25">tr|tl</text:p>
          </table:table-cell>
          <table:table-cell table:style-name="Table3.A1" office:value-type="string">
            <text:p text:style-name="P25"><text:span text:style-name="T15">T</text:span>op of <text:span text:style-name="T15">l</text:span>eft or <text:span text:style-name="T15">r</text:span>ight column (if 2 columns)</text:p>
          </table:table-cell>
        </table:table-row>
        <table:table-row table:style-name="Table3.1">
          <table:table-cell table:style-name="Table3.A1" office:value-type="string">
            <text:p text:style-name="P25">b[rl]?</text:p>
          </table:table-cell>
          <table:table-cell table:style-name="Table3.A1" office:value-type="string">
            <text:p text:style-name="P25"><text:span text:style-name="T15">B</text:span>ottom</text:p>
          </table:table-cell>
        </table:table-row>
        <table:table-row table:style-name="Table3.1">
          <table:table-cell table:style-name="Table3.A1" office:value-type="string">
            <text:p text:style-name="P25">h[rlc]?</text:p>
          </table:table-cell>
          <table:table-cell table:style-name="Table3.A1" office:value-type="string">
            <text:p text:style-name="P25"><text:span text:style-name="T15">H</text:span>ere mid paragraph <text:span text:style-name="T15">r</text:span>ight, <text:span text:style-name="T15">l</text:span>eft or *<text:span text:style-name="T15">c</text:span>entre aligned</text:p>
          </table:table-cell>
        </table:table-row>
        <table:table-row table:style-name="Table3.1">
          <table:table-cell table:style-name="Table3.A1" office:value-type="string">
            <text:p text:style-name="P25">p[rlc]?</text:p>
          </table:table-cell>
          <table:table-cell table:style-name="Table3.A1" office:value-type="string">
            <text:p text:style-name="P25">After this <text:span text:style-name="T15">p</text:span>aragraph <text:span text:style-name="T15">r</text:span>ight, <text:span text:style-name="T15">l</text:span>eft or *<text:span text:style-name="T15">c</text:span>entre aligned</text:p>
          </table:table-cell>
        </table:table-row>
        <table:table-row table:style-name="Table3.1">
          <table:table-cell table:style-name="Table3.A1" office:value-type="string">
            <text:p text:style-name="P25">p[rlc]?#</text:p>
          </table:table-cell>
          <table:table-cell table:style-name="Table3.A1" office:value-type="string">
            <text:p text:style-name="P25">After the given number of paragraphs (here is 1)</text:p>
          </table:table-cell>
        </table:table-row>
        <table:table-row table:style-name="Table3.1">
          <table:table-cell table:style-name="Table3.A1" office:value-type="string">
            <text:p text:style-name="P25">c[rl]#?</text:p>
          </table:table-cell>
          <table:table-cell table:style-name="Table3.A1" office:value-type="string">
            <text:p text:style-name="P25"><text:span text:style-name="T15">C</text:span>utout <text:span text:style-name="T15">l</text:span>eft or <text:span text:style-name="T15">r</text:span>ight</text:p>
          </table:table-cell>
        </table:table-row>
        <table:table-row table:style-name="Table3.1">
          <table:table-cell table:style-name="Table3.A1" office:value-type="string">
            <text:p text:style-name="P25">P[lrc]?[tbcf]?</text:p>
          </table:table-cell>
          <table:table-cell table:style-name="Table3.A1" office:value-type="string">
            <text:p text:style-name="P25"><text:span text:style-name="T15">P</text:span>age within margins with horizontal and vertical position<text:line-break/>(<text:span text:style-name="T15">t</text:span>op, <text:span text:style-name="T15">b</text:span>ottom, <text:span text:style-name="T15">c</text:span>entre, <text:span text:style-name="T15">f</text:span>ill - sidebars only)</text:p>
          </table:table-cell>
        </table:table-row>
        <table:table-row table:style-name="Table3.1">
          <table:table-cell table:style-name="Table3.A1" office:value-type="string">
            <text:p text:style-name="P25">F[lrc]?[tbcf]?</text:p>
          </table:table-cell>
          <table:table-cell table:style-name="Table3.A1" office:value-type="string">
            <text:p text:style-name="P25"><text:span text:style-name="T15">F</text:span>ull page outside margins with horizontal and vertical position</text:p>
          </table:table-cell>
        </table:table-row>
        <table:table-row table:style-name="Table3.1">
          <table:table-cell table:style-name="Table3.A1" office:value-type="string">
            <text:p text:style-name="P25">[tb][LR]</text:p>
          </table:table-cell>
          <table:table-cell table:style-name="Table3.A1" office:value-type="string">
            <text:p text:style-name="P25"><text:span text:style-name="T15">T</text:span>op or <text:span text:style-name="T15">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5">scale</text:p>
          </table:table-cell>
          <table:table-cell table:style-name="Table4.A1" office:value-type="string">
            <text:list xml:id="list174801669807314" text:continue-numbering="true" text:style-name="WWNum1">
              <text:list-item>
                <text:list>
                  <text:list-header>
                    <text:p text:style-name="P114">Image linear scale factor with no scaling as 1.0.</text:p>
                  </text:list-header>
                </text:list>
              </text:list-item>
            </text:list>
          </table:table-cell>
        </table:table-row>
        <table:table-row table:style-name="Table4.1">
          <table:table-cell table:style-name="Table4.A1" office:value-type="string">
            <text:p text:style-name="P25">x-spacebeside</text:p>
          </table:table-cell>
          <table:table-cell table:style-name="Table4.A1" office:value-type="string">
            <text:list xml:id="list174803066240468" text:continue-numbering="true" text:style-name="WWNum1">
              <text:list-item>
                <text:list>
                  <text:list-header>
                    <text:p text:style-name="P114">Cutout image horizontal space to text including units. E.g. "3pt"</text:p>
                  </text:list-header>
                </text:list>
              </text:list-item>
            </text:list>
          </table:table-cell>
        </table:table-row>
        <table:table-row table:style-name="Table4.1">
          <table:table-cell table:style-name="Table4.A1" office:value-type="string">
            <text:p text:style-name="P2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5">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2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5">mirror</text:p>
          </table:table-cell>
          <table:table-cell table:style-name="Table4.A1" office:value-type="string">
            <text:p text:style-name="Standard">odd|even|both</text:p>
          </table:table-cell>
        </table:table-row>
        <table:table-row table:style-name="Table4.1">
          <table:table-cell table:style-name="Table4.A1" office:value-type="string">
            <text:p text:style-name="P2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5">x-creditpos</text:p>
          </table:table-cell>
          <table:table-cell table:style-name="Table4.A1" office:value-type="string">
            <text:p text:style-name="Standard">[tcb][lcrio]</text:p>
          </table:table-cell>
        </table:table-row>
        <table:table-row table:style-name="Table4.1">
          <table:table-cell table:style-name="Table4.A1" office:value-type="string">
            <text:p text:style-name="P2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5">x-creditbox</text:p>
          </table:table-cell>
          <table:table-cell table:style-name="Table4.A1" office:value-type="string">
            <text:p text:style-name="Standard"><text:span text:style-name="T1">r g b</text:span> (0-1.0) | <text:span text:style-name="T1">stylename</text:span> | true| t</text:p>
          </table:table-cell>
        </table:table-row>
      </table:table>
      <text:list xml:id="list174803465537276" text:continue-numbering="true" text:style-name="WWNum1">
        <text:list-item>
          <text:list>
            <text:list-header>
              <text:p text:style-name="P108"><text:bookmark-start text:name="__RefHeading___Toc10513_326506458"/><text:bookmark text:name="_ajew7q1dfsps"/><text:soft-page-break/>Adjustment Lists<text:bookmark-end text:name="__RefHeading___Toc10513_326506458"/></text:p>
              <text:p text:style-name="P114">Adjustments lists are held strictly in reference order. No other entries are matched until the next one in the list matches.</text:p>
              <text:p text:style-name="P114">Syntax: <text:span text:style-name="T1">bkk C</text:span><text:span text:style-name="T14">.</text:span><text:span text:style-name="T1">V [+-]n</text:span> also <text:span text:style-name="T1">bkk C.V [+-]n</text:span>[<text:span text:style-name="T1">m</text:span>]</text:p>
              <text:p text:style-name="P114">where: <text:span text:style-name="T1">bkk</text:span> is a book code; <text:span text:style-name="T1">C</text:span> a chapter number; <text:span text:style-name="T1">V</text:span> a verse identifier following \v; + to increase the paragraph length; - to decrease the paragraph length; <text:span text:style-name="T1">n</text:span> number of lines to increase/decrease; <text:span text:style-name="T1">m</text:span> paragraph number following reference. The paragraph containing the reference is <text:span text:style-name="T1">m</text:span>=1. Anything following % is ignored (including the %). Blank lines are then ignored.</text:p>
              <text:p text:style-name="P108"><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1">\zbl<text:span text:style-name="T1">[|num]</text:span>\*</text:p>
          </table:table-cell>
          <table:table-cell table:style-name="Table44.A1" office:value-type="string">
            <text:p text:style-name="P21">Blank lines</text:p>
          </table:table-cell>
        </table:table-row>
        <table:table-row table:style-name="Table44.1">
          <table:table-cell table:style-name="Table44.A1" office:value-type="string">
            <text:p text:style-name="P21">\zccimg <text:span text:style-name="T1">by-nd</text:span>|size<text:span text:style-name="T48">="</text:span><text:span text:style-name="T4">size</text:span><text:span text:style-name="T29">"</text:span> pgpos<text:span text:style-name="T48">="</text:span><text:span text:style-name="T4">pgpos</text:span><text:span text:style-name="T29">"</text:span> scale<text:span text:style-name="T48">="</text:span><text:span text:style-name="T4">scale</text:span><text:span text:style-name="T29">"</text:span>\*</text:p>
          </table:table-cell>
          <table:table-cell table:style-name="Table44.A1" office:value-type="string">
            <text:p text:style-name="P21">Insert Create Commons logo: by, by-nc, by-nc-nd, by-nc-sa, by-nd, by-sa; pgpos=p. <text:span text:style-name="T48">E.g. \zccimg by-nc-nd|size="col" pgpos="pc" scale="0.2"\*</text:span></text:p>
          </table:table-cell>
        </table:table-row>
        <table:table-row table:style-name="Table44.1">
          <table:table-cell table:style-name="Table44.A1" office:value-type="string">
            <text:p text:style-name="P21">\zfiga|<text:span text:style-name="T1">anchor</text:span>\*</text:p>
          </table:table-cell>
          <table:table-cell table:style-name="Table44.A1" office:value-type="string">
            <text:p text:style-name="P21">Insert image from piclist with given anchor</text:p>
          </table:table-cell>
        </table:table-row>
        <table:table-row table:style-name="Table44.1">
          <table:table-cell table:style-name="Table44.A1" office:value-type="string">
            <text:p text:style-name="P21">\zcopyright</text:p>
          </table:table-cell>
          <table:table-cell table:style-name="Table44.A1" office:value-type="string">
            <text:p text:style-name="P21">Insert project copyright statement</text:p>
          </table:table-cell>
        </table:table-row>
        <table:table-row table:style-name="Table44.1">
          <table:table-cell table:style-name="Table44.A1" office:value-type="string">
            <text:p text:style-name="P21">\zgap<text:span text:style-name="T1">[|dimen]</text:span>\*</text:p>
          </table:table-cell>
          <table:table-cell table:style-name="Table44.A1" office:value-type="string">
            <text:p text:style-name="P21">Insert a vertical gap of given dimension</text:p>
          </table:table-cell>
        </table:table-row>
        <table:table-row table:style-name="Table44.1">
          <table:table-cell table:style-name="Table44.A1" office:value-type="string">
            <text:p text:style-name="P21">\zimagecopyrights<text:span text:style-name="T18">[LANG]</text:span></text:p>
          </table:table-cell>
          <table:table-cell table:style-name="Table44.A1" office:value-type="string">
            <text:p text:style-name="P21">Insert image copyrights for a language</text:p>
          </table:table-cell>
        </table:table-row>
        <table:table-row table:style-name="Table44.1">
          <table:table-cell table:style-name="Table44.A1" office:value-type="string">
            <text:p text:style-name="P21">\zlicence</text:p>
          </table:table-cell>
          <table:table-cell table:style-name="Table44.A1" office:value-type="string">
            <text:p text:style-name="P21">Insert projects license</text:p>
          </table:table-cell>
        </table:table-row>
        <table:table-row table:style-name="Table44.1">
          <table:table-cell table:style-name="Table44.A1" office:value-type="string">
            <text:p text:style-name="P21">\zplaceallnotes</text:p>
          </table:table-cell>
          <table:table-cell table:style-name="Table44.A1" office:value-type="string">
            <text:p text:style-name="P21">Output end notes for this file here</text:p>
          </table:table-cell>
        </table:table-row>
        <table:table-row table:style-name="Table44.1">
          <table:table-cell table:style-name="Table44.A1" office:value-type="string">
            <text:p text:style-name="P21">\zendnoterule</text:p>
          </table:table-cell>
          <table:table-cell table:style-name="Table44.A1" office:value-type="string">
            <text:p text:style-name="P21">Insert an endnote type rule, including spacing</text:p>
          </table:table-cell>
        </table:table-row>
        <table:table-row table:style-name="Table44.1">
          <table:table-cell table:style-name="Table44.A1" office:value-type="string">
            <text:p text:style-name="P21">\zpostendnoterule</text:p>
          </table:table-cell>
          <table:table-cell table:style-name="Table44.A1" office:value-type="string">
            <text:p text:style-name="P21">If there were endnotes just now, insert a rule to mark the bottom.</text:p>
          </table:table-cell>
        </table:table-row>
        <table:table-row table:style-name="Table44.1">
          <table:table-cell table:style-name="Table44.A1" office:value-type="string">
            <text:p text:style-name="P21">\ztoc<text:span text:style-name="T1">[|order]</text:span>\*</text:p>
          </table:table-cell>
          <table:table-cell table:style-name="Table44.A1" office:value-type="string">
            <text:p text:style-name="P21">Insert Table of Contents of given order <text:line-break/>(main, ot, nt, dc, pre, post, heb, sorta, sortb, sortc)</text:p>
          </table:table-cell>
        </table:table-row>
        <table:table-row table:style-name="Table44.1">
          <table:table-cell table:style-name="Table44.A1" office:value-type="string">
            <text:p text:style-name="P21">\zvar|<text:span text:style-name="T1">variablename</text:span>\*</text:p>
          </table:table-cell>
          <table:table-cell table:style-name="Table44.A1" office:value-type="string">
            <text:p text:style-name="P21">Insert project variable value</text:p>
          </table:table-cell>
        </table:table-row>
        <table:table-row table:style-name="Table44.1">
          <table:table-cell table:style-name="Table44.A1" office:value-type="string">
            <text:p text:style-name="P21">\zthumbtab <text:span text:style-name="T1">bookname</text:span></text:p>
          </table:table-cell>
          <table:table-cell table:style-name="Table44.A1" office:value-type="string">
            <text:p text:style-name="P21">Set the thumb tab text for this book (instead of <text:s/>\toc3)</text:p>
          </table:table-cell>
        </table:table-row>
        <table:table-row table:style-name="Table44.1">
          <table:table-cell table:style-name="Table44.A1" office:value-type="string">
            <text:p text:style-name="P21">\zlabel|<text:span text:style-name="T1">uniquelabel</text:span>\*</text:p>
          </table:table-cell>
          <table:table-cell table:style-name="Table44.A1" office:value-type="string">
            <text:p text:style-name="P21">Remember where <text:span text:style-name="T1">uniquelabel</text:span> is (page and reference)</text:p>
          </table:table-cell>
        </table:table-row>
        <table:table-row table:style-name="Table44.1">
          <table:table-cell table:style-name="Table44.A1" office:value-type="string">
            <text:p text:style-name="P21">\zpage|<text:span text:style-name="T1">uniquelabel</text:span>\*</text:p>
          </table:table-cell>
          <table:table-cell table:style-name="Table44.A1" office:value-type="string">
            <text:p text:style-name="P21">Output the page number for <text:span text:style-name="T1">uniquelabel</text:span></text:p>
          </table:table-cell>
        </table:table-row>
        <table:table-row table:style-name="Table44.1">
          <table:table-cell table:style-name="Table44.A1" office:value-type="string">
            <text:p text:style-name="P21">\zref|id=”<text:span text:style-name="T1">uniquelabel”</text:span> show=”<text:span text:style-name="T43">b_</text:span>c:v”\*</text:p>
          </table:table-cell>
          <table:table-cell table:style-name="Table44.A1" office:value-type="string">
            <text:p text:style-name="P21">Output chapter:verse for <text:span text:style-name="T1">uniquelabel</text:span> (<text:span text:style-name="T43">show: </text:span>b=book, c=chapter, v=verse, _=space, anything else is copied)</text:p>
          </table:table-cell>
        </table:table-row>
        <table:table-row table:style-name="Table44.1">
          <table:table-cell table:style-name="Table44.A1" office:value-type="string">
            <text:p text:style-name="P21">\zISBNbarcode|isbn="<text:span text:style-name="T1">num</text:span>" height="<text:span text:style-name="T1">size</text:span>" <text:span text:style-name="T44">var="</text:span><text:span text:style-name="T3">varid</text:span><text:span text:style-name="T28">" </text:span><text:span text:style-name="T34">price="</text:span><text:span text:style-name="T10">price</text:span><text:span text:style-name="T34">" pricecode="</text:span><text:span text:style-name="T10">code</text:span><text:span text:style-name="T34">"</text:span><text:span text:style-name="T36"> font="</text:span><text:span text:style-name="T12">Font Name</text:span><text:span text:style-name="T36">" fontheight="12pt"</text:span>\*<text:span text:style-name="T69"> </text:span></text:p>
          </table:table-cell>
          <table:table-cell table:style-name="Table44.A1" office:value-type="string">
            <text:p text:style-name="P128">Insert ISBNbarcode for <text:span text:style-name="T1">num </text:span><text:span text:style-name="T13">(10 or 13 digits)</text:span>. <text:s/>Optional parameter size one of (normal, medium, short). <text:span text:style-name="T44">If isbn is missing tr</text:span><text:span text:style-name="T69"> it tries </text:span><text:span text:style-name="T44"><text:s/>the zvar </text:span><text:span text:style-name="T3">vari</text:span><text:span text:style-name="T9">d.</text:span><text:span text:style-name="T10"> </text:span><text:span text:style-name="T12"><text:s/>Font</text:span><text:span text:style-name="T36"> <text:s/>selects an alternative font; fontheight specifies the main (bottom) font height, to which everything is scaled. </text:span><text:span text:style-name="T34"><text:s/>If pricecode is supplied then an extended ISBN barcode (</text:span><text:a xlink:type="simple" xlink:href="https://en.wikipedia.org/wiki/EAN-5" text:style-name="Internet_20_link" text:visited-style-name="Visited_20_Internet_20_Link"><text:span text:style-name="T34">EAN-5</text:span></text:a><text:span text:style-name="T34">) is generated, supplying pricing information required in some countries. The code is a 5 digit number, with the first digit representing the currency and the next 4 digits representing the price, according to local conventions. </text:span><text:span text:style-name="T35"><text:s/></text:span><text:span text:style-name="T11">price </text:span><text:span text:style-name="T35"><text:s/>is a human readable text string, which may give other information, e.g. an alternative currency.</text:span></text:p>
          </table:table-cell>
        </table:table-row>
        <table:table-row table:style-name="Table44.1">
          <table:table-cell table:style-name="Table44.A1" office:value-type="string">
            <text:p text:style-name="P21">\zendperiph</text:p>
          </table:table-cell>
          <table:table-cell table:style-name="Table44.A1" office:value-type="string">
            <text:p text:style-name="P21">End of a periph section, if you’re not starting a new periphery. Must be the only thing <text:s/>on the line.</text:p>
          </table:table-cell>
        </table:table-row>
        <table:table-row table:style-name="Table44.1">
          <table:table-cell table:style-name="Table44.A1" office:value-type="string">
            <text:p text:style-name="P21">\zgetperiph|<text:span text:style-name="T1">id</text:span>\*</text:p>
          </table:table-cell>
          <table:table-cell table:style-name="Table44.A1" office:value-type="string">
            <text:p text:style-name="P21">Get (use) the periphery stored earlier by <text:line-break/>\periph comment|id=”intot” <text:s text:c="2"/></text:p>
          </table:table-cell>
        </table:table-row>
        <table:table-row table:style-name="Table44.1">
          <table:table-cell table:style-name="Table44.A1" office:value-type="string">
            <text:p text:style-name="P21">\zglot|[<text:span text:style-name="T1">col</text:span>]\*</text:p>
          </table:table-cell>
          <table:table-cell table:style-name="Table44.A1" office:value-type="string">
            <text:p text:style-name="P21">Use formatting for diglot column<text:span text:style-name="T1"> col</text:span>, in a monoglot section. Return to normal formatting with \zglot|\*</text:p>
          </table:table-cell>
        </table:table-row>
        <text:soft-page-break/>
        <table:table-row table:style-name="Table44.1">
          <table:table-cell table:style-name="Table44.A1" office:value-type="string">
            <text:p text:style-name="P21">\dopagenums</text:p>
          </table:table-cell>
          <table:table-cell table:style-name="Table44.A1" office:value-type="string">
            <text:p text:style-name="P21">Turn on page numbers</text:p>
          </table:table-cell>
        </table:table-row>
        <table:table-row table:style-name="Table44.1">
          <table:table-cell table:style-name="Table44.A1" office:value-type="string">
            <text:p text:style-name="P21">\nopagenums</text:p>
          </table:table-cell>
          <table:table-cell table:style-name="Table44.A1" office:value-type="string">
            <text:p text:style-name="P21">Turn off page numbers</text:p>
          </table:table-cell>
        </table:table-row>
        <table:table-row table:style-name="Table44.1">
          <table:table-cell table:style-name="Table44.A1" office:value-type="string">
            <text:p text:style-name="P21">\resetpagenums <text:span text:style-name="T1">pnum</text:span></text:p>
          </table:table-cell>
          <table:table-cell table:style-name="Table44.A1" office:value-type="string">
            <text:p text:style-name="P21">Reset page numbers (negative for Roman numerals)</text:p>
          </table:table-cell>
        </table:table-row>
        <table:table-row table:style-name="Table44.1">
          <table:table-cell table:style-name="Table44.A1" office:value-type="string">
            <text:p text:style-name="P21">\onebody</text:p>
          </table:table-cell>
          <table:table-cell table:style-name="Table44.A1" office:value-type="string">
            <text:p text:style-name="P21">Set \BodyColumns=1 for single column body text</text:p>
          </table:table-cell>
        </table:table-row>
        <table:table-row table:style-name="Table44.1">
          <table:table-cell table:style-name="Table44.A1" office:value-type="string">
            <text:p text:style-name="P21">\twobody</text:p>
          </table:table-cell>
          <table:table-cell table:style-name="Table44.A1" office:value-type="string">
            <text:p text:style-name="P21">Set \BodyColumns=2 for double column body text</text:p>
          </table:table-cell>
        </table:table-row>
        <table:table-row table:style-name="Table44.1">
          <table:table-cell table:style-name="Table44.A1" office:value-type="string">
            <text:p text:style-name="P21">\ztmon \ztmoff</text:p>
          </table:table-cell>
          <table:table-cell table:style-name="Table44.A1" office:value-type="string">
            <text:p text:style-name="P21">Turn on /off TeX’s tracingmacros for debugging</text:p>
          </table:table-cell>
        </table:table-row>
        <table:table-row table:style-name="Table44.1">
          <table:table-cell table:style-name="Table44.A1" office:value-type="string">
            <text:p text:style-name="P21">\makeatletter</text:p>
          </table:table-cell>
          <table:table-cell table:style-name="Table44.A1" office:value-type="string">
            <text:p text:style-name="P21">Allow access to names with @ in them</text:p>
          </table:table-cell>
        </table:table-row>
        <table:table-row table:style-name="Table44.1">
          <table:table-cell table:style-name="Table44.A1" office:value-type="string">
            <text:p text:style-name="P21">\makeatother</text:p>
          </table:table-cell>
          <table:table-cell table:style-name="Table44.A1" office:value-type="string">
            <text:p text:style-name="P21">Disable access to names with @ in them</text:p>
          </table:table-cell>
        </table:table-row>
        <table:table-row table:style-name="Table44.1">
          <table:table-cell table:style-name="Table44.A1" office:value-type="string">
            <text:p text:style-name="P21">\m@kedigitsother</text:p>
          </table:table-cell>
          <table:table-cell table:style-name="Table44.A1" office:value-type="string">
            <text:p text:style-name="P21">Treat digits as digits</text:p>
          </table:table-cell>
        </table:table-row>
        <table:table-row table:style-name="Table44.1">
          <table:table-cell table:style-name="Table44.A1" office:value-type="string">
            <text:p text:style-name="P21">\m@kedigitsletters</text:p>
          </table:table-cell>
          <table:table-cell table:style-name="Table44.A1" office:value-type="string">
            <text:p text:style-name="P21">Treat digits as letters (for use in names)</text:p>
          </table:table-cell>
        </table:table-row>
        <table:table-row table:style-name="Table44.1">
          <table:table-cell table:style-name="Table44.A1" office:value-type="string">
            <text:p text:style-name="P21">\beginL</text:p>
          </table:table-cell>
          <table:table-cell table:style-name="Table44.A1" office:value-type="string">
            <text:p text:style-name="P21">Start LTR text run</text:p>
          </table:table-cell>
        </table:table-row>
        <table:table-row table:style-name="Table44.1">
          <table:table-cell table:style-name="Table44.A1" office:value-type="string">
            <text:p text:style-name="P21">\beginR</text:p>
          </table:table-cell>
          <table:table-cell table:style-name="Table44.A1" office:value-type="string">
            <text:p text:style-name="P21">Start RTL text run</text:p>
          </table:table-cell>
        </table:table-row>
        <table:table-row table:style-name="Table44.34">
          <table:table-cell table:style-name="Table44.A1" office:value-type="string">
            <text:p text:style-name="P21">\zfillsignature|pages=”8” pagenums=”no” <text:s/>extra=”2”\*</text:p>
          </table:table-cell>
          <table:table-cell table:style-name="Table44.A1" office:value-type="string">
            <text:p text:style-name="P21">Fill a signature to the given modulo of pages. Note, uses the actual page count. <text:s/><text:span text:style-name="T41">O</text:span>ptional ‘pagenums’ parameter ‘no’<text:span text:style-name="T41">=\nopagenums,</text:span> ‘do’<text:span text:style-name="T41">=</text:span>\dopagenums), extra <text:span text:style-name="T41">ensures at least this many pages will be added.</text:span></text:p>
          </table:table-cell>
        </table:table-row>
        <table:table-row table:style-name="Table44.34">
          <table:table-cell table:style-name="Table44.A1" office:value-type="string">
            <text:p text:style-name="P21">\ztocbefore…\ztocbefore*</text:p>
          </table:table-cell>
          <table:table-cell table:style-name="Table44.A1" office:value-type="string">
            <text:p text:style-name="P21">Insert table rows (\tr \cat toc\cat*... ) before the TOC</text:p>
          </table:table-cell>
        </table:table-row>
        <table:table-row table:style-name="Table44.34">
          <table:table-cell table:style-name="Table44.A1" office:value-type="string">
            <text:p text:style-name="P21">\ztocafter …. \ztocafter*</text:p>
          </table:table-cell>
          <table:table-cell table:style-name="Table44.A1" office:value-type="string">
            <text:p text:style-name="P21">Insert table rows (\tr \tc1 …. ) after the TOC.</text:p>
          </table:table-cell>
        </table:table-row>
        <table:table-row table:style-name="Table44.34">
          <table:table-cell table:style-name="Table44.A1" office:value-type="string">
            <text:p text:style-name="P21">\zEmptyPage</text:p>
          </table:table-cell>
          <table:table-cell table:style-name="Table44.A1" office:value-type="string">
            <text:p text:style-name="P21">Insert intentionally empty page contains \TPILB </text:p>
          </table:table-cell>
        </table:table-row>
        <table:table-row table:style-name="Table44.34">
          <table:table-cell table:style-name="Table44.A1" office:value-type="string">
            <text:p text:style-name="P21">\zNeedOddPage</text:p>
          </table:table-cell>
          <table:table-cell table:style-name="Table44.A1" office:value-type="string">
            <text:p text:style-name="P21">Insert an “empty” page if the current page is even</text:p>
          </table:table-cell>
        </table:table-row>
        <table:table-row table:style-name="Table44.34">
          <table:table-cell table:style-name="Table44.A1" office:value-type="string">
            <text:p text:style-name="P21">\zNeedEvenPage</text:p>
          </table:table-cell>
          <table:table-cell table:style-name="Table44.A1" office:value-type="string">
            <text:p text:style-name="P21">Insert an “empty” page if the current page is off</text:p>
          </table:table-cell>
        </table:table-row>
        <table:table-row table:style-name="Table44.34">
          <table:table-cell table:style-name="Table44.A1" office:value-type="string">
            <text:p text:style-name="P21">\zNeedQuadPage</text:p>
          </table:table-cell>
          <table:table-cell table:style-name="Table44.A1" office:value-type="string">
            <text:p text:style-name="P21">Insert 1, 2 or 3 “empty” pages if the current page is not divisible by 4</text:p>
          </table:table-cell>
        </table:table-row>
        <table:table-row table:style-name="Table44.34">
          <table:table-cell table:style-name="Table44.A1" office:value-type="string">
            <text:p text:style-name="P21">\zifvarset|var="<text:span text:style-name="T1">varname</text:span>"\*</text:p>
          </table:table-cell>
          <table:table-cell table:style-name="Table44.A1" office:value-type="string">
            <text:p text:style-name="P21">Sets conditional text if <text:span text:style-name="T1">varname</text:span> is set. emptyOK="T" ⇒ empty is true, emptyOK="F" ⇒ empty is false.</text:p>
          </table:table-cell>
        </table:table-row>
        <table:table-row table:style-name="Table44.34">
          <table:table-cell table:style-name="Table44.A1" office:value-type="string">
            <text:p text:style-name="P21">\zif<text:span text:style-name="T47">h</text:span>ooks|<text:span text:style-name="T1">marker</text:span>\*</text:p>
          </table:table-cell>
          <table:table-cell table:style-name="Table44.A1" office:value-type="string">
            <text:p text:style-name="P21">Does <text:span text:style-name="T1">marker</text:span> have a hook, set conditional true</text:p>
          </table:table-cell>
        </table:table-row>
        <table:table-row table:style-name="Table44.34">
          <table:table-cell table:style-name="Table44.A1" office:value-type="string">
            <text:p text:style-name="P21">\ztruetext <text:span text:style-name="T1">…</text:span>\ztruetext*</text:p>
          </table:table-cell>
          <table:table-cell table:style-name="Table44.A1" office:value-type="string">
            <text:p text:style-name="P21">Include contents if condition is true</text:p>
          </table:table-cell>
        </table:table-row>
        <table:table-row table:style-name="Table44.34">
          <table:table-cell table:style-name="Table44.A1" office:value-type="string">
            <text:p text:style-name="P21">\zfalsetext <text:span text:style-name="T1">…</text:span>\zfalsetext*</text:p>
          </table:table-cell>
          <table:table-cell table:style-name="Table44.A1" office:value-type="string">
            <text:p text:style-name="P21">Include contents if condition is false</text:p>
          </table:table-cell>
        </table:table-row>
        <table:table-row table:style-name="Table44.34">
          <table:table-cell table:style-name="Table44.A1" office:value-type="string">
            <text:p text:style-name="P129">\zcustommark|type="user" value="<text:span text:style-name="T2">text</text:span><text:span text:style-name="T26">"\*</text:span></text:p>
          </table:table-cell>
          <table:table-cell table:style-name="Table44.A1" office:value-type="string">
            <text:p text:style-name="P129">Inserts a mark of given type and value</text:p>
          </table:table-cell>
        </table:table-row>
        <table:table-row table:style-name="Table44.46">
          <table:table-cell table:style-name="Table44.A1" office:value-type="string">
            <text:p text:style-name="P129">\zcustombotmark|type="user"\*</text:p>
          </table:table-cell>
          <table:table-cell table:style-name="Table44.A1" office:value-type="string">
            <text:p text:style-name="P129">Gets the value of the given mark at the bottom of <text:span text:style-name="T44">this page. Used in headers/footers</text:span></text:p>
          </table:table-cell>
        </table:table-row>
        <table:table-row table:style-name="Table44.34">
          <table:table-cell table:style-name="Table44.A1" office:value-type="string">
            <text:p text:style-name="P130">\zcustomfirstmark|type="user"\*</text:p>
          </table:table-cell>
          <table:table-cell table:style-name="Table44.A1" office:value-type="string">
            <text:p text:style-name="P130">Gets the value of the first given mark on this page. Used in headers/footers</text:p>
          </table:table-cell>
        </table:table-row>
        <table:table-row table:style-name="Table44.34">
          <table:table-cell table:style-name="Table44.A1" office:value-type="string">
            <text:p text:style-name="P130">\zcustomtopmark|type="user"\*</text:p>
          </table:table-cell>
          <table:table-cell table:style-name="Table44.A1" office:value-type="string">
            <text:p text:style-name="P130">Gets the value of the given mark at the bottom of the previous page. Used in headers/footers</text:p>
          </table:table-cell>
        </table:table-row>
        <table:table-row table:style-name="Table44.34">
          <table:table-cell table:style-name="Table44.A1" office:value-type="string">
            <text:p text:style-name="P131">\zrule <text:span text:style-name="T64">|</text:span>cat="<text:span text:style-name="T5">category</text:span><text:span text:style-name="T26">" </text:span><text:span text:style-name="T30">width="</text:span><text:span text:style-name="T5">width</text:span><text:span text:style-name="T30">" thick="</text:span><text:span text:style-name="T5">thickness</text:span><text:span text:style-name="T30">" align="l|c|r" raise="</text:span><text:span text:style-name="T5">raise</text:span><text:span text:style-name="T30">" style="</text:span><text:span text:style-name="T5">mode</text:span><text:span text:style-name="T30">"</text:span><text:span text:style-name="T31">\*</text:span></text:p>
          </table:table-cell>
          <table:table-cell table:style-name="Table44.A1" office:value-type="string">
            <text:p text:style-name="P132">Draws a line. <text:span text:style-name="T6">category</text:span><text:span text:style-name="T31"> zrule category for style. Common list available. </text:span><text:span text:style-name="T32">M</text:span><text:span text:style-name="T31">issing defaults to simple line. </text:span><text:span text:style-name="T6">mode=</text:span><text:span text:style-name="T31">double for double line. </text:span><text:span text:style-name="T6">thickness</text:span><text:span text:style-name="T7">=</text:span><text:span text:style-name="T31">heigh</text:span><text:span text:style-name="T32">t</text:span><text:span text:style-name="T31"> dimension. </text:span><text:span text:style-name="T7">width=</text:span><text:span text:style-name="T32">proportion of line. </text:span><text:span text:style-name="T31">All attributes optional. \zrule cat="VectorionRule1" width="0.</text:span><text:span text:style-name="T32">4</text:span><text:span text:style-name="T31">" align="c" thick="</text:span><text:span text:style-name="T32">7</text:span><text:span text:style-name="T31">pt"\*</text:span></text:p>
          </table:table-cell>
        </table:table-row>
        <table:table-row table:style-name="Table44.34">
          <table:table-cell table:style-name="Table44.A1" office:value-type="string">
            <text:p text:style-name="P133">\zqrcode |cat="<text:span text:style-name="T2">category</text:span><text:span text:style-name="T26">" size="</text:span><text:span text:style-name="T2">size</text:span><text:span text:style-name="T26">" data="</text:span><text:span text:style-name="T2">data</text:span><text:span text:style-name="T26">" color="</text:span><text:span text:style-name="T2">color</text:span><text:span text:style-name="T26">" </text:span><text:span text:style-name="T33">pgpos="</text:span><text:span text:style-name="T8">pgpos</text:span><text:span text:style-name="T33">"</text:span><text:span text:style-name="T26"> background="</text:span><text:span text:style-name="T2">color</text:span><text:span text:style-name="T26">" spacebeside="</text:span><text:span text:style-name="T2">space</text:span><text:span text:style-name="T26">" vmax="</text:span><text:span text:style-name="T2">version</text:span><text:span text:style-name="T26">" </text:span><text:soft-page-break/><text:span text:style-name="T26">vmin="</text:span><text:span text:style-name="T2">version</text:span><text:span text:style-name="T26">" unicode="T|F"</text:span><text:span text:style-name="T33">\*</text:span></text:p>
          </table:table-cell>
          <table:table-cell table:style-name="Table44.A1" office:value-type="string">
            <text:p text:style-name="P134">Insert a QR code of the <text:span text:style-name="T2">data </text:span><text:span text:style-name="T26">string. </text:span><text:span text:style-name="T2">size=</text:span><text:span text:style-name="T26">height dimension. color is foreground colour. background is background color. spacebeside is padding inside qrcode box. pgpos gives position on the page, see piclist parameters. vmin, vmax is QR code version limits</text:span><text:span text:style-name="T37">, affecting size and error-correcting</text:span><text:span text:style-name="T26">. Unicode specifies to use Unicode encoded text</text:span><text:span text:style-name="T37">, which slows down processing (a temporary file must be written and re-</text:span><text:soft-page-break/><text:span text:style-name="T37">read</text:span><text:span text:style-name="T38">)</text:span><text:span text:style-name="T26">. \⁠zqrcode size="1cm" pgpose="cr" data="</text:span><text:a xlink:type="simple" xlink:href="https://unicode.org/" text:style-name="Internet_20_link" text:visited-style-name="Visited_20_Internet_20_Link"><text:span text:style-name="T26">https://unicode.org</text:span></text:a><text:span text:style-name="T26">"\*</text:span></text:p>
          </table:table-cell>
        </table:table-row>
        <table:table-row table:style-name="Table44.34">
          <table:table-cell table:style-name="Table44.A1" office:value-type="string">
            <text:p text:style-name="P135">\zcolsync|id\*</text:p>
          </table:table-cell>
          <table:table-cell table:style-name="Table44.A1" office:value-type="string">
            <text:p text:style-name="P135">Synchronisation point for diglots. <text:s/>If id is v2, then that point will be considered the start of verse 2. If id is <text:span text:style-name="T2">p2 </text:span><text:span text:style-name="T26">then that point will be treated as the start of the second paragraph, even if it’s actually the 4</text:span><text:span text:style-name="T54">th</text:span><text:span text:style-name="T26">. <text:s/>Alternatively matching entries (which must occur in ASCII order) can be given in each file.</text:span></text:p>
          </table:table-cell>
        </table:table-row>
        <table:table-row table:style-name="Table44.34">
          <table:table-cell table:style-name="Table44.A1" office:value-type="string">
            <text:p text:style-name="P136">\zsetref|book="book" bkid="GEN" chapter="1" verse="3"\*</text:p>
          </table:table-cell>
          <table:table-cell table:style-name="Table44.A1" office:value-type="string">
            <text:p text:style-name="P136">Set the running header to <text:span text:style-name="T2">book</text:span>, the book id to <text:span text:style-name="T2">GEN, </text:span><text:span text:style-name="T26">the chapter to 1, and verse to 3. This does not itself cause any triggers, but it means that the next verse will fire triggers for GEN 1:whatever, rather than MOD 0:whatever from a module.</text:span></text:p>
          </table:table-cell>
        </table:table-row>
      </table:table>
      <text:list xml:id="list174802290143178" text:continue-numbering="true" text:style-name="WWNum1">
        <text:list-item>
          <text:list>
            <text:list-header>
              <text:p text:style-name="P111"><text:bookmark-start text:name="__RefHeading___Toc7237_1251212380"/>Table of Contents types<text:bookmark-end text:name="__RefHeading___Toc7237_1251212380"/></text:p>
              <text:p text:style-name="P118">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0">main</text:p>
          </table:table-cell>
          <table:table-cell table:style-name="Table42.A1" office:value-type="string">
            <text:p text:style-name="P80">Default page number order of all books [default]</text:p>
          </table:table-cell>
        </table:table-row>
        <table:table-row>
          <table:table-cell table:style-name="Table42.A1" office:value-type="string">
            <text:p text:style-name="P80">ot</text:p>
          </table:table-cell>
          <table:table-cell table:style-name="Table42.A1" office:value-type="string">
            <text:p text:style-name="P80">Old Testament</text:p>
          </table:table-cell>
        </table:table-row>
        <table:table-row>
          <table:table-cell table:style-name="Table42.A1" office:value-type="string">
            <text:p text:style-name="P80">nt</text:p>
          </table:table-cell>
          <table:table-cell table:style-name="Table42.A1" office:value-type="string">
            <text:p text:style-name="P80">New Testament</text:p>
          </table:table-cell>
        </table:table-row>
        <table:table-row>
          <table:table-cell table:style-name="Table42.A1" office:value-type="string">
            <text:p text:style-name="P80">dc</text:p>
          </table:table-cell>
          <table:table-cell table:style-name="Table42.A1" office:value-type="string">
            <text:p text:style-name="P80">Deuterocanonical books</text:p>
          </table:table-cell>
        </table:table-row>
        <table:table-row>
          <table:table-cell table:style-name="Table42.A1" office:value-type="string">
            <text:p text:style-name="P80">pre</text:p>
          </table:table-cell>
          <table:table-cell table:style-name="Table42.A1" office:value-type="string">
            <text:p text:style-name="P80">Before Old Testament books (e.g. FRT)</text:p>
          </table:table-cell>
        </table:table-row>
        <table:table-row>
          <table:table-cell table:style-name="Table42.A1" office:value-type="string">
            <text:p text:style-name="P80">post</text:p>
          </table:table-cell>
          <table:table-cell table:style-name="Table42.A1" office:value-type="string">
            <text:p text:style-name="P80">Post scriptural books (e.g. GLO)</text:p>
          </table:table-cell>
        </table:table-row>
        <table:table-row>
          <table:table-cell table:style-name="Table42.A1" office:value-type="string">
            <text:p text:style-name="P80">heb</text:p>
          </table:table-cell>
          <table:table-cell table:style-name="Table42.A1" office:value-type="string">
            <text:p text:style-name="P80">Old Testament books in Hebrew order</text:p>
          </table:table-cell>
        </table:table-row>
        <table:table-row>
          <table:table-cell table:style-name="Table42.A1" office:value-type="string">
            <text:p text:style-name="P80">sorta</text:p>
          </table:table-cell>
          <table:table-cell table:style-name="Table42.A1" office:value-type="string">
            <text:p text:style-name="P80">Sort by \toc1</text:p>
          </table:table-cell>
        </table:table-row>
        <table:table-row>
          <table:table-cell table:style-name="Table42.A1" office:value-type="string">
            <text:p text:style-name="P80">sortb</text:p>
          </table:table-cell>
          <table:table-cell table:style-name="Table42.A1" office:value-type="string">
            <text:p text:style-name="P80">Sort by \toc2</text:p>
          </table:table-cell>
        </table:table-row>
        <table:table-row>
          <table:table-cell table:style-name="Table42.A1" office:value-type="string">
            <text:p text:style-name="P80">sortc</text:p>
          </table:table-cell>
          <table:table-cell table:style-name="Table42.A1" office:value-type="string">
            <text:p text:style-name="P80">Sort by \toc3</text:p>
          </table:table-cell>
        </table:table-row>
      </table:table>
      <text:list xml:id="list174802120121019" text:continue-numbering="true" text:style-name="WWNum1">
        <text:list-item>
          <text:list>
            <text:list-header>
              <text:p text:style-name="P108"><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1">\Marker</text:p>
          </table:table-cell>
          <table:table-cell table:style-name="Table6.A1" office:value-type="string">
            <text:p text:style-name="P21">The start of a marker description</text:p>
          </table:table-cell>
        </table:table-row>
        <table:table-row table:style-name="Table6.1">
          <table:table-cell table:style-name="Table6.A1" office:value-type="string">
            <text:p text:style-name="P21">\Endmarker</text:p>
          </table:table-cell>
          <table:table-cell table:style-name="Table6.A1" office:value-type="string">
            <text:p text:style-name="P21">Specifies the closing marker for this group</text:p>
          </table:table-cell>
        </table:table-row>
        <table:table-row table:style-name="Table6.1">
          <table:table-cell table:style-name="Table6.A1" office:value-type="string">
            <text:p text:style-name="P21">\Name</text:p>
          </table:table-cell>
          <table:table-cell table:style-name="Table6.A1" office:value-type="string">
            <text:p text:style-name="P21">3 parts separated by -: marker, category, summary description</text:p>
          </table:table-cell>
        </table:table-row>
        <table:table-row table:style-name="Table6.1">
          <table:table-cell table:style-name="Table6.A1" office:value-type="string">
            <text:p text:style-name="P21">\Description</text:p>
          </table:table-cell>
          <table:table-cell table:style-name="Table6.A1" office:value-type="string">
            <text:p text:style-name="P21">Textual one line description of the marker</text:p>
          </table:table-cell>
        </table:table-row>
        <table:table-row table:style-name="Table6.1">
          <table:table-cell table:style-name="Table6.A1" office:value-type="string">
            <text:p text:style-name="P21">\OccursUnder</text:p>
          </table:table-cell>
          <table:table-cell table:style-name="Table6.A1" office:value-type="string">
            <text:p text:style-name="P21">List of markers this marker may occur under in the hierarchy</text:p>
          </table:table-cell>
        </table:table-row>
        <table:table-row table:style-name="Table6.1">
          <table:table-cell table:style-name="Table6.A1" office:value-type="string">
            <text:p text:style-name="P21">\TextProperties</text:p>
          </table:table-cell>
          <table:table-cell table:style-name="Table6.A1" office:value-type="string">
            <text:p text:style-name="P21">(non)publishable, vernacular</text:p>
          </table:table-cell>
        </table:table-row>
        <table:table-row table:style-name="Table6.1">
          <table:table-cell table:style-name="Table6.A1" office:value-type="string">
            <text:p text:style-name="P21">\TextType</text:p>
          </table:table-cell>
          <table:table-cell table:style-name="Table6.A1" office:value-type="string">
            <text:p text:style-name="P21">VerseText, NoteText, BodyText, Title, Section, Other, ChapterNumber, VerseNumber</text:p>
          </table:table-cell>
        </table:table-row>
        <table:table-row table:style-name="Table6.1">
          <table:table-cell table:style-name="Table6.A1" office:value-type="string">
            <text:p text:style-name="P21">\StyleType</text:p>
          </table:table-cell>
          <table:table-cell table:style-name="Table6.A1" office:value-type="string">
            <text:p text:style-name="P21">Paragraph, Character, Note, Milestone</text:p>
          </table:table-cell>
        </table:table-row>
        <table:table-row table:style-name="Table6.1">
          <table:table-cell table:style-name="Table6.A1" office:value-type="string">
            <text:p text:style-name="P21">\Color</text:p>
          </table:table-cell>
          <table:table-cell table:style-name="Table6.A1" office:value-type="string">
            <text:p text:style-name="P21">decimal B * 65536 + G * 256 + R, or xRRGGBB hex digits</text:p>
          </table:table-cell>
        </table:table-row>
        <table:table-row table:style-name="Table6.1">
          <table:table-cell table:style-name="Table6.A1" office:value-type="string">
            <text:p text:style-name="P21">\FontName</text:p>
          </table:table-cell>
          <table:table-cell table:style-name="Table6.A1" office:value-type="string">
            <text:p text:style-name="P21">font name to pass to font specification</text:p>
          </table:table-cell>
        </table:table-row>
        <table:table-row table:style-name="Table6.1">
          <table:table-cell table:style-name="Table6.A1" office:value-type="string">
            <text:p text:style-name="P21">\FontSize</text:p>
          </table:table-cell>
          <table:table-cell table:style-name="Table6.A1" office:value-type="string">
            <text:p text:style-name="P21">actual font size is \FontSize * \FontSizeUnit. 12 = main font size</text:p>
          </table:table-cell>
        </table:table-row>
        <table:table-row table:style-name="Table6.1">
          <table:table-cell table:style-name="Table6.A1" office:value-type="string">
            <text:p text:style-name="P21">\FontScale</text:p>
          </table:table-cell>
          <table:table-cell table:style-name="Table6.A1" office:value-type="string">
            <text:p text:style-name="P21">Scaled font size relative to the current font (e.g. \p)</text:p>
          </table:table-cell>
        </table:table-row>
        <table:table-row table:style-name="Table6.1">
          <table:table-cell table:style-name="Table6.A1" office:value-type="string">
            <text:p text:style-name="P21">\⁠ztexFontFeatures</text:p>
          </table:table-cell>
          <table:table-cell table:style-name="Table6.A1" office:value-type="string">
            <text:p text:style-name="P21">XeTeX style font feature settings to append to the font name specification when a font is instantiated</text:p>
          </table:table-cell>
        </table:table-row>
        <table:table-row table:style-name="Table6.1">
          <table:table-cell table:style-name="Table6.A1" office:value-type="string">
            <text:p text:style-name="P21">\ztexGrSpace</text:p>
          </table:table-cell>
          <table:table-cell table:style-name="Table6.A1" office:value-type="string">
            <text:p text:style-name="P21">The \XeTeXinterwordspacing value to use when this marker is active</text:p>
          </table:table-cell>
        </table:table-row>
        <table:table-row table:style-name="Table6.1">
          <table:table-cell table:style-name="Table6.A1" office:value-type="string">
            <text:p text:style-name="P21">\Italic</text:p>
          </table:table-cell>
          <table:table-cell table:style-name="Table6.A1" office:value-type="string">
            <text:p text:style-name="P21">blank enables, “-” disables</text:p>
          </table:table-cell>
        </table:table-row>
        <table:table-row table:style-name="Table6.1">
          <table:table-cell table:style-name="Table6.A1" office:value-type="string">
            <text:p text:style-name="P21">\Bold</text:p>
          </table:table-cell>
          <table:table-cell table:style-name="Table6.A1" office:value-type="string">
            <text:p text:style-name="P21">blank enables, “-” disables</text:p>
          </table:table-cell>
        </table:table-row>
        <table:table-row table:style-name="Table6.1">
          <table:table-cell table:style-name="Table6.A1" office:value-type="string">
            <text:p text:style-name="P21">\Superscript</text:p>
          </table:table-cell>
          <table:table-cell table:style-name="Table6.A1" office:value-type="string">
            <text:p text:style-name="P21">blank enables, “-” disables. Equivalent to \FontScale \SuperscriptFactor, \Raise \SuperscriptRaise</text:p>
          </table:table-cell>
        </table:table-row>
        <table:table-row table:style-name="Table6.1">
          <table:table-cell table:style-name="Table6.A1" office:value-type="string">
            <text:p text:style-name="P21">\SmallCaps</text:p>
          </table:table-cell>
          <table:table-cell table:style-name="Table6.A1" office:value-type="string">
            <text:p text:style-name="P21">blank enables, “-” disables</text:p>
          </table:table-cell>
        </table:table-row>
        <text:soft-page-break/>
        <table:table-row table:style-name="Table6.1">
          <table:table-cell table:style-name="Table6.A1" office:value-type="string">
            <text:p text:style-name="P21">\Regular</text:p>
          </table:table-cell>
          <table:table-cell table:style-name="Table6.A1" office:value-type="string">
            <text:p text:style-name="P21">Disables \Italic, \Bold, \Superscript</text:p>
          </table:table-cell>
        </table:table-row>
        <table:table-row table:style-name="Table6.1">
          <table:table-cell table:style-name="Table6.A1" office:value-type="string">
            <text:p text:style-name="P21">\Raise</text:p>
          </table:table-cell>
          <table:table-cell table:style-name="Table6.A1" office:value-type="string">
            <text:p text:style-name="P21">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1">\BaseLine</text:p>
          </table:table-cell>
          <table:table-cell table:style-name="Table6.A1" office:value-type="string">
            <text:p text:style-name="P21">(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1">\LineSpacing</text:p>
          </table:table-cell>
          <table:table-cell table:style-name="Table6.A1" office:value-type="string">
            <text:p text:style-name="P21">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1">\⁠FirstLineIndent</text:p>
          </table:table-cell>
          <table:table-cell table:style-name="Table6.A1" office:value-type="string">
            <text:p text:style-name="P21">First line indent * \IndentUnit. 1 = Specified indent factor</text:p>
          </table:table-cell>
        </table:table-row>
        <table:table-row table:style-name="Table6.1">
          <table:table-cell table:style-name="Table6.A1" office:value-type="string">
            <text:p text:style-name="P21">\LeftMargin</text:p>
          </table:table-cell>
          <table:table-cell table:style-name="Table6.A1" office:value-type="string">
            <text:p text:style-name="P21">Left margin * \IndentUnit (Right margin in RTL)</text:p>
          </table:table-cell>
        </table:table-row>
        <table:table-row table:style-name="Table6.1">
          <table:table-cell table:style-name="Table6.A1" office:value-type="string">
            <text:p text:style-name="P21">\RightMargin</text:p>
          </table:table-cell>
          <table:table-cell table:style-name="Table6.A1" office:value-type="string">
            <text:p text:style-name="P21">Right margin * \IndentUnit (Left margin in RTL)</text:p>
          </table:table-cell>
        </table:table-row>
        <table:table-row table:style-name="Table6.1">
          <table:table-cell table:style-name="Table6.A1" office:value-type="string">
            <text:p text:style-name="P21">\Justification</text:p>
          </table:table-cell>
          <table:table-cell table:style-name="Table6.A1" office:value-type="string">
            <text:p text:style-name="P21">values; center, left, right. Anything else is fully justified</text:p>
          </table:table-cell>
        </table:table-row>
        <table:table-row table:style-name="Table6.1">
          <table:table-cell table:style-name="Table6.A1" office:value-type="string">
            <text:p text:style-name="P21">\⁠NonJustifiedFill</text:p>
          </table:table-cell>
          <table:table-cell table:style-name="Table6.A1" office:value-type="string">
            <text:p text:style-name="P21">Proportion of line to allow for line break filling. Default 0.25</text:p>
          </table:table-cell>
        </table:table-row>
        <table:table-row table:style-name="Table6.1">
          <table:table-cell table:style-name="Table6.A1" office:value-type="string">
            <text:p text:style-name="P21">\SpaceBefore</text:p>
          </table:table-cell>
          <table:table-cell table:style-name="Table6.A1" office:value-type="string">
            <text:p text:style-name="P21">Space before paragraph (\SpaceBefore * \VerticalSpaceFactor * \LineSpacingFactor * \FontSizeUnit)</text:p>
          </table:table-cell>
        </table:table-row>
        <table:table-row table:style-name="Table6.1">
          <table:table-cell table:style-name="Table6.A1" office:value-type="string">
            <text:p text:style-name="P21">\SpaceAfter</text:p>
          </table:table-cell>
          <table:table-cell table:style-name="Table6.A1" office:value-type="string">
            <text:p text:style-name="P21">Space before paragraph (\SpaceAfter * \VerticalSpaceFactor * \LineSpacingFactor * \FontSizeUnit)</text:p>
          </table:table-cell>
        </table:table-row>
        <table:table-row table:style-name="Table6.1">
          <table:table-cell table:style-name="Table6.A1" office:value-type="string">
            <text:p text:style-name="P21">\CallerStyle</text:p>
          </table:table-cell>
          <table:table-cell table:style-name="Table6.A1" office:value-type="string">
            <text:p text:style-name="P21">Marker to style the body text caller for a note</text:p>
          </table:table-cell>
        </table:table-row>
        <table:table-row table:style-name="Table6.1">
          <table:table-cell table:style-name="Table6.A1" office:value-type="string">
            <text:p text:style-name="P21">\CallerRaise</text:p>
          </table:table-cell>
          <table:table-cell table:style-name="Table6.A1" office:value-type="string">
            <text:p text:style-name="P21">Dimension to raise the body text caller</text:p>
          </table:table-cell>
        </table:table-row>
        <table:table-row table:style-name="Table6.1">
          <table:table-cell table:style-name="Table6.A1" office:value-type="string">
            <text:p text:style-name="P21">\NoteCallerStyle</text:p>
          </table:table-cell>
          <table:table-cell table:style-name="Table6.A1" office:value-type="string">
            <text:p text:style-name="P21">Marker to style the in note caller</text:p>
          </table:table-cell>
        </table:table-row>
        <table:table-row table:style-name="Table6.1">
          <table:table-cell table:style-name="Table6.A1" office:value-type="string">
            <text:p text:style-name="P21">\NoteCallerRaise</text:p>
          </table:table-cell>
          <table:table-cell table:style-name="Table6.A1" office:value-type="string">
            <text:p text:style-name="P21">Dimension to raise the in note caller</text:p>
          </table:table-cell>
        </table:table-row>
        <table:table-row table:style-name="Table6.1">
          <table:table-cell table:style-name="Table6.A1" office:value-type="string">
            <text:p text:style-name="P21">\NoteBlendInto</text:p>
          </table:table-cell>
          <table:table-cell table:style-name="Table6.A1" office:value-type="string">
            <text:p text:style-name="P21">name of note type marker to merge these notes into that class, but with styling specified here</text:p>
          </table:table-cell>
        </table:table-row>
      </table:table>
      <text:list xml:id="list174803450143644" text:continue-numbering="true" text:style-name="WWNum1">
        <text:list-item>
          <text:list>
            <text:list-header>
              <text:p text:style-name="P108"><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1">\Position</text:p>
          </table:table-cell>
          <table:table-cell table:style-name="Table7.A1" office:value-type="string">
            <text:p text:style-name="P21">Position on the page: [tbhpfB][lrico]? | [FP]([lrcio][ctbf]?)? default bl</text:p>
          </table:table-cell>
        </table:table-row>
        <table:table-row table:style-name="Table7.1">
          <table:table-cell table:style-name="Table7.A1" office:value-type="string">
            <text:p text:style-name="P21">\Scale</text:p>
          </table:table-cell>
          <table:table-cell table:style-name="Table7.A1" office:value-type="string">
            <text:p text:style-name="P21">Proportion of width of parent</text:p>
          </table:table-cell>
        </table:table-row>
        <table:table-row table:style-name="Table7.1">
          <table:table-cell table:style-name="Table7.A1" office:value-type="string">
            <text:p text:style-name="P21">\BgColor</text:p>
          </table:table-cell>
          <table:table-cell table:style-name="Table7.A1" office:value-type="string">
            <text:p text:style-name="P21">F (disable), T (enable), <text:s/>or 3 values 0-1.0 RGB</text:p>
          </table:table-cell>
        </table:table-row>
        <table:table-row table:style-name="Table7.1">
          <table:table-cell table:style-name="Table7.A1" office:value-type="string">
            <text:p text:style-name="P21">\Alpha</text:p>
          </table:table-cell>
          <table:table-cell table:style-name="Table7.A1" office:value-type="string">
            <text:p text:style-name="P21">Background transparency</text:p>
          </table:table-cell>
        </table:table-row>
        <table:table-row table:style-name="Table7.1">
          <table:table-cell table:style-name="Table7.A1" office:value-type="string">
            <text:p text:style-name="P21">\FgImage</text:p>
          </table:table-cell>
          <table:table-cell table:style-name="Table7.A1" office:value-type="string">
            <text:p text:style-name="P21">filename of image (.jpg, .pdf)</text:p>
          </table:table-cell>
        </table:table-row>
        <table:table-row table:style-name="Table7.1">
          <table:table-cell table:style-name="Table7.A1" office:value-type="string">
            <text:p text:style-name="P21">\FgImagePos</text:p>
          </table:table-cell>
          <table:table-cell table:style-name="Table7.A1" office:value-type="string">
            <text:p text:style-name="P21">Location of image within box</text:p>
          </table:table-cell>
        </table:table-row>
        <table:table-row table:style-name="Table7.1">
          <table:table-cell table:style-name="Table7.A1" office:value-type="string">
            <text:p text:style-name="P21">\FgImageScale</text:p>
          </table:table-cell>
          <table:table-cell table:style-name="Table7.A1" office:value-type="string">
            <text:p text:style-name="P21">How much to scale image by (default 0.2)</text:p>
          </table:table-cell>
        </table:table-row>
        <table:table-row table:style-name="Table7.1">
          <table:table-cell table:style-name="Table7.A1" office:value-type="string">
            <text:p text:style-name="P21">\BgImage</text:p>
          </table:table-cell>
          <table:table-cell table:style-name="Table7.A1" office:value-type="string">
            <text:p text:style-name="P21">filename for horizontally and centred background image</text:p>
          </table:table-cell>
        </table:table-row>
        <table:table-row table:style-name="Table7.1">
          <table:table-cell table:style-name="Table7.A1" office:value-type="string">
            <text:p text:style-name="P21">\BgImageScale</text:p>
          </table:table-cell>
          <table:table-cell table:style-name="Table7.A1" office:value-type="string">
            <text:p text:style-name="P21">floatxfloat or float or xfloat for image scaling</text:p>
          </table:table-cell>
        </table:table-row>
        <table:table-row table:style-name="Table7.1">
          <table:table-cell table:style-name="Table7.A1" office:value-type="string">
            <text:p text:style-name="P21">\BgImageOversize</text:p>
          </table:table-cell>
          <table:table-cell table:style-name="Table7.A1" office:value-type="string">
            <text:p text:style-name="P21">ignore (overfill, no crop), (shrink, distort, crop)</text:p>
          </table:table-cell>
        </table:table-row>
        <table:table-row table:style-name="Table7.1">
          <table:table-cell table:style-name="Table7.A1" office:value-type="string">
            <text:p text:style-name="P21">\BgImageLow</text:p>
          </table:table-cell>
          <table:table-cell table:style-name="Table7.A1" office:value-type="string">
            <text:p text:style-name="P21">t (under background color) or f (over background color)</text:p>
          </table:table-cell>
        </table:table-row>
        <table:table-row table:style-name="Table7.1">
          <table:table-cell table:style-name="Table7.A1" office:value-type="string">
            <text:p text:style-name="P21">\BgImageAlpha</text:p>
          </table:table-cell>
          <table:table-cell table:style-name="Table7.A1" office:value-type="string">
            <text:p text:style-name="P21">Alpha for background image</text:p>
          </table:table-cell>
        </table:table-row>
        <table:table-row table:style-name="Table7.1">
          <table:table-cell table:style-name="Table7.A1" office:value-type="string">
            <text:p text:style-name="P21">\BgImageColor</text:p>
          </table:table-cell>
          <table:table-cell table:style-name="Table7.A1" office:value-type="string">
            <text:p text:style-name="P21">3 floats (RGB) or x with 6 hex digits</text:p>
          </table:table-cell>
        </table:table-row>
        <table:table-row table:style-name="Table7.1">
          <table:table-cell table:style-name="Table7.A1" office:value-type="string">
            <text:p text:style-name="P21">\BoxPadding</text:p>
          </table:table-cell>
          <table:table-cell table:style-name="Table7.A1" office:value-type="string">
            <text:p text:style-name="P21">margin between border and background color/image</text:p>
          </table:table-cell>
        </table:table-row>
        <table:table-row table:style-name="Table7.1">
          <table:table-cell table:style-name="Table7.A1" office:value-type="string">
            <text:p text:style-name="P21">\BoxHPadding</text:p>
          </table:table-cell>
          <table:table-cell table:style-name="Table7.A1" office:value-type="string">
            <text:p text:style-name="P21">Horizontal margin</text:p>
          </table:table-cell>
        </table:table-row>
        <table:table-row table:style-name="Table7.1">
          <table:table-cell table:style-name="Table7.A1" office:value-type="string">
            <text:p text:style-name="P21">\BoxVPadding</text:p>
          </table:table-cell>
          <table:table-cell table:style-name="Table7.A1" office:value-type="string">
            <text:p text:style-name="P21">Vertical margin</text:p>
          </table:table-cell>
        </table:table-row>
        <table:table-row table:style-name="Table7.1">
          <table:table-cell table:style-name="Table7.A1" office:value-type="string">
            <text:p text:style-name="P21">\Border</text:p>
          </table:table-cell>
          <table:table-cell table:style-name="Table7.A1" office:value-type="string">
            <text:p text:style-name="P21">Apply border to this side: None, Top, Bottom, Left, Right, Inner, Outer, All</text:p>
          </table:table-cell>
        </table:table-row>
        <table:table-row table:style-name="Table7.1">
          <table:table-cell table:style-name="Table7.A1" office:value-type="string">
            <text:p text:style-name="P21">\BorderWidth</text:p>
          </table:table-cell>
          <table:table-cell table:style-name="Table7.A1" office:value-type="string">
            <text:p text:style-name="P21">Total border width including 2 lines and fill, etc. In pts</text:p>
          </table:table-cell>
        </table:table-row>
        <table:table-row table:style-name="Table7.1">
          <table:table-cell table:style-name="Table7.A1" office:value-type="string">
            <text:p text:style-name="P21">\BorderColour</text:p>
          </table:table-cell>
          <table:table-cell table:style-name="Table7.A1" office:value-type="string">
            <text:p text:style-name="P21">3 floats (RGB) or x with 6 hex digits</text:p>
          </table:table-cell>
        </table:table-row>
        <text:soft-page-break/>
        <table:table-row table:style-name="Table7.1">
          <table:table-cell table:style-name="Table7.A1" office:value-type="string">
            <text:p text:style-name="P21">\BorderStyle</text:p>
          </table:table-cell>
          <table:table-cell table:style-name="Table7.A1" office:value-type="string">
            <text:p text:style-name="P21">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1">\BorderRef</text:p>
          </table:table-cell>
          <table:table-cell table:style-name="Table7.A1" office:value-type="string">
            <text:p text:style-name="P21">Reference (inherit values from) another (e.g. standard) style. Parameters not defined for the current style will be used from the named style. <text:span text:style-name="T44">R</text:span>esolution of inherited values occurs on reading the first USFM file.</text:p>
          </table:table-cell>
        </table:table-row>
        <table:table-row table:style-name="Table7.1">
          <table:table-cell table:style-name="Table7.A1" office:value-type="string">
            <text:p text:style-name="P21">\BorderFillColor</text:p>
          </table:table-cell>
          <table:table-cell table:style-name="Table7.A1" office:value-type="string">
            <text:p text:style-name="P21">3 floats (RGB) or x with 6 hex digits. Color to fill between border lines or in a complex ornament</text:p>
          </table:table-cell>
        </table:table-row>
        <table:table-row table:style-name="Table7.1">
          <table:table-cell table:style-name="Table7.A1" office:value-type="string">
            <text:p text:style-name="P21">\BorderLineWidth</text:p>
          </table:table-cell>
          <table:table-cell table:style-name="Table7.A1" office:value-type="string">
            <text:p text:style-name="P21">Thickness of lines in the border in pts</text:p>
          </table:table-cell>
        </table:table-row>
        <table:table-row table:style-name="Table7.1">
          <table:table-cell table:style-name="Table7.A1" office:value-type="string">
            <text:p text:style-name="P21">\BorderPadding</text:p>
          </table:table-cell>
          <table:table-cell table:style-name="Table7.A1" office:value-type="string">
            <text:p text:style-name="P21">External padding margin to the border (from outside text, say). In pts.</text:p>
          </table:table-cell>
        </table:table-row>
        <table:table-row table:style-name="Table7.1">
          <table:table-cell table:style-name="Table7.A1" office:value-type="string">
            <text:p text:style-name="P21">\BorderHPadding</text:p>
          </table:table-cell>
          <table:table-cell table:style-name="Table7.A1" office:value-type="string">
            <text:p text:style-name="P21">Horizontal external padding</text:p>
          </table:table-cell>
        </table:table-row>
        <table:table-row table:style-name="Table7.1">
          <table:table-cell table:style-name="Table7.A1" office:value-type="string">
            <text:p text:style-name="P21">\BorderVPadding</text:p>
          </table:table-cell>
          <table:table-cell table:style-name="Table7.A1" office:value-type="string">
            <text:p text:style-name="P21">Vertical external padding</text:p>
          </table:table-cell>
        </table:table-row>
        <table:table-row table:style-name="Table7.1">
          <table:table-cell table:style-name="Table7.A1" office:value-type="string">
            <text:p text:style-name="P21">\BorderPatternTop</text:p>
          </table:table-cell>
          <table:table-cell table:style-name="Table7.A1" office:value-type="string">
            <text:p text:style-name="P21">Border pattern syntax description of top border of box</text:p>
          </table:table-cell>
        </table:table-row>
        <table:table-row table:style-name="Table7.1">
          <table:table-cell table:style-name="Table7.A1" office:value-type="string">
            <text:p text:style-name="P21">\BorderPatternBot</text:p>
          </table:table-cell>
          <table:table-cell table:style-name="Table7.A1" office:value-type="string">
            <text:p text:style-name="P21">Border pattern syntax for bottom border of box</text:p>
          </table:table-cell>
        </table:table-row>
        <table:table-row table:style-name="Table7.1">
          <table:table-cell table:style-name="Table7.A1" office:value-type="string">
            <text:p text:style-name="P21">\BorderPatternLeft</text:p>
          </table:table-cell>
          <table:table-cell table:style-name="Table7.A1" office:value-type="string">
            <text:p text:style-name="P21">Border pattern syntax for left border of box</text:p>
          </table:table-cell>
        </table:table-row>
        <table:table-row table:style-name="Table7.1">
          <table:table-cell table:style-name="Table7.A1" office:value-type="string">
            <text:p text:style-name="P21">\BorderPatternRight</text:p>
          </table:table-cell>
          <table:table-cell table:style-name="Table7.A1" office:value-type="string">
            <text:p text:style-name="P21">Border pattern syntax for right border of box</text:p>
            <text:p text:style-name="P21">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1">\OrnamentScaleRef</text:p>
          </table:table-cell>
          <table:table-cell table:style-name="Table7.A1" office:value-type="string">
            <text:p text:style-name="P21">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67"><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8">usfm_sb.sty</text:p>
          </table:table-cell>
          <table:table-cell table:style-name="Table38.A1" office:value-type="string">
            <text:p text:style-name="P68">Standard Paratext stylesheet</text:p>
          </table:table-cell>
        </table:table-row>
        <table:table-row>
          <table:table-cell table:style-name="Table38.A1" office:value-type="string">
            <text:p text:style-name="P68">ptx2pdf.sty</text:p>
          </table:table-cell>
          <table:table-cell table:style-name="Table38.A1" office:value-type="string">
            <text:p text:style-name="P68">PTXprint stylesheet extensions</text:p>
          </table:table-cell>
        </table:table-row>
        <table:table-row>
          <table:table-cell table:style-name="Table38.A1" office:value-type="string">
            <text:p text:style-name="P68">custom.sty</text:p>
          </table:table-cell>
          <table:table-cell table:style-name="Table38.A1" office:value-type="string">
            <text:p text:style-name="P68">Projects custom stylesheet, if enabled</text:p>
          </table:table-cell>
        </table:table-row>
        <table:table-row>
          <table:table-cell table:style-name="Table38.A1" office:value-type="string">
            <text:p text:style-name="P68">ptxprint.sty</text:p>
          </table:table-cell>
          <table:table-cell table:style-name="Table38.A1" office:value-type="string">
            <text:p text:style-name="P68">PTXprint generated configuration stylesheet from UI</text:p>
          </table:table-cell>
        </table:table-row>
        <table:table-row>
          <table:table-cell table:style-name="Table38.A1" office:value-type="string">
            <text:p text:style-name="P68">ptxprint-mods.sty</text:p>
          </table:table-cell>
          <table:table-cell table:style-name="Table38.A1" office:value-type="string">
            <text:p text:style-name="P68">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636304071" text:style-name="WWNum2">
        <text:list-item>
          <text:p text:style-name="P119">Pattern element is: number or "string"|rotation(uvhdlrLR)|fill(x-) or repeat(?*+(i,j)”=)[A-Za-z]|scaling(float. or name)|adjustment. Any final empty | may be ignored. <text:span text:style-name="T15">u</text:span> is unmodified<text:line-break/>u - up-&gt; <text:span text:style-name="T15">u</text:span>p, d - up-&gt;<text:span text:style-name="T15">d</text:span>own, l - up-&gt;<text:span text:style-name="T15">l</text:span>eft, r - up-&gt;<text:span text:style-name="T15">r</text:span>ight. <text:line-break/>h - Mirror left-&gt;right, <text:s text:c="8"/>v - Mirror up-down<text:line-break/>L and R apply rotation and then <text:span text:style-name="T15">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19">Ornament string is , separated list of pattern elements</text:p>
        </text:list-item>
      </text:list>
      <text:list xml:id="list174803145213005" text:continue-list="list174803450143644" text:style-name="WWNum1">
        <text:list-item>
          <text:list>
            <text:list-header>
              <text:p text:style-name="P108"><text:bookmark-start text:name="__RefHeading___Toc10503_326506458"/><text:bookmark text:name="_hjrxfi5g8f7e"/><text:soft-page-break/>Marker Grammar<text:bookmark-end text:name="__RefHeading___Toc10503_326506458"/></text:p>
            </text:list-header>
          </text:list>
        </text:list-item>
      </text:list>
      <text:p text:style-name="P2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7"><text:span text:style-name="T19">marker</text:span><text:span text:style-name="T20">: </text:span><text:span text:style-name="T19">markerexp</text:span><text:span text:style-name="T20"> ('+' (</text:span><text:span text:style-name="T19">tag</text:span><text:span text:style-name="T20"> | </text:span><text:span text:style-name="T19">ms</text:span><text:span text:style-name="T20">))*</text:span></text:p>
            <text:p text:style-name="P28"><text:span text:style-name="T19">markerexp</text:span><text:span text:style-name="T20">:  (</text:span><text:span text:style-name="T19">constraints</text:span><text:span text:style-name="T20"> '|')? </text:span><text:span text:style-name="T19">tag</text:span><text:span text:style-name="T20"> | </text:span><text:span text:style-name="T19">ms</text:span></text:p>
            <text:p text:style-name="P28"><text:span text:style-name="T19">constraints</text:span><text:span text:style-name="T20">: </text:span><text:span text:style-name="T19">categories</text:span><text:span text:style-name="T20"> | </text:span><text:span text:style-name="T19">periph</text:span><text:span text:style-name="T20"> | </text:span><text:span text:style-name="T19">id</text:span></text:p>
            <text:p text:style-name="P28"><text:span text:style-name="T19">categories</text:span><text:span text:style-name="T20">: </text:span><text:span text:style-name="T19">category</text:span><text:span text:style-name="T20"> (':' </text:span><text:span text:style-name="T19">category</text:span><text:span text:style-name="T20">)*</text:span></text:p>
            <text:p text:style-name="P28"><text:span text:style-name="T19">category</text:span><text:span text:style-name="T20">: 'cat:' </text:span><text:span text:style-name="T19">catval</text:span></text:p>
            <text:p text:style-name="P28"><text:span text:style-name="T19">periph</text:span><text:span text:style-name="T20">: 'periph:' </text:span><text:span text:style-name="T19">catval</text:span><text:span text:style-name="T20"> ('|' </text:span><text:span text:style-name="T19">categories</text:span><text:span text:style-name="T20">)?</text:span></text:p>
            <text:p text:style-name="P23"><text:span text:style-name="T19">id</text:span><text:span text:style-name="T20">:'id:' </text:span><text:span text:style-name="T19">catval</text:span><text:span text:style-name="T20"> ('|' (</text:span><text:span text:style-name="T19">periph</text:span><text:span text:style-name="T20"> | </text:span><text:span text:style-name="T19">categories</text:span><text:span text:style-name="T20">))?</text:span></text:p>
          </table:table-cell>
          <table:table-cell table:style-name="Table8.A1" office:value-type="string">
            <text:p text:style-name="P41"><text:span text:style-name="T19">ms</text:span><text:span text:style-name="T20">: (</text:span><text:span text:style-name="T19">defaultval</text:span><text:span text:style-name="T20"> '|')? </text:span><text:span text:style-name="T19">tag</text:span></text:p>
            <text:p text:style-name="P41"><text:span text:style-name="T19">tag</text:span><text:span text:style-name="T20">: </text:span><text:span text:style-name="T19">idchar</text:span><text:span text:style-name="T20">+</text:span></text:p>
            <text:p text:style-name="P41"><text:span text:style-name="T19">catval</text:span><text:span text:style-name="T20">: </text:span><text:span text:style-name="T19">idchar</text:span><text:span text:style-name="T20">+</text:span></text:p>
            <text:p text:style-name="P41"><text:span text:style-name="T19">defaultval</text:span><text:span text:style-name="T20">: </text:span><text:span text:style-name="T19">uniwdchar</text:span><text:span text:style-name="T20">*</text:span></text:p>
            <text:p text:style-name="P41"><text:span text:style-name="T19">idchar</text:span><text:span text:style-name="T20">: [a-zA-Z0-9_] | '-'</text:span></text:p>
            <text:p text:style-name="P41"><text:span text:style-name="T19">uniwdchar</text:span><text:span text:style-name="T20"> : [^\s"|+]</text:span></text:p>
          </table:table-cell>
        </table:table-row>
      </table:table>
      <text:p text:style-name="Standard">Milestones are treated as character styles and propagate into paragraphs that occur while active.</text:p>
      <text:p text:style-name="P52"><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3">zglm</text:p>
          </table:table-cell>
          <table:table-cell table:style-name="Table37.A1" office:value-type="string">
            <text:p text:style-name="P53">Glossary marking characters</text:p>
          </table:table-cell>
        </table:table-row>
        <table:table-row table:style-name="Table37.1">
          <table:table-cell table:style-name="Table37.A1" office:value-type="string">
            <text:p text:style-name="P56">xts</text:p>
          </table:table-cell>
          <table:table-cell table:style-name="Table37.A1" office:value-type="string">
            <text:p text:style-name="P57">Strongs digit cell</text:p>
          </table:table-cell>
        </table:table-row>
        <table:table-row table:style-name="Table37.1">
          <table:table-cell table:style-name="Table37.A1" office:value-type="string">
            <text:p text:style-name="P57">cat:ornaments|zrule</text:p>
          </table:table-cell>
          <table:table-cell table:style-name="Table37.A1" office:value-type="string">
            <text:p text:style-name="P57">Border styling for \zrule|cat="ornaments"</text:p>
          </table:table-cell>
        </table:table-row>
        <table:table-row table:style-name="Table37.1">
          <table:table-cell table:style-name="Table37.A1" office:value-type="string">
            <text:p text:style-name="P57">cat:frontpage|esb</text:p>
          </table:table-cell>
          <table:table-cell table:style-name="Table37.A1" office:value-type="string">
            <text:p text:style-name="P57">Sidebar styling for \esb\cat frontpage\cat*</text:p>
          </table:table-cell>
        </table:table-row>
        <table:table-row table:style-name="Table37.1">
          <table:table-cell table:style-name="Table37.A1" office:value-type="string">
            <text:p text:style-name="P57">cat:toc|tr</text:p>
          </table:table-cell>
          <table:table-cell table:style-name="Table37.A1" office:value-type="string">
            <text:p text:style-name="P57">TOC table row styling</text:p>
          </table:table-cell>
        </table:table-row>
        <table:table-row table:style-name="Table37.1">
          <table:table-cell table:style-name="Table37.A1" office:value-type="string">
            <text:p text:style-name="P57">cat:toc|tc1</text:p>
          </table:table-cell>
          <table:table-cell table:style-name="Table37.A1" office:value-type="string">
            <text:p text:style-name="P57">Column 1 cell styling for TOC (also for tc2, tc3, etc.) not tcr3</text:p>
          </table:table-cell>
        </table:table-row>
        <table:table-row table:style-name="Table37.1">
          <table:table-cell table:style-name="Table37.A1" office:value-type="string">
            <text:p text:style-name="P57">wg+strong-s</text:p>
          </table:table-cell>
          <table:table-cell table:style-name="Table37.A1" office:value-type="string">
            <text:p text:style-name="P57">Strong's Greek term (also k, wh, wl, xt) <text:span text:style-name="T49">(</text:span><text:span text:style-name="T57">\</text:span><text:span text:style-name="T49">wg is a char style)</text:span></text:p>
          </table:table-cell>
        </table:table-row>
        <table:table-row table:style-name="Table37.1">
          <table:table-cell table:style-name="Table37.A1" office:value-type="string">
            <text:p text:style-name="P57">strong-s+li</text:p>
          </table:table-cell>
          <table:table-cell table:style-name="Table37.A1" office:value-type="string">
            <text:p text:style-name="P57">List entry paragraph styling for Strong's Index (also m) <text:span text:style-name="T49">(</text:span><text:span text:style-name="T57">\</text:span><text:span text:style-name="T49">li is a paragraph style)</text:span></text:p>
          </table:table-cell>
        </table:table-row>
        <table:table-row table:style-name="Table37.1">
          <table:table-cell table:style-name="Table37.A1" office:value-type="string">
            <text:p text:style-name="P60">periph:cover|mt1</text:p>
          </table:table-cell>
          <table:table-cell table:style-name="Table37.A1" office:value-type="string">
            <text:p text:style-name="P60">Styles \mt1 for the cover</text:p>
          </table:table-cell>
        </table:table-row>
        <table:table-row table:style-name="Table37.1">
          <table:table-cell table:style-name="Table37.A1" office:value-type="string">
            <text:p text:style-name="P60">id:MAT|ip</text:p>
          </table:table-cell>
          <table:table-cell table:style-name="Table37.A1" office:value-type="string">
            <text:p text:style-name="P60">Styles \ip in the book of Matthew</text:p>
          </table:table-cell>
        </table:table-row>
        <table:table-row table:style-name="Table37.1">
          <table:table-cell table:style-name="Table37.A1" office:value-type="string">
            <text:p text:style-name="P70">p^95</text:p>
          </table:table-cell>
          <table:table-cell table:style-name="Table37.A1" office:value-type="string">
            <text:p text:style-name="P70">^ prefix for font expand value in %. E.g. 0.95 expand = 5% compression.</text:p>
          </table:table-cell>
        </table:table-row>
      </table:table>
      <text:p text:style-name="P69"><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0">replace</text:p>
          </table:table-cell>
          <table:table-cell table:style-name="Table39.A1" office:value-type="string">
            <text:p text:style-name="P70">"<text:span text:style-name="T2">regex</text:span><text:span text:style-name="T26">" &gt; "</text:span><text:span text:style-name="T2">output</text:span><text:span text:style-name="T26">"</text:span></text:p>
          </table:table-cell>
          <table:table-cell table:style-name="Table39.A1" office:value-type="string">
            <text:p text:style-name="P70">Simple replacement</text:p>
          </table:table-cell>
        </table:table-row>
        <table:table-row>
          <table:table-cell table:style-name="Table39.A1" office:value-type="string">
            <text:p text:style-name="P70">replace</text:p>
          </table:table-cell>
          <table:table-cell table:style-name="Table39.A1" office:value-type="string">
            <text:p text:style-name="P70">'<text:span text:style-name="T2">regex</text:span><text:span text:style-name="T26">' &gt; '</text:span><text:span text:style-name="T2">output</text:span><text:span text:style-name="T26">'</text:span></text:p>
          </table:table-cell>
          <table:table-cell table:style-name="Table39.A1" office:value-type="string">
            <text:p text:style-name="P70">Simple replacement</text:p>
          </table:table-cell>
        </table:table-row>
        <table:table-row>
          <table:table-cell table:style-name="Table39.A1" office:value-type="string">
            <text:p text:style-name="P70">inreplace</text:p>
          </table:table-cell>
          <table:table-cell table:style-name="Table39.A1" office:value-type="string">
            <text:p text:style-name="P70">in '<text:span text:style-name="T2">regex</text:span><text:span text:style-name="T26">' </text:span><text:span text:style-name="T2">inreplace</text:span><text:span text:style-name="T26">|</text:span><text:span text:style-name="T2">replace</text:span></text:p>
          </table:table-cell>
          <table:table-cell table:style-name="Table39.A1" office:value-type="string">
            <text:p text:style-name="P70">Matches regex and applies replacement within matched text</text:p>
          </table:table-cell>
        </table:table-row>
        <table:table-row>
          <table:table-cell table:style-name="Table39.A1" office:value-type="string">
            <text:p text:style-name="P70">atreplace</text:p>
          </table:table-cell>
          <table:table-cell table:style-name="Table39.A1" office:value-type="string">
            <text:p text:style-name="P70">at <text:span text:style-name="T2">reflist</text:span><text:span text:style-name="T26"> </text:span><text:span text:style-name="T2">inreplace</text:span><text:span text:style-name="T26">|</text:span><text:span text:style-name="T2">replace</text:span></text:p>
          </table:table-cell>
          <table:table-cell table:style-name="Table39.A1" office:value-type="string">
            <text:p text:style-name="P70">Within the USFM covered by the references in the reflist, apply the replacement</text:p>
          </table:table-cell>
        </table:table-row>
      </table:table>
      <text:p text:style-name="P71"><text:bookmark-start text:name="__RefHeading___Toc7241_1251212380"/>References<text:bookmark-end text:name="__RefHeading___Toc7241_1251212380"/></text:p>
      <text:p text:style-name="P72">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3">verse</text:p>
          </table:table-cell>
          <table:table-cell table:style-name="Table40.A1" office:value-type="string">
            <text:p text:style-name="P73">\d+[a-z]?</text:p>
          </table:table-cell>
          <table:table-cell table:style-name="Table40.A1" office:value-type="string">
            <text:p text:style-name="P73">Verse number with possible sub verse</text:p>
          </table:table-cell>
        </table:table-row>
        <table:table-row>
          <table:table-cell table:style-name="Table40.A1" office:value-type="string">
            <text:p text:style-name="P73">chapter</text:p>
          </table:table-cell>
          <table:table-cell table:style-name="Table40.A1" office:value-type="string">
            <text:p text:style-name="P73">\d+</text:p>
          </table:table-cell>
          <table:table-cell table:style-name="Table40.A1" office:value-type="string">
            <text:p text:style-name="P73">Chapter number</text:p>
          </table:table-cell>
        </table:table-row>
        <table:table-row>
          <table:table-cell table:style-name="Table40.A1" office:value-type="string">
            <text:p text:style-name="P73">CV</text:p>
          </table:table-cell>
          <table:table-cell table:style-name="Table40.A1" office:value-type="string">
            <text:p text:style-name="P88"><text:span text:style-name="T2">chapter</text:span>([:.]<text:span text:style-name="T2">verse</text:span>)?</text:p>
          </table:table-cell>
          <table:table-cell table:style-name="Table40.A1" office:value-type="string">
            <text:p text:style-name="P73">Chapter with verse</text:p>
          </table:table-cell>
        </table:table-row>
        <table:table-row>
          <table:table-cell table:style-name="Table40.A1" office:value-type="string">
            <text:p text:style-name="P73">book</text:p>
          </table:table-cell>
          <table:table-cell table:style-name="Table40.A1" office:value-type="string">
            <text:p text:style-name="P88">\S{3}</text:p>
          </table:table-cell>
          <table:table-cell table:style-name="Table40.A1" office:value-type="string">
            <text:p text:style-name="P73">Book id from list of books, e.g. JHN</text:p>
          </table:table-cell>
        </table:table-row>
        <table:table-row>
          <table:table-cell table:style-name="Table40.A1" office:value-type="string">
            <text:p text:style-name="P73">ref</text:p>
          </table:table-cell>
          <table:table-cell table:style-name="Table40.A1" office:value-type="string">
            <text:p text:style-name="P39">book CV<text:span text:style-name="T26">|</text:span>CV<text:span text:style-name="T26">|</text:span>verse</text:p>
          </table:table-cell>
          <table:table-cell table:style-name="Table40.A1" office:value-type="string">
            <text:p text:style-name="P73">A simple complete reference</text:p>
          </table:table-cell>
        </table:table-row>
        <table:table-row>
          <table:table-cell table:style-name="Table40.A1" office:value-type="string">
            <text:p text:style-name="P73">range</text:p>
          </table:table-cell>
          <table:table-cell table:style-name="Table40.A1" office:value-type="string">
            <text:p text:style-name="P39">ref<text:span text:style-name="T26">-</text:span>ref</text:p>
          </table:table-cell>
          <table:table-cell table:style-name="Table40.A1" office:value-type="string">
            <text:p text:style-name="P73">A range of two references</text:p>
          </table:table-cell>
        </table:table-row>
        <text:soft-page-break/>
        <table:table-row>
          <table:table-cell table:style-name="Table40.A1" office:value-type="string">
            <text:p text:style-name="P73">reflist</text:p>
          </table:table-cell>
          <table:table-cell table:style-name="Table40.A1" office:value-type="string">
            <text:p text:style-name="P39">(range<text:span text:style-name="T26">[,;]\s*)+</text:span></text:p>
          </table:table-cell>
          <table:table-cell table:style-name="Table40.A1" office:value-type="string">
            <text:p text:style-name="P73">List of references</text:p>
          </table:table-cell>
        </table:table-row>
      </table:table>
      <text:p text:style-name="P84">e.g. JHN3:16-20; LUK 1, 2:15, 19; JON 2:3-4:6, 1JN 1:9</text:p>
      <text:p text:style-name="P81"><text:bookmark-start text:name="__RefHeading___Toc7354_1251212380"/>Peripherals<text:bookmark-end text:name="__RefHeading___Toc7354_1251212380"/></text:p>
      <text:p text:style-name="P82">If stored, the macros hold onto the peripheral contents to output it in the right place or in response to \zgetperiph. Use \NoStorePeriph{<text:span text:style-name="T2">id</text:span><text:span text:style-name="T26">} or \StorePeriph{</text:span><text:span text:style-name="T2">id</text:span><text:span text:style-name="T26">}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90">abbreviations</text:p>
          </table:table-cell>
          <table:table-cell table:style-name="Table43.A1" office:value-type="string">
            <text:p text:style-name="P90">no</text:p>
          </table:table-cell>
          <table:table-cell table:style-name="Table43.A1" office:value-type="string">
            <text:p text:style-name="P92">FRT</text:p>
          </table:table-cell>
          <table:table-cell table:style-name="Table43.A1" office:value-type="string">
            <text:p text:style-name="P90">Abbreviations used and their description</text:p>
          </table:table-cell>
        </table:table-row>
        <table:table-row>
          <table:table-cell table:style-name="Table43.A1" office:value-type="string">
            <text:p text:style-name="P90">alphacontents</text:p>
          </table:table-cell>
          <table:table-cell table:style-name="Table43.A1" office:value-type="string">
            <text:p text:style-name="P90">no</text:p>
          </table:table-cell>
          <table:table-cell table:style-name="Table43.A1" office:value-type="string">
            <text:p text:style-name="P92">FRT</text:p>
          </table:table-cell>
          <table:table-cell table:style-name="Table43.A1" office:value-type="string">
            <text:p text:style-name="P92">Alphabetical Contents section, if separate from contents</text:p>
          </table:table-cell>
        </table:table-row>
        <table:table-row>
          <table:table-cell table:style-name="Table43.A1" office:value-type="string">
            <text:p text:style-name="P90">intbible</text:p>
          </table:table-cell>
          <table:table-cell table:style-name="Table43.A1" office:value-type="string">
            <text:p text:style-name="P90">yes</text:p>
          </table:table-cell>
          <table:table-cell table:style-name="Table43.A1" office:value-type="string">
            <text:p text:style-name="P92">INT</text:p>
          </table:table-cell>
          <table:table-cell table:style-name="Table43.A1" office:value-type="string">
            <text:p text:style-name="P90">Introduction to the Bible</text:p>
          </table:table-cell>
        </table:table-row>
        <table:table-row>
          <table:table-cell table:style-name="Table43.A1" office:value-type="string">
            <text:p text:style-name="P83">chron</text:p>
          </table:table-cell>
          <table:table-cell table:style-name="Table43.A1" office:value-type="string">
            <text:p text:style-name="P83">no</text:p>
          </table:table-cell>
          <table:table-cell table:style-name="Table43.A1" office:value-type="string">
            <text:p text:style-name="P92">BAK</text:p>
          </table:table-cell>
          <table:table-cell table:style-name="Table43.A1" office:value-type="string">
            <text:p text:style-name="P83">Chronology</text:p>
          </table:table-cell>
        </table:table-row>
        <table:table-row>
          <table:table-cell table:style-name="Table43.A1" office:value-type="string">
            <text:p text:style-name="P83">contents</text:p>
          </table:table-cell>
          <table:table-cell table:style-name="Table43.A1" office:value-type="string">
            <text:p text:style-name="P90">no</text:p>
          </table:table-cell>
          <table:table-cell table:style-name="Table43.A1" office:value-type="string">
            <text:p text:style-name="P92">FRT</text:p>
          </table:table-cell>
          <table:table-cell table:style-name="Table43.A1" office:value-type="string">
            <text:p text:style-name="P90">Contents page(s)</text:p>
          </table:table-cell>
        </table:table-row>
        <table:table-row>
          <table:table-cell table:style-name="Table43.A1" office:value-type="string">
            <text:p text:style-name="P92">cover</text:p>
          </table:table-cell>
          <table:table-cell table:style-name="Table43.A1" office:value-type="string">
            <text:p text:style-name="P92">no</text:p>
          </table:table-cell>
          <table:table-cell table:style-name="Table43.A1" office:value-type="string">
            <text:p text:style-name="P92">FRT</text:p>
          </table:table-cell>
          <table:table-cell table:style-name="Table43.A1" office:value-type="string">
            <text:p text:style-name="P92">Cover page. PTXprint uses coverfront</text:p>
          </table:table-cell>
        </table:table-row>
        <table:table-row>
          <table:table-cell table:style-name="Table43.A1" office:value-type="string">
            <text:p text:style-name="P83">coverback</text:p>
          </table:table-cell>
          <table:table-cell table:style-name="Table43.A1" office:value-type="string">
            <text:p text:style-name="P83">yes</text:p>
          </table:table-cell>
          <table:table-cell table:style-name="Table43.A1" office:value-type="string">
            <text:p text:style-name="P92">FRT</text:p>
          </table:table-cell>
          <table:table-cell table:style-name="Table43.A1" office:value-type="string">
            <text:p text:style-name="P83">Back page of the cover</text:p>
          </table:table-cell>
        </table:table-row>
        <table:table-row>
          <table:table-cell table:style-name="Table43.A1" office:value-type="string">
            <text:p text:style-name="P83">coverfront</text:p>
          </table:table-cell>
          <table:table-cell table:style-name="Table43.A1" office:value-type="string">
            <text:p text:style-name="P83">yes</text:p>
          </table:table-cell>
          <table:table-cell table:style-name="Table43.A1" office:value-type="string">
            <text:p text:style-name="P92">FRT</text:p>
          </table:table-cell>
          <table:table-cell table:style-name="Table43.A1" office:value-type="string">
            <text:p text:style-name="P83">Front page of the cover</text:p>
          </table:table-cell>
        </table:table-row>
        <table:table-row>
          <table:table-cell table:style-name="Table43.A1" office:value-type="string">
            <text:p text:style-name="P83">coverspine</text:p>
          </table:table-cell>
          <table:table-cell table:style-name="Table43.A1" office:value-type="string">
            <text:p text:style-name="P83">yes</text:p>
          </table:table-cell>
          <table:table-cell table:style-name="Table43.A1" office:value-type="string">
            <text:p text:style-name="P92">FRT</text:p>
          </table:table-cell>
          <table:table-cell table:style-name="Table43.A1" office:value-type="string">
            <text:p text:style-name="P83">Spine of the cover</text:p>
          </table:table-cell>
        </table:table-row>
        <table:table-row>
          <table:table-cell table:style-name="Table43.A1" office:value-type="string">
            <text:p text:style-name="P83">coverwhole</text:p>
          </table:table-cell>
          <table:table-cell table:style-name="Table43.A1" office:value-type="string">
            <text:p text:style-name="P83">yes</text:p>
          </table:table-cell>
          <table:table-cell table:style-name="Table43.A1" office:value-type="string">
            <text:p text:style-name="P92">FRT</text:p>
          </table:table-cell>
          <table:table-cell table:style-name="Table43.A1" office:value-type="string">
            <text:p text:style-name="P83">The structure of the whole cover</text:p>
          </table:table-cell>
        </table:table-row>
        <table:table-row>
          <table:table-cell table:style-name="Table43.A1" office:value-type="string">
            <text:p text:style-name="P92">foreward</text:p>
          </table:table-cell>
          <table:table-cell table:style-name="Table43.A1" office:value-type="string">
            <text:p text:style-name="P92">no</text:p>
          </table:table-cell>
          <table:table-cell table:style-name="Table43.A1" office:value-type="string">
            <text:p text:style-name="P92">FRT</text:p>
          </table:table-cell>
          <table:table-cell table:style-name="Table43.A1" office:value-type="string">
            <text:p text:style-name="P92">The foreward section</text:p>
          </table:table-cell>
        </table:table-row>
        <table:table-row>
          <table:table-cell table:style-name="Table43.A1" office:value-type="string">
            <text:p text:style-name="P92">halftitle</text:p>
          </table:table-cell>
          <table:table-cell table:style-name="Table43.A1" office:value-type="string">
            <text:p text:style-name="P92">no</text:p>
          </table:table-cell>
          <table:table-cell table:style-name="Table43.A1" office:value-type="string">
            <text:p text:style-name="P92">FRT</text:p>
          </table:table-cell>
          <table:table-cell table:style-name="Table43.A1" office:value-type="string">
            <text:p text:style-name="P92">The half title page between the title page and the publication data</text:p>
          </table:table-cell>
        </table:table-row>
        <table:table-row>
          <table:table-cell table:style-name="Table43.A1" office:value-type="string">
            <text:p text:style-name="P90">impermatur</text:p>
          </table:table-cell>
          <table:table-cell table:style-name="Table43.A1" office:value-type="string">
            <text:p text:style-name="P90">no</text:p>
          </table:table-cell>
          <table:table-cell table:style-name="Table43.A1" office:value-type="string">
            <text:p text:style-name="P92">FRT</text:p>
          </table:table-cell>
          <table:table-cell table:style-name="Table43.A1" office:value-type="string">
            <text:p text:style-name="P90">For an imprematur</text:p>
          </table:table-cell>
        </table:table-row>
        <table:table-row>
          <table:table-cell table:style-name="Table43.A1" office:value-type="string">
            <text:p text:style-name="P92">intbible</text:p>
          </table:table-cell>
          <table:table-cell table:style-name="Table43.A1" office:value-type="string">
            <text:p text:style-name="P92">yes</text:p>
          </table:table-cell>
          <table:table-cell table:style-name="Table43.A1" office:value-type="string">
            <text:p text:style-name="P92">INT</text:p>
          </table:table-cell>
          <table:table-cell table:style-name="Table43.A1" office:value-type="string">
            <text:p text:style-name="P92">Introductory section to the Bible</text:p>
          </table:table-cell>
        </table:table-row>
        <table:table-row>
          <table:table-cell table:style-name="Table43.A1" office:value-type="string">
            <text:p text:style-name="P90">intdc</text:p>
          </table:table-cell>
          <table:table-cell table:style-name="Table43.A1" office:value-type="string">
            <text:p text:style-name="P90">yes</text:p>
          </table:table-cell>
          <table:table-cell table:style-name="Table43.A1" office:value-type="string">
            <text:p text:style-name="P92">INT</text:p>
          </table:table-cell>
          <table:table-cell table:style-name="Table43.A1" office:value-type="string">
            <text:p text:style-name="P90">Introductory section of the Deuterocanonical books</text:p>
          </table:table-cell>
        </table:table-row>
        <table:table-row>
          <table:table-cell table:style-name="Table43.A1" office:value-type="string">
            <text:p text:style-name="P90">intepistles</text:p>
          </table:table-cell>
          <table:table-cell table:style-name="Table43.A1" office:value-type="string">
            <text:p text:style-name="P90">yes</text:p>
          </table:table-cell>
          <table:table-cell table:style-name="Table43.A1" office:value-type="string">
            <text:p text:style-name="P92">INT</text:p>
          </table:table-cell>
          <table:table-cell table:style-name="Table43.A1" office:value-type="string">
            <text:p text:style-name="P90">Introductory section to the Epistles (before ROM)</text:p>
          </table:table-cell>
        </table:table-row>
        <table:table-row>
          <table:table-cell table:style-name="Table43.A1" office:value-type="string">
            <text:p text:style-name="P90">intgospels</text:p>
          </table:table-cell>
          <table:table-cell table:style-name="Table43.A1" office:value-type="string">
            <text:p text:style-name="P90">yes</text:p>
          </table:table-cell>
          <table:table-cell table:style-name="Table43.A1" office:value-type="string">
            <text:p text:style-name="P92">INT</text:p>
          </table:table-cell>
          <table:table-cell table:style-name="Table43.A1" office:value-type="string">
            <text:p text:style-name="P90">Introductory section to the Gospels</text:p>
          </table:table-cell>
        </table:table-row>
        <table:table-row>
          <table:table-cell table:style-name="Table43.A1" office:value-type="string">
            <text:p text:style-name="P90">intletters</text:p>
          </table:table-cell>
          <table:table-cell table:style-name="Table43.A1" office:value-type="string">
            <text:p text:style-name="P90">yes</text:p>
          </table:table-cell>
          <table:table-cell table:style-name="Table43.A1" office:value-type="string">
            <text:p text:style-name="P92">INT</text:p>
          </table:table-cell>
          <table:table-cell table:style-name="Table43.A1" office:value-type="string">
            <text:p text:style-name="P90">Introductory section of the letters</text:p>
          </table:table-cell>
        </table:table-row>
        <table:table-row>
          <table:table-cell table:style-name="Table43.A1" office:value-type="string">
            <text:p text:style-name="P90">intnt</text:p>
          </table:table-cell>
          <table:table-cell table:style-name="Table43.A1" office:value-type="string">
            <text:p text:style-name="P90">yes</text:p>
          </table:table-cell>
          <table:table-cell table:style-name="Table43.A1" office:value-type="string">
            <text:p text:style-name="P92">INT</text:p>
          </table:table-cell>
          <table:table-cell table:style-name="Table43.A1" office:value-type="string">
            <text:p text:style-name="P90">Introductory section to the New Testamen<text:span text:style-name="T62">t</text:span></text:p>
          </table:table-cell>
        </table:table-row>
        <table:table-row>
          <table:table-cell table:style-name="Table43.A1" office:value-type="string">
            <text:p text:style-name="P90">intot</text:p>
          </table:table-cell>
          <table:table-cell table:style-name="Table43.A1" office:value-type="string">
            <text:p text:style-name="P91">yes</text:p>
          </table:table-cell>
          <table:table-cell table:style-name="Table43.A1" office:value-type="string">
            <text:p text:style-name="P92">INT</text:p>
          </table:table-cell>
          <table:table-cell table:style-name="Table43.A1" office:value-type="string">
            <text:p text:style-name="P91">Introductory section to the Old Testament</text:p>
          </table:table-cell>
        </table:table-row>
        <table:table-row>
          <table:table-cell table:style-name="Table43.A1" office:value-type="string">
            <text:p text:style-name="P91">intpent</text:p>
          </table:table-cell>
          <table:table-cell table:style-name="Table43.A1" office:value-type="string">
            <text:p text:style-name="P91">yes</text:p>
          </table:table-cell>
          <table:table-cell table:style-name="Table43.A1" office:value-type="string">
            <text:p text:style-name="P92">INT</text:p>
          </table:table-cell>
          <table:table-cell table:style-name="Table43.A1" office:value-type="string">
            <text:p text:style-name="P91">Introductory section to the Pentateuch</text:p>
          </table:table-cell>
        </table:table-row>
        <table:table-row>
          <table:table-cell table:style-name="Table43.A1" office:value-type="string">
            <text:p text:style-name="P91">intpoetry</text:p>
          </table:table-cell>
          <table:table-cell table:style-name="Table43.A1" office:value-type="string">
            <text:p text:style-name="P91">yes</text:p>
          </table:table-cell>
          <table:table-cell table:style-name="Table43.A1" office:value-type="string">
            <text:p text:style-name="P92">INT</text:p>
          </table:table-cell>
          <table:table-cell table:style-name="Table43.A1" office:value-type="string">
            <text:p text:style-name="P91">Introductory section to the the Poetry books</text:p>
          </table:table-cell>
        </table:table-row>
        <table:table-row>
          <table:table-cell table:style-name="Table43.A1" office:value-type="string">
            <text:p text:style-name="P91">intprophesy</text:p>
          </table:table-cell>
          <table:table-cell table:style-name="Table43.A1" office:value-type="string">
            <text:p text:style-name="P91">yes</text:p>
          </table:table-cell>
          <table:table-cell table:style-name="Table43.A1" office:value-type="string">
            <text:p text:style-name="P92">INT</text:p>
          </table:table-cell>
          <table:table-cell table:style-name="Table43.A1" office:value-type="string">
            <text:p text:style-name="P91">Introd<text:span text:style-name="T63">uc</text:span>tory section to the Prophetic books</text:p>
          </table:table-cell>
        </table:table-row>
        <table:table-row>
          <table:table-cell table:style-name="Table43.A1" office:value-type="string">
            <text:p text:style-name="P92">insert_<text:span text:style-name="T2">id</text:span></text:p>
          </table:table-cell>
          <table:table-cell table:style-name="Table43.A1" office:value-type="string">
            <text:p text:style-name="P92">yes</text:p>
          </table:table-cell>
          <table:table-cell table:style-name="Table43.A1" office:value-type="string">
            <text:p text:style-name="P92">INT</text:p>
          </table:table-cell>
          <table:table-cell table:style-name="Table43.A1" office:value-type="string">
            <text:p text:style-name="P92">Inserts for extraction to other print files</text:p>
          </table:table-cell>
        </table:table-row>
        <table:table-row>
          <table:table-cell table:style-name="Table43.A1" office:value-type="string">
            <text:p text:style-name="P92">lxxquotes</text:p>
          </table:table-cell>
          <table:table-cell table:style-name="Table43.A1" office:value-type="string">
            <text:p text:style-name="P92">no</text:p>
          </table:table-cell>
          <table:table-cell table:style-name="Table43.A1" office:value-type="string">
            <text:p text:style-name="P92">BAK</text:p>
          </table:table-cell>
          <table:table-cell table:style-name="Table43.A1" office:value-type="string">
            <text:p text:style-name="P92">LXX quotes in NT (back matter)</text:p>
          </table:table-cell>
        </table:table-row>
        <table:table-row>
          <table:table-cell table:style-name="Table43.A1" office:value-type="string">
            <text:p text:style-name="P92">maps</text:p>
          </table:table-cell>
          <table:table-cell table:style-name="Table43.A1" office:value-type="string">
            <text:p text:style-name="P92">no</text:p>
          </table:table-cell>
          <table:table-cell table:style-name="Table43.A1" office:value-type="string">
            <text:p text:style-name="P92">BAK</text:p>
          </table:table-cell>
          <table:table-cell table:style-name="Table43.A1" office:value-type="string">
            <text:p text:style-name="P92">Map Index</text:p>
          </table:table-cell>
        </table:table-row>
        <table:table-row>
          <table:table-cell table:style-name="Table43.A1" office:value-type="string">
            <text:p text:style-name="P92">measures</text:p>
          </table:table-cell>
          <table:table-cell table:style-name="Table43.A1" office:value-type="string">
            <text:p text:style-name="P92">no</text:p>
          </table:table-cell>
          <table:table-cell table:style-name="Table43.A1" office:value-type="string">
            <text:p text:style-name="P92">BAK</text:p>
          </table:table-cell>
          <table:table-cell table:style-name="Table43.A1" office:value-type="string">
            <text:p text:style-name="P92">Weights and Measures</text:p>
          </table:table-cell>
        </table:table-row>
        <table:table-row>
          <table:table-cell table:style-name="Table43.A1" office:value-type="string">
            <text:p text:style-name="P92">preface</text:p>
          </table:table-cell>
          <table:table-cell table:style-name="Table43.A1" office:value-type="string">
            <text:p text:style-name="P92">no</text:p>
          </table:table-cell>
          <table:table-cell table:style-name="Table43.A1" office:value-type="string">
            <text:p text:style-name="P92">FRT</text:p>
          </table:table-cell>
          <table:table-cell table:style-name="Table43.A1" office:value-type="string">
            <text:p text:style-name="P92">Preface</text:p>
          </table:table-cell>
        </table:table-row>
        <table:table-row>
          <table:table-cell table:style-name="Table43.A1" office:value-type="string">
            <text:p text:style-name="P92">promo</text:p>
          </table:table-cell>
          <table:table-cell table:style-name="Table43.A1" office:value-type="string">
            <text:p text:style-name="P92">no</text:p>
          </table:table-cell>
          <table:table-cell table:style-name="Table43.A1" office:value-type="string">
            <text:p text:style-name="P92">FRT</text:p>
          </table:table-cell>
          <table:table-cell table:style-name="Table43.A1" office:value-type="string">
            <text:p text:style-name="P92">Promotional text, e.g. for back cover. PTXprint uses coverback</text:p>
          </table:table-cell>
        </table:table-row>
        <table:table-row>
          <table:table-cell table:style-name="Table43.A1" office:value-type="string">
            <text:p text:style-name="P92">pubdata</text:p>
          </table:table-cell>
          <table:table-cell table:style-name="Table43.A1" office:value-type="string">
            <text:p text:style-name="P92">no</text:p>
          </table:table-cell>
          <table:table-cell table:style-name="Table43.A1" office:value-type="string">
            <text:p text:style-name="P92">FRT</text:p>
          </table:table-cell>
          <table:table-cell table:style-name="Table43.A1" office:value-type="string">
            <text:p text:style-name="P92">Publication data including copyrights, etc.</text:p>
          </table:table-cell>
        </table:table-row>
        <table:table-row>
          <table:table-cell table:style-name="Table43.A1" office:value-type="string">
            <text:p text:style-name="P92">spine</text:p>
          </table:table-cell>
          <table:table-cell table:style-name="Table43.A1" office:value-type="string">
            <text:p text:style-name="P92">no</text:p>
          </table:table-cell>
          <table:table-cell table:style-name="Table43.A1" office:value-type="string">
            <text:p text:style-name="P92">FRT</text:p>
          </table:table-cell>
          <table:table-cell table:style-name="Table43.A1" office:value-type="string">
            <text:p text:style-name="P92">Spine contents. PTXprint uses coverspine</text:p>
          </table:table-cell>
        </table:table-row>
        <table:table-row>
          <table:table-cell table:style-name="Table43.A1" office:value-type="string">
            <text:p text:style-name="P92">title</text:p>
          </table:table-cell>
          <table:table-cell table:style-name="Table43.A1" office:value-type="string">
            <text:p text:style-name="P92">no</text:p>
          </table:table-cell>
          <table:table-cell table:style-name="Table43.A1" office:value-type="string">
            <text:p text:style-name="P92">FRT</text:p>
          </table:table-cell>
          <table:table-cell table:style-name="Table43.A1" office:value-type="string">
            <text:p text:style-name="P92">Title page (non cover)</text:p>
          </table:table-cell>
        </table:table-row>
      </table:table>
      <text:p text:style-name="P82"/>
      <text:p text:style-name="P76"/>
      <text:p text:style-name="P77"><text:bookmark-start text:name="__RefHeading___Toc7239_1251212380"/>Commandline Options<text:bookmark-end text:name="__RefHeading___Toc7239_1251212380"/></text:p>
      <text:p text:style-name="P78">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4">positional arguments:</text:p>
      <text:p text:style-name="P74"><text:s text:c="2"/>pid <text:s text:c="18"/>Project id or full path to a ptxprint.cfg file</text:p>
      <text:p text:style-name="P74"/>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4">-h, --help</text:p>
          </table:table-cell>
          <table:table-cell table:style-name="Table41.A1" office:value-type="string">
            <text:p text:style-name="P75">show this help message and exit</text:p>
          </table:table-cell>
        </table:table-row>
        <table:table-row>
          <table:table-cell table:style-name="Table41.A1" office:value-type="string">
            <text:p text:style-name="P74">-c CONFIG, --config CONFIG</text:p>
          </table:table-cell>
          <table:table-cell table:style-name="Table41.A1" office:value-type="string">
            <text:p text:style-name="P74">Configuration path to load</text:p>
          </table:table-cell>
        </table:table-row>
        <table:table-row>
          <table:table-cell table:style-name="Table41.A1" office:value-type="string">
            <text:p text:style-name="P74">-M MODULE, --module MODULE</text:p>
          </table:table-cell>
          <table:table-cell table:style-name="Table41.A1" office:value-type="string">
            <text:p text:style-name="P74">Module to print</text:p>
          </table:table-cell>
        </table:table-row>
        <table:table-row>
          <table:table-cell table:style-name="Table41.A1" office:value-type="string">
            <text:p text:style-name="P89">-<text:span text:style-name="T59">p PARATEXT, --paratext PARATEXT</text:span></text:p>
          </table:table-cell>
          <table:table-cell table:style-name="Table41.A1" office:value-type="string">
            <text:p text:style-name="P74">Path to Paratext Projects directory</text:p>
          </table:table-cell>
        </table:table-row>
        <table:table-row>
          <table:table-cell table:style-name="Table41.A1" office:value-type="string">
            <text:p text:style-name="P89">-<text:span text:style-name="T59">d DIRECTORY, --directory DIRECTORY</text:span></text:p>
          </table:table-cell>
          <table:table-cell table:style-name="Table41.A1" office:value-type="string">
            <text:p text:style-name="P74">Directory to store temporary files in</text:p>
          </table:table-cell>
        </table:table-row>
        <table:table-row>
          <table:table-cell table:style-name="Table41.A1" office:value-type="string">
            <text:p text:style-name="P89">- <text:span text:style-name="T59">P, --print</text:span></text:p>
          </table:table-cell>
          <table:table-cell table:style-name="Table41.A1" office:value-type="string">
            <text:p text:style-name="P74">Hits print</text:p>
          </table:table-cell>
        </table:table-row>
        <table:table-row>
          <table:table-cell table:style-name="Table41.A1" office:value-type="string">
            <text:p text:style-name="P74">-b BOOKS, --books BOOKS</text:p>
          </table:table-cell>
          <table:table-cell table:style-name="Table41.A1" office:value-type="string">
            <text:p text:style-name="P74">Reference list to print (as in Choose Books)</text:p>
          </table:table-cell>
        </table:table-row>
        <table:table-row>
          <table:table-cell table:style-name="Table41.A1" office:value-type="string">
            <text:p text:style-name="P74">- Z ZIP, --zip ZIP</text:p>
          </table:table-cell>
          <table:table-cell table:style-name="Table41.A1" office:value-type="string">
            <text:p text:style-name="P74">Unzip into project directory and delete at end</text:p>
          </table:table-cell>
        </table:table-row>
        <table:table-row>
          <table:table-cell table:style-name="Table41.A1" office:value-type="string">
            <text:p text:style-name="P74">- R RUNS, --runs RUNS</text:p>
          </table:table-cell>
          <table:table-cell table:style-name="Table41.A1" office:value-type="string">
            <text:p text:style-name="P74">limit xetex runs</text:p>
          </table:table-cell>
        </table:table-row>
        <table:table-row>
          <table:table-cell table:style-name="Table41.A1" office:value-type="string">
            <text:p text:style-name="P79">-L LANG, --lang LANG</text:p>
          </table:table-cell>
          <table:table-cell table:style-name="Table41.A1" office:value-type="string">
            <text:p text:style-name="P79">Set UI language code</text:p>
          </table:table-cell>
        </table:table-row>
        <table:table-row>
          <table:table-cell table:style-name="Table41.A1" office:value-type="string">
            <text:p text:style-name="P79">-n PORT, --port PORT</text:p>
          </table:table-cell>
          <table:table-cell table:style-name="Table41.A1" office:value-type="string">
            <text:p text:style-name="P79">Listen on given port</text:p>
          </table:table-cell>
        </table:table-row>
        <table:table-row>
          <table:table-cell table:style-name="Table41.A1" office:value-type="string">
            <text:p text:style-name="P79">-m MACROS, --macros MACROS</text:p>
          </table:table-cell>
          <table:table-cell table:style-name="Table41.A1" office:value-type="string">
            <text:p text:style-name="P79">Directory containing TeX macros (paratext2.tex)</text:p>
          </table:table-cell>
        </table:table-row>
        <table:table-row>
          <table:table-cell table:style-name="Table41.A1" office:value-type="string">
            <text:p text:style-name="P79">-N, --nointernet</text:p>
          </table:table-cell>
          <table:table-cell table:style-name="Table41.A1" office:value-type="string">
            <text:p text:style-name="P79">Disable all internet access</text:p>
          </table:table-cell>
        </table:table-row>
        <table:table-row>
          <table:table-cell table:style-name="Table41.A1" office:value-type="string">
            <text:p text:style-name="P79">-l LOGGING, --logging LOGGING</text:p>
          </table:table-cell>
          <table:table-cell table:style-name="Table41.A1" office:value-type="string">
            <text:p text:style-name="P79">Logging level [DEBUG, *INFO*, WARN, ERROR, number]</text:p>
          </table:table-cell>
        </table:table-row>
        <table:table-row>
          <table:table-cell table:style-name="Table41.A1" office:value-type="string">
            <text:p text:style-name="P79">--logfile LOGFILE</text:p>
          </table:table-cell>
          <table:table-cell table:style-name="Table41.A1" office:value-type="string">
            <text:p text:style-name="P79">Set logging file [ptxprint.log] or "none"</text:p>
          </table:table-cell>
        </table:table-row>
        <table:table-row>
          <table:table-cell table:style-name="Table41.A1" office:value-type="string">
            <text:p text:style-name="P79">--timeout TIMEOUT </text:p>
          </table:table-cell>
          <table:table-cell table:style-name="Table41.A1" office:value-type="string">
            <text:p text:style-name="P79">xetex runtime timeout</text:p>
          </table:table-cell>
        </table:table-row>
        <table:table-row>
          <table:table-cell table:style-name="Table41.A1" office:value-type="string">
            <text:p text:style-name="P79">-T, --testing</text:p>
          </table:table-cell>
          <table:table-cell table:style-name="Table41.A1" office:value-type="string">
            <text:p text:style-name="P79">Run in testing, output xdv</text:p>
          </table:table-cell>
        </table:table-row>
        <table:table-row>
          <table:table-cell table:style-name="Table41.A1" office:value-type="string">
            <text:p text:style-name="P79">-f FONTPATH, --fontpath FONTPATH</text:p>
          </table:table-cell>
          <table:table-cell table:style-name="Table41.A1" office:value-type="string">
            <text:p text:style-name="P79">Directory of fonts to include (repeatable)</text:p>
          </table:table-cell>
        </table:table-row>
        <table:table-row>
          <table:table-cell table:style-name="Table41.A1" office:value-type="string">
            <text:p text:style-name="P79">--nofontcache</text:p>
          </table:table-cell>
          <table:table-cell table:style-name="Table41.A1" office:value-type="string">
            <text:p text:style-name="P79">Don't use system fonts</text:p>
          </table:table-cell>
        </table:table-row>
        <table:table-row>
          <table:table-cell table:style-name="Table41.A1" office:value-type="string">
            <text:p text:style-name="P79">-A ACTION, --action ACTION</text:p>
          </table:table-cell>
          <table:table-cell table:style-name="Table41.A1" office:value-type="string">
            <text:p text:style-name="P79">Run view method instead of print</text:p>
          </table:table-cell>
        </table:table-row>
        <table:table-row>
          <table:table-cell table:style-name="Table41.A1" office:value-type="string">
            <text:p text:style-name="P79">-F DIFFFILE, --difffile DIFFFILE</text:p>
          </table:table-cell>
          <table:table-cell table:style-name="Table41.A1" office:value-type="string">
            <text:p text:style-name="P79">Create difference PDF against PDF file</text:p>
          </table:table-cell>
        </table:table-row>
        <table:table-row>
          <table:table-cell table:style-name="Table41.A1" office:value-type="string">
            <text:p text:style-name="P79">--diffpages DIFFPAGES</text:p>
          </table:table-cell>
          <table:table-cell table:style-name="Table41.A1" office:value-type="string">
            <text:p text:style-name="P79">Maximum number of pages to insert in diff file</text:p>
          </table:table-cell>
        </table:table-row>
        <table:table-row>
          <table:table-cell table:style-name="Table41.A1" office:value-type="string">
            <text:p text:style-name="P79">-D DEFINE, --define DEFINE</text:p>
          </table:table-cell>
          <table:table-cell table:style-name="Table41.A1" office:value-type="string">
            <text:p text:style-name="P79">set UI component=value. Repeatable</text:p>
          </table:table-cell>
        </table:table-row>
        <table:table-row>
          <table:table-cell table:style-name="Table41.A1" office:value-type="string">
            <text:p text:style-name="P79">--debug</text:p>
          </table:table-cell>
          <table:table-cell table:style-name="Table41.A1" office:value-type="string">
            <text:p text:style-name="P79">Give debug output</text:p>
          </table:table-cell>
        </table:table-row>
        <table:table-row>
          <table:table-cell table:style-name="Table41.A1" office:value-type="string">
            <text:p text:style-name="P79">-z EXTRAS, --extras EXTRAS</text:p>
          </table:table-cell>
          <table:table-cell table:style-name="Table41.A1" office:value-type="string">
            <text:p text:style-name="P79">Special bit flags: 0-3 - verbosity of xdvipdfmx</text:p>
          </table:table-cell>
        </table:table-row>
        <table:table-row>
          <table:table-cell table:style-name="Table41.A1" office:value-type="string">
            <text:p text:style-name="P79">-V PDFVERSION, --pdfversion PDFVERSION</text:p>
          </table:table-cell>
          <table:table-cell table:style-name="Table41.A1" office:value-type="string">
            <text:p text:style-name="P79">PDF Version to read and write * 10 (default=14)</text:p>
          </table:table-cell>
        </table:table-row>
        <table:table-row>
          <table:table-cell table:style-name="Table41.A1" office:value-type="string">
            <text:p text:style-name="P79">-I, --identify</text:p>
          </table:table-cell>
          <table:table-cell table:style-name="Table41.A1" office:value-type="string">
            <text:p text:style-name="P79">add widget <text:span text:style-name="T60">and config </text:span>names to tooltips</text:p>
          </table:table-cell>
        </table:table-row>
      </table:table>
      <text:p text:style-name="Heading_20_2"/>
      <text:p text:style-name="P95"><text:bookmark-start text:name="__RefHeading___Toc6125_3868934351"/>Logging<text:bookmark-end text:name="__RefHeading___Toc6125_3868934351"/></text:p>
      <text:p text:style-name="P96">Where the commandline is not accessible, logging can be enabled by creating a file <text:span text:style-name="T16">ptxprint_log</text:span><text:span text:style-name="T17">ging</text:span><text:span text:style-name="T16">.cfg</text:span> in C:\Users\<text:span text:style-name="T2">&lt;Username&gt;</text:span>\AppData\Local\SIL\ptxprint on Windows or ~/.config/ptxprint on Linux. An example file is:</text:p>
      <text:p text:style-name="P96"/>
      <text:p text:style-name="P96">[loggers]</text:p>
      <text:p text:style-name="P96">keys=root</text:p>
      <text:p text:style-name="P96"/>
      <text:p text:style-name="P96">[handlers]</text:p>
      <text:p text:style-name="P96">keys=hand01</text:p>
      <text:p text:style-name="P96"/>
      <text:p text:style-name="P96">[formatters]</text:p>
      <text:p text:style-name="P96">keys=form01</text:p>
      <text:p text:style-name="P96"/>
      <text:p text:style-name="P96">[logger_root]</text:p>
      <text:p text:style-name="P96">level=DEBUG</text:p>
      <text:p text:style-name="P96">handlers=hand01</text:p>
      <text:p text:style-name="P96"/>
      <text:p text:style-name="P96">[handler_hand01]</text:p>
      <text:p text:style-name="P96">class=FileHandler</text:p>
      <text:p text:style-name="P96">level=DEBUG</text:p>
      <text:p text:style-name="P96">args=('c:/&lt;<text:span text:style-name="T2">writeablepath</text:span>&gt;/<text:span text:style-name="T2">ptxprint_debug.log</text:span>', 'w')</text:p>
      <text:p text:style-name="P96">formatter=form01</text:p>
      <text:p text:style-name="P96"/>
      <text:p text:style-name="P96">[formatter_form01]</text:p>
      <text:p text:style-name="P96">format=%(asctime)s.%(msecs)03d %(levelname)s:%(module)s(%(lineno)d) %(message)s</text:p>
      <text:p text:style-name="P96">datefmt=%d/%b/%Y %H:%M:%S</text:p>
      <text:p text:style-name="P96">class=logging.Formatter</text:p>
      <text:p text:style-name="P96"><draw:g text:anchor-type="paragraph" draw:z-index="1" draw:name="Group object 1" draw:style-name="gr1"><draw:custom-shape draw:style-name="gr2" draw:text-style-name="P143" xml:id="id4" draw:id="id4" svg:width="3.22cm" svg:height="1.779cm" svg:x="6.564cm" svg:y="4.676cm"><text:p text:style-name="P142"><text:span text:style-name="T70">SFM</text:span></text:p><text:p text:style-name="P142"><text:span text:style-name="T70">SFM</text:span><text:span text:style-name="T71">.triggers</text:span></text:p><text:p text:style-name="P142"><text:span text:style-name="T70">job</text:span><text:span text:style-name="T71">_FRT.tex</text:span></text:p><text:p text:style-name="P142"><text:span text:style-name="T70">job_SFM</text:span><text:span text:style-name="T71">.picli</text:span><text:span text:style-name="T71">st</text:span></text:p><draw:enhanced-geometry svg:viewBox="0 0 21600 21600" draw:mirror-horizontal="false" draw:mirror-vertical="false" draw:type="rectangle" draw:enhanced-path="M 0 0 L 21600 0 21600 21600 0 21600 0 0 Z N"/></draw:custom-shape><draw:custom-shape draw:style-name="gr3" draw:text-style-name="P145" xml:id="id1" draw:id="id1" svg:width="2.59cm" svg:height="0.632cm" draw:transform="skewX (0.0167551608191456) translate (1.91734722222222cm 1.91911111111111cm)"><text:p text:style-name="P144"><text:span text:style-name="T7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7" xml:id="id3" draw:id="id3" svg:width="3.68cm" svg:height="1.781cm" svg:x="6.564cm" svg:y="2.034cm"><text:p text:style-name="P146"><text:span text:style-name="T71">ptxprint.sty</text:span></text:p><text:p text:style-name="P146"><text:span text:style-name="T71">ptxprint-</text:span><text:span text:style-name="T71">mods.sty</text:span></text:p><text:p text:style-name="P146"><text:span text:style-name="T71">ptxprint-</text:span><text:span text:style-name="T71">premods.tex</text:span></text:p><text:p text:style-name="P146"><text:span text:style-name="T71">ptxprint-</text:span><text:span text:style-name="T71">mods.tex</text:span></text:p><draw:enhanced-geometry svg:viewBox="0 0 21600 21600" draw:mirror-horizontal="false" draw:mirror-vertical="false" draw:type="rectangle" draw:enhanced-path="M 0 0 L 21600 0 21600 21600 0 21600 0 0 Z N"/></draw:custom-shape><draw:custom-shape draw:style-name="gr5" draw:text-style-name="P147" xml:id="id2" draw:id="id2" svg:width="2.121cm" svg:height="1.041cm" svg:x="4.438cm" svg:y="0.222cm"><text:p text:style-name="P146"><text:span text:style-name="T71">ptxprint.cfg</text:span></text:p><text:p text:style-name="P146"><text:span text:style-name="T70">job.</text:span><text:span text:style-name="T71">piclist</text:span></text:p><draw:enhanced-geometry svg:viewBox="0 0 21600 21600" draw:mirror-horizontal="false" draw:mirror-vertical="false" draw:type="rectangle" draw:enhanced-path="M 0 0 L 21600 0 21600 21600 0 21600 0 0 Z N"/></draw:custom-shape><draw:connector draw:style-name="gr6" draw:text-style-name="P148" draw:type="line" svg:x1="3.212cm" svg:y1="1.918cm" svg:x2="4.438cm" svg:y2="0.742cm" draw:start-shape="id1" draw:start-glue-point="0" draw:end-shape="id2" draw:end-glue-point="3" svg:d="M3212 1918l1226-1176" svg:viewBox="0 0 1228 1178"><text:p/></draw:connector><draw:connector draw:style-name="gr6" draw:text-style-name="P148" draw:type="line" svg:x1="4.507cm" svg:y1="2.235cm" svg:x2="6.563cm" svg:y2="2.923cm" draw:start-shape="id1" draw:start-glue-point="1" draw:end-shape="id3" draw:end-glue-point="3" svg:d="M4507 2235l2056 688" svg:viewBox="0 0 2058 690"><text:p/></draw:connector><draw:connector draw:style-name="gr7" draw:text-style-name="P148" draw:type="line" svg:x1="3.202cm" svg:y1="2.55cm" svg:x2="8.173cm" svg:y2="4.675cm" draw:start-shape="id1" draw:start-glue-point="2" draw:end-shape="id4" draw:end-glue-point="0" svg:d="M3202 2550l4971 2125" svg:viewBox="0 0 4972 2127"><text:p/></draw:connector><draw:custom-shape draw:style-name="gr8" draw:text-style-name="P149" xml:id="id6" draw:id="id6" svg:width="2.588cm" svg:height="0.632cm" draw:transform="skewX (0.0167551608191456) translate (1.91911111111111cm 5.24933333333333cm)"><text:p text:style-name="P144"><text:span text:style-name="T71">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51" xml:id="id5" draw:id="id5" svg:width="2.012cm" svg:height="0.632cm" svg:x="2.196cm" svg:y="3.526cm"><text:p text:style-name="P150"><text:span text:style-name="T70">job</text:span><text:span text:style-name="T71">.tex</text:span></text:p><draw:enhanced-geometry svg:viewBox="0 0 21600 21600" draw:mirror-horizontal="false" draw:mirror-vertical="false" draw:type="rectangle" draw:enhanced-path="M 0 0 L 21600 0 21600 21600 0 21600 0 0 Z N"/></draw:custom-shape><draw:connector draw:style-name="gr7" draw:text-style-name="P148" draw:type="line" svg:x1="3.202cm" svg:y1="2.55cm" svg:x2="3.202cm" svg:y2="3.525cm" draw:start-shape="id1" draw:start-glue-point="2" draw:end-shape="id5" draw:end-glue-point="0" svg:d="M3202 2550v975" svg:viewBox="0 0 2 977"><text:p/></draw:connector><draw:connector draw:style-name="gr7" draw:text-style-name="P148" draw:type="line" svg:x1="3.202cm" svg:y1="4.157cm" svg:x2="3.213cm" svg:y2="5.249cm" draw:start-shape="id5" draw:start-glue-point="2" draw:end-shape="id6" draw:end-glue-point="0" svg:d="M3202 4157l11 1092" svg:viewBox="0 0 12 1094"><text:p/></draw:connector><draw:connector draw:style-name="gr7" draw:text-style-name="P148" draw:type="line" svg:x1="6.563cm" svg:y1="2.923cm" svg:x2="3.212cm" svg:y2="5.249cm" draw:start-shape="id3" draw:start-glue-point="3" draw:end-shape="id6" draw:end-glue-point="0" svg:d="M6563 2923l-3351 2326" svg:viewBox="0 0 3353 2328"><text:p/></draw:connector><draw:connector draw:style-name="gr10" draw:text-style-name="P152" draw:type="line" svg:x1="6.563cm" svg:y1="5.565cm" svg:x2="4.507cm" svg:y2="5.565cm" draw:start-shape="id4" draw:start-glue-point="3" draw:end-shape="id6" draw:end-glue-point="1" svg:d="M6563 5565h-2056" svg:viewBox="0 0 2058 2"><text:p/></draw:connector><draw:custom-shape draw:style-name="gr9" draw:text-style-name="P151" xml:id="id7" draw:id="id7" svg:width="2.012cm" svg:height="0.632cm" svg:x="2.196cm" svg:y="7.496cm"><text:p text:style-name="P150"><text:span text:style-name="T70">job</text:span><text:span text:style-name="T71">.xdv</text:span></text:p><draw:enhanced-geometry svg:viewBox="0 0 21600 21600" draw:mirror-horizontal="false" draw:mirror-vertical="false" draw:type="rectangle" draw:enhanced-path="M 0 0 L 21600 0 21600 21600 0 21600 0 0 Z N"/></draw:custom-shape><draw:custom-shape draw:style-name="gr11" draw:text-style-name="P149" xml:id="id12" draw:id="id12" svg:width="2.587cm" svg:height="0.632cm" draw:transform="skewX (0.0167551608191456) translate (4.81365277777778cm 8.89881944444444cm)"><text:p text:style-name="P144"><text:span text:style-name="T7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53" draw:type="curve" svg:x1="1.907cm" svg:y1="2.235cm" svg:x2="1.909cm" svg:y2="5.565cm" draw:start-shape="id1" draw:start-glue-point="3" draw:end-shape="id6" draw:end-glue-point="3" svg:d="M1907 2235c-768 0-768 3330 2 3330" svg:viewBox="0 0 579 3332"><text:p/></draw:connector><draw:connector draw:style-name="gr10" draw:text-style-name="P152" draw:type="line" svg:x1="3.202cm" svg:y1="5.881cm" svg:x2="3.202cm" svg:y2="7.497cm" draw:start-shape="id6" draw:start-glue-point="2" draw:end-shape="id7" draw:end-glue-point="0" svg:d="M3202 5881v1616" svg:viewBox="0 0 2 1617"><text:p/></draw:connector><draw:custom-shape draw:style-name="gr13" draw:text-style-name="P149" xml:id="id8" draw:id="id8" svg:width="2.59cm" svg:height="0.632cm" draw:transform="skewX (0.0167551608191456) translate (1.91911111111111cm 9.88483333333334cm)"><text:p text:style-name="P144"><text:span text:style-name="T71">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52" draw:type="line" svg:x1="3.202cm" svg:y1="8.128cm" svg:x2="3.215cm" svg:y2="9.885cm" draw:start-shape="id7" draw:start-glue-point="2" draw:end-shape="id8" draw:end-glue-point="0" svg:d="M3202 8128l13 1757" svg:viewBox="0 0 14 1759"><text:p/></draw:connector><draw:custom-shape draw:style-name="gr14" draw:text-style-name="P151" xml:id="id9" draw:id="id9" svg:width="2.013cm" svg:height="0.632cm" svg:x="5.424cm" svg:y="11.375cm"><text:p text:style-name="P150"><text:span text:style-name="T70">job</text:span><text:span text:style-name="T71">.pdf</text:span></text:p><draw:enhanced-geometry svg:viewBox="0 0 21600 21600" draw:mirror-horizontal="false" draw:mirror-vertical="false" draw:type="rectangle" draw:enhanced-path="M 0 0 L 21600 0 21600 21600 0 21600 0 0 Z N"/></draw:custom-shape><draw:connector draw:style-name="gr10" draw:text-style-name="P152" draw:type="line" svg:x1="4.509cm" svg:y1="10.2cm" svg:x2="6.429cm" svg:y2="11.374cm" draw:start-shape="id8" draw:start-glue-point="1" draw:end-shape="id9" draw:end-glue-point="0" svg:d="M4509 10200l1920 1174" svg:viewBox="0 0 1923 1177"><text:p/></draw:connector><draw:custom-shape draw:style-name="gr15" draw:text-style-name="P149" xml:id="id10" draw:id="id10" svg:width="2.588cm" svg:height="0.63cm" draw:transform="skewX (0.0167551608191456) translate (7.89869444444445cm 10.3893055555556cm)"><text:p text:style-name="P144"><text:span text:style-name="T7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52" draw:type="line" svg:x1="7.437cm" svg:y1="11.691cm" svg:x2="9.181cm" svg:y2="11.019cm" draw:start-shape="id9" draw:start-glue-point="1" draw:end-shape="id10" draw:end-glue-point="2" svg:d="M7437 11691l1744-672" svg:viewBox="0 0 1746 674"><text:p/></draw:connector><draw:custom-shape draw:style-name="gr17" draw:text-style-name="P154" xml:id="id11" draw:id="id11" svg:width="2.405cm" svg:height="1.444cm" svg:x="7.199cm" svg:y="0.222cm"><text:p text:style-name="P146"><text:span text:style-name="T71">usfm_sb.sty</text:span></text:p><text:p text:style-name="P146"><text:span text:style-name="T71">ptx2pdf.sty</text:span></text:p><text:p text:style-name="P146"><text:span text:style-name="T71">custom.sty</text:span></text:p><draw:enhanced-geometry svg:viewBox="0 0 21600 21600" draw:type="rectangle" draw:enhanced-path="M 0 0 L 21600 0 21600 21600 0 21600 0 0 Z N"/></draw:custom-shape><draw:connector draw:style-name="gr18" draw:text-style-name="P153" draw:type="line" svg:x1="7.198cm" svg:y1="0.943cm" svg:x2="3.212cm" svg:y2="5.248cm" draw:start-shape="id11" draw:start-glue-point="3" draw:end-shape="id6" draw:end-glue-point="0" svg:d="M7198 943l-3986 4305" svg:viewBox="0 0 3988 4307"><text:p/></draw:connector><draw:custom-shape draw:style-name="gr19" draw:text-style-name="P155" xml:id="id13" draw:id="id13" svg:width="2.486cm" svg:height="2.805cm" svg:x="8.241cm" svg:y="6.796cm"><text:p text:style-name="P146"><text:span text:style-name="T71">.log</text:span></text:p><text:p text:style-name="P146"><text:span text:style-name="T71">.toc</text:span></text:p><text:p text:style-name="P146"><text:span text:style-name="T71">.picpages</text:span></text:p><text:p text:style-name="P146"><text:span text:style-name="T71">.parlocs</text:span></text:p><text:p text:style-name="P146"><text:span text:style-name="T71">.delayed</text:span></text:p><text:p text:style-name="P146"><text:span text:style-name="T71">.notepages</text:span></text:p><text:p text:style-name="P146"><text:span text:style-name="T71">.marginnotes</text:span></text:p><draw:enhanced-geometry svg:viewBox="0 0 21600 21600" draw:type="rectangle" draw:enhanced-path="M 0 0 L 21600 0 21600 21600 0 21600 0 0 Z N"/></draw:custom-shape><draw:connector draw:style-name="gr20" draw:text-style-name="P153" draw:type="line" svg:x1="7.4cm" svg:y1="9.214cm" svg:x2="8.241cm" svg:y2="8.198cm" draw:start-shape="id12" draw:start-glue-point="1" draw:end-shape="id13" draw:end-glue-point="3" svg:d="M7400 9214l841-1016" svg:viewBox="0 0 843 1018"><text:p/></draw:connector><draw:connector draw:style-name="gr20" draw:text-style-name="P153" draw:type="line" svg:x1="4.507cm" svg:y1="5.565cm" svg:x2="8.241cm" svg:y2="8.199cm" draw:start-shape="id6" draw:start-glue-point="1" draw:end-shape="id13" draw:end-glue-point="3" svg:d="M4507 5565l3734 2634" svg:viewBox="0 0 3736 2635"><text:p/></draw:connector><draw:connector draw:style-name="gr12" draw:text-style-name="P153" draw:type="curve" svg:x1="6.107cm" svg:y1="8.899cm" svg:x2="4.507cm" svg:y2="5.565cm" draw:start-shape="id12" draw:start-glue-point="0" draw:end-shape="id6" draw:end-glue-point="1" svg:d="M6107 8899c0-2223-533-3334-1600-3334" svg:viewBox="0 0 1602 3336"><text:p/></draw:connector><draw:custom-shape draw:style-name="gr21" draw:text-style-name="P151" svg:width="2.493cm" svg:height="0.641cm" svg:x="8.481cm" svg:y="12.488cm"><text:p text:style-name="P150"><text:span text:style-name="T70">job_insert</text:span><text:span text:style-name="T71">.pdf</text:span></text:p><draw:enhanced-geometry svg:viewBox="0 0 21600 21600" draw:mirror-horizontal="false" draw:mirror-vertical="false" draw:type="rectangle" draw:enhanced-path="M 0 0 L 21600 0 21600 21600 0 21600 0 0 Z N"/></draw:custom-shape><draw:line draw:style-name="gr22" draw:text-style-name="P153" svg:x1="9.285cm" svg:y1="11.045cm" svg:x2="10.006cm" svg:y2="12.488cm"><text:p/></draw:line></draw:g><text:soft-page-break/></text:p>
      <text:p text:style-name="P99"/>
      <text:p text:style-name="P100"><text:bookmark-start text:name="__RefHeading___Toc10501_326506458"/><text:bookmark text:name="_ictjav3do73c"/>File Processing and Generated Files<text:bookmark-end text:name="__RefHeading___Toc10501_326506458"/></text:p>
      <text:p text:style-name="P42">[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5">.tex [r]</text:p>
          </table:table-cell>
          <table:table-cell table:style-name="Table9.A1" office:value-type="string">
            <text:p text:style-name="P25">Job file that XeTeX runs</text:p>
          </table:table-cell>
        </table:table-row>
        <table:table-row table:style-name="Table9.1">
          <table:table-cell table:style-name="Table9.A1" office:value-type="string">
            <text:p text:style-name="P25">.log</text:p>
          </table:table-cell>
          <table:table-cell table:style-name="Table9.A1" office:value-type="string">
            <text:p text:style-name="P25">Generated log of the last XeTeX run against the .tex file</text:p>
          </table:table-cell>
        </table:table-row>
        <table:table-row table:style-name="Table9.1">
          <table:table-cell table:style-name="Table9.A1" office:value-type="string">
            <text:p text:style-name="P25">.delayed [r]</text:p>
          </table:table-cell>
          <table:table-cell table:style-name="Table9.A1" office:value-type="string">
            <text:p text:style-name="P25">Paragraph positions of cutouts (drop chap, figures, sidebars). Is used to calculate paragraph cutouts:</text:p>
            <text:p text:style-name="P25">\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5">\RaiseItem{<text:span text:style-name="T1">type</text:span>}{<text:span text:style-name="T1">ref</text:span>}{<text:span text:style-name="T1">pageno</text:span>}</text:p>
          </table:table-cell>
        </table:table-row>
        <table:table-row table:style-name="Table9.1">
          <table:table-cell table:style-name="Table9.A1" office:value-type="string">
            <text:p text:style-name="P25">.parlocs [r]</text:p>
          </table:table-cell>
          <table:table-cell table:style-name="Table9.A1" office:value-type="string">
            <text:p text:style-name="P25">Position of the start and end of each paragraph on the page</text:p>
            <text:p text:style-name="P25">\@pgstart{<text:span text:style-name="T1">pageno</text:span>}</text:p>
            <text:p text:style-name="P25">\@colstart{<text:span text:style-name="T1">height</text:span>}{<text:span text:style-name="T1">depth</text:span>}{<text:span text:style-name="T1">width</text:span>}{<text:span text:style-name="T1">xpos</text:span>}{<text:span text:style-name="T1">ypos</text:span>}</text:p>
            <text:p text:style-name="P25">\@parstart {<text:span text:style-name="T1">baselineskip</text:span>}{<text:span text:style-name="T1">xpos</text:span>}{<text:span text:style-name="T1">ypos</text:span>}</text:p>
            <text:p text:style-name="P25">\@parlen{<text:span text:style-name="T1">ref</text:span>}{<text:span text:style-name="T1">adjustment</text:span>}{<text:span text:style-name="T1">number of lines in paragraph</text:span>}</text:p>
            <text:p text:style-name="P25">\@colstop{<text:span text:style-name="T1">xpos</text:span>}{<text:span text:style-name="T1">ypos</text:span>}</text:p>
          </table:table-cell>
        </table:table-row>
        <table:table-row table:style-name="Table9.1">
          <table:table-cell table:style-name="Table9.A1" office:value-type="string">
            <text:p text:style-name="P25">.picpages [r]</text:p>
          </table:table-cell>
          <table:table-cell table:style-name="Table9.A1" office:value-type="string">
            <text:p text:style-name="P25">Tracks which figures are on which pages to catch them moving</text:p>
            <text:p text:style-name="P25">\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5">.notepages [r]</text:p>
          </table:table-cell>
          <table:table-cell table:style-name="Table9.A1" office:value-type="string">
            <text:p text:style-name="P25">For per page callers, holds the first caller per page:</text:p>
            <text:p text:style-name="P25">\noteonpage{<text:span text:style-name="T1">caller</text:span>}{<text:span text:style-name="T1">pageno</text:span>}</text:p>
          </table:table-cell>
        </table:table-row>
        <table:table-row table:style-name="Table9.1">
          <table:table-cell table:style-name="Table9.A1" office:value-type="string">
            <text:p text:style-name="P25">.marginnotes [r]</text:p>
          </table:table-cell>
          <table:table-cell table:style-name="Table9.A1" office:value-type="string">
            <text:p text:style-name="P25">Position of each margin note on the page</text:p>
            <text:p text:style-name="P25">\@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5">.fontusage</text:p>
          </table:table-cell>
          <table:table-cell table:style-name="Table9.A1" office:value-type="string">
            <text:p text:style-name="P25">List of fonts used if \ifLogFonts true</text:p>
          </table:table-cell>
        </table:table-row>
        <table:table-row table:style-name="Table9.1">
          <table:table-cell table:style-name="Table9.A1" office:value-type="string">
            <text:p text:style-name="P25">.<text:span text:style-name="T24">xdv</text:span></text:p>
          </table:table-cell>
          <table:table-cell table:style-name="Table9.A1" office:value-type="string">
            <text:p text:style-name="P46">TeX device independent output. Generates PDF</text:p>
          </table:table-cell>
        </table:table-row>
        <table:table-row table:style-name="Table9.1">
          <table:table-cell table:style-name="Table9.A1" office:value-type="string">
            <text:p text:style-name="P25">.<text:span text:style-name="T24">xdvi_log</text:span></text:p>
          </table:table-cell>
          <table:table-cell table:style-name="Table9.A1" office:value-type="string">
            <text:p text:style-name="P46">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6">\ChapterVerseSeparator</text:p>
          </table:table-cell>
          <table:table-cell table:style-name="Table10.A1" office:value-type="string">
            <text:p text:style-name="P26">Separator between chapter and verse in header.</text:p>
          </table:table-cell>
        </table:table-row>
        <table:table-row table:style-name="Table10.1">
          <table:table-cell table:style-name="Table10.A1" office:value-type="string">
            <text:p text:style-name="P26">\RangeSeparator</text:p>
          </table:table-cell>
          <table:table-cell table:style-name="Table10.A1" office:value-type="string">
            <text:p text:style-name="P26">Range of text in header</text:p>
          </table:table-cell>
        </table:table-row>
        <table:table-row table:style-name="Table10.1">
          <table:table-cell table:style-name="Table10.A1" office:value-type="string">
            <text:p text:style-name="P26">\MakeChapterLabel#1#2{#1\ #2}</text:p>
          </table:table-cell>
          <table:table-cell table:style-name="Table10.A1" office:value-type="string">
            <text:p text:style-name="P26">Sequence and separator for chapter labels.</text:p>
          </table:table-cell>
        </table:table-row>
        <table:table-row table:style-name="Table10.1">
          <table:table-cell table:style-name="Table10.A1" office:value-type="string">
            <text:p text:style-name="P26">\AdornVerseNumber#1{#1}</text:p>
          </table:table-cell>
          <table:table-cell table:style-name="Table10.A1" office:value-type="string">
            <text:p text:style-name="P26">Any ornamentation for <text:s/>verses</text:p>
          </table:table-cell>
        </table:table-row>
        <table:table-row table:style-name="Table10.1">
          <table:table-cell table:style-name="Table10.A1" office:value-type="string">
            <text:p text:style-name="P26">\DecorateRef#1{(#1)}</text:p>
          </table:table-cell>
          <table:table-cell table:style-name="Table10.A1" office:value-type="string">
            <text:p text:style-name="P26">Any decoration of the reference in a figure caption</text:p>
          </table:table-cell>
        </table:table-row>
        <table:table-row table:style-name="Table10.1">
          <table:table-cell table:style-name="Table10.A1" office:value-type="string">
            <text:p text:style-name="P26">\ISBN#1</text:p>
          </table:table-cell>
          <table:table-cell table:style-name="Table10.A1" office:value-type="string">
            <text:p text:style-name="P26">Output ISBN from TeX. (see also zISBNbarcode)</text:p>
          </table:table-cell>
        </table:table-row>
        <table:table-row table:style-name="Table10.1">
          <table:table-cell table:style-name="Table10.A1" office:value-type="string">
            <text:p text:style-name="P26">\DefineActiveChar#1#2</text:p>
          </table:table-cell>
          <table:table-cell table:style-name="Table10.A1" office:value-type="string">
            <text:p text:style-name="P26">Mark a character as being active with the given definition</text:p>
          </table:table-cell>
        </table:table-row>
        <table:table-row table:style-name="Table10.1">
          <table:table-cell table:style-name="Table10.A1" office:value-type="string">
            <text:p text:style-name="P26">\bridgeVerses <text:span text:style-name="T1">bkkC</text:span>.<text:span text:style-name="T1">V</text:span>-<text:span text:style-name="T1">V</text:span>.</text:p>
          </table:table-cell>
          <table:table-cell table:style-name="Table10.A1" office:value-type="string">
            <text:p text:style-name="P26">Bridges a pair of verse. Note the final . delimiter</text:p>
          </table:table-cell>
        </table:table-row>
        <table:table-row table:style-name="Table10.1">
          <table:table-cell table:style-name="Table10.A1" office:value-type="string">
            <text:p text:style-name="P26">\EndNoteSeparator</text:p>
          </table:table-cell>
          <table:table-cell table:style-name="Table10.A1" office:value-type="string">
            <text:p text:style-name="P26">Makes the rule used before (and after) end-notes</text:p>
          </table:table-cell>
        </table:table-row>
      </table:table>
      <text:p text:style-name="P34"/>
      <text:p text:style-name="P35"><text:bookmark-start text:name="__RefHeading___Toc10497_326506458"/><text:bookmark text:name="_bd4r4qbj38f1"/>Triggers<text:bookmark-end text:name="__RefHeading___Toc10497_326506458"/></text:p>
      <text:p text:style-name="P32">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2"><text:span text:style-name="T21">\AddTrigger </text:span><text:span text:style-name="T22">name</text:span></text:p>
            <text:p text:style-name="P102"><text:span text:style-name="T21"><text:s text:c="3"/></text:span><text:span text:style-name="T22">USFM content</text:span></text:p>
            <text:p text:style-name="P101">\EndTrigger</text:p>
          </table:table-cell>
          <table:table-cell table:style-name="Table11.B1" office:value-type="string">
            <text:p text:style-name="P25"/>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5">REV20.14-preverse</text:p>
          </table:table-cell>
          <table:table-cell table:style-name="Table12.B2" office:value-type="string">
            <text:p text:style-name="P25">Triggers before the verse number</text:p>
          </table:table-cell>
        </table:table-row>
        <table:table-row table:style-name="Table12.1">
          <table:table-cell table:style-name="Table12.A3" office:value-type="string">
            <text:p text:style-name="P25">GLOk.LakeofFire-preverse</text:p>
          </table:table-cell>
          <table:table-cell table:style-name="Table12.B3" office:value-type="string">
            <text:p text:style-name="P25">Triggers before a glossary entry in the the GLO book</text:p>
          </table:table-cell>
        </table:table-row>
        <table:table-row table:style-name="Table12.1">
          <table:table-cell table:style-name="Table12.A4" office:value-type="string">
            <text:p text:style-name="P25">ms:zif</text:p>
          </table:table-cell>
          <table:table-cell table:style-name="Table12.B4" office:value-type="string">
            <text:p text:style-name="P25">Triggers before any standalone milestone of type zif: \zif|file=”wombats”\* in any book</text:p>
          </table:table-cell>
        </table:table-row>
        <table:table-row table:style-name="Table12.1">
          <table:table-cell table:style-name="Table12.A5" office:value-type="string">
            <text:p text:style-name="P25">ms:zwombat=a542</text:p>
          </table:table-cell>
          <table:table-cell table:style-name="Table12.B5" office:value-type="string">
            <text:p text:style-name="P25">Triggers before the unique standalone milestone \zwombat|id=”a542”\*</text:p>
          </table:table-cell>
        </table:table-row>
        <table:table-row table:style-name="Table12.1">
          <table:table-cell table:style-name="Table12.A6" office:value-type="string">
            <text:p text:style-name="P25">GENa542</text:p>
          </table:table-cell>
          <table:table-cell table:style-name="Table12.B6" office:value-type="string">
            <text:p text:style-name="P25">Triggers before any standalone milestone with matching id e.g. \zwombat|a542\* in the book GEN</text:p>
          </table:table-cell>
        </table:table-row>
        <table:table-row table:style-name="Table12.1">
          <table:table-cell table:style-name="Table12.A7" office:value-type="string">
            <text:p text:style-name="P25">REV20.14</text:p>
          </table:table-cell>
          <table:table-cell table:style-name="Table12.B7" office:value-type="string">
            <text:p text:style-name="P25">Triggers mid-paragraph, after the post-versenumber space.</text:p>
          </table:table-cell>
        </table:table-row>
        <table:table-row table:style-name="Table12.1">
          <table:table-cell table:style-name="Table12.A8" office:value-type="string">
            <text:p text:style-name="P25">GLOk.Herod</text:p>
          </table:table-cell>
          <table:table-cell table:style-name="Table12.B8" office:value-type="string">
            <text:p text:style-name="P25">Triggers mid-paragraph, after the glossary entry \k Herod\k*</text:p>
          </table:table-cell>
        </table:table-row>
        <table:table-row table:style-name="Table12.1">
          <table:table-cell table:style-name="Table12.A9" office:value-type="string">
            <text:p text:style-name="P25"><text:span text:style-name="T1">name</text:span>=2</text:p>
          </table:table-cell>
          <table:table-cell table:style-name="Table12.B9" office:value-type="string">
            <text:p text:style-name="P25">Triggers before the second paragraph after <text:span text:style-name="T1">name</text:span></text:p>
          </table:table-cell>
        </table:table-row>
      </table:table>
      <text:p text:style-name="P34"><text:bookmark-start text:name="__RefHeading___Toc10495_326506458"/><text:bookmark text:name="_whdm7fq6oblf"/>Global (layout-altering and <text:span text:style-name="T1">debugging</text:span>) <text:s/>booleans<text:bookmark-end text:name="__RefHeading___Toc10495_326506458"/></text:p>
      <text:p text:style-name="P3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1">\ifActions</text:p>
          </table:table-cell>
          <table:table-cell table:style-name="Table13.B2" office:value-type="string">
            <text:p text:style-name="P31">Make links active inside PDF [true]</text:p>
          </table:table-cell>
        </table:table-row>
        <table:table-row table:style-name="Table13.1">
          <table:table-cell table:style-name="Table13.A3" office:value-type="string">
            <text:p text:style-name="P31">\⁠ifAttrMilestoneMatchesUnattr</text:p>
          </table:table-cell>
          <table:table-cell table:style-name="Table13.B3" office:value-type="string">
            <text:p text:style-name="P3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31">\ifBindingGutter</text:p>
          </table:table-cell>
          <table:table-cell table:style-name="Table13.B4" office:value-type="string">
            <text:p text:style-name="P31">Is there a binding gutter [false[</text:p>
          </table:table-cell>
        </table:table-row>
        <table:table-row table:style-name="Table13.1">
          <table:table-cell table:style-name="Table13.A5" office:value-type="string">
            <text:p text:style-name="P31">\ifBookOpenLeft</text:p>
          </table:table-cell>
          <table:table-cell table:style-name="Table13.B5" office:value-type="string">
            <text:p text:style-name="P31">Page order is reversed for RTL type books [false]</text:p>
          </table:table-cell>
        </table:table-row>
        <table:table-row table:style-name="Table13.1">
          <table:table-cell table:style-name="Table13.A6" office:value-type="string">
            <text:p text:style-name="P31">\ifCalcChapSize</text:p>
          </table:table-cell>
          <table:table-cell table:style-name="Table13.B6" office:value-type="string">
            <text:p text:style-name="P31">Attempt to automatically calculate drop chapter number size [true]</text:p>
          </table:table-cell>
        </table:table-row>
        <table:table-row table:style-name="Table13.1">
          <table:table-cell table:style-name="Table13.A7" office:value-type="string">
            <text:p text:style-name="P31">\ifCaptionFirst</text:p>
          </table:table-cell>
          <table:table-cell table:style-name="Table13.B7" office:value-type="string">
            <text:p text:style-name="P31">Output caption before image [false]</text:p>
          </table:table-cell>
        </table:table-row>
        <table:table-row table:style-name="Table13.1">
          <table:table-cell table:style-name="Table13.A8" office:value-type="string">
            <text:p text:style-name="P31">\ifCaptionRefFirst</text:p>
          </table:table-cell>
          <table:table-cell table:style-name="Table13.B8" office:value-type="string">
            <text:p text:style-name="P31">Output reference before caption [false]</text:p>
          </table:table-cell>
        </table:table-row>
        <table:table-row table:style-name="Table13.1">
          <table:table-cell table:style-name="Table13.A9" office:value-type="string">
            <text:p text:style-name="P31">\ifColNotes</text:p>
          </table:table-cell>
          <table:table-cell table:style-name="Table13.B9" office:value-type="string">
            <text:p text:style-name="P31">Whether to have column notes [false]</text:p>
          </table:table-cell>
        </table:table-row>
        <table:table-row table:style-name="Table13.1">
          <table:table-cell table:style-name="Table13.A10" office:value-type="string">
            <text:p text:style-name="P31">\ifColNotesRule</text:p>
          </table:table-cell>
          <table:table-cell table:style-name="Table13.B10" office:value-type="string">
            <text:p text:style-name="P31">Output a rule separating column notes from body text [false]</text:p>
          </table:table-cell>
        </table:table-row>
        <table:table-row table:style-name="Table13.1">
          <table:table-cell table:style-name="Table13.A11" office:value-type="string">
            <text:p text:style-name="P31">\ifColorFonts</text:p>
          </table:table-cell>
          <table:table-cell table:style-name="Table13.B11" office:value-type="string">
            <text:p text:style-name="P31">Allow coloured fonts [true]</text:p>
          </table:table-cell>
        </table:table-row>
        <table:table-row table:style-name="Table13.1">
          <table:table-cell table:style-name="Table13.A12" office:value-type="string">
            <text:p text:style-name="P31">\ifColumnGutterRule</text:p>
          </table:table-cell>
          <table:table-cell table:style-name="Table13.B12" office:value-type="string">
            <text:p text:style-name="P31">Output a central column gutter rule [false]</text:p>
          </table:table-cell>
        </table:table-row>
        <table:table-row table:style-name="Table13.1">
          <table:table-cell table:style-name="Table13.A13" office:value-type="string">
            <text:p text:style-name="P31">\ifCropMarks</text:p>
          </table:table-cell>
          <table:table-cell table:style-name="Table13.B13" office:value-type="string">
            <text:p text:style-name="P31">Whether to insert crop marks (and increase page size) [false]</text:p>
          </table:table-cell>
        </table:table-row>
        <table:table-row table:style-name="Table13.1">
          <table:table-cell table:style-name="Table13.A14" office:value-type="string">
            <text:p text:style-name="P31">\ifDoCaptions</text:p>
          </table:table-cell>
          <table:table-cell table:style-name="Table13.B14" office:value-type="string">
            <text:p text:style-name="P31">Include captions in figures</text:p>
          </table:table-cell>
        </table:table-row>
        <table:table-row table:style-name="Table13.1">
          <table:table-cell table:style-name="Table13.A15" office:value-type="string">
            <text:p text:style-name="P31">\ifDropActions</text:p>
          </table:table-cell>
          <table:table-cell table:style-name="Table13.B15" office:value-type="string">
            <text:p text:style-name="P31">Don’t output PDF bookmarks [false]</text:p>
          </table:table-cell>
        </table:table-row>
        <table:table-row table:style-name="Table13.1">
          <table:table-cell table:style-name="Table13.A16" office:value-type="string">
            <text:p text:style-name="P31">\ifendbooknoeject</text:p>
          </table:table-cell>
          <table:table-cell table:style-name="Table13.B16" office:value-type="string">
            <text:p text:style-name="P31">Don’t insert a page break after this book</text:p>
          </table:table-cell>
        </table:table-row>
        <table:table-row table:style-name="Table13.1">
          <table:table-cell table:style-name="Table13.A17" office:value-type="string">
            <text:p text:style-name="P31">\iffiglocleft</text:p>
          </table:table-cell>
          <table:table-cell table:style-name="Table13.B17" office:value-type="string">
            <text:p text:style-name="P31">Default figure positions to top left [true]</text:p>
          </table:table-cell>
        </table:table-row>
        <table:table-row table:style-name="Table13.1">
          <table:table-cell table:style-name="Table13.A18" office:value-type="string">
            <text:p text:style-name="P31">\ifFigurePlaceholder</text:p>
          </table:table-cell>
          <table:table-cell table:style-name="Table13.B18" office:value-type="string">
            <text:p text:style-name="P31">Insert place holders instead of picture files [false]</text:p>
          </table:table-cell>
        </table:table-row>
        <table:table-row table:style-name="Table13.1">
          <table:table-cell table:style-name="Table13.A19" office:value-type="string">
            <text:p text:style-name="P31">\ifFinalNotesDown</text:p>
          </table:table-cell>
          <table:table-cell table:style-name="Table13.B19" office:value-type="string">
            <text:p text:style-name="P31">Push notes on the final page to the bottom of the page [false]</text:p>
          </table:table-cell>
        </table:table-row>
        <text:soft-page-break/>
        <table:table-row table:style-name="Table13.1">
          <table:table-cell table:style-name="Table13.A20" office:value-type="string">
            <text:p text:style-name="P31">\ifIncludeFigures</text:p>
          </table:table-cell>
          <table:table-cell table:style-name="Table13.B20" office:value-type="string">
            <text:p text:style-name="P31">Include figures at all [true]</text:p>
          </table:table-cell>
        </table:table-row>
        <table:table-row table:style-name="Table13.1">
          <table:table-cell table:style-name="Table13.A21" office:value-type="string">
            <text:p text:style-name="P31">\ifIndentAfterHeading</text:p>
          </table:table-cell>
          <table:table-cell table:style-name="Table13.B21" office:value-type="string">
            <text:p text:style-name="P31">Allow first line indentation after a heading [true]</text:p>
          </table:table-cell>
        </table:table-row>
        <table:table-row table:style-name="Table13.1">
          <table:table-cell table:style-name="Table13.A22" office:value-type="string">
            <text:p text:style-name="P31">\ifIndentAfterHeading</text:p>
          </table:table-cell>
          <table:table-cell table:style-name="Table13.B22" office:value-type="string">
            <text:p text:style-name="P31">Allow indented paragraphs following a heading [true]</text:p>
          </table:table-cell>
        </table:table-row>
        <table:table-row table:style-name="Table13.1">
          <table:table-cell table:style-name="Table13.A23" office:value-type="string">
            <text:p text:style-name="P31">\ifIndentAtChapter</text:p>
          </table:table-cell>
          <table:table-cell table:style-name="Table13.B23" office:value-type="string">
            <text:p text:style-name="P31">Allow indented paragraphs at chapter start with cutouts [false]</text:p>
          </table:table-cell>
        </table:table-row>
        <table:table-row table:style-name="Table13.1">
          <table:table-cell table:style-name="Table13.A24" office:value-type="string">
            <text:p text:style-name="P31">\ifJoinGutterRule</text:p>
          </table:table-cell>
          <table:table-cell table:style-name="Table13.B24" office:value-type="string">
            <text:p text:style-name="P31">Join diglot text rule with notes rule [false]</text:p>
          </table:table-cell>
        </table:table-row>
        <table:table-row table:style-name="Table13.1">
          <table:table-cell table:style-name="Table13.A25" office:value-type="string">
            <text:p text:style-name="P31">\ifJustifyPars</text:p>
          </table:table-cell>
          <table:table-cell table:style-name="Table13.B25" office:value-type="string">
            <text:p text:style-name="P31">Justify text [true]</text:p>
          </table:table-cell>
        </table:table-row>
        <table:table-row table:style-name="Table13.1">
          <table:table-cell table:style-name="Table13.A26" office:value-type="string">
            <text:p text:style-name="P38">\ifLogFonts</text:p>
          </table:table-cell>
          <table:table-cell table:style-name="Table13.B26" office:value-type="string">
            <text:p text:style-name="P31">Generate an extra .fontusage file showing which page <text:s/>each new character style is first used on and what font it uses.</text:p>
          </table:table-cell>
        </table:table-row>
        <table:table-row table:style-name="Table13.1">
          <table:table-cell table:style-name="Table13.A26" office:value-type="string">
            <text:p text:style-name="P37">\ifMarkAdjustPoints</text:p>
          </table:table-cell>
          <table:table-cell table:style-name="Table13.B26" office:value-type="string">
            <text:p text:style-name="P59">Display <text:span text:style-name="T51">an adjlist id for each paragraph </text:span>[false]</text:p>
          </table:table-cell>
        </table:table-row>
        <table:table-row table:style-name="Table13.1">
          <table:table-cell table:style-name="Table13.A28" office:value-type="string">
            <text:p text:style-name="P38">\ifMarkTriggerPoints</text:p>
          </table:table-cell>
          <table:table-cell table:style-name="Table13.B28" office:value-type="string">
            <text:p text:style-name="P31">Display trigger points in output [false]</text:p>
          </table:table-cell>
        </table:table-row>
        <table:table-row table:style-name="Table13.1">
          <table:table-cell table:style-name="Table13.A29" office:value-type="string">
            <text:p text:style-name="P31">\ifMidPageFootnotes</text:p>
          </table:table-cell>
          <table:table-cell table:style-name="Table13.B29" office:value-type="string">
            <text:p text:style-name="P31">Should footnotes go before a single-double column transition [false]</text:p>
          </table:table-cell>
        </table:table-row>
        <table:table-row table:style-name="Table13.1">
          <table:table-cell table:style-name="Table13.A30" office:value-type="string">
            <text:p text:style-name="P31">\ifnoinkinmargin</text:p>
          </table:table-cell>
          <table:table-cell table:style-name="Table13.B30" office:value-type="string">
            <text:p text:style-name="P31">Reduce text block to insert footer rather than in the margin [false]</text:p>
          </table:table-cell>
        </table:table-row>
        <table:table-row table:style-name="Table13.1">
          <table:table-cell table:style-name="Table13.A31" office:value-type="string">
            <text:p text:style-name="P31">\ifNoteGutterRule</text:p>
          </table:table-cell>
          <table:table-cell table:style-name="Table13.B31" office:value-type="string">
            <text:p text:style-name="P31">Insert a rule between diglot columns [true]</text:p>
          </table:table-cell>
        </table:table-row>
        <table:table-row table:style-name="Table13.1">
          <table:table-cell table:style-name="Table13.A32" office:value-type="string">
            <text:p text:style-name="P31">\ifnotesEachBook</text:p>
          </table:table-cell>
          <table:table-cell table:style-name="Table13.B32" office:value-type="string">
            <text:p text:style-name="P31">Output endnotes at the end of each book [true]</text:p>
          </table:table-cell>
        </table:table-row>
        <table:table-row table:style-name="Table13.1">
          <table:table-cell table:style-name="Table13.A33" office:value-type="string">
            <text:p text:style-name="P31">\ifNoTransparency</text:p>
          </table:table-cell>
          <table:table-cell table:style-name="Table13.B33" office:value-type="string">
            <text:p text:style-name="P31">Disable transparency output in PDF [false]</text:p>
          </table:table-cell>
        </table:table-row>
        <table:table-row table:style-name="Table13.1">
          <table:table-cell table:style-name="Table13.A34" office:value-type="string">
            <text:p text:style-name="P31">\ifOmitBookRef</text:p>
          </table:table-cell>
          <table:table-cell table:style-name="Table13.B34" office:value-type="string">
            <text:p text:style-name="P31">Omit the book name in the running header reference [false]</text:p>
          </table:table-cell>
        </table:table-row>
        <table:table-row table:style-name="Table13.1">
          <table:table-cell table:style-name="Table13.A35" office:value-type="string">
            <text:p text:style-name="P31">\ifOmitChapterNumber</text:p>
          </table:table-cell>
          <table:table-cell table:style-name="Table13.B35" office:value-type="string">
            <text:p text:style-name="P31">Don’t output chapter numbers [false]</text:p>
          </table:table-cell>
        </table:table-row>
        <table:table-row table:style-name="Table13.1">
          <table:table-cell table:style-name="Table13.A36" office:value-type="string">
            <text:p text:style-name="P31">\ifOmitChapterNumberRH</text:p>
          </table:table-cell>
          <table:table-cell table:style-name="Table13.B36" office:value-type="string">
            <text:p text:style-name="P31">Omit chapter numbers from running header [false]</text:p>
          </table:table-cell>
        </table:table-row>
        <table:table-row table:style-name="Table13.1">
          <table:table-cell table:style-name="Table13.A37" office:value-type="string">
            <text:p text:style-name="P31">\ifOmitVerseNumberOne</text:p>
          </table:table-cell>
          <table:table-cell table:style-name="Table13.B37" office:value-type="string">
            <text:p text:style-name="P31">Don’t output verse 1 at the start of a chapter [false]</text:p>
          </table:table-cell>
        </table:table-row>
        <table:table-row table:style-name="Table13.1">
          <table:table-cell table:style-name="Table13.A38" office:value-type="string">
            <text:p text:style-name="P31">\ifrefbookmarks</text:p>
          </table:table-cell>
          <table:table-cell table:style-name="Table13.B38" office:value-type="string">
            <text:p text:style-name="P31">Use book codes instead of book names in bookmarks [false]</text:p>
          </table:table-cell>
        </table:table-row>
        <table:table-row table:style-name="Table13.1">
          <table:table-cell table:style-name="Table13.A39" office:value-type="string">
            <text:p text:style-name="P31">\ifsquashgridbox</text:p>
          </table:table-cell>
          <table:table-cell table:style-name="Table13.B39" office:value-type="string">
            <text:p text:style-name="P31">Don’t insert space above headings at the start of a column [true]</text:p>
          </table:table-cell>
        </table:table-row>
        <table:table-row table:style-name="Table13.1">
          <table:table-cell table:style-name="Table13.A40" office:value-type="string">
            <text:p text:style-name="P31">\ifStudyGutterRule</text:p>
          </table:table-cell>
          <table:table-cell table:style-name="Table13.B40" office:value-type="string">
            <text:p text:style-name="P31">Output a rule separating study notes columns [false]</text:p>
          </table:table-cell>
        </table:table-row>
        <table:table-row table:style-name="Table13.1">
          <table:table-cell table:style-name="Table13.A41" office:value-type="string">
            <text:p text:style-name="P31">\iftildenbsp</text:p>
          </table:table-cell>
          <table:table-cell table:style-name="Table13.B41" office:value-type="string">
            <text:p text:style-name="P31">Treat ~ as non breaking space [true]</text:p>
          </table:table-cell>
        </table:table-row>
        <table:table-row table:style-name="Table13.1">
          <table:table-cell table:style-name="Table13.A42" office:value-type="string">
            <text:p text:style-name="P31">\ifstretchtab</text:p>
          </table:table-cell>
          <table:table-cell table:style-name="Table13.B42" office:value-type="string">
            <text:p text:style-name="P31">Do tabs stretch if the text is too large? [false]</text:p>
          </table:table-cell>
        </table:table-row>
        <table:table-row table:style-name="Table13.1">
          <table:table-cell table:style-name="Table13.A43" office:value-type="string">
            <text:p text:style-name="P31">\ifTOCthreetab</text:p>
          </table:table-cell>
          <table:table-cell table:style-name="Table13.B43" office:value-type="string">
            <text:p text:style-name="P31">Use \toc3 for tab text if no \zthumbtab [true]</text:p>
          </table:table-cell>
        </table:table-row>
        <table:table-row table:style-name="Table13.1">
          <table:table-cell table:style-name="Table13.A44" office:value-type="string">
            <text:p text:style-name="P87">\fTabsOddOnly</text:p>
          </table:table-cell>
          <table:table-cell table:style-name="Table13.B44" office:value-type="string">
            <text:p text:style-name="P87"><text:span text:style-name="T65">Only print t</text:span>humb tabs on odd pages to ease ink seepage.</text:p>
          </table:table-cell>
        </table:table-row>
        <table:table-row table:style-name="Table13.1">
          <table:table-cell table:style-name="Table13.A44" office:value-type="string">
            <text:p text:style-name="P31">\ifUnderlineSpaces</text:p>
          </table:table-cell>
          <table:table-cell table:style-name="Table13.B44" office:value-type="string">
            <text:p text:style-name="P31">Underline spaces in underlined runs [true]</text:p>
          </table:table-cell>
        </table:table-row>
        <table:table-row table:style-name="Table13.1">
          <table:table-cell table:style-name="Table13.A46" office:value-type="string">
            <text:p text:style-name="P31">\ifversehyphen</text:p>
          </table:table-cell>
          <table:table-cell table:style-name="Table13.B46" office:value-type="string">
            <text:p text:style-name="P31">In marginal verses, do we insert a hyphen between verse ranges? [true]</text:p>
          </table:table-cell>
        </table:table-row>
        <table:table-row table:style-name="Table13.1">
          <table:table-cell table:style-name="Table13.A47" office:value-type="string">
            <text:p text:style-name="P31">\ifVerseRefs</text:p>
          </table:table-cell>
          <table:table-cell table:style-name="Table13.B47" office:value-type="string">
            <text:p text:style-name="P31">Include verses in references [true]</text:p>
          </table:table-cell>
        </table:table-row>
        <table:table-row table:style-name="Table13.1">
          <table:table-cell table:style-name="Table13.A48" office:value-type="string">
            <text:p text:style-name="P31">\<text:span text:style-name="T1">ifVisTrace</text:span></text:p>
          </table:table-cell>
          <table:table-cell table:style-name="Table13.B48" office:value-type="string">
            <text:p text:style-name="P31">Insert visible trace marks in diglot output [false]</text:p>
          </table:table-cell>
        </table:table-row>
        <table:table-row table:style-name="Table13.1">
          <table:table-cell table:style-name="Table13.A49" office:value-type="string">
            <text:p text:style-name="P31">\<text:span text:style-name="T1">ifVistTraceExtra</text:span></text:p>
          </table:table-cell>
          <table:table-cell table:style-name="Table13.B49" office:value-type="string">
            <text:p text:style-name="P31">Add extra information to diglot trace marks (cat alter layout) <text:s/>[false]</text:p>
          </table:table-cell>
        </table:table-row>
        <table:table-row table:style-name="Table13.1">
          <table:table-cell table:style-name="Table13.A50" office:value-type="string">
            <text:p text:style-name="P31">\ifXrefSideAlign</text:p>
          </table:table-cell>
          <table:table-cell table:style-name="Table13.B50" office:value-type="string">
            <text:p text:style-name="P31">Align column notes to side and page [false]</text:p>
          </table:table-cell>
        </table:table-row>
        <table:table-row table:style-name="Table13.1">
          <table:table-cell table:style-name="Table13.A51" office:value-type="string">
            <text:p text:style-name="P31">\ifXrefTopFill</text:p>
          </table:table-cell>
          <table:table-cell table:style-name="Table13.B51" office:value-type="string">
            <text:p text:style-name="P31">Sit column notes on the bottom of the page</text:p>
          </table:table-cell>
        </table:table-row>
        <table:table-row table:style-name="Table13.1">
          <table:table-cell table:style-name="Table13.A52" office:value-type="string">
            <text:p text:style-name="P31"/>
          </table:table-cell>
          <table:table-cell table:style-name="Table13.B52" office:value-type="string">
            <text:p text:style-name="P31"/>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31">\<text:span text:style-name="T1">ifboxorn</text:span></text:p>
          </table:table-cell>
          <table:table-cell table:style-name="Table13.B54" office:value-type="string">
            <text:p text:style-name="P31">Display boxes around ornaments [false]</text:p>
          </table:table-cell>
        </table:table-row>
        <table:table-row table:style-name="Table13.1">
          <table:table-cell table:style-name="Table13.A55" office:value-type="string">
            <text:p text:style-name="P31">\ifClipOrnaments</text:p>
          </table:table-cell>
          <table:table-cell table:style-name="Table13.B55" office:value-type="string">
            <text:p text:style-name="P3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31">\ifCacheOrnaments</text:p>
          </table:table-cell>
          <table:table-cell table:style-name="Table13.B56" office:value-type="string">
            <text:p text:style-name="P31">Use (lots of) TeX boxs to store objects to reduce repeated loading [false]</text:p>
          </table:table-cell>
        </table:table-row>
        <table:table-row table:style-name="Table13.1">
          <table:table-cell table:style-name="Table13.A57" office:value-type="string">
            <text:p text:style-name="P31">\ifXformOrnaments</text:p>
          </table:table-cell>
          <table:table-cell table:style-name="Table13.B57" office:value-type="string">
            <text:p text:style-name="P31">Use PDF’s xform objects to reduce PDF size and repeated loading (experimental) [false]</text:p>
          </table:table-cell>
        </table:table-row>
      </table:table>
      <text:list xml:id="list174803163195142" text:continue-numbering="true" text:style-name="WWNum1">
        <text:list-item>
          <text:list>
            <text:list-header>
              <text:p text:style-name="P108"><text:bookmark-start text:name="__RefHeading___Toc10493_326506458"/><text:bookmark text:name="_ejrlfzt65f57"/><text:soft-page-break/>Global Dimensions and Counts<text:bookmark-end text:name="__RefHeading___Toc10493_326506458"/></text:p>
              <text:p text:style-name="P115">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1">\AboveEndNoteSpace</text:p>
          </table:table-cell>
          <table:table-cell table:style-name="Table14.A1" office:value-type="string">
            <text:p text:style-name="P21">14pt</text:p>
          </table:table-cell>
          <table:table-cell table:style-name="Table14.A1" office:value-type="string">
            <text:p text:style-name="P21">Space between text and end notes</text:p>
          </table:table-cell>
        </table:table-row>
        <table:table-row table:style-name="Table14.1">
          <table:table-cell table:style-name="Table14.A1" office:value-type="string">
            <text:p text:style-name="P21">\AutoCallerNumChars</text:p>
          </table:table-cell>
          <table:table-cell table:style-name="Table14.A1" office:value-type="string">
            <text:p text:style-name="P21">26</text:p>
          </table:table-cell>
          <table:table-cell table:style-name="Table14.A1" office:value-type="string">
            <text:p text:style-name="P21">Length of autocaller fallback sequence</text:p>
          </table:table-cell>
        </table:table-row>
        <table:table-row table:style-name="Table14.1">
          <table:table-cell table:style-name="Table14.A1" office:value-type="string">
            <text:p text:style-name="P21">\AutoCallerStartChar</text:p>
          </table:table-cell>
          <table:table-cell table:style-name="Table14.A1" office:value-type="string">
            <text:p text:style-name="P21">97</text:p>
          </table:table-cell>
          <table:table-cell table:style-name="Table14.A1" office:value-type="string">
            <text:p text:style-name="P21">Start of auto caller fallback sequence</text:p>
          </table:table-cell>
        </table:table-row>
        <table:table-row table:style-name="Table14.1">
          <table:table-cell table:style-name="Table14.A1" office:value-type="string">
            <text:p text:style-name="P21">\badspacepenalty</text:p>
          </table:table-cell>
          <table:table-cell table:style-name="Table14.A1" office:value-type="string">
            <text:p text:style-name="P21">100</text:p>
          </table:table-cell>
          <table:table-cell table:style-name="Table14.A1" office:value-type="string">
            <text:p text:style-name="P21">Penalty for a \BADBREAK</text:p>
          </table:table-cell>
        </table:table-row>
        <table:table-row table:style-name="Table14.1">
          <table:table-cell table:style-name="Table14.A1" office:value-type="string">
            <text:p text:style-name="P21">\baselineskip</text:p>
          </table:table-cell>
          <table:table-cell table:style-name="Table14.A1" office:value-type="string">
            <text:p text:style-name="P21"/>
          </table:table-cell>
          <table:table-cell table:style-name="Table14.A1" office:value-type="string">
            <text:p text:style-name="P21">Current line spacing</text:p>
          </table:table-cell>
        </table:table-row>
        <table:table-row table:style-name="Table14.1">
          <table:table-cell table:style-name="Table14.A1" office:value-type="string">
            <text:p text:style-name="P21">\lineskiplimit</text:p>
          </table:table-cell>
          <table:table-cell table:style-name="Table14.A1" office:value-type="string">
            <text:p text:style-name="P21">0.9 x lineheight</text:p>
          </table:table-cell>
          <table:table-cell table:style-name="Table14.A1" office:value-type="string">
            <text:p text:style-name="P21">Allowed line overlap before forced spacing</text:p>
          </table:table-cell>
        </table:table-row>
        <table:table-row table:style-name="Table14.1">
          <table:table-cell table:style-name="Table14.A1" office:value-type="string">
            <text:p text:style-name="P21">\BindingGutter</text:p>
          </table:table-cell>
          <table:table-cell table:style-name="Table14.A1" office:value-type="string">
            <text:p text:style-name="P21">5mm</text:p>
          </table:table-cell>
          <table:table-cell table:style-name="Table14.A1" office:value-type="string">
            <text:p text:style-name="P21">Binding gutter to use if enabled (\ifBindingGutter)</text:p>
          </table:table-cell>
        </table:table-row>
        <table:table-row table:style-name="Table14.1">
          <table:table-cell table:style-name="Table14.A1" office:value-type="string">
            <text:p text:style-name="P21">\BodyColumns</text:p>
          </table:table-cell>
          <table:table-cell table:style-name="Table14.A1" office:value-type="string">
            <text:p text:style-name="P21">1</text:p>
          </table:table-cell>
          <table:table-cell table:style-name="Table14.A1" office:value-type="string">
            <text:p text:style-name="P21">Number of column to use for body text</text:p>
          </table:table-cell>
        </table:table-row>
        <table:table-row table:style-name="Table14.1">
          <table:table-cell table:style-name="Table14.A1" office:value-type="string">
            <text:p text:style-name="P43">\ColumnGutterRuleSkip</text:p>
          </table:table-cell>
          <table:table-cell table:style-name="Table14.A1" office:value-type="string">
            <text:p text:style-name="P21">0pt</text:p>
          </table:table-cell>
          <table:table-cell table:style-name="Table14.A1" office:value-type="string">
            <text:p text:style-name="P21">Space to insert above a gutter rule</text:p>
          </table:table-cell>
        </table:table-row>
        <table:table-row table:style-name="Table14.1">
          <table:table-cell table:style-name="Table14.A1" office:value-type="string">
            <text:p text:style-name="P21">\columnshift</text:p>
          </table:table-cell>
          <table:table-cell table:style-name="Table14.A1" office:value-type="string">
            <text:p text:style-name="P21">0pt</text:p>
          </table:table-cell>
          <table:table-cell table:style-name="Table14.A1" office:value-type="string">
            <text:p text:style-name="P21">Space to insert before text columns (e.g. for marginal verses)</text:p>
          </table:table-cell>
        </table:table-row>
        <table:table-row table:style-name="Table14.1">
          <table:table-cell table:style-name="Table14.A1" office:value-type="string">
            <text:p text:style-name="P21">\ExtraRMargin</text:p>
          </table:table-cell>
          <table:table-cell table:style-name="Table14.A1" office:value-type="string">
            <text:p text:style-name="P21">0pt</text:p>
          </table:table-cell>
          <table:table-cell table:style-name="Table14.A1" office:value-type="string">
            <text:p text:style-name="P21">Extra space to take from the right of a column</text:p>
          </table:table-cell>
        </table:table-row>
        <table:table-row table:style-name="Table14.1">
          <table:table-cell table:style-name="Table14.A1" office:value-type="string">
            <text:p text:style-name="P21">\FigCreditPadding</text:p>
          </table:table-cell>
          <table:table-cell table:style-name="Table14.A1" office:value-type="string">
            <text:p text:style-name="P21">2pt</text:p>
          </table:table-cell>
          <table:table-cell table:style-name="Table14.A1" office:value-type="string">
            <text:p text:style-name="P21">Space to insert above and below figure credits</text:p>
          </table:table-cell>
        </table:table-row>
        <table:table-row table:style-name="Table14.1">
          <table:table-cell table:style-name="Table14.A1" office:value-type="string">
            <text:p text:style-name="P21">\FontSizeUnit</text:p>
          </table:table-cell>
          <table:table-cell table:style-name="Table14.A1" office:value-type="string">
            <text:p text:style-name="P21">1bp</text:p>
          </table:table-cell>
          <table:table-cell table:style-name="Table14.A1" office:value-type="string">
            <text:p text:style-name="P21">Multipler such that 12 is the desired font size</text:p>
          </table:table-cell>
        </table:table-row>
        <table:table-row table:style-name="Table14.1">
          <table:table-cell table:style-name="Table14.A1" office:value-type="string">
            <text:p text:style-name="P21">\IntroColumns</text:p>
          </table:table-cell>
          <table:table-cell table:style-name="Table14.A1" office:value-type="string">
            <text:p text:style-name="P21">1</text:p>
          </table:table-cell>
          <table:table-cell table:style-name="Table14.A1" office:value-type="string">
            <text:p text:style-name="P21">Number of columns for introductory text</text:p>
          </table:table-cell>
        </table:table-row>
        <table:table-row table:style-name="Table14.1">
          <table:table-cell table:style-name="Table14.A1" office:value-type="string">
            <text:p text:style-name="P21">\ISBNfontdim</text:p>
          </table:table-cell>
          <table:table-cell table:style-name="Table14.A1" office:value-type="string">
            <text:p text:style-name="P21">10pt</text:p>
          </table:table-cell>
          <table:table-cell table:style-name="Table14.A1" office:value-type="string">
            <text:p text:style-name="P21">Font size of ISBN barcodes</text:p>
          </table:table-cell>
        </table:table-row>
        <table:table-row table:style-name="Table14.1">
          <table:table-cell table:style-name="Table14.A1" office:value-type="string">
            <text:p text:style-name="P21">\NoteCallerSpace</text:p>
          </table:table-cell>
          <table:table-cell table:style-name="Table14.A1" office:value-type="string">
            <text:p text:style-name="P21">.2em</text:p>
          </table:table-cell>
          <table:table-cell table:style-name="Table14.A1" office:value-type="string">
            <text:p text:style-name="P21">Space following the note caller</text:p>
          </table:table-cell>
        </table:table-row>
        <table:table-row table:style-name="Table14.1">
          <table:table-cell table:style-name="Table14.A1" office:value-type="string">
            <text:p text:style-name="P21">\NoteCallerWidth</text:p>
          </table:table-cell>
          <table:table-cell table:style-name="Table14.A1" office:value-type="string">
            <text:p text:style-name="P21">1.1ex</text:p>
          </table:table-cell>
          <table:table-cell table:style-name="Table14.A1" office:value-type="string">
            <text:p text:style-name="P21">Width to normalise note callers to</text:p>
          </table:table-cell>
        </table:table-row>
        <table:table-row table:style-name="Table14.1">
          <table:table-cell table:style-name="Table14.A1" office:value-type="string">
            <text:p text:style-name="P21">\pageno</text:p>
          </table:table-cell>
          <table:table-cell table:style-name="Table14.A1" office:value-type="string">
            <text:p text:style-name="P21">1</text:p>
          </table:table-cell>
          <table:table-cell table:style-name="Table14.A1" office:value-type="string">
            <text:p text:style-name="P21">Current page number</text:p>
          </table:table-cell>
        </table:table-row>
        <table:table-row table:style-name="Table14.1">
          <table:table-cell table:style-name="Table14.A1" office:value-type="string">
            <text:p text:style-name="P21">\PaperHeight</text:p>
          </table:table-cell>
          <table:table-cell table:style-name="Table14.A1" office:value-type="string">
            <text:p text:style-name="P21">297mm</text:p>
          </table:table-cell>
          <table:table-cell table:style-name="Table14.A1" office:value-type="string">
            <text:p text:style-name="P21">Page Height</text:p>
          </table:table-cell>
        </table:table-row>
        <table:table-row table:style-name="Table14.1">
          <table:table-cell table:style-name="Table14.A21" office:value-type="string">
            <text:p text:style-name="P25">\PaperWidth</text:p>
          </table:table-cell>
          <table:table-cell table:style-name="Table14.A21" office:value-type="string">
            <text:p text:style-name="P25">210mm</text:p>
          </table:table-cell>
          <table:table-cell table:style-name="Table14.A21" office:value-type="string">
            <text:p text:style-name="P25">Page width</text:p>
          </table:table-cell>
        </table:table-row>
        <table:table-row table:style-name="Table14.1">
          <table:table-cell table:style-name="Table14.A1" office:value-type="string">
            <text:p text:style-name="P21">\⁠StudyColumnGutterRuleSkip</text:p>
          </table:table-cell>
          <table:table-cell table:style-name="Table14.A1" office:value-type="string">
            <text:p text:style-name="P21">0pt</text:p>
          </table:table-cell>
          <table:table-cell table:style-name="Table14.A1" office:value-type="string">
            <text:p text:style-name="P21">Space to insert above a study notes gutter rule</text:p>
          </table:table-cell>
        </table:table-row>
        <table:table-row table:style-name="Table14.1">
          <table:table-cell table:style-name="Table14.A1" office:value-type="string">
            <text:p text:style-name="P21">\TabsEnd</text:p>
          </table:table-cell>
          <table:table-cell table:style-name="Table14.A1" office:value-type="string">
            <text:p text:style-name="P21">10pt</text:p>
          </table:table-cell>
          <table:table-cell table:style-name="Table14.A1" office:value-type="string">
            <text:p text:style-name="P21">Distance between the lower edge of the lowermost thumb-tab and the bottom page margin (text area)</text:p>
          </table:table-cell>
        </table:table-row>
        <table:table-row table:style-name="Table14.1">
          <table:table-cell table:style-name="Table14.A1" office:value-type="string">
            <text:p text:style-name="P21">\TabsStart</text:p>
          </table:table-cell>
          <table:table-cell table:style-name="Table14.A1" office:value-type="string">
            <text:p text:style-name="P21">10pt</text:p>
          </table:table-cell>
          <table:table-cell table:style-name="Table14.A1" office:value-type="string">
            <text:p text:style-name="P21">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1">\TitleColumns</text:p>
          </table:table-cell>
          <table:table-cell table:style-name="Table14.A1" office:value-type="string">
            <text:p text:style-name="P21">1</text:p>
          </table:table-cell>
          <table:table-cell table:style-name="Table14.A1" office:value-type="string">
            <text:p text:style-name="P21">Number of columns for a title block</text:p>
          </table:table-cell>
        </table:table-row>
        <table:table-row table:style-name="Table14.1">
          <table:table-cell table:style-name="Table14.A1" office:value-type="string">
            <text:p text:style-name="P21">\VerseBoxWidth</text:p>
          </table:table-cell>
          <table:table-cell table:style-name="Table14.A1" office:value-type="string">
            <text:p text:style-name="P21">0pt</text:p>
          </table:table-cell>
          <table:table-cell table:style-name="Table14.A1" office:value-type="string">
            <text:p text:style-name="P21">Allocated space for marginal verses (for wrapping)</text:p>
          </table:table-cell>
        </table:table-row>
        <table:table-row table:style-name="Table14.1">
          <table:table-cell table:style-name="Table14.A1" office:value-type="string">
            <text:p text:style-name="P21">\⁠XeTeXgenerateactualtex</text:p>
          </table:table-cell>
          <table:table-cell table:style-name="Table14.A1" office:value-type="string">
            <text:p text:style-name="P21">0</text:p>
          </table:table-cell>
          <table:table-cell table:style-name="Table14.A1" office:value-type="string">
            <text:p text:style-name="P21">If non zero outputs actual text into the PDF file</text:p>
          </table:table-cell>
        </table:table-row>
        <table:table-row table:style-name="Table14.1">
          <table:table-cell table:style-name="Table14.A1" office:value-type="string">
            <text:p text:style-name="P21">\⁠XeTeXinterchartokenstate</text:p>
          </table:table-cell>
          <table:table-cell table:style-name="Table14.A1" office:value-type="string">
            <text:p text:style-name="P21">0</text:p>
          </table:table-cell>
          <table:table-cell table:style-name="Table14.A1" office:value-type="string">
            <text:p text:style-name="P21">If non zero, enables intercharacter space insertion</text:p>
          </table:table-cell>
        </table:table-row>
        <table:table-row table:style-name="Table14.1">
          <table:table-cell table:style-name="Table14.A1" office:value-type="string">
            <text:p text:style-name="P21">\⁠XeTeXinterwordspaceshaping</text:p>
          </table:table-cell>
          <table:table-cell table:style-name="Table14.A1" office:value-type="string">
            <text:p text:style-name="P21">0</text:p>
          </table:table-cell>
          <table:table-cell table:style-name="Table14.A1" office:value-type="string">
            <text:p text:style-name="P21">If non zero assume the primary font has contextual spaces (rare)</text:p>
          </table:table-cell>
        </table:table-row>
        <table:table-row table:style-name="Table14.1">
          <table:table-cell table:style-name="Table14.A21" office:value-type="string">
            <text:p text:style-name="P44">\XeTeXuseglyphmetrics</text:p>
          </table:table-cell>
          <table:table-cell table:style-name="Table14.A21" office:value-type="string">
            <text:p text:style-name="P25">0</text:p>
          </table:table-cell>
          <table:table-cell table:style-name="Table14.A21" office:value-type="string">
            <text:p text:style-name="P25">If non zero use glyph metrics for box metrics</text:p>
          </table:table-cell>
        </table:table-row>
        <table:table-row table:style-name="Table14.1">
          <table:table-cell table:style-name="Table14.A1" office:value-type="string">
            <text:p text:style-name="P21">\XrefNotesMargin</text:p>
          </table:table-cell>
          <table:table-cell table:style-name="Table14.A1" office:value-type="string">
            <text:p text:style-name="P21">1pt</text:p>
          </table:table-cell>
          <table:table-cell table:style-name="Table14.A1" office:value-type="string">
            <text:p text:style-name="P21">Margin between body text and column notes</text:p>
          </table:table-cell>
        </table:table-row>
        <table:table-row table:style-name="Table14.1">
          <table:table-cell table:style-name="Table14.A1" office:value-type="string">
            <text:p text:style-name="P21">\XrefNotesWidth</text:p>
          </table:table-cell>
          <table:table-cell table:style-name="Table14.A1" office:value-type="string">
            <text:p text:style-name="P21">0pt</text:p>
          </table:table-cell>
          <table:table-cell table:style-name="Table14.A1" office:value-type="string">
            <text:p text:style-name="P21">Width of central column notes</text:p>
          </table:table-cell>
        </table:table-row>
        <table:table-row table:style-name="Table14.1">
          <table:table-cell table:style-name="Table14.A1" office:value-type="string">
            <text:p text:style-name="P21">\XrefSkip</text:p>
          </table:table-cell>
          <table:table-cell table:style-name="Table14.A1" office:value-type="string">
            <text:p text:style-name="P21">0pt</text:p>
          </table:table-cell>
          <table:table-cell table:style-name="Table14.A1" office:value-type="string">
            <text:p text:style-name="P21">Insert space between cross references in centre column notes</text:p>
          </table:table-cell>
        </table:table-row>
      </table:table>
      <text:list xml:id="list174802569609104" text:continue-numbering="true" text:style-name="WWNum1">
        <text:list-item>
          <text:list>
            <text:list-header>
              <text:p text:style-name="P108"/>
              <text:p text:style-name="P109"><text:bookmark-start text:name="__RefHeading___Toc10491_326506458"/><text:bookmark text:name="_4128sp3q9hnm"/>Defined Constants<text:bookmark-end text:name="__RefHeading___Toc10491_326506458"/></text:p>
              <text:p text:style-name="P11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1">\⁠AfterVerseSpaceFactor</text:p>
          </table:table-cell>
          <table:table-cell table:style-name="Table15.B2" office:value-type="string">
            <text:p text:style-name="P21">2</text:p>
          </table:table-cell>
          <table:table-cell table:style-name="Table15.C2" office:value-type="string">
            <text:p text:style-name="P21">Multiplied by \FontSizeUnit to insert after verse number in the text</text:p>
          </table:table-cell>
        </table:table-row>
        <table:table-row table:style-name="Table15.1">
          <table:table-cell table:style-name="Table15.A3" office:value-type="string">
            <text:p text:style-name="P21">\BackgroundOverrun</text:p>
          </table:table-cell>
          <table:table-cell table:style-name="Table15.B3" office:value-type="string">
            <text:p text:style-name="P21">0.25pt</text:p>
          </table:table-cell>
          <table:table-cell table:style-name="Table15.C3" office:value-type="string">
            <text:p text:style-name="P21">The spread beyond the text box when background colour set.</text:p>
          </table:table-cell>
        </table:table-row>
        <table:table-row table:style-name="Table15.1">
          <table:table-cell table:style-name="Table15.A4" office:value-type="string">
            <text:p text:style-name="P31">\BalanceThreshold</text:p>
          </table:table-cell>
          <table:table-cell table:style-name="Table15.B4" office:value-type="string">
            <text:p text:style-name="P21">0.95</text:p>
          </table:table-cell>
          <table:table-cell table:style-name="Table15.C4" office:value-type="string">
            <text:p text:style-name="P21">Don’t let a full page become less full than this before taking the best unbalanced page</text:p>
          </table:table-cell>
        </table:table-row>
        <table:table-row table:style-name="Table15.1">
          <table:table-cell table:style-name="Table15.A5" office:value-type="string">
            <text:p text:style-name="P43">\⁠BelowEndNoteRuleSpace</text:p>
          </table:table-cell>
          <table:table-cell table:style-name="Table15.B5" office:value-type="string">
            <text:p text:style-name="P21">10pt</text:p>
          </table:table-cell>
          <table:table-cell table:style-name="Table15.C5" office:value-type="string">
            <text:p text:style-name="P21">Space below and end note rule</text:p>
          </table:table-cell>
        </table:table-row>
        <table:table-row table:style-name="Table15.1">
          <table:table-cell table:style-name="Table15.A6" office:value-type="string">
            <text:p text:style-name="P31">\bold</text:p>
          </table:table-cell>
          <table:table-cell table:style-name="Table15.B6" office:value-type="string">
            <text:p text:style-name="P21"/>
          </table:table-cell>
          <table:table-cell table:style-name="Table15.C6" office:value-type="string">
            <text:p text:style-name="P21">Main bold body text font</text:p>
          </table:table-cell>
        </table:table-row>
        <table:table-row table:style-name="Table15.1">
          <table:table-cell table:style-name="Table15.A7" office:value-type="string">
            <text:p text:style-name="P31">\bolditalic</text:p>
          </table:table-cell>
          <table:table-cell table:style-name="Table15.B7" office:value-type="string">
            <text:p text:style-name="P21"/>
          </table:table-cell>
          <table:table-cell table:style-name="Table15.C7" office:value-type="string">
            <text:p text:style-name="P21">Main bold italic body text font</text:p>
          </table:table-cell>
        </table:table-row>
        <table:table-row table:style-name="Table15.1">
          <table:table-cell table:style-name="Table15.A8" office:value-type="string">
            <text:p text:style-name="P31">\BottomMarginFactor</text:p>
          </table:table-cell>
          <table:table-cell table:style-name="Table15.B8" office:value-type="string">
            <text:p text:style-name="P21">\⁠TopMarginFactor</text:p>
          </table:table-cell>
          <table:table-cell table:style-name="Table15.C8" office:value-type="string">
            <text:p text:style-name="P21">\BottomMarginFactor * \MarginUnit space at the bottom of a page</text:p>
          </table:table-cell>
        </table:table-row>
        <table:table-row table:style-name="Table15.1">
          <table:table-cell table:style-name="Table15.A9" office:value-type="string">
            <text:p text:style-name="P31">\⁠ChapterVerseSeparator</text:p>
          </table:table-cell>
          <table:table-cell table:style-name="Table15.B9" office:value-type="string">
            <text:p text:style-name="P21"/>
          </table:table-cell>
          <table:table-cell table:style-name="Table15.C9" office:value-type="string">
            <text:p text:style-name="P21">What to put beween chapter and verse in reference</text:p>
          </table:table-cell>
        </table:table-row>
        <table:table-row table:style-name="Table15.1">
          <table:table-cell table:style-name="Table15.A10" office:value-type="string">
            <text:p text:style-name="P31">\colshiftmode</text:p>
          </table:table-cell>
          <table:table-cell table:style-name="Table15.B10" office:value-type="string">
            <text:p text:style-name="P21">left</text:p>
          </table:table-cell>
          <table:table-cell table:style-name="Table15.C10" office:value-type="string">
            <text:p text:style-name="P21">left, right, inner, outer for \⁠columnshift</text:p>
          </table:table-cell>
        </table:table-row>
        <table:table-row table:style-name="Table15.1">
          <table:table-cell table:style-name="Table15.A11" office:value-type="string">
            <text:p text:style-name="P31">\DefaultSpaceBeside</text:p>
          </table:table-cell>
          <table:table-cell table:style-name="Table15.B11" office:value-type="string">
            <text:p text:style-name="P31">10pt</text:p>
          </table:table-cell>
          <table:table-cell table:style-name="Table15.C11" office:value-type="string">
            <text:p text:style-name="P21">Horizontal picture margin space * 2</text:p>
          </table:table-cell>
        </table:table-row>
        <table:table-row table:style-name="Table15.12">
          <table:table-cell table:style-name="Table15.A12" office:value-type="string">
            <text:p text:style-name="P21">\⁠EndNoteRuleThickness</text:p>
          </table:table-cell>
          <table:table-cell table:style-name="Table15.B12" office:value-type="string">
            <text:p text:style-name="P21">0.4pt</text:p>
          </table:table-cell>
          <table:table-cell table:style-name="Table15.C12" office:value-type="string">
            <text:p text:style-name="P21">Thickness of end note rule</text:p>
          </table:table-cell>
        </table:table-row>
        <table:table-row table:style-name="Table15.1">
          <table:table-cell table:style-name="Table15.A13" office:value-type="string">
            <text:p text:style-name="P21">\EndNoteRuleWidth</text:p>
          </table:table-cell>
          <table:table-cell table:style-name="Table15.B13" office:value-type="string">
            <text:p text:style-name="P21">0.5</text:p>
          </table:table-cell>
          <table:table-cell table:style-name="Table15.C13" office:value-type="string">
            <text:p text:style-name="P21">Percentage of page width for end note rule</text:p>
          </table:table-cell>
        </table:table-row>
        <table:table-row table:style-name="Table15.1">
          <table:table-cell table:style-name="Table15.A14" office:value-type="string">
            <text:p text:style-name="P31">\FooterPosition</text:p>
          </table:table-cell>
          <table:table-cell table:style-name="Table15.B14" office:value-type="string">
            <text:p text:style-name="P21">0.5</text:p>
          </table:table-cell>
          <table:table-cell table:style-name="Table15.C14" office:value-type="string">
            <text:p text:style-name="P21">Multiplie by \MarginUnit. Position of baseline of footer from bottom of page</text:p>
          </table:table-cell>
        </table:table-row>
        <table:table-row table:style-name="Table15.1">
          <table:table-cell table:style-name="Table15.A15" office:value-type="string">
            <text:p text:style-name="P31">\FullPageFudgeFactor</text:p>
          </table:table-cell>
          <table:table-cell table:style-name="Table15.B15" office:value-type="string">
            <text:p text:style-name="P31">0pt</text:p>
          </table:table-cell>
          <table:table-cell table:style-name="Table15.C15" office:value-type="string">
            <text:p text:style-name="P21">How much does a full page top aligned picture miss the top of the page by?</text:p>
          </table:table-cell>
        </table:table-row>
        <table:table-row table:style-name="Table15.1">
          <table:table-cell table:style-name="Table15.A16" office:value-type="string">
            <text:p text:style-name="P31">\GraphPaperColMajor</text:p>
          </table:table-cell>
          <table:table-cell table:style-name="Table15.B16" office:value-type="string">
            <text:p text:style-name="P21">0.8 0.1 0.8</text:p>
          </table:table-cell>
          <table:table-cell table:style-name="Table15.C16" office:value-type="string">
            <text:p text:style-name="P21">Colour (RGB) of major division lines</text:p>
          </table:table-cell>
        </table:table-row>
        <table:table-row table:style-name="Table15.1">
          <table:table-cell table:style-name="Table15.A17" office:value-type="string">
            <text:p text:style-name="P31">\GraphPaperColMinor</text:p>
          </table:table-cell>
          <table:table-cell table:style-name="Table15.B17" office:value-type="string">
            <text:p text:style-name="P21">0.9 1.0 1.0</text:p>
          </table:table-cell>
          <table:table-cell table:style-name="Table15.C17" office:value-type="string">
            <text:p text:style-name="P21">Colour (RGB) of grid lines</text:p>
          </table:table-cell>
        </table:table-row>
        <table:table-row table:style-name="Table15.1">
          <table:table-cell table:style-name="Table15.A18" office:value-type="string">
            <text:p text:style-name="P31">\⁠GraphPaperLineMajor</text:p>
          </table:table-cell>
          <table:table-cell table:style-name="Table15.B18" office:value-type="string">
            <text:p text:style-name="P21">0.3pt</text:p>
          </table:table-cell>
          <table:table-cell table:style-name="Table15.C18" office:value-type="string">
            <text:p text:style-name="P21">Thickness of major division lines</text:p>
          </table:table-cell>
        </table:table-row>
        <table:table-row table:style-name="Table15.1">
          <table:table-cell table:style-name="Table15.A19" office:value-type="string">
            <text:p text:style-name="P31">\⁠GraphPaperLineMinor</text:p>
          </table:table-cell>
          <table:table-cell table:style-name="Table15.B19" office:value-type="string">
            <text:p text:style-name="P21">0.1pt</text:p>
          </table:table-cell>
          <table:table-cell table:style-name="Table15.C19" office:value-type="string">
            <text:p text:style-name="P21">Thickness of grid lines</text:p>
          </table:table-cell>
        </table:table-row>
        <table:table-row table:style-name="Table15.1">
          <table:table-cell table:style-name="Table15.A20" office:value-type="string">
            <text:p text:style-name="P31">\GraphPaperMajorDiv</text:p>
          </table:table-cell>
          <table:table-cell table:style-name="Table15.B20" office:value-type="string">
            <text:p text:style-name="P21">5</text:p>
          </table:table-cell>
          <table:table-cell table:style-name="Table15.C20" office:value-type="string">
            <text:p text:style-name="P21">How many divisions between major ones</text:p>
          </table:table-cell>
        </table:table-row>
        <table:table-row table:style-name="Table15.1">
          <table:table-cell table:style-name="Table15.A21" office:value-type="string">
            <text:p text:style-name="P31">\GraphPaperX</text:p>
          </table:table-cell>
          <table:table-cell table:style-name="Table15.B21" office:value-type="string">
            <text:p text:style-name="P21">2mm</text:p>
          </table:table-cell>
          <table:table-cell table:style-name="Table15.C21" office:value-type="string">
            <text:p text:style-name="P21">Grid size horizontally</text:p>
          </table:table-cell>
        </table:table-row>
        <table:table-row table:style-name="Table15.1">
          <table:table-cell table:style-name="Table15.A22" office:value-type="string">
            <text:p text:style-name="P31">\GraphPaperXoffset</text:p>
          </table:table-cell>
          <table:table-cell table:style-name="Table15.B22" office:value-type="string">
            <text:p text:style-name="P21">0cm</text:p>
          </table:table-cell>
          <table:table-cell table:style-name="Table15.C22" office:value-type="string">
            <text:p text:style-name="P21">Offset from start of page to start of grid</text:p>
          </table:table-cell>
        </table:table-row>
        <table:table-row table:style-name="Table15.1">
          <table:table-cell table:style-name="Table15.A23" office:value-type="string">
            <text:p text:style-name="P31">\GraphPaperY</text:p>
          </table:table-cell>
          <table:table-cell table:style-name="Table15.B23" office:value-type="string">
            <text:p text:style-name="P21">2mm</text:p>
          </table:table-cell>
          <table:table-cell table:style-name="Table15.C23" office:value-type="string">
            <text:p text:style-name="P21">Grid size vertically</text:p>
          </table:table-cell>
        </table:table-row>
        <table:table-row table:style-name="Table15.1">
          <table:table-cell table:style-name="Table15.A24" office:value-type="string">
            <text:p text:style-name="P31">\GraphPaperYoffset</text:p>
          </table:table-cell>
          <table:table-cell table:style-name="Table15.B24" office:value-type="string">
            <text:p text:style-name="P21">0cm</text:p>
          </table:table-cell>
          <table:table-cell table:style-name="Table15.C24" office:value-type="string">
            <text:p text:style-name="P21">Offset from start of page to start of grid</text:p>
          </table:table-cell>
        </table:table-row>
        <table:table-row table:style-name="Table15.1">
          <table:table-cell table:style-name="Table15.A25" office:value-type="string">
            <text:p text:style-name="P31">\HeaderPosition</text:p>
          </table:table-cell>
          <table:table-cell table:style-name="Table15.B25" office:value-type="string">
            <text:p text:style-name="P21">0.5</text:p>
          </table:table-cell>
          <table:table-cell table:style-name="Table15.C25" office:value-type="string">
            <text:p text:style-name="P21">Multiplied by \MarginUnit. Position of header baseline from top of page</text:p>
          </table:table-cell>
        </table:table-row>
        <table:table-row table:style-name="Table15.1">
          <table:table-cell table:style-name="Table15.A26" office:value-type="string">
            <text:p text:style-name="P31">\horizThumbtabVadj</text:p>
          </table:table-cell>
          <table:table-cell table:style-name="Table15.B26" office:value-type="string">
            <text:p text:style-name="P31">1sp</text:p>
          </table:table-cell>
          <table:table-cell table:style-name="Table15.C26" office:value-type="string">
            <text:p text:style-name="P21">Distance of top of tab box to text, unrotated. 1sp ⇒ centred</text:p>
          </table:table-cell>
        </table:table-row>
        <table:table-row table:style-name="Table15.1">
          <table:table-cell table:style-name="Table15.A27" office:value-type="string">
            <text:p text:style-name="P31">\IndentUnit</text:p>
          </table:table-cell>
          <table:table-cell table:style-name="Table15.B27" office:value-type="string">
            <text:p text:style-name="P21">1in</text:p>
          </table:table-cell>
          <table:table-cell table:style-name="Table15.C27" office:value-type="string">
            <text:p text:style-name="P21">Dimension to multiply indentation factors by</text:p>
          </table:table-cell>
        </table:table-row>
        <table:table-row table:style-name="Table15.1">
          <table:table-cell table:style-name="Table15.A28" office:value-type="string">
            <text:p text:style-name="P21">\intercharspace</text:p>
          </table:table-cell>
          <table:table-cell table:style-name="Table15.B28" office:value-type="string">
            <text:p text:style-name="P21">\hskip0pt</text:p>
          </table:table-cell>
          <table:table-cell table:style-name="Table15.C28" office:value-type="string">
            <text:p text:style-name="P21">Space to insert between characters if enabled.</text:p>
          </table:table-cell>
        </table:table-row>
        <table:table-row table:style-name="Table15.1">
          <table:table-cell table:style-name="Table15.A29" office:value-type="string">
            <text:p text:style-name="P21">\internotepenalty</text:p>
          </table:table-cell>
          <table:table-cell table:style-name="Table15.B29" office:value-type="string">
            <text:p text:style-name="P21">-10</text:p>
          </table:table-cell>
          <table:table-cell table:style-name="Table15.C29" office:value-type="string">
            <text:p text:style-name="P21">Penalty inserted between paragraphed notes</text:p>
          </table:table-cell>
        </table:table-row>
        <table:table-row table:style-name="Table15.1">
          <table:table-cell table:style-name="Table15.A30" office:value-type="string">
            <text:p text:style-name="P21">\InterNoteSpace</text:p>
          </table:table-cell>
          <table:table-cell table:style-name="Table15.B30" office:value-type="string">
            <text:p text:style-name="P21">3.5pt</text:p>
          </table:table-cell>
          <table:table-cell table:style-name="Table15.C30" office:value-type="string">
            <text:p text:style-name="P21">Vertical space between note classes</text:p>
          </table:table-cell>
        </table:table-row>
        <table:table-row table:style-name="Table15.1">
          <table:table-cell table:style-name="Table15.A31" office:value-type="string">
            <text:p text:style-name="P31">\ISBNfont</text:p>
          </table:table-cell>
          <table:table-cell table:style-name="Table15.B31" office:value-type="string">
            <text:p text:style-name="P31">“Andika”</text:p>
          </table:table-cell>
          <table:table-cell table:style-name="Table15.C31" office:value-type="string">
            <text:p text:style-name="P21">Font to use for text in ISBN</text:p>
          </table:table-cell>
        </table:table-row>
        <table:table-row table:style-name="Table15.1">
          <table:table-cell table:style-name="Table15.A32" office:value-type="string">
            <text:p text:style-name="P31">\italic</text:p>
          </table:table-cell>
          <table:table-cell table:style-name="Table15.B32" office:value-type="string">
            <text:p text:style-name="P21"/>
          </table:table-cell>
          <table:table-cell table:style-name="Table15.C32" office:value-type="string">
            <text:p text:style-name="P21">Main italic body text font</text:p>
          </table:table-cell>
        </table:table-row>
        <table:table-row table:style-name="Table15.1">
          <table:table-cell table:style-name="Table15.A33" office:value-type="string">
            <text:p text:style-name="P31">\LineSpaceBase</text:p>
          </table:table-cell>
          <table:table-cell table:style-name="Table15.B33" office:value-type="string">
            <text:p text:style-name="P21">14</text:p>
          </table:table-cell>
          <table:table-cell table:style-name="Table15.C33" office:value-type="string">
            <text:p text:style-name="P21">Effect font size of a default line spacing</text:p>
          </table:table-cell>
        </table:table-row>
        <table:table-row table:style-name="Table15.1">
          <table:table-cell table:style-name="Table15.A34" office:value-type="string">
            <text:p text:style-name="P31">\LineSpacingFactor</text:p>
          </table:table-cell>
          <table:table-cell table:style-name="Table15.B34" office:value-type="string">
            <text:p text:style-name="P21">1.0</text:p>
          </table:table-cell>
          <table:table-cell table:style-name="Table15.C34" office:value-type="string">
            <text:p text:style-name="P21">FontSizeUnit multiplier for line spacing</text:p>
          </table:table-cell>
        </table:table-row>
        <table:table-row table:style-name="Table15.1">
          <table:table-cell table:style-name="Table15.A35" office:value-type="string">
            <text:p text:style-name="P31">\mainBodyColumns</text:p>
          </table:table-cell>
          <table:table-cell table:style-name="Table15.B35" office:value-type="string">
            <text:p text:style-name="P21">1</text:p>
          </table:table-cell>
          <table:table-cell table:style-name="Table15.C35" office:value-type="string">
            <text:p text:style-name="P21">How many columns for the main body text</text:p>
          </table:table-cell>
        </table:table-row>
        <table:table-row table:style-name="Table15.1">
          <table:table-cell table:style-name="Table15.A36" office:value-type="string">
            <text:p text:style-name="P21">\MaxPagesPerChunk</text:p>
          </table:table-cell>
          <table:table-cell table:style-name="Table15.B36" office:value-type="string">
            <text:p text:style-name="P21">300</text:p>
          </table:table-cell>
          <table:table-cell table:style-name="Table15.C36" office:value-type="string">
            <text:p text:style-name="P21">Spot runaway diglots by limiting pages per chunk</text:p>
          </table:table-cell>
        </table:table-row>
        <table:table-row table:style-name="Table15.1">
          <table:table-cell table:style-name="Table15.A37" office:value-type="string">
            <text:p text:style-name="P21">\OptionalBreakPenalty</text:p>
          </table:table-cell>
          <table:table-cell table:style-name="Table15.B37" office:value-type="string">
            <text:p text:style-name="P21">300</text:p>
          </table:table-cell>
          <table:table-cell table:style-name="Table15.C37" office:value-type="string">
            <text:p text:style-name="P21">Penalty for an optional break</text:p>
          </table:table-cell>
        </table:table-row>
        <table:table-row table:style-name="Table15.1">
          <table:table-cell table:style-name="Table15.A38" office:value-type="string">
            <text:p text:style-name="P31">\PageFullFactor</text:p>
          </table:table-cell>
          <table:table-cell table:style-name="Table15.B38" office:value-type="string">
            <text:p text:style-name="P21">0.9</text:p>
          </table:table-cell>
          <table:table-cell table:style-name="Table15.C38" office:value-type="string">
            <text:p text:style-name="P21">Proportion of a page that is full before we say the page is full</text:p>
          </table:table-cell>
        </table:table-row>
        <text:soft-page-break/>
        <table:table-row table:style-name="Table15.1">
          <table:table-cell table:style-name="Table15.A39" office:value-type="string">
            <text:p text:style-name="P31">\R[HF](noV|title)?(odd|even)(left|center|right)</text:p>
          </table:table-cell>
          <table:table-cell table:style-name="Table15.B39" office:value-type="string">
            <text:p text:style-name="P31"/>
          </table:table-cell>
          <table:table-cell table:style-name="Table15.C39" office:value-type="string">
            <text:p text:style-name="P21">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31">\RangeSeparator</text:p>
          </table:table-cell>
          <table:table-cell table:style-name="Table15.B40" office:value-type="string">
            <text:p text:style-name="P21"/>
          </table:table-cell>
          <table:table-cell table:style-name="Table15.C40" office:value-type="string">
            <text:p text:style-name="P21">What to put between first - last of a reference range</text:p>
          </table:table-cell>
        </table:table-row>
        <table:table-row table:style-name="Table15.1">
          <table:table-cell table:style-name="Table15.A41" office:value-type="string">
            <text:p text:style-name="P31">\regular</text:p>
          </table:table-cell>
          <table:table-cell table:style-name="Table15.B41" office:value-type="string">
            <text:p text:style-name="P21"/>
          </table:table-cell>
          <table:table-cell table:style-name="Table15.C41" office:value-type="string">
            <text:p text:style-name="P21">Main regular body text font</text:p>
          </table:table-cell>
        </table:table-row>
        <table:table-row table:style-name="Table15.1">
          <table:table-cell table:style-name="Table15.A42" office:value-type="string">
            <text:p text:style-name="P31">\RuleThickness</text:p>
          </table:table-cell>
          <table:table-cell table:style-name="Table15.B42" office:value-type="string">
            <text:p text:style-name="P21">0.4pt</text:p>
          </table:table-cell>
          <table:table-cell table:style-name="Table15.C42" office:value-type="string">
            <text:p text:style-name="P21">Thickness of a rule of not otherwise specified</text:p>
          </table:table-cell>
        </table:table-row>
        <table:table-row table:style-name="Table15.1">
          <table:table-cell table:style-name="Table15.A43" office:value-type="string">
            <text:p text:style-name="P31">\SideMarginFactor</text:p>
          </table:table-cell>
          <table:table-cell table:style-name="Table15.B43" office:value-type="string">
            <text:p text:style-name="P21">1.0</text:p>
          </table:table-cell>
          <table:table-cell table:style-name="Table15.C43" office:value-type="string">
            <text:p text:style-name="P21">\SideMarginFactor * \MarginUnit space either side of the page</text:p>
          </table:table-cell>
        </table:table-row>
        <table:table-row table:style-name="Table15.1">
          <table:table-cell table:style-name="Table15.A44" office:value-type="string">
            <text:p text:style-name="P21">\SmallCapsSuffix</text:p>
          </table:table-cell>
          <table:table-cell table:style-name="Table15.B44" office:value-type="string">
            <text:p text:style-name="P21">/ICU:+smcp</text:p>
          </table:table-cell>
          <table:table-cell table:style-name="Table15.C44" office:value-type="string">
            <text:p text:style-name="P21">What to add to font definition for \SmallCaps</text:p>
          </table:table-cell>
        </table:table-row>
        <table:table-row table:style-name="Table15.1">
          <table:table-cell table:style-name="Table15.A45" office:value-type="string">
            <text:p text:style-name="P31">\SpaceShrinkFactor</text:p>
          </table:table-cell>
          <table:table-cell table:style-name="Table15.B45" office:value-type="string">
            <text:p text:style-name="P21">\empty</text:p>
          </table:table-cell>
          <table:table-cell table:style-name="Table15.C45" office:value-type="string">
            <text:p text:style-name="P21">Dimension of inter character shrink space</text:p>
          </table:table-cell>
        </table:table-row>
        <table:table-row table:style-name="Table15.1">
          <table:table-cell table:style-name="Table15.A46" office:value-type="string">
            <text:p text:style-name="P31">\SpaceStretchFactor</text:p>
          </table:table-cell>
          <table:table-cell table:style-name="Table15.B46" office:value-type="string">
            <text:p text:style-name="P21">\empty</text:p>
          </table:table-cell>
          <table:table-cell table:style-name="Table15.C46" office:value-type="string">
            <text:p text:style-name="P21">Dimension of inter character stretch space</text:p>
          </table:table-cell>
        </table:table-row>
        <table:table-row table:style-name="Table15.1">
          <table:table-cell table:style-name="Table15.A47" office:value-type="string">
            <text:p text:style-name="P21">\StringOrnamentFont</text:p>
          </table:table-cell>
          <table:table-cell table:style-name="Table15.B47" office:value-type="string">
            <text:p text:style-name="P43">Ag Arabesque Desktop</text:p>
          </table:table-cell>
          <table:table-cell table:style-name="Table15.C47" office:value-type="string">
            <text:p text:style-name="P21">Font to use for ornament string definitions</text:p>
          </table:table-cell>
        </table:table-row>
        <table:table-row table:style-name="Table15.1">
          <table:table-cell table:style-name="Table15.A48" office:value-type="string">
            <text:p text:style-name="P31">\StudyGutterFactor</text:p>
          </table:table-cell>
          <table:table-cell table:style-name="Table15.B48" office:value-type="string">
            <text:p text:style-name="P21">1.0</text:p>
          </table:table-cell>
          <table:table-cell table:style-name="Table15.C48" office:value-type="string">
            <text:p text:style-name="P21">Gutter width factor for study notes</text:p>
          </table:table-cell>
        </table:table-row>
        <table:table-row table:style-name="Table15.1">
          <table:table-cell table:style-name="Table15.A49" office:value-type="string">
            <text:p text:style-name="P43">\StudyNoteRuleThickness</text:p>
          </table:table-cell>
          <table:table-cell table:style-name="Table15.B49" office:value-type="string">
            <text:p text:style-name="P21">0.4pt</text:p>
          </table:table-cell>
          <table:table-cell table:style-name="Table15.C49" office:value-type="string">
            <text:p text:style-name="P21">Rule above study notes thickness</text:p>
          </table:table-cell>
        </table:table-row>
        <table:table-row table:style-name="Table15.1">
          <table:table-cell table:style-name="Table15.A50" office:value-type="string">
            <text:p text:style-name="P21">\SuperscriptFactor</text:p>
          </table:table-cell>
          <table:table-cell table:style-name="Table15.B50" office:value-type="string">
            <text:p text:style-name="P21">0.75</text:p>
          </table:table-cell>
          <table:table-cell table:style-name="Table15.C50" office:value-type="string">
            <text:p text:style-name="P21">Font scale factor for \Superscript</text:p>
          </table:table-cell>
        </table:table-row>
        <table:table-row table:style-name="Table15.1">
          <table:table-cell table:style-name="Table15.A51" office:value-type="string">
            <text:p text:style-name="P21">\SuperscriptRaise</text:p>
          </table:table-cell>
          <table:table-cell table:style-name="Table15.B51" office:value-type="string">
            <text:p text:style-name="P21">0.85ex</text:p>
          </table:table-cell>
          <table:table-cell table:style-name="Table15.C51" office:value-type="string">
            <text:p text:style-name="P21">Default raise to use for \Superscript</text:p>
          </table:table-cell>
        </table:table-row>
        <table:table-row table:style-name="Table15.1">
          <table:table-cell table:style-name="Table15.A52" office:value-type="string">
            <text:p text:style-name="P31">\TabBleed</text:p>
          </table:table-cell>
          <table:table-cell table:style-name="Table15.B52" office:value-type="string">
            <text:p text:style-name="P31">5pt</text:p>
          </table:table-cell>
          <table:table-cell table:style-name="Table15.C52" office:value-type="string">
            <text:p text:style-name="P21">How much tabs protrude outside the page</text:p>
          </table:table-cell>
        </table:table-row>
        <table:table-row table:style-name="Table15.1">
          <table:table-cell table:style-name="Table15.A53" office:value-type="string">
            <text:p text:style-name="P31">\TPILB</text:p>
          </table:table-cell>
          <table:table-cell table:style-name="Table15.B53" office:value-type="string">
            <text:p text:style-name="P31">{}</text:p>
          </table:table-cell>
          <table:table-cell table:style-name="Table15.C53" office:value-type="string">
            <text:p text:style-name="P21">Text to insert in intentional blank pages</text:p>
          </table:table-cell>
        </table:table-row>
        <table:table-row table:style-name="Table15.1">
          <table:table-cell table:style-name="Table15.A54" office:value-type="string">
            <text:p text:style-name="P31">\TopMarginFactor</text:p>
          </table:table-cell>
          <table:table-cell table:style-name="Table15.B54" office:value-type="string">
            <text:p text:style-name="P21">1.0</text:p>
          </table:table-cell>
          <table:table-cell table:style-name="Table15.C54" office:value-type="string">
            <text:p text:style-name="P21">\TopMarginFactor * \MarginUnit space at the top of a page</text:p>
          </table:table-cell>
        </table:table-row>
        <table:table-row table:style-name="Table15.1">
          <table:table-cell table:style-name="Table15.A55" office:value-type="string">
            <text:p text:style-name="P31">\UnderlineLower</text:p>
          </table:table-cell>
          <table:table-cell table:style-name="Table15.B55" office:value-type="string">
            <text:p text:style-name="P21">0.2em</text:p>
          </table:table-cell>
          <table:table-cell table:style-name="Table15.C55" office:value-type="string">
            <text:p text:style-name="P21">Distance of underline rule below lowest descender (if &gt;=0), or below baseline (&lt;0).</text:p>
          </table:table-cell>
        </table:table-row>
        <table:table-row table:style-name="Table15.1">
          <table:table-cell table:style-name="Table15.A56" office:value-type="string">
            <text:p text:style-name="P31">\UnderlineThickness</text:p>
          </table:table-cell>
          <table:table-cell table:style-name="Table15.B56" office:value-type="string">
            <text:p text:style-name="P21">0.05em</text:p>
          </table:table-cell>
          <table:table-cell table:style-name="Table15.C56" office:value-type="string">
            <text:p text:style-name="P21">Dimension of underline rule</text:p>
          </table:table-cell>
        </table:table-row>
        <table:table-row table:style-name="Table15.1">
          <table:table-cell table:style-name="Table15.A57" office:value-type="string">
            <text:p text:style-name="P31">\uselanguage{<text:span text:style-name="T1">lang</text:span>}</text:p>
          </table:table-cell>
          <table:table-cell table:style-name="Table15.B57" office:value-type="string">
            <text:p text:style-name="P21">{}</text:p>
          </table:table-cell>
          <table:table-cell table:style-name="Table15.C57" office:value-type="string">
            <text:p text:style-name="P22">Enable preinstalled language: USenglis<text:span text:style-name="T67">h, and a full list of language names from </text:span><text:a xlink:type="simple" xlink:href="https://tug.org/texmf-dist/tex/generic/config/language.def" text:style-name="Internet_20_link" text:visited-style-name="Visited_20_Internet_20_Link"><text:span text:style-name="T67">https://tug.org/texmf-dist/tex/generic/config/language.def</text:span></text:a><text:span text:style-name="T67">. Lang </text:span><text:span text:style-name="T68">tags</text:span><text:span text:style-name="T67">: af </text:span><text:span text:style-name="T68">as</text:span><text:span text:style-name="T67"> be bg </text:span><text:span text:style-name="T68">bn </text:span><text:span text:style-name="T67">ca cop cs </text:span><text:span text:style-name="T68">cu cy </text:span><text:span text:style-name="T67">da </text:span><text:span text:style-name="T68">de-1901 de-1996 de-ch-1901</text:span><text:span text:style-name="T67"> </text:span><text:span text:style-name="T68">el-monoton</text:span><text:span text:style-name="T67"> </text:span><text:span text:style-name="T68">el-polyton </text:span><text:span text:style-name="T67">en-gb en-us eo </text:span><text:span text:style-name="T68">es </text:span><text:span text:style-name="T67">et eu fi fi-x-school fr fur </text:span><text:span text:style-name="T68">ga gl gu hi </text:span><text:span text:style-name="T67">hr </text:span><text:span text:style-name="T68">hsb hu </text:span><text:span text:style-name="T67">hy </text:span><text:span text:style-name="T68">ia id it is ka kmr kn la-x-classic la-x-liturgic lt lv mk ml mn-cyrl mn-cyrl-x-lmc mr </text:span><text:span text:style-name="T67">mul-ethi </text:span><text:span text:style-name="T68">nb </text:span><text:span text:style-name="T67">nl </text:span><text:span text:style-name="T68">nn oc or pa pi pl pms pt <text:s/>rm ro ru sa sk sl sr-latn sr-cyrl sv ta te th tk tr uk </text:span><text:span text:style-name="T67">zh-latn</text:span></text:p>
          </table:table-cell>
        </table:table-row>
        <table:table-row table:style-name="Table15.1">
          <table:table-cell table:style-name="Table15.A58" office:value-type="string">
            <text:p text:style-name="P31">\VerticalSpaceFactor</text:p>
          </table:table-cell>
          <table:table-cell table:style-name="Table15.B58" office:value-type="string">
            <text:p text:style-name="P21">1.0</text:p>
          </table:table-cell>
          <table:table-cell table:style-name="Table15.C58" office:value-type="string">
            <text:p text:style-name="P21">Multiplier for SpaceBefore, SpaceAfter</text:p>
          </table:table-cell>
        </table:table-row>
        <table:table-row table:style-name="Table15.1">
          <table:table-cell table:style-name="Table15.A59" office:value-type="string">
            <text:p text:style-name="P31">\vertThumbtabVadj</text:p>
          </table:table-cell>
          <table:table-cell table:style-name="Table15.B59" office:value-type="string">
            <text:p text:style-name="P31">-2pt</text:p>
          </table:table-cell>
          <table:table-cell table:style-name="Table15.C59" office:value-type="string">
            <text:p text:style-name="P21">Distance of top of tab box to text, rotated</text:p>
          </table:table-cell>
        </table:table-row>
        <table:table-row table:style-name="Table15.1">
          <table:table-cell table:style-name="Table15.A60" office:value-type="string">
            <text:p text:style-name="P31">\XrefNotes</text:p>
          </table:table-cell>
          <table:table-cell table:style-name="Table15.B60" office:value-type="string">
            <text:p text:style-name="P21"/>
          </table:table-cell>
          <table:table-cell table:style-name="Table15.C60" office:value-type="string">
            <text:p text:style-name="P21">Notes class to use for central notes column</text:p>
          </table:table-cell>
        </table:table-row>
        <table:table-row table:style-name="Table15.1">
          <table:table-cell table:style-name="Table15.A61" office:value-type="string">
            <text:p text:style-name="P31">\XrefSide</text:p>
          </table:table-cell>
          <table:table-cell table:style-name="Table15.B61" office:value-type="string">
            <text:p text:style-name="P21">0</text:p>
          </table:table-cell>
          <table:table-cell table:style-name="Table15.C61" office:value-type="string">
            <text:p text:style-name="P21">1 = Left, 2 = Right, 3 = Inner, 4 = Outer</text:p>
          </table:table-cell>
        </table:table-row>
      </table:table>
      <text:list xml:id="list174802605511507" text:continue-numbering="true" text:style-name="WWNum1">
        <text:list-item>
          <text:list>
            <text:list-header>
              <text:p text:style-name="P108"><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1">\AutoCallers{<text:span text:style-name="T1">x</text:span>}{<text:span text:style-name="T1">list</text:span>}</text:p>
          </table:table-cell>
          <table:table-cell table:style-name="Table16.B2" office:value-type="string">
            <text:p text:style-name="P21">Comma separated (no spaces) list of callers for note <text:span text:style-name="T1">x</text:span>.</text:p>
          </table:table-cell>
        </table:table-row>
        <table:table-row table:style-name="Table16.1">
          <table:table-cell table:style-name="Table16.A3" office:value-type="string">
            <text:p text:style-name="P31">\ColumnGutterFactor</text:p>
          </table:table-cell>
          <table:table-cell table:style-name="Table16.B3" office:value-type="string">
            <text:p text:style-name="P21">Column gutter width is \ColumnGutterFactor * \FontSizeUnit. Default 15.</text:p>
          </table:table-cell>
        </table:table-row>
        <table:table-row table:style-name="Table16.1">
          <table:table-cell table:style-name="Table16.A4" office:value-type="string">
            <text:p text:style-name="P31">\NoStorePeriph{<text:span text:style-name="T1">intot</text:span>}</text:p>
          </table:table-cell>
          <table:table-cell table:style-name="Table16.B4" office:value-type="string">
            <text:p text:style-name="P21">Immediately output the peripheral section <text:span text:style-name="T1">intot</text:span> when it is met.</text:p>
          </table:table-cell>
        </table:table-row>
        <table:table-row table:style-name="Table16.1">
          <table:table-cell table:style-name="Table16.A5" office:value-type="string">
            <text:p text:style-name="P31">\NoteAtEnd{<text:span text:style-name="T1">x</text:span>}</text:p>
          </table:table-cell>
          <table:table-cell table:style-name="Table16.B5" office:value-type="string">
            <text:p text:style-name="P21">Treat <text:span text:style-name="T1">x</text:span> as an endnote. \fe already set as endnote</text:p>
          </table:table-cell>
        </table:table-row>
        <table:table-row table:style-name="Table16.1">
          <table:table-cell table:style-name="Table16.A6" office:value-type="string">
            <text:p text:style-name="P31">\NumericCallers{<text:span text:style-name="T1">x</text:span>}</text:p>
          </table:table-cell>
          <table:table-cell table:style-name="Table16.B6" office:value-type="string">
            <text:p text:style-name="P21">Specifies a note style that has numeric callers</text:p>
          </table:table-cell>
        </table:table-row>
        <table:table-row table:style-name="Table16.1">
          <table:table-cell table:style-name="Table16.A1" office:value-type="string">
            <text:p text:style-name="P31">\OmitCallerInNote{<text:span text:style-name="T1">x</text:span>}</text:p>
          </table:table-cell>
          <table:table-cell table:style-name="Table16.A1" office:value-type="string">
            <text:p text:style-name="P21">Don’t include a caller in this note</text:p>
          </table:table-cell>
        </table:table-row>
        <text:soft-page-break/>
        <table:table-row table:style-name="Table16.1">
          <table:table-cell table:style-name="Table16.A8" office:value-type="string">
            <text:p text:style-name="P31">\PageResetCallers{<text:span text:style-name="T1">x</text:span>}</text:p>
          </table:table-cell>
          <table:table-cell table:style-name="Table16.B8" office:value-type="string">
            <text:p text:style-name="P21">The callers for note style <text:span text:style-name="T1">x</text:span> should reset each page</text:p>
          </table:table-cell>
        </table:table-row>
        <table:table-row table:style-name="Table16.1">
          <table:table-cell table:style-name="Table16.A9" office:value-type="string">
            <text:p text:style-name="P31">\ParagraphedNotes{<text:span text:style-name="T1">x</text:span>}</text:p>
          </table:table-cell>
          <table:table-cell table:style-name="Table16.B9" office:value-type="string">
            <text:p text:style-name="P21">Run notes in this class into one paragraph</text:p>
          </table:table-cell>
        </table:table-row>
        <table:table-row table:style-name="Table16.1">
          <table:table-cell table:style-name="Table16.A10" office:value-type="string">
            <text:p text:style-name="P31">\StorePeriph{<text:span text:style-name="T1">intot</text:span>}</text:p>
          </table:table-cell>
          <table:table-cell table:style-name="Table16.B10" office:value-type="string">
            <text:p text:style-name="P21">Store the peripheral section <text:span text:style-name="T1">intot</text:span> for later inclusion using \⁠zgetperiph</text:p>
          </table:table-cell>
        </table:table-row>
        <table:table-row table:style-name="Table16.1">
          <table:table-cell table:style-name="Table16.A11" office:value-type="string">
            <text:p text:style-name="P31">\StudyNotes{<text:span text:style-name="T1">x</text:span>}</text:p>
          </table:table-cell>
          <table:table-cell table:style-name="Table16.B11" office:value-type="string">
            <text:p text:style-name="P21">Output <text:span text:style-name="T1">x</text:span> as study notes</text:p>
          </table:table-cell>
        </table:table-row>
        <table:table-row table:style-name="Table16.1">
          <table:table-cell table:style-name="Table16.A12" office:value-type="string">
            <text:p text:style-name="P21">\XeTeXlinebreaklocale</text:p>
          </table:table-cell>
          <table:table-cell table:style-name="Table16.B12" office:value-type="string">
            <text:p text:style-name="P21">ICU locale to use for line breaking</text:p>
          </table:table-cell>
        </table:table-row>
        <table:table-row table:style-name="Table16.1">
          <table:table-cell table:style-name="Table16.A13" office:value-type="string">
            <text:p text:style-name="P21">\cstyle{sty}{text}</text:p>
          </table:table-cell>
          <table:table-cell table:style-name="Table16.B13" office:value-type="string">
            <text:p text:style-name="P21">Format text in character style sty.</text:p>
          </table:table-cell>
        </table:table-row>
      </table:table>
      <text:list xml:id="list174803271539854" text:continue-numbering="true" text:style-name="WWNum1">
        <text:list-item>
          <text:list>
            <text:list-header>
              <text:p text:style-name="P108"><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1">OptionalBreakPenalty</text:p>
          </table:table-cell>
          <table:table-cell table:style-name="Table17.A1" office:value-type="string">
            <text:p text:style-name="P21">300</text:p>
          </table:table-cell>
          <table:table-cell table:style-name="Table17.A1" office:value-type="string">
            <text:p text:style-name="P21">\def this to set \linepenalty at //. Also sets the break for a // as -\OptionalBreakPenalty</text:p>
          </table:table-cell>
        </table:table-row>
        <table:table-row table:style-name="Table17.1">
          <table:table-cell table:style-name="Table17.A1" office:value-type="string">
            <text:p text:style-name="P21">badspacepenalty</text:p>
          </table:table-cell>
          <table:table-cell table:style-name="Table17.A1" office:value-type="string">
            <text:p text:style-name="P21">100</text:p>
          </table:table-cell>
          <table:table-cell table:style-name="Table17.A1" office:value-type="string">
            <text:p text:style-name="P21">Assign this as the you can break here if you must</text:p>
          </table:table-cell>
        </table:table-row>
      </table:table>
      <text:list xml:id="list174803376139408" text:continue-numbering="true" text:style-name="WWNum1">
        <text:list-item>
          <text:list>
            <text:list-header>
              <text:p text:style-name="P108"><text:bookmark-start text:name="__RefHeading___Toc10485_326506458"/><text:bookmark text:name="_y2jqpjbt3vb"/>PTX Special Spaces<text:bookmark-end text:name="__RefHeading___Toc10485_326506458"/></text:p>
              <text:p text:style-name="P11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1">00A0</text:p>
          </table:table-cell>
          <table:table-cell table:style-name="Table18.A1" office:value-type="string">
            <text:p text:style-name="P21">\NBSP</text:p>
          </table:table-cell>
          <table:table-cell table:style-name="Table18.A1" office:value-type="string">
            <text:p text:style-name="P21">\nobreak\space</text:p>
          </table:table-cell>
        </table:table-row>
        <table:table-row table:style-name="Table18.1">
          <table:table-cell table:style-name="Table18.A1" office:value-type="string">
            <text:p text:style-name="P21">00AD</text:p>
          </table:table-cell>
          <table:table-cell table:style-name="Table18.A1" office:value-type="string">
            <text:p text:style-name="P21">\SFTHYPHEN</text:p>
          </table:table-cell>
          <table:table-cell table:style-name="Table18.A1" office:value-type="string">
            <text:p text:style-name="P21">\-</text:p>
          </table:table-cell>
        </table:table-row>
        <table:table-row table:style-name="Table18.1">
          <table:table-cell table:style-name="Table18.A1" office:value-type="string">
            <text:p text:style-name="P21">2000</text:p>
          </table:table-cell>
          <table:table-cell table:style-name="Table18.A1" office:value-type="string">
            <text:p text:style-name="P21">\NQUAD</text:p>
          </table:table-cell>
          <table:table-cell table:style-name="Table18.A1" office:value-type="string">
            <text:p text:style-name="P21">\BADBREAK\relax\space</text:p>
          </table:table-cell>
        </table:table-row>
        <table:table-row table:style-name="Table18.1">
          <table:table-cell table:style-name="Table18.A1" office:value-type="string">
            <text:p text:style-name="P21">2001</text:p>
          </table:table-cell>
          <table:table-cell table:style-name="Table18.A1" office:value-type="string">
            <text:p text:style-name="P21">\MQUAD</text:p>
          </table:table-cell>
          <table:table-cell table:style-name="Table18.A1" office:value-type="string">
            <text:p text:style-name="P21">\BADBREAK\hskip 1em plus .2em minus .2em</text:p>
          </table:table-cell>
        </table:table-row>
        <table:table-row table:style-name="Table18.1">
          <table:table-cell table:style-name="Table18.A1" office:value-type="string">
            <text:p text:style-name="P21">2002</text:p>
          </table:table-cell>
          <table:table-cell table:style-name="Table18.A1" office:value-type="string">
            <text:p text:style-name="P21">\NSPACE</text:p>
          </table:table-cell>
          <table:table-cell table:style-name="Table18.A1" office:value-type="string">
            <text:p text:style-name="P21">\hbox{\space} <text:s/><text:span text:style-name="T1"><text:s/>(non-stretching space)</text:span></text:p>
          </table:table-cell>
        </table:table-row>
        <table:table-row table:style-name="Table18.1">
          <table:table-cell table:style-name="Table18.A1" office:value-type="string">
            <text:p text:style-name="P21">2003</text:p>
          </table:table-cell>
          <table:table-cell table:style-name="Table18.A1" office:value-type="string">
            <text:p text:style-name="P21">\MSPACE</text:p>
          </table:table-cell>
          <table:table-cell table:style-name="Table18.A1" office:value-type="string">
            <text:p text:style-name="P21">\hskip 1em</text:p>
          </table:table-cell>
        </table:table-row>
        <table:table-row table:style-name="Table18.1">
          <table:table-cell table:style-name="Table18.A1" office:value-type="string">
            <text:p text:style-name="P21">2004</text:p>
          </table:table-cell>
          <table:table-cell table:style-name="Table18.A1" office:value-type="string">
            <text:p text:style-name="P21">\THREEPEREMSPACE</text:p>
          </table:table-cell>
          <table:table-cell table:style-name="Table18.A1" office:value-type="string">
            <text:p text:style-name="P21">\hskip .333em</text:p>
          </table:table-cell>
        </table:table-row>
        <table:table-row table:style-name="Table18.1">
          <table:table-cell table:style-name="Table18.A1" office:value-type="string">
            <text:p text:style-name="P21">2005</text:p>
          </table:table-cell>
          <table:table-cell table:style-name="Table18.A1" office:value-type="string">
            <text:p text:style-name="P21">\FOURPEREMSPACE</text:p>
          </table:table-cell>
          <table:table-cell table:style-name="Table18.A1" office:value-type="string">
            <text:p text:style-name="P21">\hskip .25em</text:p>
          </table:table-cell>
        </table:table-row>
        <table:table-row table:style-name="Table18.1">
          <table:table-cell table:style-name="Table18.A1" office:value-type="string">
            <text:p text:style-name="P21">2006</text:p>
          </table:table-cell>
          <table:table-cell table:style-name="Table18.A1" office:value-type="string">
            <text:p text:style-name="P21">\SIXPEREMSPACE</text:p>
          </table:table-cell>
          <table:table-cell table:style-name="Table18.A1" office:value-type="string">
            <text:p text:style-name="P21">\hskip .1666em</text:p>
          </table:table-cell>
        </table:table-row>
        <table:table-row table:style-name="Table18.1">
          <table:table-cell table:style-name="Table18.A1" office:value-type="string">
            <text:p text:style-name="P21">2009</text:p>
          </table:table-cell>
          <table:table-cell table:style-name="Table18.A1" office:value-type="string">
            <text:p text:style-name="P21">\THINSPACE</text:p>
          </table:table-cell>
          <table:table-cell table:style-name="Table18.A1" office:value-type="string">
            <text:p text:style-name="P21">\hskip .2em plus .1em minus .1em</text:p>
          </table:table-cell>
        </table:table-row>
        <table:table-row table:style-name="Table18.1">
          <table:table-cell table:style-name="Table18.A1" office:value-type="string">
            <text:p text:style-name="P21">200A</text:p>
          </table:table-cell>
          <table:table-cell table:style-name="Table18.A1" office:value-type="string">
            <text:p text:style-name="P21">\HAIRSPACE</text:p>
          </table:table-cell>
          <table:table-cell table:style-name="Table18.A1" office:value-type="string">
            <text:p text:style-name="P21">\hskip .042em\nobreak\intercharspace</text:p>
          </table:table-cell>
        </table:table-row>
        <table:table-row table:style-name="Table18.1">
          <table:table-cell table:style-name="Table18.A1" office:value-type="string">
            <text:p text:style-name="P21">200B</text:p>
          </table:table-cell>
          <table:table-cell table:style-name="Table18.A1" office:value-type="string">
            <text:p text:style-name="P21">\ZWSP</text:p>
          </table:table-cell>
          <table:table-cell table:style-name="Table18.A1" office:value-type="string">
            <text:p text:style-name="P21">\intercharspace</text:p>
          </table:table-cell>
        </table:table-row>
        <table:table-row table:style-name="Table18.1">
          <table:table-cell table:style-name="Table18.A1" office:value-type="string">
            <text:p text:style-name="P21">2010</text:p>
          </table:table-cell>
          <table:table-cell table:style-name="Table18.A1" office:value-type="string">
            <text:p text:style-name="P21">\HYPHEN</text:p>
          </table:table-cell>
          <table:table-cell table:style-name="Table18.A1" office:value-type="string">
            <text:p text:style-name="P21">\-</text:p>
          </table:table-cell>
        </table:table-row>
        <table:table-row table:style-name="Table18.1">
          <table:table-cell table:style-name="Table18.A1" office:value-type="string">
            <text:p text:style-name="P21">2011</text:p>
          </table:table-cell>
          <table:table-cell table:style-name="Table18.A1" office:value-type="string">
            <text:p text:style-name="P21">\NBHYPHEN</text:p>
          </table:table-cell>
          <table:table-cell table:style-name="Table18.A1" office:value-type="string">
            <text:p text:style-name="P21">\leavevmode\hbox{-}</text:p>
          </table:table-cell>
        </table:table-row>
        <table:table-row table:style-name="Table18.1">
          <table:table-cell table:style-name="Table18.A1" office:value-type="string">
            <text:p text:style-name="P21">2028</text:p>
          </table:table-cell>
          <table:table-cell table:style-name="Table18.A1" office:value-type="string">
            <text:p text:style-name="P21">\LINESEP</text:p>
          </table:table-cell>
          <table:table-cell table:style-name="Table18.A1" office:value-type="string">
            <text:p text:style-name="P21">\break</text:p>
          </table:table-cell>
        </table:table-row>
        <table:table-row table:style-name="Table18.1">
          <table:table-cell table:style-name="Table18.A1" office:value-type="string">
            <text:p text:style-name="P21">2060</text:p>
          </table:table-cell>
          <table:table-cell table:style-name="Table18.A1" office:value-type="string">
            <text:p text:style-name="P21">\WJ</text:p>
          </table:table-cell>
          <table:table-cell table:style-name="Table18.A1" office:value-type="string">
            <text:p text:style-name="P21">\leavevmode\nobreak</text:p>
          </table:table-cell>
        </table:table-row>
        <table:table-row table:style-name="Table18.1">
          <table:table-cell table:style-name="Table18.A1" office:value-type="string">
            <text:p text:style-name="P21">2063</text:p>
          </table:table-cell>
          <table:table-cell table:style-name="Table18.A1" office:value-type="string">
            <text:p text:style-name="P21">\GOODBREAK</text:p>
          </table:table-cell>
          <table:table-cell table:style-name="Table18.A1" office:value-type="string">
            <text:p text:style-name="P21">\penalty-\OptionalBreakPenalty</text:p>
          </table:table-cell>
        </table:table-row>
        <table:table-row table:style-name="Table18.1">
          <table:table-cell table:style-name="Table18.A1" office:value-type="string">
            <text:p text:style-name="P21">2064</text:p>
          </table:table-cell>
          <table:table-cell table:style-name="Table18.A1" office:value-type="string">
            <text:p text:style-name="P21">\BADBREAK</text:p>
          </table:table-cell>
          <table:table-cell table:style-name="Table18.A1" office:value-type="string">
            <text:p text:style-name="P21">\penalty\the\badspacepenalty</text:p>
          </table:table-cell>
        </table:table-row>
        <table:table-row table:style-name="Table18.1">
          <table:table-cell table:style-name="Table18.A1" office:value-type="string">
            <text:p text:style-name="P21">FEFF</text:p>
          </table:table-cell>
          <table:table-cell table:style-name="Table18.A1" office:value-type="string">
            <text:p text:style-name="P21">\ZWNBSP</text:p>
          </table:table-cell>
          <table:table-cell table:style-name="Table18.A1" office:value-type="string">
            <text:p text:style-name="P21">\WJ</text:p>
          </table:table-cell>
        </table:table-row>
      </table:table>
      <text:p text:style-name="Heading_20_2"><text:bookmark-start text:name="__RefHeading___Toc10457_326506458"/><text:bookmark text:name="_feszj8rof6v4"/>Sethooks<text:bookmark-end text:name="__RefHeading___Toc10457_326506458"/></text:p>
      <text:p text:style-name="P2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1">before</text:p>
          </table:table-cell>
          <table:table-cell table:style-name="Table19.A1" office:value-type="string">
            <text:p text:style-name="P21">Runs before the style is set for the marker</text:p>
          </table:table-cell>
        </table:table-row>
        <table:table-row table:style-name="Table19.1">
          <table:table-cell table:style-name="Table19.A1" office:value-type="string">
            <text:p text:style-name="P21">start</text:p>
          </table:table-cell>
          <table:table-cell table:style-name="Table19.A1" office:value-type="string">
            <text:p text:style-name="P21">Runs within the styling of the marker before any text is output</text:p>
          </table:table-cell>
        </table:table-row>
        <table:table-row table:style-name="Table19.1">
          <table:table-cell table:style-name="Table19.A1" office:value-type="string">
            <text:p text:style-name="P21">end</text:p>
          </table:table-cell>
          <table:table-cell table:style-name="Table19.A1" office:value-type="string">
            <text:p text:style-name="P21">Runs before the marker closes or the paragraph is closed for a paragraph style</text:p>
          </table:table-cell>
        </table:table-row>
        <table:table-row table:style-name="Table19.1">
          <table:table-cell table:style-name="Table19.A1" office:value-type="string">
            <text:p text:style-name="P21">after</text:p>
          </table:table-cell>
          <table:table-cell table:style-name="Table19.A1" office:value-type="string">
            <text:p text:style-name="P21">Runs after the marker is closed and after the paragraph is finished for a 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2"><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1">\setcvhook{#1}{code}</text:p>
          </table:table-cell>
          <table:table-cell table:style-name="Table20.A1" office:value-type="string">
            <text:p text:style-name="P21">Runs <text:span text:style-name="T1">code</text:span> at the start of the reference #1 e.g.</text:p>
            <text:p text:style-name="P21">GEN1.2 - At GEN 1:2<text:line-break/>GEN3.0 - Just before chapter 3 of Genesis</text:p>
            <text:p text:style-name="P21">all3.0 - Just before chapter 3 in all books</text:p>
          </table:table-cell>
        </table:table-row>
        <table:table-row table:style-name="Table20.1">
          <table:table-cell table:style-name="Table20.A1" office:value-type="string">
            <text:p text:style-name="P21"/>
          </table:table-cell>
          <table:table-cell table:style-name="Table20.A1" office:value-type="string">
            <text:p text:style-name="P21"/>
          </table:table-cell>
        </table:table-row>
        <table:table-row table:style-name="Table20.1">
          <table:table-cell table:style-name="Table20.A1" office:value-type="string">
            <text:p text:style-name="P21">\setbookhook{pos}{GEN}{code}</text:p>
          </table:table-cell>
          <table:table-cell table:style-name="Table20.A1" office:value-type="string">
            <text:p text:style-name="P21">Runs <text:span text:style-name="T1">code</text:span> at start / end of GEN. </text:p>
          </table:table-cell>
        </table:table-row>
        <table:table-row table:style-name="Table20.1">
          <table:table-cell table:style-name="Table20.A1" office:value-type="string">
            <text:p text:style-name="P21">\sethook{bookstart}{GEN}{code}</text:p>
          </table:table-cell>
          <table:table-cell table:style-name="Table20.A1" office:value-type="string">
            <text:p text:style-name="P21">Alternative to setbookhook</text:p>
          </table:table-cell>
        </table:table-row>
        <table:table-row table:style-name="Table20.1">
          <table:table-cell table:style-name="Table20.A1" office:value-type="string">
            <text:p text:style-name="P21">\setbookhook{end}{final}{code}</text:p>
          </table:table-cell>
          <table:table-cell table:style-name="Table20.A1" office:value-type="string">
            <text:p text:style-name="P21">Runs <text:span text:style-name="T1">code</text:span> at end of last book</text:p>
          </table:table-cell>
        </table:table-row>
        <table:table-row table:style-name="Table20.1">
          <table:table-cell table:style-name="Table20.A1" office:value-type="string">
            <text:p text:style-name="P21">\sethook{final}{afterincludes}{code}</text:p>
          </table:table-cell>
          <table:table-cell table:style-name="Table20.A1" office:value-type="string">
            <text:p text:style-name="P21">Runs <text:span text:style-name="T1">code</text:span> after the </text:p>
          </table:table-cell>
        </table:table-row>
        <table:table-row table:style-name="Table20.1">
          <table:table-cell table:style-name="Table20.A1" office:value-type="string">
            <text:p text:style-name="P21">\sethook{page}{2}{code}</text:p>
          </table:table-cell>
          <table:table-cell table:style-name="Table20.A1" office:value-type="string">
            <text:p text:style-name="P21">Runs <text:span text:style-name="T1">code</text:span> just after page 1 has been written to the PDF.</text:p>
          </table:table-cell>
        </table:table-row>
        <table:table-row table:style-name="Table20.1">
          <table:table-cell table:style-name="Table20.A1" office:value-type="string">
            <text:p text:style-name="P21">\setbetweenhook{mkr1}{mkr2}{code}</text:p>
            <text:p text:style-name="P21"/>
          </table:table-cell>
          <table:table-cell table:style-name="Table20.A1" office:value-type="string">
            <text:p text:style-name="P21">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1">\addtoinithooks</text:p>
          </table:table-cell>
          <table:table-cell table:style-name="Table21.A1" office:value-type="string">
            <text:p text:style-name="P21">Run when setting up on loading the first ptx file</text:p>
          </table:table-cell>
        </table:table-row>
        <table:table-row table:style-name="Table21.1">
          <table:table-cell table:style-name="Table21.A1" office:value-type="string">
            <text:p text:style-name="P21">\addtoendhooks</text:p>
          </table:table-cell>
          <table:table-cell table:style-name="Table21.A1" office:value-type="string">
            <text:p text:style-name="P21">Run at the very end of the document after the last page</text:p>
          </table:table-cell>
        </table:table-row>
        <table:table-row table:style-name="Table21.1">
          <table:table-cell table:style-name="Table21.A1" office:value-type="string">
            <text:p text:style-name="P21">\addtoeveryparhooks</text:p>
          </table:table-cell>
          <table:table-cell table:style-name="Table21.A1" office:value-type="string">
            <text:p text:style-name="P21">Run before the first character is added to a paragraph</text:p>
          </table:table-cell>
        </table:table-row>
        <table:table-row table:style-name="Table21.1">
          <table:table-cell table:style-name="Table21.A1" office:value-type="string">
            <text:p text:style-name="P21">\addtoparstylehooks</text:p>
          </table:table-cell>
          <table:table-cell table:style-name="Table21.A1" office:value-type="string">
            <text:p text:style-name="P21">Run last at the end of a paragraph style</text:p>
          </table:table-cell>
        </table:table-row>
        <table:table-row table:style-name="Table21.1">
          <table:table-cell table:style-name="Table21.A1" office:value-type="string">
            <text:p text:style-name="P21">\addtoidhooks</text:p>
          </table:table-cell>
          <table:table-cell table:style-name="Table21.A1" office:value-type="string">
            <text:p text:style-name="P21">Run when processing a \id line</text:p>
          </table:table-cell>
        </table:table-row>
        <table:table-row table:style-name="Table21.1">
          <table:table-cell table:style-name="Table21.A1" office:value-type="string">
            <text:p text:style-name="P21">\addtoversehooks</text:p>
          </table:table-cell>
          <table:table-cell table:style-name="Table21.A1" office:value-type="string">
            <text:p text:style-name="P21">Run after the verse number is output</text:p>
          </table:table-cell>
        </table:table-row>
        <table:table-row table:style-name="Table21.1">
          <table:table-cell table:style-name="Table21.A1" office:value-type="string">
            <text:p text:style-name="P21">\addtopreversehooks</text:p>
          </table:table-cell>
          <table:table-cell table:style-name="Table21.A1" office:value-type="string">
            <text:p text:style-name="P21">Run before the verse number is output</text:p>
          </table:table-cell>
        </table:table-row>
        <table:table-row table:style-name="Table21.1">
          <table:table-cell table:style-name="Table21.A1" office:value-type="string">
            <text:p text:style-name="P21">\addToLeftHooks</text:p>
          </table:table-cell>
          <table:table-cell table:style-name="Table21.A1" office:value-type="string">
            <text:p text:style-name="P21">Run each \lefttext after entering the left column</text:p>
          </table:table-cell>
        </table:table-row>
        <table:table-row table:style-name="Table21.10">
          <table:table-cell table:style-name="Table21.A1" office:value-type="string">
            <text:p text:style-name="P21">\addToRightHooks</text:p>
          </table:table-cell>
          <table:table-cell table:style-name="Table21.A1" office:value-type="string">
            <text:p text:style-name="P21">Run each \righttext after entering the right column</text:p>
          </table:table-cell>
        </table:table-row>
        <table:table-row table:style-name="Table21.1">
          <table:table-cell table:style-name="Table21.A1" office:value-type="string">
            <text:p text:style-name="P21">\addToXHooks</text:p>
          </table:table-cell>
          <table:table-cell table:style-name="Table21.A1" office:value-type="string">
            <text:p text:style-name="P21">Run each \polyglotcolumn X, after entering that column</text:p>
          </table:table-cell>
        </table:table-row>
        <table:table-row table:style-name="Table21.1">
          <table:table-cell table:style-name="Table21.A1" office:value-type="string">
            <text:p text:style-name="P21">\addToSideHooks{X}</text:p>
          </table:table-cell>
          <table:table-cell table:style-name="Table21.A1" office:value-type="string">
            <text:p text:style-name="P21">Alternative to \addToXHooks</text:p>
          </table:table-cell>
        </table:table-row>
        <table:table-row table:style-name="Table21.1">
          <table:table-cell table:style-name="Table21.A1" office:value-type="string">
            <text:p text:style-name="P21">\addtoendptxhooks</text:p>
          </table:table-cell>
          <table:table-cell table:style-name="Table21.A1" office:value-type="string">
            <text:p text:style-name="P21">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5">pt</text:p>
          </table:table-cell>
          <table:table-cell table:style-name="Table22.A1" office:value-type="string">
            <text:p text:style-name="P25">point</text:p>
          </table:table-cell>
        </table:table-row>
        <table:table-row table:style-name="Table22.1">
          <table:table-cell table:style-name="Table22.A1" office:value-type="string">
            <text:p text:style-name="P25">pc</text:p>
          </table:table-cell>
          <table:table-cell table:style-name="Table22.A1" office:value-type="string">
            <text:p text:style-name="P25">pica = 12pt</text:p>
          </table:table-cell>
        </table:table-row>
        <table:table-row table:style-name="Table22.1">
          <table:table-cell table:style-name="Table22.A1" office:value-type="string">
            <text:p text:style-name="P25">in</text:p>
          </table:table-cell>
          <table:table-cell table:style-name="Table22.A1" office:value-type="string">
            <text:p text:style-name="P25">inch = 72.27pt</text:p>
          </table:table-cell>
        </table:table-row>
        <table:table-row table:style-name="Table22.1">
          <table:table-cell table:style-name="Table22.A1" office:value-type="string">
            <text:p text:style-name="P25">bp</text:p>
          </table:table-cell>
          <table:table-cell table:style-name="Table22.A1" office:value-type="string">
            <text:p text:style-name="P25">big point = 72pt</text:p>
          </table:table-cell>
        </table:table-row>
        <table:table-row table:style-name="Table22.1">
          <table:table-cell table:style-name="Table22.A1" office:value-type="string">
            <text:p text:style-name="P25">cm</text:p>
          </table:table-cell>
          <table:table-cell table:style-name="Table22.A1" office:value-type="string">
            <text:p text:style-name="P25">centimeter: 2.54cm = 1in</text:p>
          </table:table-cell>
        </table:table-row>
        <table:table-row table:style-name="Table22.1">
          <table:table-cell table:style-name="Table22.A1" office:value-type="string">
            <text:p text:style-name="P25">mm</text:p>
          </table:table-cell>
          <table:table-cell table:style-name="Table22.A1" office:value-type="string">
            <text:p text:style-name="P25">millimeter = 0.1cm</text:p>
          </table:table-cell>
        </table:table-row>
        <table:table-row table:style-name="Table22.1">
          <table:table-cell table:style-name="Table22.A1" office:value-type="string">
            <text:p text:style-name="P25">dd</text:p>
          </table:table-cell>
          <table:table-cell table:style-name="Table22.A1" office:value-type="string">
            <text:p text:style-name="P25">didot point: 1157 dd = 1238pt</text:p>
          </table:table-cell>
        </table:table-row>
        <table:table-row table:style-name="Table22.1">
          <table:table-cell table:style-name="Table22.A1" office:value-type="string">
            <text:p text:style-name="P25">cc</text:p>
          </table:table-cell>
          <table:table-cell table:style-name="Table22.A1" office:value-type="string">
            <text:p text:style-name="P25">cicero = 12dd</text:p>
          </table:table-cell>
        </table:table-row>
        <table:table-row table:style-name="Table22.1">
          <table:table-cell table:style-name="Table22.A1" office:value-type="string">
            <text:p text:style-name="P25">sp</text:p>
          </table:table-cell>
          <table:table-cell table:style-name="Table22.A1" office:value-type="string">
            <text:p text:style-name="P25">scaled point: 65536 sp = 1 pt</text:p>
          </table:table-cell>
        </table:table-row>
      </table:table>
      <text:p text:style-name="Heading_20_2"/>
      <text:p text:style-name="P95"><text:bookmark-start text:name="__RefHeading___Toc10477_326506458"/><text:bookmark text:name="_23v2b593krbb"/>Tracing Codes<text:bookmark-end text:name="__RefHeading___Toc10477_326506458"/></text:p>
      <text:p text:style-name="P24">\tracing{<text:span text:style-name="T15">x</text:span>} where <text:span text:style-name="T15">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9">Code</text:p>
            </table:table-cell>
            <table:table-cell table:style-name="Table23.A1" office:value-type="string">
              <text:p text:style-name="P19">Description</text:p>
            </table:table-cell>
          </table:table-row>
          <table:table-row table:style-name="Table23.2">
            <table:table-cell table:style-name="Table23.A2" office:value-type="string">
              <text:p text:style-name="P30">a</text:p>
            </table:table-cell>
            <table:table-cell table:style-name="Table23.A2" office:value-type="string">
              <text:p text:style-name="P30">Trace everything!</text:p>
            </table:table-cell>
          </table:table-row>
          <table:table-row table:style-name="Table23.3">
            <table:table-cell table:style-name="Table23.A2" office:value-type="string">
              <text:p text:style-name="P30">A</text:p>
            </table:table-cell>
            <table:table-cell table:style-name="Table23.A2" office:value-type="string">
              <text:p text:style-name="P30">Show attribute processing</text:p>
            </table:table-cell>
          </table:table-row>
          <table:table-row table:style-name="Table23.4">
            <table:table-cell table:style-name="Table23.A2" office:value-type="string">
              <text:p text:style-name="P30">b</text:p>
            </table:table-cell>
            <table:table-cell table:style-name="Table23.A2" office:value-type="string">
              <text:p text:style-name="P30">Give information on page balancing for external analysis</text:p>
            </table:table-cell>
          </table:table-row>
          <table:table-row table:style-name="Table23.5">
            <table:table-cell table:style-name="Table23.A2" office:value-type="string">
              <text:p text:style-name="P85">B</text:p>
            </table:table-cell>
            <table:table-cell table:style-name="Table23.A2" office:value-type="string">
              <text:p text:style-name="P85">Underfull pages</text:p>
            </table:table-cell>
          </table:table-row>
          <table:table-row table:style-name="Table23.6">
            <table:table-cell table:style-name="Table23.A2" office:value-type="string">
              <text:p text:style-name="P30">C</text:p>
            </table:table-cell>
            <table:table-cell table:style-name="Table23.A2" office:value-type="string">
              <text:p text:style-name="P30">Show cutout calculations</text:p>
            </table:table-cell>
          </table:table-row>
          <table:table-row table:style-name="Table23.7">
            <table:table-cell table:style-name="Table23.A2" office:value-type="string">
              <text:p text:style-name="P30">c</text:p>
            </table:table-cell>
            <table:table-cell table:style-name="Table23.A2" office:value-type="string">
              <text:p text:style-name="P30">Show chapters</text:p>
            </table:table-cell>
          </table:table-row>
          <table:table-row table:style-name="Table23.8">
            <table:table-cell table:style-name="Table23.A2" office:value-type="string">
              <text:p text:style-name="P85">ch</text:p>
            </table:table-cell>
            <table:table-cell table:style-name="Table23.A2" office:value-type="string">
              <text:p text:style-name="P85">Active characters</text:p>
            </table:table-cell>
          </table:table-row>
          <table:table-row table:style-name="Table23.9">
            <table:table-cell table:style-name="Table23.A2" office:value-type="string">
              <text:p text:style-name="P85">cov</text:p>
            </table:table-cell>
            <table:table-cell table:style-name="Table23.A2" office:value-type="string">
              <text:p text:style-name="P85">Covers</text:p>
            </table:table-cell>
          </table:table-row>
          <table:table-row table:style-name="Table23.10">
            <table:table-cell table:style-name="Table23.A2" office:value-type="string">
              <text:p text:style-name="P30">d</text:p>
            </table:table-cell>
            <table:table-cell table:style-name="Table23.A2" office:value-type="string">
              <text:p text:style-name="P30">Diglot construction</text:p>
            </table:table-cell>
          </table:table-row>
          <table:table-row table:style-name="Table23.11">
            <table:table-cell table:style-name="Table23.A2" office:value-type="string">
              <text:p text:style-name="P30">dP</text:p>
            </table:table-cell>
            <table:table-cell table:style-name="Table23.A2" office:value-type="string">
              <text:p text:style-name="P30">Diglot page usage</text:p>
            </table:table-cell>
          </table:table-row>
          <table:table-row table:style-name="Table23.12">
            <table:table-cell table:style-name="Table23.A2" office:value-type="string">
              <text:p text:style-name="P30">D</text:p>
            </table:table-cell>
            <table:table-cell table:style-name="Table23.A2" office:value-type="string">
              <text:p text:style-name="P30">Diglot gory details</text:p>
            </table:table-cell>
          </table:table-row>
          <table:table-row table:style-name="Table23.13">
            <table:table-cell table:style-name="Table23.A2" office:value-type="string">
              <text:p text:style-name="P30">De</text:p>
            </table:table-cell>
            <table:table-cell table:style-name="Table23.A2" office:value-type="string">
              <text:p text:style-name="P30">Diglot repetitive commands (each@col)</text:p>
            </table:table-cell>
          </table:table-row>
          <table:table-row table:style-name="Table23.14">
            <table:table-cell table:style-name="Table23.A2" office:value-type="string">
              <text:p text:style-name="P30">Df</text:p>
            </table:table-cell>
            <table:table-cell table:style-name="Table23.A2" office:value-type="string">
              <text:p text:style-name="P30">Diglot footnote separation</text:p>
            </table:table-cell>
          </table:table-row>
          <table:table-row table:style-name="Table23.15">
            <table:table-cell table:style-name="Table23.A2" office:value-type="string">
              <text:p text:style-name="P30">Dh</text:p>
            </table:table-cell>
            <table:table-cell table:style-name="Table23.A2" office:value-type="string">
              <text:p text:style-name="P30">Diglot available height extra details</text:p>
            </table:table-cell>
          </table:table-row>
          <table:table-row table:style-name="Table23.16">
            <table:table-cell table:style-name="Table23.A2" office:value-type="string">
              <text:p text:style-name="P30">Ds</text:p>
            </table:table-cell>
            <table:table-cell table:style-name="Table23.A2" office:value-type="string">
              <text:p text:style-name="P30">Diglot stylesheet</text:p>
            </table:table-cell>
          </table:table-row>
          <table:table-row table:style-name="Table23.17">
            <table:table-cell table:style-name="Table23.A2" office:value-type="string">
              <text:p text:style-name="P30">dm</text:p>
            </table:table-cell>
            <table:table-cell table:style-name="Table23.A2" office:value-type="string">
              <text:p text:style-name="P30">Diglot module</text:p>
            </table:table-cell>
          </table:table-row>
          <table:table-row table:style-name="Table23.18">
            <table:table-cell table:style-name="Table23.A2" office:value-type="string">
              <text:p text:style-name="P30">dmp</text:p>
            </table:table-cell>
            <table:table-cell table:style-name="Table23.A2" office:value-type="string">
              <text:p text:style-name="P30">Diglot module: polyglot</text:p>
            </table:table-cell>
          </table:table-row>
          <table:table-row table:style-name="Table23.19">
            <table:table-cell table:style-name="Table23.A2" office:value-type="string">
              <text:p text:style-name="P30">e</text:p>
            </table:table-cell>
            <table:table-cell table:style-name="Table23.A2" office:value-type="string">
              <text:p text:style-name="P30">Extended USFM (mainly side bars and categories)</text:p>
            </table:table-cell>
          </table:table-row>
          <table:table-row table:style-name="Table23.20">
            <table:table-cell table:style-name="Table23.A2" office:value-type="string">
              <text:p text:style-name="P30">eb</text:p>
            </table:table-cell>
            <table:table-cell table:style-name="Table23.A2" office:value-type="string">
              <text:p text:style-name="P30">Extended borders </text:p>
            </table:table-cell>
          </table:table-row>
          <table:table-row table:style-name="Table23.21">
            <table:table-cell table:style-name="Table23.A2" office:value-type="string">
              <text:p text:style-name="P49">ebi</text:p>
            </table:table-cell>
            <table:table-cell table:style-name="Table23.A2" office:value-type="string">
              <text:p text:style-name="P49">Border style inheritance</text:p>
            </table:table-cell>
          </table:table-row>
          <table:table-row table:style-name="Table23.22">
            <table:table-cell table:style-name="Table23.A2" office:value-type="string">
              <text:p text:style-name="P49">et</text:p>
            </table:table-cell>
            <table:table-cell table:style-name="Table23.A2" office:value-type="string">
              <text:p text:style-name="P49">textborders</text:p>
            </table:table-cell>
          </table:table-row>
          <table:table-row table:style-name="Table23.23">
            <table:table-cell table:style-name="Table23.A2" office:value-type="string">
              <text:p text:style-name="P20">f</text:p>
            </table:table-cell>
            <table:table-cell table:style-name="Table23.A2" office:value-type="string">
              <text:p text:style-name="P20">footnotes</text:p>
            </table:table-cell>
          </table:table-row>
          <table:table-row table:style-name="Table23.24">
            <table:table-cell table:style-name="Table23.A2" office:value-type="string">
              <text:p text:style-name="P20">F</text:p>
            </table:table-cell>
            <table:table-cell table:style-name="Table23.A2" office:value-type="string">
              <text:p text:style-name="P20">fonts</text:p>
            </table:table-cell>
          </table:table-row>
          <table:table-row table:style-name="Table23.25">
            <table:table-cell table:style-name="Table23.A2" office:value-type="string">
              <text:p text:style-name="P49">g</text:p>
            </table:table-cell>
            <table:table-cell table:style-name="Table23.A2" office:value-type="string">
              <text:p text:style-name="P49">figures</text:p>
            </table:table-cell>
          </table:table-row>
          <table:table-row table:style-name="Table23.26">
            <table:table-cell table:style-name="Table23.A2" office:value-type="string">
              <text:p text:style-name="P86">G</text:p>
            </table:table-cell>
            <table:table-cell table:style-name="Table23.A2" office:value-type="string">
              <text:p text:style-name="P86">shipping pages</text:p>
            </table:table-cell>
          </table:table-row>
          <table:table-row table:style-name="Table23.27">
            <table:table-cell table:style-name="Table23.A2" office:value-type="string">
              <text:p text:style-name="P49">gI</text:p>
            </table:table-cell>
            <table:table-cell table:style-name="Table23.A2" office:value-type="string">
              <text:p text:style-name="P49">figure inserts - tracking saving / restoring of inserts</text:p>
            </table:table-cell>
          </table:table-row>
          <table:table-row table:style-name="Table23.28">
            <table:table-cell table:style-name="Table23.A2" office:value-type="string">
              <text:p text:style-name="P49">h</text:p>
            </table:table-cell>
            <table:table-cell table:style-name="Table23.A2" office:value-type="string">
              <text:p text:style-name="P49">headings</text:p>
            </table:table-cell>
          </table:table-row>
          <table:table-row table:style-name="Table23.29">
            <table:table-cell table:style-name="Table23.A2" office:value-type="string">
              <text:p text:style-name="P49">hv</text:p>
            </table:table-cell>
            <table:table-cell table:style-name="Table23.A2" office:value-type="string">
              <text:p text:style-name="P49">hanging verses</text:p>
            </table:table-cell>
          </table:table-row>
          <table:table-row table:style-name="Table23.30">
            <table:table-cell table:style-name="Table23.A2" office:value-type="string">
              <text:p text:style-name="P49">H</text:p>
            </table:table-cell>
            <table:table-cell table:style-name="Table23.A2" office:value-type="string">
              <text:p text:style-name="P49">Headers, marks, etc</text:p>
            </table:table-cell>
          </table:table-row>
          <table:table-row table:style-name="Table23.31">
            <table:table-cell table:style-name="Table23.A2" office:value-type="string">
              <text:p text:style-name="P49">i</text:p>
            </table:table-cell>
            <table:table-cell table:style-name="Table23.A2" office:value-type="string">
              <text:p text:style-name="P49">inserts (tracking the value of holdinginserts)</text:p>
            </table:table-cell>
          </table:table-row>
          <table:table-row table:style-name="Table23.32">
            <table:table-cell table:style-name="Table23.A2" office:value-type="string">
              <text:p text:style-name="P49">I</text:p>
            </table:table-cell>
            <table:table-cell table:style-name="Table23.A2" office:value-type="string">
              <text:p text:style-name="P49">ifchecks</text:p>
            </table:table-cell>
          </table:table-row>
          <table:table-row table:style-name="Table23.33">
            <table:table-cell table:style-name="Table23.A2" office:value-type="string">
              <text:p text:style-name="P20">j</text:p>
            </table:table-cell>
            <table:table-cell table:style-name="Table23.A2" office:value-type="string">
              <text:p text:style-name="P49"><text:span text:style-name="T15">paragraph adjustments</text:span> (for seeing where it loses sync)</text:p>
            </table:table-cell>
          </table:table-row>
          <table:table-row table:style-name="Table23.34">
            <table:table-cell table:style-name="Table23.A2" office:value-type="string">
              <text:p text:style-name="P49">m</text:p>
            </table:table-cell>
            <table:table-cell table:style-name="Table23.A2" office:value-type="string">
              <text:p text:style-name="P49">milestones</text:p>
            </table:table-cell>
          </table:table-row>
          <table:table-row table:style-name="Table23.35">
            <table:table-cell table:style-name="Table23.A2" office:value-type="string">
              <text:p text:style-name="P49">mx</text:p>
            </table:table-cell>
            <table:table-cell table:style-name="Table23.A2" office:value-type="string">
              <text:p text:style-name="P49">milestones: expand content</text:p>
            </table:table-cell>
          </table:table-row>
          <table:table-row table:style-name="Table23.36">
            <table:table-cell table:style-name="Table23.A2" office:value-type="string">
              <text:p text:style-name="P49">M</text:p>
            </table:table-cell>
            <table:table-cell table:style-name="Table23.A2" office:value-type="string">
              <text:p text:style-name="P49">markers</text:p>
            </table:table-cell>
          </table:table-row>
          <table:table-row table:style-name="Table23.37">
            <table:table-cell table:style-name="Table23.A2" office:value-type="string">
              <text:p text:style-name="P49">n</text:p>
            </table:table-cell>
            <table:table-cell table:style-name="Table23.A2" office:value-type="string">
              <text:p text:style-name="P49">notes</text:p>
            </table:table-cell>
          </table:table-row>
          <table:table-row table:style-name="Table23.38">
            <table:table-cell table:style-name="Table23.A2" office:value-type="string">
              <text:p text:style-name="P49">nS</text:p>
            </table:table-cell>
            <table:table-cell table:style-name="Table23.A2" office:value-type="string">
              <text:p text:style-name="P49">note saving / restoring</text:p>
            </table:table-cell>
          </table:table-row>
          <table:table-row table:style-name="Table23.39">
            <table:table-cell table:style-name="Table23.A2" office:value-type="string">
              <text:p text:style-name="P20">o</text:p>
            </table:table-cell>
            <table:table-cell table:style-name="Table23.A2" office:value-type="string">
              <text:p text:style-name="P20">output routines / rebalancing</text:p>
            </table:table-cell>
          </table:table-row>
          <table:table-row table:style-name="Table23.40">
            <table:table-cell table:style-name="Table23.A2" office:value-type="string">
              <text:p text:style-name="P49">oh</text:p>
            </table:table-cell>
            <table:table-cell table:style-name="Table23.A2" office:value-type="string">
              <text:p text:style-name="P49">other (not stylesheet) hooks</text:p>
            </table:table-cell>
          </table:table-row>
          <table:table-row table:style-name="Table23.41">
            <table:table-cell table:style-name="Table23.A2" office:value-type="string">
              <text:p text:style-name="P86">orn</text:p>
            </table:table-cell>
            <table:table-cell table:style-name="Table23.A2" office:value-type="string">
              <text:p text:style-name="P86">Ornaments</text:p>
            </table:table-cell>
          </table:table-row>
          <table:table-row table:style-name="Table23.42">
            <table:table-cell table:style-name="Table23.A2" office:value-type="string">
              <text:p text:style-name="P49">p</text:p>
            </table:table-cell>
            <table:table-cell table:style-name="Table23.A2" office:value-type="string">
              <text:p text:style-name="P49">page output</text:p>
            </table:table-cell>
          </table:table-row>
          <table:table-row table:style-name="Table23.43">
            <table:table-cell table:style-name="Table23.A2" office:value-type="string">
              <text:p text:style-name="P49">pt</text:p>
            </table:table-cell>
            <table:table-cell table:style-name="Table23.A2" office:value-type="string">
              <text:p text:style-name="P49">Page tabs</text:p>
            </table:table-cell>
          </table:table-row>
          <table:table-row table:style-name="Table23.44">
            <table:table-cell table:style-name="Table23.A2" office:value-type="string">
              <text:p text:style-name="P49">P</text:p>
            </table:table-cell>
            <table:table-cell table:style-name="Table23.A2" office:value-type="string">
              <text:p text:style-name="P49">Piclists</text:p>
            </table:table-cell>
          </table:table-row>
          <table:table-row table:style-name="Table23.45">
            <table:table-cell table:style-name="Table23.A2" office:value-type="string">
              <text:p text:style-name="P20">s</text:p>
            </table:table-cell>
            <table:table-cell table:style-name="Table23.A2" office:value-type="string">
              <text:p text:style-name="P20">stylesheet</text:p>
            </table:table-cell>
          </table:table-row>
          <table:table-row table:style-name="Table23.46">
            <table:table-cell table:style-name="Table23.A2" office:value-type="string">
              <text:p text:style-name="P49">sa</text:p>
            </table:table-cell>
            <table:table-cell table:style-name="Table23.A2" office:value-type="string">
              <text:p text:style-name="P49">stylesheet additional debugging</text:p>
            </table:table-cell>
          </table:table-row>
          <table:table-row table:style-name="Table23.47">
            <table:table-cell table:style-name="Table23.A2" office:value-type="string">
              <text:p text:style-name="P49">spv</text:p>
            </table:table-cell>
            <table:table-cell table:style-name="Table23.A2" office:value-type="string">
              <text:p text:style-name="P49">stylesheet parameter lookups that return void</text:p>
            </table:table-cell>
          </table:table-row>
          <table:table-row table:style-name="Table23.48">
            <table:table-cell table:style-name="Table23.A2" office:value-type="string">
              <text:p text:style-name="P49">ss</text:p>
            </table:table-cell>
            <table:table-cell table:style-name="Table23.A2" office:value-type="string">
              <text:p text:style-name="P49">style start/stop</text:p>
            </table:table-cell>
          </table:table-row>
          <table:table-row table:style-name="Table23.49">
            <table:table-cell table:style-name="Table23.A2" office:value-type="string">
              <text:p text:style-name="P49">sP</text:p>
            </table:table-cell>
            <table:table-cell table:style-name="Table23.A2" office:value-type="string">
              <text:p text:style-name="P49">Stylesheet everypar/chapter </text:p>
            </table:table-cell>
          </table:table-row>
          <table:table-row table:style-name="Table23.50">
            <table:table-cell table:style-name="Table23.A2" office:value-type="string">
              <text:p text:style-name="P49">sc</text:p>
            </table:table-cell>
            <table:table-cell table:style-name="Table23.A2" office:value-type="string">
              <text:p text:style-name="P49">Stylesheet category</text:p>
            </table:table-cell>
          </table:table-row>
          <table:table-row table:style-name="Table23.51">
            <table:table-cell table:style-name="Table23.A2" office:value-type="string">
              <text:p text:style-name="P49">sC</text:p>
            </table:table-cell>
            <table:table-cell table:style-name="Table23.A2" office:value-type="string">
              <text:p text:style-name="P49">Stylesheet Cache</text:p>
            </table:table-cell>
          </table:table-row>
          <table:table-row table:style-name="Table23.52">
            <table:table-cell table:style-name="Table23.A2" office:value-type="string">
              <text:p text:style-name="P49">sh</text:p>
            </table:table-cell>
            <table:table-cell table:style-name="Table23.A2" office:value-type="string">
              <text:p text:style-name="P49">Stylesheet-related hooks</text:p>
            </table:table-cell>
          </table:table-row>
          <table:table-row table:style-name="Table23.53">
            <table:table-cell table:style-name="Table23.A2" office:value-type="string">
              <text:p text:style-name="P49">sk</text:p>
            </table:table-cell>
            <table:table-cell table:style-name="Table23.A2" office:value-type="string">
              <text:p text:style-name="P49">Style stacK and option stack operations</text:p>
            </table:table-cell>
          </table:table-row>
          <table:table-row table:style-name="Table23.54">
            <table:table-cell table:style-name="Table23.A2" office:value-type="string">
              <text:p text:style-name="P49">sko</text:p>
            </table:table-cell>
            <table:table-cell table:style-name="Table23.A2" office:value-type="string">
              <text:p text:style-name="P49">Style stack option-list building</text:p>
            </table:table-cell>
          </table:table-row>
          <table:table-row table:style-name="Table23.55">
            <table:table-cell table:style-name="Table23.A2" office:value-type="string">
              <text:p text:style-name="P49">S</text:p>
            </table:table-cell>
            <table:table-cell table:style-name="Table23.A2" office:value-type="string">
              <text:p text:style-name="P49">side-dependent swapping </text:p>
            </table:table-cell>
          </table:table-row>
          <table:table-row table:style-name="Table23.56">
            <table:table-cell table:style-name="Table23.A2" office:value-type="string">
              <text:p text:style-name="P49">t</text:p>
            </table:table-cell>
            <table:table-cell table:style-name="Table23.A2" office:value-type="string">
              <text:p text:style-name="P49">Tables and table of contents</text:p>
            </table:table-cell>
          </table:table-row>
          <table:table-row table:style-name="Table23.57">
            <table:table-cell table:style-name="Table23.A2" office:value-type="string">
              <text:p text:style-name="P20">T</text:p>
            </table:table-cell>
            <table:table-cell table:style-name="Table23.A2" office:value-type="string">
              <text:p text:style-name="P20">Triggers</text:p>
            </table:table-cell>
          </table:table-row>
          <table:table-row table:style-name="Table23.58">
            <table:table-cell table:style-name="Table23.A2" office:value-type="string">
              <text:p text:style-name="P49">u</text:p>
            </table:table-cell>
            <table:table-cell table:style-name="Table23.A2" office:value-type="string">
              <text:p text:style-name="P49">'Unprintable' pages (e.g. triggered images <text:s/>don't fit)</text:p>
            </table:table-cell>
          </table:table-row>
          <table:table-row table:style-name="Table23.59">
            <table:table-cell table:style-name="Table23.A2" office:value-type="string">
              <text:p text:style-name="P49">V</text:p>
            </table:table-cell>
            <table:table-cell table:style-name="Table23.A2" office:value-type="string">
              <text:p text:style-name="P49">verse numbers</text:p>
            </table:table-cell>
          </table:table-row>
          <table:table-row table:style-name="Table23.60">
            <table:table-cell table:style-name="Table23.A2" office:value-type="string">
              <text:p text:style-name="P49">v</text:p>
            </table:table-cell>
            <table:table-cell table:style-name="Table23.A2" office:value-type="string">
              <text:p text:style-name="P49">marginal verses</text:p>
            </table:table-cell>
          </table:table-row>
        </table:table>
      </text:section>
      <text:p text:style-name="Heading_20_1"/>
      <text:p text:style-name="P94"><text:bookmark-start text:name="__RefHeading___Toc10453_326506458"/><text:bookmark text:name="_kz7z9f3hplxf"/>TeX Info<text:bookmark-end text:name="__RefHeading___Toc10453_326506458"/></text:p>
      <text:list xml:id="list174803923913096" text:continue-numbering="true" text:style-name="WWNum1">
        <text:list-item>
          <text:list>
            <text:list-header>
              <text:p text:style-name="P108"><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1">\tracingcommands</text:p>
          </table:table-cell>
          <table:table-cell table:style-name="Table24.A1" office:value-type="string">
            <text:p text:style-name="P21">Show each command as it executes, =3 to see logic path</text:p>
          </table:table-cell>
        </table:table-row>
        <table:table-row table:style-name="Table24.1">
          <table:table-cell table:style-name="Table24.A1" office:value-type="string">
            <text:p text:style-name="P21">\tracinglostchars</text:p>
          </table:table-cell>
          <table:table-cell table:style-name="Table24.A1" office:value-type="string">
            <text:p text:style-name="P21">Show all missing characters</text:p>
          </table:table-cell>
        </table:table-row>
        <table:table-row table:style-name="Table24.1">
          <table:table-cell table:style-name="Table24.A1" office:value-type="string">
            <text:p text:style-name="P21">\tracingmacros</text:p>
          </table:table-cell>
          <table:table-cell table:style-name="Table24.A1" office:value-type="string">
            <text:p text:style-name="P21">Show each macro, its expansion and parameters</text:p>
          </table:table-cell>
        </table:table-row>
        <table:table-row table:style-name="Table24.1">
          <table:table-cell table:style-name="Table24.A1" office:value-type="string">
            <text:p text:style-name="P21">\tracingonline</text:p>
          </table:table-cell>
          <table:table-cell table:style-name="Table24.A1" office:value-type="string">
            <text:p text:style-name="P21">Output \showbox to the terminal as well as the .log</text:p>
          </table:table-cell>
        </table:table-row>
        <table:table-row table:style-name="Table24.1">
          <table:table-cell table:style-name="Table24.A1" office:value-type="string">
            <text:p text:style-name="P21">\tracingoutput</text:p>
          </table:table-cell>
          <table:table-cell table:style-name="Table24.A1" office:value-type="string">
            <text:p text:style-name="P21">Outputs the contents of each page to the log</text:p>
          </table:table-cell>
        </table:table-row>
        <table:table-row table:style-name="Table24.1">
          <table:table-cell table:style-name="Table24.A1" office:value-type="string">
            <text:p text:style-name="P21">\tracingpages</text:p>
          </table:table-cell>
          <table:table-cell table:style-name="Table24.A1" office:value-type="string">
            <text:p text:style-name="P21">Show page break decision process</text:p>
          </table:table-cell>
        </table:table-row>
        <table:table-row table:style-name="Table24.1">
          <table:table-cell table:style-name="Table24.A1" office:value-type="string">
            <text:p text:style-name="P21">\tracingparagraphs</text:p>
          </table:table-cell>
          <table:table-cell table:style-name="Table24.A1" office:value-type="string">
            <text:p text:style-name="P21">Show line breaking decision process</text:p>
          </table:table-cell>
        </table:table-row>
        <table:table-row table:style-name="Table24.1">
          <table:table-cell table:style-name="Table24.A1" office:value-type="string">
            <text:p text:style-name="P21">\tracingrestores</text:p>
          </table:table-cell>
          <table:table-cell table:style-name="Table24.A1" office:value-type="string">
            <text:p text:style-name="P21">Trace removals from the ‘save stack’ for local variables</text:p>
          </table:table-cell>
        </table:table-row>
        <table:table-row table:style-name="Table24.1">
          <table:table-cell table:style-name="Table24.A1" office:value-type="string">
            <text:p text:style-name="P21">\tracingstats</text:p>
          </table:table-cell>
          <table:table-cell table:style-name="Table24.A1" office:value-type="string">
            <text:p text:style-name="P21">Show resource usage stats at the end of the log</text:p>
          </table:table-cell>
        </table:table-row>
        <table:table-row table:style-name="Table24.1">
          <table:table-cell table:style-name="Table24.A1" office:value-type="string">
            <text:p text:style-name="P21">\tracingifs</text:p>
          </table:table-cell>
          <table:table-cell table:style-name="Table24.A1" office:value-type="string">
            <text:p text:style-name="P21">Trace each \if, \else and \fi</text:p>
          </table:table-cell>
        </table:table-row>
        <table:table-row table:style-name="Table24.1">
          <table:table-cell table:style-name="Table24.A1" office:value-type="string">
            <text:p text:style-name="P21">\tracingassigns</text:p>
          </table:table-cell>
          <table:table-cell table:style-name="Table24.A1" office:value-type="string">
            <text:p text:style-name="P21">When values are set.</text:p>
          </table:table-cell>
        </table:table-row>
        <table:table-row table:style-name="Table24.1">
          <table:table-cell table:style-name="Table24.A1" office:value-type="string">
            <text:p text:style-name="P21">\tracinggroups</text:p>
          </table:table-cell>
          <table:table-cell table:style-name="Table24.A1" office:value-type="string">
            <text:p text:style-name="P21">Begin/end group scopes</text:p>
          </table:table-cell>
        </table:table-row>
      </table:table>
      <text:list xml:id="list174802182930919" text:continue-numbering="true" text:style-name="WWNum1">
        <text:list-item>
          <text:list>
            <text:list-header>
              <text:p text:style-name="P108"><text:bookmark-start text:name="__RefHeading___Toc10473_326506458"/><text:bookmark text:name="_ir82euq88kfy"/>Horizontal Penalties and Demerits<text:bookmark-end text:name="__RefHeading___Toc10473_326506458"/></text:p>
            </text:list-header>
          </text:list>
        </text:list-item>
      </text:list>
      <text:p text:style-name="P58"><text:span text:style-name="T52">demerits = badness</text:span><text:span text:style-name="T53">2</text:span><text:span text:style-name="T55">+penalty</text:span><text:span text:style-name="T53">2</text:span><text:span text:style-name="T52">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1">linepenalty</text:p>
          </table:table-cell>
          <table:table-cell table:style-name="Table25.A1" office:value-type="string">
            <text:p text:style-name="P21">10/1000</text:p>
          </table:table-cell>
          <table:table-cell table:style-name="Table25.A1" office:value-type="string">
            <text:p text:style-name="P21">Penalty for ending a line. Increase to reduce paragraph lengths.</text:p>
          </table:table-cell>
        </table:table-row>
        <table:table-row table:style-name="Table25.1">
          <table:table-cell table:style-name="Table25.A1" office:value-type="string">
            <text:p text:style-name="P21">hyphenpenalty</text:p>
          </table:table-cell>
          <table:table-cell table:style-name="Table25.A1" office:value-type="string">
            <text:p text:style-name="P21">50</text:p>
          </table:table-cell>
          <table:table-cell table:style-name="Table25.A1" office:value-type="string">
            <text:p text:style-name="P21">Penalty of inserting a discretionary break (hyphen) (10000 in headings)</text:p>
          </table:table-cell>
        </table:table-row>
        <table:table-row table:style-name="Table25.1">
          <table:table-cell table:style-name="Table25.A1" office:value-type="string">
            <text:p text:style-name="P21">exhyphenpenalty</text:p>
          </table:table-cell>
          <table:table-cell table:style-name="Table25.A1" office:value-type="string">
            <text:p text:style-name="P21">50</text:p>
          </table:table-cell>
          <table:table-cell table:style-name="Table25.A1" office:value-type="string">
            <text:p text:style-name="P21">Hyphen penalty if nothing is output</text:p>
          </table:table-cell>
        </table:table-row>
        <table:table-row table:style-name="Table25.1">
          <table:table-cell table:style-name="Table25.A1" office:value-type="string">
            <text:p text:style-name="P21">XeTeXlinebreakpenalty</text:p>
          </table:table-cell>
          <table:table-cell table:style-name="Table25.A1" office:value-type="string">
            <text:p text:style-name="P21">0</text:p>
          </table:table-cell>
          <table:table-cell table:style-name="Table25.A1" office:value-type="string">
            <text:p text:style-name="P21">Inserted at every XeTeXlinebreaklocale induced line break</text:p>
          </table:table-cell>
        </table:table-row>
        <table:table-row table:style-name="Table25.1">
          <table:table-cell table:style-name="Table25.A1" office:value-type="string">
            <text:p text:style-name="P21">doublehyphendemerits</text:p>
          </table:table-cell>
          <table:table-cell table:style-name="Table25.A1" office:value-type="string">
            <text:p text:style-name="P21">5000</text:p>
          </table:table-cell>
          <table:table-cell table:style-name="Table25.A1" office:value-type="string">
            <text:p text:style-name="P21">Extra cost to each line of multiple lines in sequence ending in a discretionary break</text:p>
          </table:table-cell>
        </table:table-row>
        <table:table-row table:style-name="Table25.1">
          <table:table-cell table:style-name="Table25.A1" office:value-type="string">
            <text:p text:style-name="P21">finalhyphendemerits</text:p>
          </table:table-cell>
          <table:table-cell table:style-name="Table25.A1" office:value-type="string">
            <text:p text:style-name="P21">10000</text:p>
          </table:table-cell>
          <table:table-cell table:style-name="Table25.A1" office:value-type="string">
            <text:p text:style-name="P21">Extra cost if the second-last line ends in a discretionary break</text:p>
          </table:table-cell>
        </table:table-row>
        <table:table-row table:style-name="Table25.1">
          <table:table-cell table:style-name="Table25.A1" office:value-type="string">
            <text:p text:style-name="P21">adjdemerits</text:p>
          </table:table-cell>
          <table:table-cell table:style-name="Table25.A1" office:value-type="string">
            <text:p text:style-name="P21">10000</text:p>
          </table:table-cell>
          <table:table-cell table:style-name="Table25.A1" office:value-type="string">
            <text:p text:style-name="P21">Extra cost if two lines have different tightnesses. <text:span text:style-name="T50">I.e. don't let one line shrink and an adjacent one stretch.</text:span></text:p>
          </table:table-cell>
        </table:table-row>
      </table:table>
      <text:list xml:id="list174803048689394" text:continue-numbering="true" text:style-name="WWNum1">
        <text:list-item>
          <text:list>
            <text:list-header>
              <text:p text:style-name="P108"><text:bookmark-start text:name="__RefHeading___Toc10471_326506458"/><text:bookmark text:name="_eq3evigtpfj3"/>Vertical Penalties<text:bookmark-end text:name="__RefHeading___Toc10471_326506458"/></text:p>
              <text:p text:style-name="P11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1">clubpenalty</text:p>
          </table:table-cell>
          <table:table-cell table:style-name="Table26.A1" office:value-type="string">
            <text:p text:style-name="P21">150/10000</text:p>
          </table:table-cell>
          <table:table-cell table:style-name="Table26.A1" office:value-type="string">
            <text:p text:style-name="P21">Extra penalty at the end of the first line of a paragraph</text:p>
          </table:table-cell>
        </table:table-row>
        <table:table-row table:style-name="Table26.1">
          <table:table-cell table:style-name="Table26.A1" office:value-type="string">
            <text:p text:style-name="P21">widowpenalty</text:p>
          </table:table-cell>
          <table:table-cell table:style-name="Table26.A1" office:value-type="string">
            <text:p text:style-name="P21">150/10000</text:p>
          </table:table-cell>
          <table:table-cell table:style-name="Table26.A1" office:value-type="string">
            <text:p text:style-name="P21">Extra penalty before the last line of a paragraph</text:p>
          </table:table-cell>
        </table:table-row>
        <table:table-row table:style-name="Table26.1">
          <table:table-cell table:style-name="Table26.A1" office:value-type="string">
            <text:p text:style-name="P21">brokenpenalty</text:p>
          </table:table-cell>
          <table:table-cell table:style-name="Table26.A1" office:value-type="string">
            <text:p text:style-name="P21">100/50</text:p>
          </table:table-cell>
          <table:table-cell table:style-name="Table26.A1" office:value-type="string">
            <text:p text:style-name="P21">Extra penalty for a line ending with a discretionary break.</text:p>
          </table:table-cell>
        </table:table-row>
        <table:table-row table:style-name="Table26.1">
          <table:table-cell table:style-name="Table26.A1" office:value-type="string">
            <text:p text:style-name="P21">interlinepenalty</text:p>
          </table:table-cell>
          <table:table-cell table:style-name="Table26.A1" office:value-type="string">
            <text:p text:style-name="P21">0</text:p>
          </table:table-cell>
          <table:table-cell table:style-name="Table26.A1" office:value-type="string">
            <text:p text:style-name="P21">Base penalty at the end of every line (10000 inside heading)</text:p>
          </table:table-cell>
        </table:table-row>
        <table:table-row table:style-name="Table26.1">
          <table:table-cell table:style-name="Table26.A1" office:value-type="string">
            <text:p text:style-name="P21">outputpenalty</text:p>
          </table:table-cell>
          <table:table-cell table:style-name="Table26.A1" office:value-type="string">
            <text:p text:style-name="P21">10000</text:p>
          </table:table-cell>
          <table:table-cell table:style-name="Table26.A1" office:value-type="string">
            <text:p text:style-name="P21">The penalty that caused the start of this page, or 10000</text:p>
          </table:table-cell>
        </table:table-row>
        <table:table-row table:style-name="Table26.1">
          <table:table-cell table:style-name="Table26.A1" office:value-type="string">
            <text:p text:style-name="P21">insertpenalties</text:p>
          </table:table-cell>
          <table:table-cell table:style-name="Table26.A1" office:value-type="string">
            <text:p text:style-name="P21">/0</text:p>
          </table:table-cell>
          <table:table-cell table:style-name="Table26.A1" office:value-type="string">
            <text:p text:style-name="P21">Penalty for adding an insert to a page</text:p>
          </table:table-cell>
        </table:table-row>
        <table:table-row table:style-name="Table26.1">
          <table:table-cell table:style-name="Table26.A1" office:value-type="string">
            <text:p text:style-name="P21">floatingpenalty</text:p>
          </table:table-cell>
          <table:table-cell table:style-name="Table26.A1" office:value-type="string">
            <text:p text:style-name="P21">/500</text:p>
          </table:table-cell>
          <table:table-cell table:style-name="Table26.A1" office:value-type="string">
            <text:p text:style-name="P21">Added to insertpenalties <text:span text:style-name="T42">on</text:span> insert split across pages.</text:p>
          </table:table-cell>
        </table:table-row>
      </table:table>
      <text:list xml:id="list174803360102066" text:continue-numbering="true" text:style-name="WWNum1">
        <text:list-header>
          <text:p text:style-name="P106"/>
          <text:p text:style-name="P107"><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74803162480143" text:continue-numbering="true" text:style-name="WWNum1">
                <text:list-header>
                  <text:p text:style-name="P120">3 Ltr</text:p>
                </text:list-header>
              </text:list>
            </table:table-cell>
            <table:table-cell table:style-name="Table36.A1" office:value-type="string">
              <text:list xml:id="list174802526007965" text:continue-numbering="true" text:style-name="WWNum1">
                <text:list-header>
                  <text:p text:style-name="P120">2 Ltr</text:p>
                </text:list-header>
              </text:list>
            </table:table-cell>
            <table:table-cell table:style-name="Table36.A1" office:value-type="string">
              <text:list xml:id="list174803612884969" text:continue-numbering="true" text:style-name="WWNum1">
                <text:list-header>
                  <text:p text:style-name="P121">Name</text:p>
                </text:list-header>
              </text:list>
            </table:table-cell>
          </table:table-row>
          <table:table-row>
            <table:table-cell table:style-name="Table36.A2" office:value-type="string">
              <text:list xml:id="list174803970865810" text:continue-numbering="true" text:style-name="WWNum1">
                <text:list-header>
                  <text:p text:style-name="P114">GEN</text:p>
                </text:list-header>
              </text:list>
            </table:table-cell>
            <table:table-cell table:style-name="Table36.A2" office:value-type="string">
              <text:list xml:id="list174802298651817" text:continue-numbering="true" text:style-name="WWNum1">
                <text:list-header>
                  <text:p text:style-name="P114">GE</text:p>
                </text:list-header>
              </text:list>
            </table:table-cell>
            <table:table-cell table:style-name="Table36.A2" office:value-type="string">
              <text:list xml:id="list174802943544159" text:continue-numbering="true" text:style-name="WWNum1">
                <text:list-header>
                  <text:p text:style-name="P114">Genesis</text:p>
                </text:list-header>
              </text:list>
            </table:table-cell>
          </table:table-row>
          <table:table-row>
            <table:table-cell table:style-name="Table36.A2" office:value-type="string">
              <text:list xml:id="list174803616383083" text:continue-numbering="true" text:style-name="WWNum1">
                <text:list-header>
                  <text:p text:style-name="P114">EXO</text:p>
                </text:list-header>
              </text:list>
            </table:table-cell>
            <table:table-cell table:style-name="Table36.A2" office:value-type="string">
              <text:list xml:id="list174802513756751" text:continue-numbering="true" text:style-name="WWNum1">
                <text:list-header>
                  <text:p text:style-name="P114">EX</text:p>
                </text:list-header>
              </text:list>
            </table:table-cell>
            <table:table-cell table:style-name="Table36.A2" office:value-type="string">
              <text:list xml:id="list174803024364259" text:continue-numbering="true" text:style-name="WWNum1">
                <text:list-header>
                  <text:p text:style-name="P114">Exodus</text:p>
                </text:list-header>
              </text:list>
            </table:table-cell>
          </table:table-row>
          <table:table-row>
            <table:table-cell table:style-name="Table36.A2" office:value-type="string">
              <text:list xml:id="list174803704086852" text:continue-numbering="true" text:style-name="WWNum1">
                <text:list-header>
                  <text:p text:style-name="P114">LEV</text:p>
                </text:list-header>
              </text:list>
            </table:table-cell>
            <table:table-cell table:style-name="Table36.A2" office:value-type="string">
              <text:list xml:id="list174802359642733" text:continue-numbering="true" text:style-name="WWNum1">
                <text:list-header>
                  <text:p text:style-name="P114">LE</text:p>
                </text:list-header>
              </text:list>
            </table:table-cell>
            <table:table-cell table:style-name="Table36.A2" office:value-type="string">
              <text:list xml:id="list174802008240992" text:continue-numbering="true" text:style-name="WWNum1">
                <text:list-header>
                  <text:p text:style-name="P114">Leviticus</text:p>
                </text:list-header>
              </text:list>
            </table:table-cell>
          </table:table-row>
          <table:table-row>
            <table:table-cell table:style-name="Table36.A2" office:value-type="string">
              <text:list xml:id="list174803397629737" text:continue-numbering="true" text:style-name="WWNum1">
                <text:list-header>
                  <text:p text:style-name="P114">NUM</text:p>
                </text:list-header>
              </text:list>
            </table:table-cell>
            <table:table-cell table:style-name="Table36.A2" office:value-type="string">
              <text:list xml:id="list174802231332319" text:continue-numbering="true" text:style-name="WWNum1">
                <text:list-header>
                  <text:p text:style-name="P114">NU</text:p>
                </text:list-header>
              </text:list>
            </table:table-cell>
            <table:table-cell table:style-name="Table36.A2" office:value-type="string">
              <text:list xml:id="list174803412553804" text:continue-numbering="true" text:style-name="WWNum1">
                <text:list-header>
                  <text:p text:style-name="P114">Numbers</text:p>
                </text:list-header>
              </text:list>
            </table:table-cell>
          </table:table-row>
          <table:table-row>
            <table:table-cell table:style-name="Table36.A2" office:value-type="string">
              <text:list xml:id="list174802791931182" text:continue-numbering="true" text:style-name="WWNum1">
                <text:list-header>
                  <text:p text:style-name="P114">DEU</text:p>
                </text:list-header>
              </text:list>
            </table:table-cell>
            <table:table-cell table:style-name="Table36.A2" office:value-type="string">
              <text:list xml:id="list174802845124169" text:continue-numbering="true" text:style-name="WWNum1">
                <text:list-header>
                  <text:p text:style-name="P114">DT</text:p>
                </text:list-header>
              </text:list>
            </table:table-cell>
            <table:table-cell table:style-name="Table36.A2" office:value-type="string">
              <text:list xml:id="list174801960550644" text:continue-numbering="true" text:style-name="WWNum1">
                <text:list-header>
                  <text:p text:style-name="P114">Deuteronomy</text:p>
                </text:list-header>
              </text:list>
            </table:table-cell>
          </table:table-row>
          <table:table-row>
            <table:table-cell table:style-name="Table36.A2" office:value-type="string">
              <text:list xml:id="list174802615103458" text:continue-numbering="true" text:style-name="WWNum1">
                <text:list-header>
                  <text:p text:style-name="P114">JOS</text:p>
                </text:list-header>
              </text:list>
            </table:table-cell>
            <table:table-cell table:style-name="Table36.A2" office:value-type="string">
              <text:list xml:id="list174802891217745" text:continue-numbering="true" text:style-name="WWNum1">
                <text:list-header>
                  <text:p text:style-name="P114">JS</text:p>
                </text:list-header>
              </text:list>
            </table:table-cell>
            <table:table-cell table:style-name="Table36.A2" office:value-type="string">
              <text:list xml:id="list174803206699716" text:continue-numbering="true" text:style-name="WWNum1">
                <text:list-header>
                  <text:p text:style-name="P114">Joshua</text:p>
                </text:list-header>
              </text:list>
            </table:table-cell>
          </table:table-row>
          <table:table-row>
            <table:table-cell table:style-name="Table36.A2" office:value-type="string">
              <text:list xml:id="list174803367734557" text:continue-numbering="true" text:style-name="WWNum1">
                <text:list-header>
                  <text:p text:style-name="P114">JDG</text:p>
                </text:list-header>
              </text:list>
            </table:table-cell>
            <table:table-cell table:style-name="Table36.A2" office:value-type="string">
              <text:list xml:id="list174801929447411" text:continue-numbering="true" text:style-name="WWNum1">
                <text:list-header>
                  <text:p text:style-name="P114">JG</text:p>
                </text:list-header>
              </text:list>
            </table:table-cell>
            <table:table-cell table:style-name="Table36.A2" office:value-type="string">
              <text:list xml:id="list174802966377759" text:continue-numbering="true" text:style-name="WWNum1">
                <text:list-header>
                  <text:p text:style-name="P114">Judges</text:p>
                </text:list-header>
              </text:list>
            </table:table-cell>
          </table:table-row>
          <table:table-row>
            <table:table-cell table:style-name="Table36.A2" office:value-type="string">
              <text:list xml:id="list174802424642699" text:continue-numbering="true" text:style-name="WWNum1">
                <text:list-header>
                  <text:p text:style-name="P114">RUT</text:p>
                </text:list-header>
              </text:list>
            </table:table-cell>
            <table:table-cell table:style-name="Table36.A2" office:value-type="string">
              <text:list xml:id="list174803159232086" text:continue-numbering="true" text:style-name="WWNum1">
                <text:list-header>
                  <text:p text:style-name="P114">RU</text:p>
                </text:list-header>
              </text:list>
            </table:table-cell>
            <table:table-cell table:style-name="Table36.A2" office:value-type="string">
              <text:list xml:id="list174802307188965" text:continue-numbering="true" text:style-name="WWNum1">
                <text:list-header>
                  <text:p text:style-name="P114">Ruth</text:p>
                </text:list-header>
              </text:list>
            </table:table-cell>
          </table:table-row>
          <table:table-row>
            <table:table-cell table:style-name="Table36.A2" office:value-type="string">
              <text:list xml:id="list174803110575631" text:continue-numbering="true" text:style-name="WWNum1">
                <text:list-header>
                  <text:p text:style-name="P114">1SA</text:p>
                </text:list-header>
              </text:list>
            </table:table-cell>
            <table:table-cell table:style-name="Table36.A2" office:value-type="string">
              <text:list xml:id="list174801965332389" text:continue-numbering="true" text:style-name="WWNum1">
                <text:list-header>
                  <text:p text:style-name="P114">1S</text:p>
                </text:list-header>
              </text:list>
            </table:table-cell>
            <table:table-cell table:style-name="Table36.A2" office:value-type="string">
              <text:list xml:id="list174803402493050" text:continue-numbering="true" text:style-name="WWNum1">
                <text:list-header>
                  <text:p text:style-name="P114">1 Samuel</text:p>
                </text:list-header>
              </text:list>
            </table:table-cell>
          </table:table-row>
          <table:table-row>
            <table:table-cell table:style-name="Table36.A2" office:value-type="string">
              <text:list xml:id="list174802749368237" text:continue-numbering="true" text:style-name="WWNum1">
                <text:list-header>
                  <text:p text:style-name="P114">2SA</text:p>
                </text:list-header>
              </text:list>
            </table:table-cell>
            <table:table-cell table:style-name="Table36.A2" office:value-type="string">
              <text:list xml:id="list174802806474943" text:continue-numbering="true" text:style-name="WWNum1">
                <text:list-header>
                  <text:p text:style-name="P114">2S</text:p>
                </text:list-header>
              </text:list>
            </table:table-cell>
            <table:table-cell table:style-name="Table36.A2" office:value-type="string">
              <text:list xml:id="list174802939905780" text:continue-numbering="true" text:style-name="WWNum1">
                <text:list-header>
                  <text:p text:style-name="P114">2 Samuel</text:p>
                </text:list-header>
              </text:list>
            </table:table-cell>
          </table:table-row>
          <table:table-row>
            <table:table-cell table:style-name="Table36.A2" office:value-type="string">
              <text:list xml:id="list174803356970804" text:continue-numbering="true" text:style-name="WWNum1">
                <text:list-header>
                  <text:p text:style-name="P114">1KI</text:p>
                </text:list-header>
              </text:list>
            </table:table-cell>
            <table:table-cell table:style-name="Table36.A2" office:value-type="string">
              <text:list xml:id="list174803210212311" text:continue-numbering="true" text:style-name="WWNum1">
                <text:list-header>
                  <text:p text:style-name="P114">1K</text:p>
                </text:list-header>
              </text:list>
            </table:table-cell>
            <table:table-cell table:style-name="Table36.A2" office:value-type="string">
              <text:list xml:id="list174803170430283" text:continue-numbering="true" text:style-name="WWNum1">
                <text:list-header>
                  <text:p text:style-name="P114">1 Kings</text:p>
                </text:list-header>
              </text:list>
            </table:table-cell>
          </table:table-row>
          <table:table-row>
            <table:table-cell table:style-name="Table36.A2" office:value-type="string">
              <text:list xml:id="list174803816741382" text:continue-numbering="true" text:style-name="WWNum1">
                <text:list-header>
                  <text:p text:style-name="P114">2KI</text:p>
                </text:list-header>
              </text:list>
            </table:table-cell>
            <table:table-cell table:style-name="Table36.A2" office:value-type="string">
              <text:list xml:id="list174802914377701" text:continue-numbering="true" text:style-name="WWNum1">
                <text:list-header>
                  <text:p text:style-name="P114">2K</text:p>
                </text:list-header>
              </text:list>
            </table:table-cell>
            <table:table-cell table:style-name="Table36.A2" office:value-type="string">
              <text:list xml:id="list174802102895087" text:continue-numbering="true" text:style-name="WWNum1">
                <text:list-header>
                  <text:p text:style-name="P114">2 Kings</text:p>
                </text:list-header>
              </text:list>
            </table:table-cell>
          </table:table-row>
          <table:table-row>
            <table:table-cell table:style-name="Table36.A2" office:value-type="string">
              <text:list xml:id="list174802902579220" text:continue-numbering="true" text:style-name="WWNum1">
                <text:list-header>
                  <text:p text:style-name="P114">1CH</text:p>
                </text:list-header>
              </text:list>
            </table:table-cell>
            <table:table-cell table:style-name="Table36.A2" office:value-type="string">
              <text:list xml:id="list174803502145789" text:continue-numbering="true" text:style-name="WWNum1">
                <text:list-header>
                  <text:p text:style-name="P114">3K</text:p>
                </text:list-header>
              </text:list>
            </table:table-cell>
            <table:table-cell table:style-name="Table36.A2" office:value-type="string">
              <text:list xml:id="list174802611418036" text:continue-numbering="true" text:style-name="WWNum1">
                <text:list-header>
                  <text:p text:style-name="P114">1 Chronicles</text:p>
                </text:list-header>
              </text:list>
            </table:table-cell>
          </table:table-row>
          <table:table-row>
            <table:table-cell table:style-name="Table36.A2" office:value-type="string">
              <text:list xml:id="list174802983909178" text:continue-numbering="true" text:style-name="WWNum1">
                <text:list-header>
                  <text:p text:style-name="P114">2CH</text:p>
                </text:list-header>
              </text:list>
            </table:table-cell>
            <table:table-cell table:style-name="Table36.A2" office:value-type="string">
              <text:list xml:id="list174802809876243" text:continue-numbering="true" text:style-name="WWNum1">
                <text:list-header>
                  <text:p text:style-name="P114">4K</text:p>
                </text:list-header>
              </text:list>
            </table:table-cell>
            <table:table-cell table:style-name="Table36.A2" office:value-type="string">
              <text:list xml:id="list174802339388466" text:continue-numbering="true" text:style-name="WWNum1">
                <text:list-header>
                  <text:p text:style-name="P114">2 Chronicles</text:p>
                </text:list-header>
              </text:list>
            </table:table-cell>
          </table:table-row>
          <table:table-row>
            <table:table-cell table:style-name="Table36.A2" office:value-type="string">
              <text:list xml:id="list174803639341251" text:continue-numbering="true" text:style-name="WWNum1">
                <text:list-header>
                  <text:p text:style-name="P114">EZR</text:p>
                </text:list-header>
              </text:list>
            </table:table-cell>
            <table:table-cell table:style-name="Table36.A2" office:value-type="string">
              <text:list xml:id="list174802999462735" text:continue-numbering="true" text:style-name="WWNum1">
                <text:list-header>
                  <text:p text:style-name="P114">ER</text:p>
                </text:list-header>
              </text:list>
            </table:table-cell>
            <table:table-cell table:style-name="Table36.A2" office:value-type="string">
              <text:list xml:id="list174803423095674" text:continue-numbering="true" text:style-name="WWNum1">
                <text:list-header>
                  <text:p text:style-name="P114">Ezra</text:p>
                </text:list-header>
              </text:list>
            </table:table-cell>
          </table:table-row>
          <table:table-row>
            <table:table-cell table:style-name="Table36.A2" office:value-type="string">
              <text:list xml:id="list174803533452921" text:continue-numbering="true" text:style-name="WWNum1">
                <text:list-header>
                  <text:p text:style-name="P114">NEH</text:p>
                </text:list-header>
              </text:list>
            </table:table-cell>
            <table:table-cell table:style-name="Table36.A2" office:value-type="string">
              <text:list xml:id="list174803841109921" text:continue-numbering="true" text:style-name="WWNum1">
                <text:list-header>
                  <text:p text:style-name="P114">NE</text:p>
                </text:list-header>
              </text:list>
            </table:table-cell>
            <table:table-cell table:style-name="Table36.A2" office:value-type="string">
              <text:list xml:id="list174803251791721" text:continue-numbering="true" text:style-name="WWNum1">
                <text:list-header>
                  <text:p text:style-name="P114">Nehemiah</text:p>
                </text:list-header>
              </text:list>
            </table:table-cell>
          </table:table-row>
          <table:table-row>
            <table:table-cell table:style-name="Table36.A2" office:value-type="string">
              <text:list xml:id="list174803826447398" text:continue-numbering="true" text:style-name="WWNum1">
                <text:list-header>
                  <text:p text:style-name="P114">EST</text:p>
                </text:list-header>
              </text:list>
            </table:table-cell>
            <table:table-cell table:style-name="Table36.A2" office:value-type="string">
              <text:list xml:id="list174801972272921" text:continue-numbering="true" text:style-name="WWNum1">
                <text:list-header>
                  <text:p text:style-name="P114">ES</text:p>
                </text:list-header>
              </text:list>
            </table:table-cell>
            <table:table-cell table:style-name="Table36.A2" office:value-type="string">
              <text:list xml:id="list174803894095567" text:continue-numbering="true" text:style-name="WWNum1">
                <text:list-header>
                  <text:p text:style-name="P114">Esther</text:p>
                </text:list-header>
              </text:list>
            </table:table-cell>
          </table:table-row>
          <table:table-row>
            <table:table-cell table:style-name="Table36.A2" office:value-type="string">
              <text:list xml:id="list174802161670393" text:continue-numbering="true" text:style-name="WWNum1">
                <text:list-header>
                  <text:p text:style-name="P114">JOB</text:p>
                </text:list-header>
              </text:list>
            </table:table-cell>
            <table:table-cell table:style-name="Table36.A2" office:value-type="string">
              <text:list xml:id="list174802703339795" text:continue-numbering="true" text:style-name="WWNum1">
                <text:list-header>
                  <text:p text:style-name="P114">JB</text:p>
                </text:list-header>
              </text:list>
            </table:table-cell>
            <table:table-cell table:style-name="Table36.A2" office:value-type="string">
              <text:list xml:id="list174802140451044" text:continue-numbering="true" text:style-name="WWNum1">
                <text:list-header>
                  <text:p text:style-name="P114">Job</text:p>
                </text:list-header>
              </text:list>
            </table:table-cell>
          </table:table-row>
          <table:table-row>
            <table:table-cell table:style-name="Table36.A2" office:value-type="string">
              <text:list xml:id="list174801991806349" text:continue-numbering="true" text:style-name="WWNum1">
                <text:list-header>
                  <text:p text:style-name="P114">PSA</text:p>
                </text:list-header>
              </text:list>
            </table:table-cell>
            <table:table-cell table:style-name="Table36.A2" office:value-type="string">
              <text:list xml:id="list174801980033663" text:continue-numbering="true" text:style-name="WWNum1">
                <text:list-header>
                  <text:p text:style-name="P114">PS</text:p>
                </text:list-header>
              </text:list>
            </table:table-cell>
            <table:table-cell table:style-name="Table36.A2" office:value-type="string">
              <text:list xml:id="list174802825993527" text:continue-numbering="true" text:style-name="WWNum1">
                <text:list-header>
                  <text:p text:style-name="P114">Psalms</text:p>
                </text:list-header>
              </text:list>
            </table:table-cell>
          </table:table-row>
          <table:table-row>
            <table:table-cell table:style-name="Table36.A2" office:value-type="string">
              <text:list xml:id="list174803058307224" text:continue-numbering="true" text:style-name="WWNum1">
                <text:list-header>
                  <text:p text:style-name="P114">PRO</text:p>
                </text:list-header>
              </text:list>
            </table:table-cell>
            <table:table-cell table:style-name="Table36.A2" office:value-type="string">
              <text:list xml:id="list174803082219948" text:continue-numbering="true" text:style-name="WWNum1">
                <text:list-header>
                  <text:p text:style-name="P114">PR</text:p>
                </text:list-header>
              </text:list>
            </table:table-cell>
            <table:table-cell table:style-name="Table36.A2" office:value-type="string">
              <text:list xml:id="list174802954083256" text:continue-numbering="true" text:style-name="WWNum1">
                <text:list-header>
                  <text:p text:style-name="P114">Proverbs</text:p>
                </text:list-header>
              </text:list>
            </table:table-cell>
          </table:table-row>
          <table:table-row>
            <table:table-cell table:style-name="Table36.A2" office:value-type="string">
              <text:list xml:id="list174803535007332" text:continue-numbering="true" text:style-name="WWNum1">
                <text:list-header>
                  <text:p text:style-name="P114">ECC</text:p>
                </text:list-header>
              </text:list>
            </table:table-cell>
            <table:table-cell table:style-name="Table36.A2" office:value-type="string">
              <text:list xml:id="list174803033195315" text:continue-numbering="true" text:style-name="WWNum1">
                <text:list-header>
                  <text:p text:style-name="P114">EC</text:p>
                </text:list-header>
              </text:list>
            </table:table-cell>
            <table:table-cell table:style-name="Table36.A2" office:value-type="string">
              <text:list xml:id="list174803066983911" text:continue-numbering="true" text:style-name="WWNum1">
                <text:list-header>
                  <text:p text:style-name="P114">Ecclesiastes</text:p>
                </text:list-header>
              </text:list>
            </table:table-cell>
          </table:table-row>
          <table:table-row>
            <table:table-cell table:style-name="Table36.A2" office:value-type="string">
              <text:list xml:id="list174803914795266" text:continue-numbering="true" text:style-name="WWNum1">
                <text:list-header>
                  <text:p text:style-name="P114">SNG</text:p>
                </text:list-header>
              </text:list>
            </table:table-cell>
            <table:table-cell table:style-name="Table36.A2" office:value-type="string">
              <text:list xml:id="list174803734911312" text:continue-numbering="true" text:style-name="WWNum1">
                <text:list-header>
                  <text:p text:style-name="P114">SS</text:p>
                </text:list-header>
              </text:list>
            </table:table-cell>
            <table:table-cell table:style-name="Table36.A2" office:value-type="string">
              <text:list xml:id="list174803303307933" text:continue-numbering="true" text:style-name="WWNum1">
                <text:list-header>
                  <text:p text:style-name="P114">Song of Songs</text:p>
                </text:list-header>
              </text:list>
            </table:table-cell>
          </table:table-row>
          <table:table-row>
            <table:table-cell table:style-name="Table36.A2" office:value-type="string">
              <text:list xml:id="list174801963763967" text:continue-numbering="true" text:style-name="WWNum1">
                <text:list-header>
                  <text:p text:style-name="P114">ISA</text:p>
                </text:list-header>
              </text:list>
            </table:table-cell>
            <table:table-cell table:style-name="Table36.A2" office:value-type="string">
              <text:list xml:id="list174802719820218" text:continue-numbering="true" text:style-name="WWNum1">
                <text:list-header>
                  <text:p text:style-name="P114">IS</text:p>
                </text:list-header>
              </text:list>
            </table:table-cell>
            <table:table-cell table:style-name="Table36.A2" office:value-type="string">
              <text:list xml:id="list174803116411173" text:continue-numbering="true" text:style-name="WWNum1">
                <text:list-header>
                  <text:p text:style-name="P114">Isaiah</text:p>
                </text:list-header>
              </text:list>
            </table:table-cell>
          </table:table-row>
          <table:table-row>
            <table:table-cell table:style-name="Table36.A2" office:value-type="string">
              <text:list xml:id="list174802559046487" text:continue-numbering="true" text:style-name="WWNum1">
                <text:list-header>
                  <text:p text:style-name="P114">JER</text:p>
                </text:list-header>
              </text:list>
            </table:table-cell>
            <table:table-cell table:style-name="Table36.A2" office:value-type="string">
              <text:list xml:id="list174802664815209" text:continue-numbering="true" text:style-name="WWNum1">
                <text:list-header>
                  <text:p text:style-name="P114">JE</text:p>
                </text:list-header>
              </text:list>
            </table:table-cell>
            <table:table-cell table:style-name="Table36.A2" office:value-type="string">
              <text:list xml:id="list174802609118752" text:continue-numbering="true" text:style-name="WWNum1">
                <text:list-header>
                  <text:p text:style-name="P114">Jeremiah</text:p>
                </text:list-header>
              </text:list>
            </table:table-cell>
          </table:table-row>
          <table:table-row>
            <table:table-cell table:style-name="Table36.A2" office:value-type="string">
              <text:list xml:id="list174802835805583" text:continue-numbering="true" text:style-name="WWNum1">
                <text:list-header>
                  <text:p text:style-name="P114">LAM</text:p>
                </text:list-header>
              </text:list>
            </table:table-cell>
            <table:table-cell table:style-name="Table36.A2" office:value-type="string">
              <text:list xml:id="list174803271092533" text:continue-numbering="true" text:style-name="WWNum1">
                <text:list-header>
                  <text:p text:style-name="P114">LA</text:p>
                </text:list-header>
              </text:list>
            </table:table-cell>
            <table:table-cell table:style-name="Table36.A2" office:value-type="string">
              <text:list xml:id="list174803384151486" text:continue-numbering="true" text:style-name="WWNum1">
                <text:list-header>
                  <text:p text:style-name="P114">Lamentations</text:p>
                </text:list-header>
              </text:list>
            </table:table-cell>
          </table:table-row>
          <table:table-row>
            <table:table-cell table:style-name="Table36.A2" office:value-type="string">
              <text:list xml:id="list174802242416008" text:continue-numbering="true" text:style-name="WWNum1">
                <text:list-header>
                  <text:p text:style-name="P114">EZK</text:p>
                </text:list-header>
              </text:list>
            </table:table-cell>
            <table:table-cell table:style-name="Table36.A2" office:value-type="string">
              <text:list xml:id="list174803961944275" text:continue-numbering="true" text:style-name="WWNum1">
                <text:list-header>
                  <text:p text:style-name="P114">EZ</text:p>
                </text:list-header>
              </text:list>
            </table:table-cell>
            <table:table-cell table:style-name="Table36.A2" office:value-type="string">
              <text:list xml:id="list174801979576061" text:continue-numbering="true" text:style-name="WWNum1">
                <text:list-header>
                  <text:p text:style-name="P114">Ezekiel</text:p>
                </text:list-header>
              </text:list>
            </table:table-cell>
          </table:table-row>
          <table:table-row>
            <table:table-cell table:style-name="Table36.A2" office:value-type="string">
              <text:list xml:id="list174802948584205" text:continue-numbering="true" text:style-name="WWNum1">
                <text:list-header>
                  <text:p text:style-name="P114">DAN</text:p>
                </text:list-header>
              </text:list>
            </table:table-cell>
            <table:table-cell table:style-name="Table36.A2" office:value-type="string">
              <text:list xml:id="list174802285401093" text:continue-numbering="true" text:style-name="WWNum1">
                <text:list-header>
                  <text:p text:style-name="P114">DA</text:p>
                </text:list-header>
              </text:list>
            </table:table-cell>
            <table:table-cell table:style-name="Table36.A2" office:value-type="string">
              <text:list xml:id="list174803915960232" text:continue-numbering="true" text:style-name="WWNum1">
                <text:list-header>
                  <text:p text:style-name="P114">Daniel</text:p>
                </text:list-header>
              </text:list>
            </table:table-cell>
          </table:table-row>
          <table:table-row>
            <table:table-cell table:style-name="Table36.A2" office:value-type="string">
              <text:list xml:id="list174802575037228" text:continue-numbering="true" text:style-name="WWNum1">
                <text:list-header>
                  <text:p text:style-name="P114">HOS</text:p>
                </text:list-header>
              </text:list>
            </table:table-cell>
            <table:table-cell table:style-name="Table36.A2" office:value-type="string">
              <text:list xml:id="list174802246880914" text:continue-numbering="true" text:style-name="WWNum1">
                <text:list-header>
                  <text:p text:style-name="P114">HO</text:p>
                </text:list-header>
              </text:list>
            </table:table-cell>
            <table:table-cell table:style-name="Table36.A2" office:value-type="string">
              <text:list xml:id="list174802975284062" text:continue-numbering="true" text:style-name="WWNum1">
                <text:list-header>
                  <text:p text:style-name="P114">Hosea</text:p>
                </text:list-header>
              </text:list>
            </table:table-cell>
          </table:table-row>
          <table:table-row>
            <table:table-cell table:style-name="Table36.A2" office:value-type="string">
              <text:list xml:id="list174803520661446" text:continue-numbering="true" text:style-name="WWNum1">
                <text:list-header>
                  <text:p text:style-name="P114">JO<text:span text:style-name="T39">L</text:span></text:p>
                </text:list-header>
              </text:list>
            </table:table-cell>
            <table:table-cell table:style-name="Table36.A2" office:value-type="string">
              <text:list xml:id="list174802934914788" text:continue-numbering="true" text:style-name="WWNum1">
                <text:list-header>
                  <text:p text:style-name="P114">JL</text:p>
                </text:list-header>
              </text:list>
            </table:table-cell>
            <table:table-cell table:style-name="Table36.A2" office:value-type="string">
              <text:list xml:id="list174803574698637" text:continue-numbering="true" text:style-name="WWNum1">
                <text:list-header>
                  <text:p text:style-name="P114">Joel</text:p>
                </text:list-header>
              </text:list>
            </table:table-cell>
          </table:table-row>
          <table:table-row>
            <table:table-cell table:style-name="Table36.A2" office:value-type="string">
              <text:list xml:id="list174803177805203" text:continue-numbering="true" text:style-name="WWNum1">
                <text:list-header>
                  <text:p text:style-name="P114">AMO</text:p>
                </text:list-header>
              </text:list>
            </table:table-cell>
            <table:table-cell table:style-name="Table36.A2" office:value-type="string">
              <text:list xml:id="list174803141667390" text:continue-numbering="true" text:style-name="WWNum1">
                <text:list-header>
                  <text:p text:style-name="P114">AM</text:p>
                </text:list-header>
              </text:list>
            </table:table-cell>
            <table:table-cell table:style-name="Table36.A2" office:value-type="string">
              <text:list xml:id="list174802544398155" text:continue-numbering="true" text:style-name="WWNum1">
                <text:list-header>
                  <text:p text:style-name="P114">Amos</text:p>
                </text:list-header>
              </text:list>
            </table:table-cell>
          </table:table-row>
          <table:table-row>
            <table:table-cell table:style-name="Table36.A2" office:value-type="string">
              <text:list xml:id="list174803027166719" text:continue-numbering="true" text:style-name="WWNum1">
                <text:list-header>
                  <text:p text:style-name="P114">OBA</text:p>
                </text:list-header>
              </text:list>
            </table:table-cell>
            <table:table-cell table:style-name="Table36.A2" office:value-type="string">
              <text:list xml:id="list174803015110575" text:continue-numbering="true" text:style-name="WWNum1">
                <text:list-header>
                  <text:p text:style-name="P114">OB</text:p>
                </text:list-header>
              </text:list>
            </table:table-cell>
            <table:table-cell table:style-name="Table36.A2" office:value-type="string">
              <text:list xml:id="list174803247916227" text:continue-numbering="true" text:style-name="WWNum1">
                <text:list-header>
                  <text:p text:style-name="P114">Obadiah</text:p>
                </text:list-header>
              </text:list>
            </table:table-cell>
          </table:table-row>
          <table:table-row>
            <table:table-cell table:style-name="Table36.A2" office:value-type="string">
              <text:list xml:id="list174802273855865" text:continue-numbering="true" text:style-name="WWNum1">
                <text:list-header>
                  <text:p text:style-name="P114">JON</text:p>
                </text:list-header>
              </text:list>
            </table:table-cell>
            <table:table-cell table:style-name="Table36.A2" office:value-type="string">
              <text:list xml:id="list174803161560952" text:continue-numbering="true" text:style-name="WWNum1">
                <text:list-header>
                  <text:p text:style-name="P114">JO</text:p>
                </text:list-header>
              </text:list>
            </table:table-cell>
            <table:table-cell table:style-name="Table36.A2" office:value-type="string">
              <text:list xml:id="list174802539292235" text:continue-numbering="true" text:style-name="WWNum1">
                <text:list-header>
                  <text:p text:style-name="P114">Jonah</text:p>
                </text:list-header>
              </text:list>
            </table:table-cell>
          </table:table-row>
          <table:table-row>
            <table:table-cell table:style-name="Table36.A2" office:value-type="string">
              <text:list xml:id="list174803674347388" text:continue-numbering="true" text:style-name="WWNum1">
                <text:list-header>
                  <text:p text:style-name="P114">MIC</text:p>
                </text:list-header>
              </text:list>
            </table:table-cell>
            <table:table-cell table:style-name="Table36.A2" office:value-type="string">
              <text:list xml:id="list174802501308776" text:continue-numbering="true" text:style-name="WWNum1">
                <text:list-header>
                  <text:p text:style-name="P114">MI</text:p>
                </text:list-header>
              </text:list>
            </table:table-cell>
            <table:table-cell table:style-name="Table36.A2" office:value-type="string">
              <text:list xml:id="list174803493299053" text:continue-numbering="true" text:style-name="WWNum1">
                <text:list-header>
                  <text:p text:style-name="P114">Micah</text:p>
                </text:list-header>
              </text:list>
            </table:table-cell>
          </table:table-row>
          <table:table-row>
            <table:table-cell table:style-name="Table36.A2" office:value-type="string">
              <text:list xml:id="list174801903375107" text:continue-numbering="true" text:style-name="WWNum1">
                <text:list-header>
                  <text:p text:style-name="P114">NAM</text:p>
                </text:list-header>
              </text:list>
            </table:table-cell>
            <table:table-cell table:style-name="Table36.A2" office:value-type="string">
              <text:list xml:id="list174803234860646" text:continue-numbering="true" text:style-name="WWNum1">
                <text:list-header>
                  <text:p text:style-name="P114">NA</text:p>
                </text:list-header>
              </text:list>
            </table:table-cell>
            <table:table-cell table:style-name="Table36.A2" office:value-type="string">
              <text:list xml:id="list174802286278573" text:continue-numbering="true" text:style-name="WWNum1">
                <text:list-header>
                  <text:p text:style-name="P114">Nahum</text:p>
                </text:list-header>
              </text:list>
            </table:table-cell>
          </table:table-row>
          <table:table-row>
            <table:table-cell table:style-name="Table36.A2" office:value-type="string">
              <text:list xml:id="list174802087326610" text:continue-numbering="true" text:style-name="WWNum1">
                <text:list-header>
                  <text:p text:style-name="P114">HAB</text:p>
                </text:list-header>
              </text:list>
            </table:table-cell>
            <table:table-cell table:style-name="Table36.A2" office:value-type="string">
              <text:list xml:id="list174803802467324" text:continue-numbering="true" text:style-name="WWNum1">
                <text:list-header>
                  <text:p text:style-name="P114">HB</text:p>
                </text:list-header>
              </text:list>
            </table:table-cell>
            <table:table-cell table:style-name="Table36.A2" office:value-type="string">
              <text:list xml:id="list174802672337071" text:continue-numbering="true" text:style-name="WWNum1">
                <text:list-header>
                  <text:p text:style-name="P114">Habakkuk</text:p>
                </text:list-header>
              </text:list>
            </table:table-cell>
          </table:table-row>
          <table:table-row>
            <table:table-cell table:style-name="Table36.A2" office:value-type="string">
              <text:list xml:id="list174803849270572" text:continue-numbering="true" text:style-name="WWNum1">
                <text:list-header>
                  <text:p text:style-name="P114">ZEP</text:p>
                </text:list-header>
              </text:list>
            </table:table-cell>
            <table:table-cell table:style-name="Table36.A2" office:value-type="string">
              <text:list xml:id="list174802243155543" text:continue-numbering="true" text:style-name="WWNum1">
                <text:list-header>
                  <text:p text:style-name="P114">ZP</text:p>
                </text:list-header>
              </text:list>
            </table:table-cell>
            <table:table-cell table:style-name="Table36.A2" office:value-type="string">
              <text:list xml:id="list174802230945941" text:continue-numbering="true" text:style-name="WWNum1">
                <text:list-header>
                  <text:p text:style-name="P114">Zephaniah</text:p>
                </text:list-header>
              </text:list>
            </table:table-cell>
          </table:table-row>
          <table:table-row>
            <table:table-cell table:style-name="Table36.A2" office:value-type="string">
              <text:list xml:id="list174802250718091" text:continue-numbering="true" text:style-name="WWNum1">
                <text:list-header>
                  <text:p text:style-name="P114">HAG</text:p>
                </text:list-header>
              </text:list>
            </table:table-cell>
            <table:table-cell table:style-name="Table36.A2" office:value-type="string">
              <text:list xml:id="list174802785863960" text:continue-numbering="true" text:style-name="WWNum1">
                <text:list-header>
                  <text:p text:style-name="P114">HG</text:p>
                </text:list-header>
              </text:list>
            </table:table-cell>
            <table:table-cell table:style-name="Table36.A2" office:value-type="string">
              <text:list xml:id="list174802518328851" text:continue-numbering="true" text:style-name="WWNum1">
                <text:list-header>
                  <text:p text:style-name="P114">Haggai</text:p>
                </text:list-header>
              </text:list>
            </table:table-cell>
          </table:table-row>
          <table:table-row>
            <table:table-cell table:style-name="Table36.A2" office:value-type="string">
              <text:list xml:id="list174801974771446" text:continue-numbering="true" text:style-name="WWNum1">
                <text:list-header>
                  <text:p text:style-name="P114">ZEC</text:p>
                </text:list-header>
              </text:list>
            </table:table-cell>
            <table:table-cell table:style-name="Table36.A2" office:value-type="string">
              <text:list xml:id="list174803007555226" text:continue-numbering="true" text:style-name="WWNum1">
                <text:list-header>
                  <text:p text:style-name="P114">ZE</text:p>
                </text:list-header>
              </text:list>
            </table:table-cell>
            <table:table-cell table:style-name="Table36.A2" office:value-type="string">
              <text:list xml:id="list174802164267633" text:continue-numbering="true" text:style-name="WWNum1">
                <text:list-header>
                  <text:p text:style-name="P114">Zechariah</text:p>
                </text:list-header>
              </text:list>
            </table:table-cell>
          </table:table-row>
          <table:table-row>
            <table:table-cell table:style-name="Table36.A40" office:value-type="string">
              <text:list xml:id="list174803237775436" text:continue-numbering="true" text:style-name="WWNum1">
                <text:list-header>
                  <text:p text:style-name="P114">MAL</text:p>
                </text:list-header>
              </text:list>
            </table:table-cell>
            <table:table-cell table:style-name="Table36.A40" office:value-type="string">
              <text:list xml:id="list174802787796267" text:continue-numbering="true" text:style-name="WWNum1">
                <text:list-header>
                  <text:p text:style-name="P114">MA</text:p>
                </text:list-header>
              </text:list>
            </table:table-cell>
            <table:table-cell table:style-name="Table36.A40" office:value-type="string">
              <text:list xml:id="list174802881113379" text:continue-numbering="true" text:style-name="WWNum1">
                <text:list-header>
                  <text:p text:style-name="P114">Malachi</text:p>
                </text:list-header>
              </text:list>
            </table:table-cell>
          </table:table-row>
          <table:table-row>
            <table:table-cell table:style-name="Table36.A2" office:value-type="string">
              <text:list xml:id="list174803594847342" text:continue-numbering="true" text:style-name="WWNum1">
                <text:list-header>
                  <text:p text:style-name="P114">MAT</text:p>
                </text:list-header>
              </text:list>
            </table:table-cell>
            <table:table-cell table:style-name="Table36.A2" office:value-type="string">
              <text:list xml:id="list174803341176329" text:continue-numbering="true" text:style-name="WWNum1">
                <text:list-header>
                  <text:p text:style-name="P114">MT</text:p>
                </text:list-header>
              </text:list>
            </table:table-cell>
            <table:table-cell table:style-name="Table36.A2" office:value-type="string">
              <text:list xml:id="list174802122839529" text:continue-numbering="true" text:style-name="WWNum1">
                <text:list-header>
                  <text:p text:style-name="P114">Matthew</text:p>
                </text:list-header>
              </text:list>
            </table:table-cell>
          </table:table-row>
          <table:table-row>
            <table:table-cell table:style-name="Table36.A2" office:value-type="string">
              <text:list xml:id="list174802533013332" text:continue-numbering="true" text:style-name="WWNum1">
                <text:list-header>
                  <text:p text:style-name="P114">MRK</text:p>
                </text:list-header>
              </text:list>
            </table:table-cell>
            <table:table-cell table:style-name="Table36.A2" office:value-type="string">
              <text:list xml:id="list174803334210033" text:continue-numbering="true" text:style-name="WWNum1">
                <text:list-header>
                  <text:p text:style-name="P114">MK</text:p>
                </text:list-header>
              </text:list>
            </table:table-cell>
            <table:table-cell table:style-name="Table36.A2" office:value-type="string">
              <text:list xml:id="list174802637520873" text:continue-numbering="true" text:style-name="WWNum1">
                <text:list-header>
                  <text:p text:style-name="P114">Mark</text:p>
                </text:list-header>
              </text:list>
            </table:table-cell>
          </table:table-row>
          <table:table-row>
            <table:table-cell table:style-name="Table36.A2" office:value-type="string">
              <text:list xml:id="list174802095155748" text:continue-numbering="true" text:style-name="WWNum1">
                <text:list-header>
                  <text:p text:style-name="P114">LUK</text:p>
                </text:list-header>
              </text:list>
            </table:table-cell>
            <table:table-cell table:style-name="Table36.A2" office:value-type="string">
              <text:list xml:id="list174803300748981" text:continue-numbering="true" text:style-name="WWNum1">
                <text:list-header>
                  <text:p text:style-name="P114">LK</text:p>
                </text:list-header>
              </text:list>
            </table:table-cell>
            <table:table-cell table:style-name="Table36.A2" office:value-type="string">
              <text:list xml:id="list174802979857086" text:continue-numbering="true" text:style-name="WWNum1">
                <text:list-header>
                  <text:p text:style-name="P114">Luke</text:p>
                </text:list-header>
              </text:list>
            </table:table-cell>
          </table:table-row>
          <table:table-row>
            <table:table-cell table:style-name="Table36.A2" office:value-type="string">
              <text:list xml:id="list174801964588817" text:continue-numbering="true" text:style-name="WWNum1">
                <text:list-header>
                  <text:p text:style-name="P114">JHN</text:p>
                </text:list-header>
              </text:list>
            </table:table-cell>
            <table:table-cell table:style-name="Table36.A2" office:value-type="string">
              <text:list xml:id="list174802810303891" text:continue-numbering="true" text:style-name="WWNum1">
                <text:list-header>
                  <text:p text:style-name="P114">JN</text:p>
                </text:list-header>
              </text:list>
            </table:table-cell>
            <table:table-cell table:style-name="Table36.A2" office:value-type="string">
              <text:list xml:id="list174802025930392" text:continue-numbering="true" text:style-name="WWNum1">
                <text:list-header>
                  <text:p text:style-name="P114">John</text:p>
                </text:list-header>
              </text:list>
            </table:table-cell>
          </table:table-row>
          <table:table-row>
            <table:table-cell table:style-name="Table36.A2" office:value-type="string">
              <text:list xml:id="list174803210734939" text:continue-numbering="true" text:style-name="WWNum1">
                <text:list-header>
                  <text:p text:style-name="P114">ACT</text:p>
                </text:list-header>
              </text:list>
            </table:table-cell>
            <table:table-cell table:style-name="Table36.A2" office:value-type="string">
              <text:list xml:id="list174802584335575" text:continue-numbering="true" text:style-name="WWNum1">
                <text:list-header>
                  <text:p text:style-name="P114">AC</text:p>
                </text:list-header>
              </text:list>
            </table:table-cell>
            <table:table-cell table:style-name="Table36.A2" office:value-type="string">
              <text:list xml:id="list174803850574453" text:continue-numbering="true" text:style-name="WWNum1">
                <text:list-header>
                  <text:p text:style-name="P114">Acts</text:p>
                </text:list-header>
              </text:list>
            </table:table-cell>
          </table:table-row>
          <table:table-row>
            <table:table-cell table:style-name="Table36.A2" office:value-type="string">
              <text:list xml:id="list174803012657023" text:continue-numbering="true" text:style-name="WWNum1">
                <text:list-header>
                  <text:p text:style-name="P114">ROM</text:p>
                </text:list-header>
              </text:list>
            </table:table-cell>
            <table:table-cell table:style-name="Table36.A2" office:value-type="string">
              <text:list xml:id="list174803540124434" text:continue-numbering="true" text:style-name="WWNum1">
                <text:list-header>
                  <text:p text:style-name="P114">RO</text:p>
                </text:list-header>
              </text:list>
            </table:table-cell>
            <table:table-cell table:style-name="Table36.A2" office:value-type="string">
              <text:list xml:id="list174803709034256" text:continue-numbering="true" text:style-name="WWNum1">
                <text:list-header>
                  <text:p text:style-name="P114">Romans</text:p>
                </text:list-header>
              </text:list>
            </table:table-cell>
          </table:table-row>
          <table:table-row>
            <table:table-cell table:style-name="Table36.A2" office:value-type="string">
              <text:list xml:id="list174802814244230" text:continue-numbering="true" text:style-name="WWNum1">
                <text:list-header>
                  <text:p text:style-name="P114">1CO</text:p>
                </text:list-header>
              </text:list>
            </table:table-cell>
            <table:table-cell table:style-name="Table36.A2" office:value-type="string">
              <text:list xml:id="list174802206064781" text:continue-numbering="true" text:style-name="WWNum1">
                <text:list-header>
                  <text:p text:style-name="P114">1C</text:p>
                </text:list-header>
              </text:list>
            </table:table-cell>
            <table:table-cell table:style-name="Table36.A2" office:value-type="string">
              <text:list xml:id="list174802088546895" text:continue-numbering="true" text:style-name="WWNum1">
                <text:list-header>
                  <text:p text:style-name="P114">1 Corinthians</text:p>
                </text:list-header>
              </text:list>
            </table:table-cell>
          </table:table-row>
          <table:table-row>
            <table:table-cell table:style-name="Table36.A2" office:value-type="string">
              <text:list xml:id="list174802339699603" text:continue-numbering="true" text:style-name="WWNum1">
                <text:list-header>
                  <text:p text:style-name="P114">2CO</text:p>
                </text:list-header>
              </text:list>
            </table:table-cell>
            <table:table-cell table:style-name="Table36.A2" office:value-type="string">
              <text:list xml:id="list174803732538364" text:continue-numbering="true" text:style-name="WWNum1">
                <text:list-header>
                  <text:p text:style-name="P114">2C</text:p>
                </text:list-header>
              </text:list>
            </table:table-cell>
            <table:table-cell table:style-name="Table36.A2" office:value-type="string">
              <text:list xml:id="list174802051149371" text:continue-numbering="true" text:style-name="WWNum1">
                <text:list-header>
                  <text:p text:style-name="P114">2 Corinthians</text:p>
                </text:list-header>
              </text:list>
            </table:table-cell>
          </table:table-row>
          <table:table-row>
            <table:table-cell table:style-name="Table36.A2" office:value-type="string">
              <text:list xml:id="list174801869974441" text:continue-numbering="true" text:style-name="WWNum1">
                <text:list-header>
                  <text:p text:style-name="P114">GAL</text:p>
                </text:list-header>
              </text:list>
            </table:table-cell>
            <table:table-cell table:style-name="Table36.A2" office:value-type="string">
              <text:list xml:id="list174803731410369" text:continue-numbering="true" text:style-name="WWNum1">
                <text:list-header>
                  <text:p text:style-name="P114">GA</text:p>
                </text:list-header>
              </text:list>
            </table:table-cell>
            <table:table-cell table:style-name="Table36.A2" office:value-type="string">
              <text:list xml:id="list174803546744866" text:continue-numbering="true" text:style-name="WWNum1">
                <text:list-header>
                  <text:p text:style-name="P114">Galatians</text:p>
                </text:list-header>
              </text:list>
            </table:table-cell>
          </table:table-row>
          <table:table-row>
            <table:table-cell table:style-name="Table36.A2" office:value-type="string">
              <text:list xml:id="list174802395543080" text:continue-numbering="true" text:style-name="WWNum1">
                <text:list-header>
                  <text:p text:style-name="P114">EPH</text:p>
                </text:list-header>
              </text:list>
            </table:table-cell>
            <table:table-cell table:style-name="Table36.A2" office:value-type="string">
              <text:list xml:id="list174802567913035" text:continue-numbering="true" text:style-name="WWNum1">
                <text:list-header>
                  <text:p text:style-name="P114">EP</text:p>
                </text:list-header>
              </text:list>
            </table:table-cell>
            <table:table-cell table:style-name="Table36.A2" office:value-type="string">
              <text:list xml:id="list174802859100877" text:continue-numbering="true" text:style-name="WWNum1">
                <text:list-header>
                  <text:p text:style-name="P114">Ephesians</text:p>
                </text:list-header>
              </text:list>
            </table:table-cell>
          </table:table-row>
          <table:table-row>
            <table:table-cell table:style-name="Table36.A2" office:value-type="string">
              <text:list xml:id="list174802334320732" text:continue-numbering="true" text:style-name="WWNum1">
                <text:list-header>
                  <text:p text:style-name="P114">PHP</text:p>
                </text:list-header>
              </text:list>
            </table:table-cell>
            <table:table-cell table:style-name="Table36.A2" office:value-type="string">
              <text:list xml:id="list174803677654988" text:continue-numbering="true" text:style-name="WWNum1">
                <text:list-header>
                  <text:p text:style-name="P114">P<text:span text:style-name="T66">H</text:span></text:p>
                </text:list-header>
              </text:list>
            </table:table-cell>
            <table:table-cell table:style-name="Table36.A2" office:value-type="string">
              <text:list xml:id="list174803072789672" text:continue-numbering="true" text:style-name="WWNum1">
                <text:list-header>
                  <text:p text:style-name="P114">Philippians</text:p>
                </text:list-header>
              </text:list>
            </table:table-cell>
          </table:table-row>
          <table:table-row>
            <table:table-cell table:style-name="Table36.A2" office:value-type="string">
              <text:list xml:id="list174802832198363" text:continue-numbering="true" text:style-name="WWNum1">
                <text:list-header>
                  <text:p text:style-name="P114">COL</text:p>
                </text:list-header>
              </text:list>
            </table:table-cell>
            <table:table-cell table:style-name="Table36.A2" office:value-type="string">
              <text:list xml:id="list174803376033400" text:continue-numbering="true" text:style-name="WWNum1">
                <text:list-header>
                  <text:p text:style-name="P114">CL</text:p>
                </text:list-header>
              </text:list>
            </table:table-cell>
            <table:table-cell table:style-name="Table36.A2" office:value-type="string">
              <text:list xml:id="list174803214424191" text:continue-numbering="true" text:style-name="WWNum1">
                <text:list-header>
                  <text:p text:style-name="P114">Colossians</text:p>
                </text:list-header>
              </text:list>
            </table:table-cell>
          </table:table-row>
          <table:table-row>
            <table:table-cell table:style-name="Table36.A2" office:value-type="string">
              <text:list xml:id="list174802249046105" text:continue-numbering="true" text:style-name="WWNum1">
                <text:list-header>
                  <text:p text:style-name="P114">1TH</text:p>
                </text:list-header>
              </text:list>
            </table:table-cell>
            <table:table-cell table:style-name="Table36.A2" office:value-type="string">
              <text:list xml:id="list174803060537678" text:continue-numbering="true" text:style-name="WWNum1">
                <text:list-header>
                  <text:p text:style-name="P114">1T</text:p>
                </text:list-header>
              </text:list>
            </table:table-cell>
            <table:table-cell table:style-name="Table36.A2" office:value-type="string">
              <text:list xml:id="list174802667688502" text:continue-numbering="true" text:style-name="WWNum1">
                <text:list-header>
                  <text:p text:style-name="P114">1 Thessalonians</text:p>
                </text:list-header>
              </text:list>
            </table:table-cell>
          </table:table-row>
          <table:table-row>
            <table:table-cell table:style-name="Table36.A2" office:value-type="string">
              <text:list xml:id="list174803220905971" text:continue-numbering="true" text:style-name="WWNum1">
                <text:list-header>
                  <text:p text:style-name="P114">2TH</text:p>
                </text:list-header>
              </text:list>
            </table:table-cell>
            <table:table-cell table:style-name="Table36.A2" office:value-type="string">
              <text:list xml:id="list174802962046054" text:continue-numbering="true" text:style-name="WWNum1">
                <text:list-header>
                  <text:p text:style-name="P114">2T</text:p>
                </text:list-header>
              </text:list>
            </table:table-cell>
            <table:table-cell table:style-name="Table36.A2" office:value-type="string">
              <text:list xml:id="list174803435757040" text:continue-numbering="true" text:style-name="WWNum1">
                <text:list-header>
                  <text:p text:style-name="P114">2 Thessalonians</text:p>
                </text:list-header>
              </text:list>
            </table:table-cell>
          </table:table-row>
          <table:table-row>
            <table:table-cell table:style-name="Table36.A2" office:value-type="string">
              <text:list xml:id="list174803732107290" text:continue-numbering="true" text:style-name="WWNum1">
                <text:list-header>
                  <text:p text:style-name="P114">1TI</text:p>
                </text:list-header>
              </text:list>
            </table:table-cell>
            <table:table-cell table:style-name="Table36.A2" office:value-type="string">
              <text:list xml:id="list174802130984296" text:continue-numbering="true" text:style-name="WWNum1">
                <text:list-header>
                  <text:p text:style-name="P114">3T</text:p>
                </text:list-header>
              </text:list>
            </table:table-cell>
            <table:table-cell table:style-name="Table36.A2" office:value-type="string">
              <text:list xml:id="list174802263113607" text:continue-numbering="true" text:style-name="WWNum1">
                <text:list-header>
                  <text:p text:style-name="P114">1 Timothy</text:p>
                </text:list-header>
              </text:list>
            </table:table-cell>
          </table:table-row>
          <table:table-row>
            <table:table-cell table:style-name="Table36.A2" office:value-type="string">
              <text:list xml:id="list174803453800708" text:continue-numbering="true" text:style-name="WWNum1">
                <text:list-header>
                  <text:p text:style-name="P114">2TI</text:p>
                </text:list-header>
              </text:list>
            </table:table-cell>
            <table:table-cell table:style-name="Table36.A2" office:value-type="string">
              <text:list xml:id="list174802599032594" text:continue-numbering="true" text:style-name="WWNum1">
                <text:list-header>
                  <text:p text:style-name="P114">4T</text:p>
                </text:list-header>
              </text:list>
            </table:table-cell>
            <table:table-cell table:style-name="Table36.A2" office:value-type="string">
              <text:list xml:id="list174802238144162" text:continue-numbering="true" text:style-name="WWNum1">
                <text:list-header>
                  <text:p text:style-name="P114">2 Timothy</text:p>
                </text:list-header>
              </text:list>
            </table:table-cell>
          </table:table-row>
          <table:table-row>
            <table:table-cell table:style-name="Table36.A2" office:value-type="string">
              <text:list xml:id="list174803277954285" text:continue-numbering="true" text:style-name="WWNum1">
                <text:list-header>
                  <text:p text:style-name="P114">TIT</text:p>
                </text:list-header>
              </text:list>
            </table:table-cell>
            <table:table-cell table:style-name="Table36.A2" office:value-type="string">
              <text:list xml:id="list174803218061376" text:continue-numbering="true" text:style-name="WWNum1">
                <text:list-header>
                  <text:p text:style-name="P114">TT</text:p>
                </text:list-header>
              </text:list>
            </table:table-cell>
            <table:table-cell table:style-name="Table36.A2" office:value-type="string">
              <text:list xml:id="list174802117603014" text:continue-numbering="true" text:style-name="WWNum1">
                <text:list-header>
                  <text:p text:style-name="P114">Titus</text:p>
                </text:list-header>
              </text:list>
            </table:table-cell>
          </table:table-row>
          <table:table-row>
            <table:table-cell table:style-name="Table36.A2" office:value-type="string">
              <text:list xml:id="list174803116309857" text:continue-numbering="true" text:style-name="WWNum1">
                <text:list-header>
                  <text:p text:style-name="P114">PHM</text:p>
                </text:list-header>
              </text:list>
            </table:table-cell>
            <table:table-cell table:style-name="Table36.A2" office:value-type="string">
              <text:list xml:id="list174802956957706" text:continue-numbering="true" text:style-name="WWNum1">
                <text:list-header>
                  <text:p text:style-name="P114">PM</text:p>
                </text:list-header>
              </text:list>
            </table:table-cell>
            <table:table-cell table:style-name="Table36.A2" office:value-type="string">
              <text:list xml:id="list174803962924911" text:continue-numbering="true" text:style-name="WWNum1">
                <text:list-header>
                  <text:p text:style-name="P114">Philemon</text:p>
                </text:list-header>
              </text:list>
            </table:table-cell>
          </table:table-row>
          <table:table-row>
            <table:table-cell table:style-name="Table36.A2" office:value-type="string">
              <text:list xml:id="list174803688662293" text:continue-numbering="true" text:style-name="WWNum1">
                <text:list-header>
                  <text:p text:style-name="P114">HEB</text:p>
                </text:list-header>
              </text:list>
            </table:table-cell>
            <table:table-cell table:style-name="Table36.A2" office:value-type="string">
              <text:list xml:id="list174802471733709" text:continue-numbering="true" text:style-name="WWNum1">
                <text:list-header>
                  <text:p text:style-name="P114">HE</text:p>
                </text:list-header>
              </text:list>
            </table:table-cell>
            <table:table-cell table:style-name="Table36.A2" office:value-type="string">
              <text:list xml:id="list174802805477724" text:continue-numbering="true" text:style-name="WWNum1">
                <text:list-header>
                  <text:p text:style-name="P114">Hebrews</text:p>
                </text:list-header>
              </text:list>
            </table:table-cell>
          </table:table-row>
          <table:table-row>
            <table:table-cell table:style-name="Table36.A2" office:value-type="string">
              <text:list xml:id="list174803252014665" text:continue-numbering="true" text:style-name="WWNum1">
                <text:list-header>
                  <text:p text:style-name="P114">JAS</text:p>
                </text:list-header>
              </text:list>
            </table:table-cell>
            <table:table-cell table:style-name="Table36.A2" office:value-type="string">
              <text:list xml:id="list174803930021122" text:continue-numbering="true" text:style-name="WWNum1">
                <text:list-header>
                  <text:p text:style-name="P114">JA</text:p>
                </text:list-header>
              </text:list>
            </table:table-cell>
            <table:table-cell table:style-name="Table36.A2" office:value-type="string">
              <text:list xml:id="list174803725142844" text:continue-numbering="true" text:style-name="WWNum1">
                <text:list-header>
                  <text:p text:style-name="P114">James</text:p>
                </text:list-header>
              </text:list>
            </table:table-cell>
          </table:table-row>
          <table:table-row>
            <table:table-cell table:style-name="Table36.A2" office:value-type="string">
              <text:list xml:id="list174802341176489" text:continue-numbering="true" text:style-name="WWNum1">
                <text:list-header>
                  <text:p text:style-name="P114">1PE</text:p>
                </text:list-header>
              </text:list>
            </table:table-cell>
            <table:table-cell table:style-name="Table36.A2" office:value-type="string">
              <text:list xml:id="list174803855505582" text:continue-numbering="true" text:style-name="WWNum1">
                <text:list-header>
                  <text:p text:style-name="P114">1P</text:p>
                </text:list-header>
              </text:list>
            </table:table-cell>
            <table:table-cell table:style-name="Table36.A2" office:value-type="string">
              <text:list xml:id="list174803480496532" text:continue-numbering="true" text:style-name="WWNum1">
                <text:list-header>
                  <text:p text:style-name="P114">1 Peter</text:p>
                </text:list-header>
              </text:list>
            </table:table-cell>
          </table:table-row>
          <table:table-row>
            <table:table-cell table:style-name="Table36.A2" office:value-type="string">
              <text:list xml:id="list174803103786042" text:continue-numbering="true" text:style-name="WWNum1">
                <text:list-header>
                  <text:p text:style-name="P114">2PE</text:p>
                </text:list-header>
              </text:list>
            </table:table-cell>
            <table:table-cell table:style-name="Table36.A2" office:value-type="string">
              <text:list xml:id="list174801960387784" text:continue-numbering="true" text:style-name="WWNum1">
                <text:list-header>
                  <text:p text:style-name="P114">2P</text:p>
                </text:list-header>
              </text:list>
            </table:table-cell>
            <table:table-cell table:style-name="Table36.A2" office:value-type="string">
              <text:list xml:id="list174802423906856" text:continue-numbering="true" text:style-name="WWNum1">
                <text:list-header>
                  <text:p text:style-name="P114">2 Peter</text:p>
                </text:list-header>
              </text:list>
            </table:table-cell>
          </table:table-row>
          <table:table-row>
            <table:table-cell table:style-name="Table36.A2" office:value-type="string">
              <text:list xml:id="list174803710994972" text:continue-numbering="true" text:style-name="WWNum1">
                <text:list-header>
                  <text:p text:style-name="P114">1JN</text:p>
                </text:list-header>
              </text:list>
            </table:table-cell>
            <table:table-cell table:style-name="Table36.A2" office:value-type="string">
              <text:list xml:id="list174803263016917" text:continue-numbering="true" text:style-name="WWNum1">
                <text:list-header>
                  <text:p text:style-name="P114">1J</text:p>
                </text:list-header>
              </text:list>
            </table:table-cell>
            <table:table-cell table:style-name="Table36.A2" office:value-type="string">
              <text:list xml:id="list174803234750301" text:continue-numbering="true" text:style-name="WWNum1">
                <text:list-header>
                  <text:p text:style-name="P114">1 John</text:p>
                </text:list-header>
              </text:list>
            </table:table-cell>
          </table:table-row>
          <table:table-row>
            <table:table-cell table:style-name="Table36.A2" office:value-type="string">
              <text:list xml:id="list174803188127677" text:continue-numbering="true" text:style-name="WWNum1">
                <text:list-header>
                  <text:p text:style-name="P114">2JN</text:p>
                </text:list-header>
              </text:list>
            </table:table-cell>
            <table:table-cell table:style-name="Table36.A2" office:value-type="string">
              <text:list xml:id="list174803803477032" text:continue-numbering="true" text:style-name="WWNum1">
                <text:list-header>
                  <text:p text:style-name="P114">2J</text:p>
                </text:list-header>
              </text:list>
            </table:table-cell>
            <table:table-cell table:style-name="Table36.A2" office:value-type="string">
              <text:list xml:id="list174803270826242" text:continue-numbering="true" text:style-name="WWNum1">
                <text:list-header>
                  <text:p text:style-name="P114">2 John</text:p>
                </text:list-header>
              </text:list>
            </table:table-cell>
          </table:table-row>
          <table:table-row>
            <table:table-cell table:style-name="Table36.A2" office:value-type="string">
              <text:list xml:id="list174802706332714" text:continue-numbering="true" text:style-name="WWNum1">
                <text:list-header>
                  <text:p text:style-name="P114">3JN</text:p>
                </text:list-header>
              </text:list>
            </table:table-cell>
            <table:table-cell table:style-name="Table36.A2" office:value-type="string">
              <text:list xml:id="list174802966637736" text:continue-numbering="true" text:style-name="WWNum1">
                <text:list-header>
                  <text:p text:style-name="P114">3J</text:p>
                </text:list-header>
              </text:list>
            </table:table-cell>
            <table:table-cell table:style-name="Table36.A2" office:value-type="string">
              <text:list xml:id="list174802382934399" text:continue-numbering="true" text:style-name="WWNum1">
                <text:list-header>
                  <text:p text:style-name="P114">3 John</text:p>
                </text:list-header>
              </text:list>
            </table:table-cell>
          </table:table-row>
          <table:table-row>
            <table:table-cell table:style-name="Table36.A2" office:value-type="string">
              <text:list xml:id="list174802594163747" text:continue-numbering="true" text:style-name="WWNum1">
                <text:list-header>
                  <text:p text:style-name="P123">JUD</text:p>
                </text:list-header>
              </text:list>
            </table:table-cell>
            <table:table-cell table:style-name="Table36.A2" office:value-type="string">
              <text:list xml:id="list174802575947851" text:continue-numbering="true" text:style-name="WWNum1">
                <text:list-header>
                  <text:p text:style-name="P123">JD</text:p>
                </text:list-header>
              </text:list>
            </table:table-cell>
            <table:table-cell table:style-name="Table36.A2" office:value-type="string">
              <text:list xml:id="list174803246079258" text:continue-numbering="true" text:style-name="WWNum1">
                <text:list-header>
                  <text:p text:style-name="P123">Jude</text:p>
                </text:list-header>
              </text:list>
            </table:table-cell>
          </table:table-row>
          <table:table-row>
            <table:table-cell table:style-name="Table36.A40" office:value-type="string">
              <text:list xml:id="list174803380798826" text:continue-numbering="true" text:style-name="WWNum1">
                <text:list-header>
                  <text:p text:style-name="P114">REV</text:p>
                </text:list-header>
              </text:list>
            </table:table-cell>
            <table:table-cell table:style-name="Table36.A40" office:value-type="string">
              <text:list xml:id="list174803413031259" text:continue-numbering="true" text:style-name="WWNum1">
                <text:list-header>
                  <text:p text:style-name="P114">RE</text:p>
                </text:list-header>
              </text:list>
            </table:table-cell>
            <table:table-cell table:style-name="Table36.A40" office:value-type="string">
              <text:list xml:id="list174802288206853" text:continue-numbering="true" text:style-name="WWNum1">
                <text:list-header>
                  <text:p text:style-name="P114">Revelation</text:p>
                </text:list-header>
              </text:list>
            </table:table-cell>
          </table:table-row>
          <table:table-row>
            <table:table-cell table:style-name="Table36.A2" office:value-type="string">
              <text:list xml:id="list174802235463358" text:continue-numbering="true" text:style-name="WWNum1">
                <text:list-header>
                  <text:p text:style-name="P114">TOB</text:p>
                </text:list-header>
              </text:list>
            </table:table-cell>
            <table:table-cell table:style-name="Table36.A2" office:value-type="string">
              <text:list xml:id="list174803872248728" text:continue-numbering="true" text:style-name="WWNum1">
                <text:list-header>
                  <text:p text:style-name="P123">TO</text:p>
                </text:list-header>
              </text:list>
            </table:table-cell>
            <table:table-cell table:style-name="Table36.A2" office:value-type="string">
              <text:list xml:id="list174803737094035" text:continue-numbering="true" text:style-name="WWNum1">
                <text:list-header>
                  <text:p text:style-name="P114">Tobit</text:p>
                </text:list-header>
              </text:list>
            </table:table-cell>
          </table:table-row>
          <table:table-row>
            <table:table-cell table:style-name="Table36.A2" office:value-type="string">
              <text:list xml:id="list174803983333223" text:continue-numbering="true" text:style-name="WWNum1">
                <text:list-header>
                  <text:p text:style-name="P114">JDT</text:p>
                </text:list-header>
              </text:list>
            </table:table-cell>
            <table:table-cell table:style-name="Table36.A2" office:value-type="string">
              <text:list xml:id="list174803001545690" text:continue-numbering="true" text:style-name="WWNum1">
                <text:list-header>
                  <text:p text:style-name="P123">JT</text:p>
                </text:list-header>
              </text:list>
            </table:table-cell>
            <table:table-cell table:style-name="Table36.A2" office:value-type="string">
              <text:list xml:id="list174801942960972" text:continue-numbering="true" text:style-name="WWNum1">
                <text:list-header>
                  <text:p text:style-name="P114">Judith</text:p>
                </text:list-header>
              </text:list>
            </table:table-cell>
          </table:table-row>
          <table:table-row>
            <table:table-cell table:style-name="Table36.A2" office:value-type="string">
              <text:list xml:id="list174803738596482" text:continue-numbering="true" text:style-name="WWNum1">
                <text:list-header>
                  <text:p text:style-name="P114">ESG</text:p>
                </text:list-header>
              </text:list>
            </table:table-cell>
            <table:table-cell table:style-name="Table36.A2" office:value-type="string">
              <text:list xml:id="list174803682381784" text:continue-numbering="true" text:style-name="WWNum1">
                <text:list-header>
                  <text:p text:style-name="P123">EG</text:p>
                </text:list-header>
              </text:list>
            </table:table-cell>
            <table:table-cell table:style-name="Table36.A2" office:value-type="string">
              <text:list xml:id="list174803245306422" text:continue-numbering="true" text:style-name="WWNum1">
                <text:list-header>
                  <text:p text:style-name="P124">Esther Greek</text:p>
                </text:list-header>
              </text:list>
            </table:table-cell>
          </table:table-row>
          <table:table-row>
            <table:table-cell table:style-name="Table36.A2" office:value-type="string">
              <text:list xml:id="list174802870807151" text:continue-numbering="true" text:style-name="WWNum1">
                <text:list-header>
                  <text:p text:style-name="P114">WIS</text:p>
                </text:list-header>
              </text:list>
            </table:table-cell>
            <table:table-cell table:style-name="Table36.A2" office:value-type="string">
              <text:list xml:id="list174802646377487" text:continue-numbering="true" text:style-name="WWNum1">
                <text:list-header>
                  <text:p text:style-name="P123">WI</text:p>
                </text:list-header>
              </text:list>
            </table:table-cell>
            <table:table-cell table:style-name="Table36.A2" office:value-type="string">
              <text:list xml:id="list174803000943551" text:continue-numbering="true" text:style-name="WWNum1">
                <text:list-header>
                  <text:p text:style-name="P114">Wisdom of Solomon</text:p>
                </text:list-header>
              </text:list>
            </table:table-cell>
          </table:table-row>
          <table:table-row>
            <table:table-cell table:style-name="Table36.A2" office:value-type="string">
              <text:list xml:id="list174803161864934" text:continue-numbering="true" text:style-name="WWNum1">
                <text:list-header>
                  <text:p text:style-name="P114">SIR</text:p>
                </text:list-header>
              </text:list>
            </table:table-cell>
            <table:table-cell table:style-name="Table36.A2" office:value-type="string">
              <text:list xml:id="list174802521689741" text:continue-numbering="true" text:style-name="WWNum1">
                <text:list-header>
                  <text:p text:style-name="P123">SI</text:p>
                </text:list-header>
              </text:list>
            </table:table-cell>
            <table:table-cell table:style-name="Table36.A2" office:value-type="string">
              <text:list xml:id="list174803705364725" text:continue-numbering="true" text:style-name="WWNum1">
                <text:list-header>
                  <text:p text:style-name="P114">Sirach also Ecclesiasticus</text:p>
                </text:list-header>
              </text:list>
            </table:table-cell>
          </table:table-row>
          <table:table-row>
            <table:table-cell table:style-name="Table36.A2" office:value-type="string">
              <text:list xml:id="list174803712666914" text:continue-numbering="true" text:style-name="WWNum1">
                <text:list-header>
                  <text:p text:style-name="P114">BAR</text:p>
                </text:list-header>
              </text:list>
            </table:table-cell>
            <table:table-cell table:style-name="Table36.A2" office:value-type="string">
              <text:list xml:id="list174802719063364" text:continue-numbering="true" text:style-name="WWNum1">
                <text:list-header>
                  <text:p text:style-name="P123">BA</text:p>
                </text:list-header>
              </text:list>
            </table:table-cell>
            <table:table-cell table:style-name="Table36.A2" office:value-type="string">
              <text:list xml:id="list174802982050306" text:continue-numbering="true" text:style-name="WWNum1">
                <text:list-header>
                  <text:p text:style-name="P114">Baruch</text:p>
                </text:list-header>
              </text:list>
            </table:table-cell>
          </table:table-row>
          <table:table-row>
            <table:table-cell table:style-name="Table36.A2" office:value-type="string">
              <text:list xml:id="list174802927471450" text:continue-numbering="true" text:style-name="WWNum1">
                <text:list-header>
                  <text:p text:style-name="P114">LJE</text:p>
                </text:list-header>
              </text:list>
            </table:table-cell>
            <table:table-cell table:style-name="Table36.A2" office:value-type="string">
              <text:list xml:id="list174801990359573" text:continue-numbering="true" text:style-name="WWNum1">
                <text:list-header>
                  <text:p text:style-name="P123">LJ</text:p>
                </text:list-header>
              </text:list>
            </table:table-cell>
            <table:table-cell table:style-name="Table36.A2" office:value-type="string">
              <text:list xml:id="list174802451695615" text:continue-numbering="true" text:style-name="WWNum1">
                <text:list-header>
                  <text:p text:style-name="P114">Letter of Jeremiah</text:p>
                </text:list-header>
              </text:list>
            </table:table-cell>
          </table:table-row>
          <table:table-row>
            <table:table-cell table:style-name="Table36.A2" office:value-type="string">
              <text:list xml:id="list174802331569042" text:continue-numbering="true" text:style-name="WWNum1">
                <text:list-header>
                  <text:p text:style-name="P114">S3Y</text:p>
                </text:list-header>
              </text:list>
            </table:table-cell>
            <table:table-cell table:style-name="Table36.A2" office:value-type="string">
              <text:list xml:id="list174801950093504" text:continue-numbering="true" text:style-name="WWNum1">
                <text:list-header>
                  <text:p text:style-name="P123">S3</text:p>
                </text:list-header>
              </text:list>
            </table:table-cell>
            <table:table-cell table:style-name="Table36.A2" office:value-type="string">
              <text:list xml:id="list174802731503226" text:continue-numbering="true" text:style-name="WWNum1">
                <text:list-header>
                  <text:p text:style-name="P114">Prayer of Azariah and the Song of the Three Jews</text:p>
                </text:list-header>
              </text:list>
            </table:table-cell>
          </table:table-row>
          <table:table-row>
            <table:table-cell table:style-name="Table36.A2" office:value-type="string">
              <text:list xml:id="list174802713940525" text:continue-numbering="true" text:style-name="WWNum1">
                <text:list-header>
                  <text:p text:style-name="P114">SUS</text:p>
                </text:list-header>
              </text:list>
            </table:table-cell>
            <table:table-cell table:style-name="Table36.A2" office:value-type="string">
              <text:list xml:id="list174803712407165" text:continue-numbering="true" text:style-name="WWNum1">
                <text:list-header>
                  <text:p text:style-name="P123">SU</text:p>
                </text:list-header>
              </text:list>
            </table:table-cell>
            <table:table-cell table:style-name="Table36.A2" office:value-type="string">
              <text:list xml:id="list174802286633283" text:continue-numbering="true" text:style-name="WWNum1">
                <text:list-header>
                  <text:p text:style-name="P114">Susanna</text:p>
                </text:list-header>
              </text:list>
            </table:table-cell>
          </table:table-row>
          <table:table-row>
            <table:table-cell table:style-name="Table36.A2" office:value-type="string">
              <text:list xml:id="list174802892745079" text:continue-numbering="true" text:style-name="WWNum1">
                <text:list-header>
                  <text:p text:style-name="P114">BEL</text:p>
                </text:list-header>
              </text:list>
            </table:table-cell>
            <table:table-cell table:style-name="Table36.A2" office:value-type="string">
              <text:list xml:id="list174802597059175" text:continue-numbering="true" text:style-name="WWNum1">
                <text:list-header>
                  <text:p text:style-name="P123">BE</text:p>
                </text:list-header>
              </text:list>
            </table:table-cell>
            <table:table-cell table:style-name="Table36.A2" office:value-type="string">
              <text:list xml:id="list174802264741685" text:continue-numbering="true" text:style-name="WWNum1">
                <text:list-header>
                  <text:p text:style-name="P114">Bel and the Dragon</text:p>
                </text:list-header>
              </text:list>
            </table:table-cell>
          </table:table-row>
          <table:table-row>
            <table:table-cell table:style-name="Table36.A2" office:value-type="string">
              <text:list xml:id="list174802692527326" text:continue-numbering="true" text:style-name="WWNum1">
                <text:list-header>
                  <text:p text:style-name="P114">1MA</text:p>
                </text:list-header>
              </text:list>
            </table:table-cell>
            <table:table-cell table:style-name="Table36.A2" office:value-type="string">
              <text:list xml:id="list174803748426746" text:continue-numbering="true" text:style-name="WWNum1">
                <text:list-header>
                  <text:p text:style-name="P123">1M</text:p>
                </text:list-header>
              </text:list>
            </table:table-cell>
            <table:table-cell table:style-name="Table36.A2" office:value-type="string">
              <text:list xml:id="list174803549813970" text:continue-numbering="true" text:style-name="WWNum1">
                <text:list-header>
                  <text:p text:style-name="P114">1 Maccabees</text:p>
                </text:list-header>
              </text:list>
            </table:table-cell>
          </table:table-row>
          <table:table-row>
            <table:table-cell table:style-name="Table36.A2" office:value-type="string">
              <text:list xml:id="list174802821875145" text:continue-numbering="true" text:style-name="WWNum1">
                <text:list-header>
                  <text:p text:style-name="P114">2MA</text:p>
                </text:list-header>
              </text:list>
            </table:table-cell>
            <table:table-cell table:style-name="Table36.A2" office:value-type="string">
              <text:list xml:id="list174802104748328" text:continue-numbering="true" text:style-name="WWNum1">
                <text:list-header>
                  <text:p text:style-name="P123">2M</text:p>
                </text:list-header>
              </text:list>
            </table:table-cell>
            <table:table-cell table:style-name="Table36.A2" office:value-type="string">
              <text:list xml:id="list174803374915143" text:continue-numbering="true" text:style-name="WWNum1">
                <text:list-header>
                  <text:p text:style-name="P114">2 Maccabees</text:p>
                </text:list-header>
              </text:list>
            </table:table-cell>
          </table:table-row>
          <table:table-row>
            <table:table-cell table:style-name="Table36.A2" office:value-type="string">
              <text:list xml:id="list174803749846259" text:continue-numbering="true" text:style-name="WWNum1">
                <text:list-header>
                  <text:p text:style-name="P114">3MA</text:p>
                </text:list-header>
              </text:list>
            </table:table-cell>
            <table:table-cell table:style-name="Table36.A2" office:value-type="string">
              <text:list xml:id="list174803155291271" text:continue-numbering="true" text:style-name="WWNum1">
                <text:list-header>
                  <text:p text:style-name="P123">3M</text:p>
                </text:list-header>
              </text:list>
            </table:table-cell>
            <table:table-cell table:style-name="Table36.A2" office:value-type="string">
              <text:list xml:id="list174803438497678" text:continue-numbering="true" text:style-name="WWNum1">
                <text:list-header>
                  <text:p text:style-name="P114">3 Maccabees</text:p>
                </text:list-header>
              </text:list>
            </table:table-cell>
          </table:table-row>
          <table:table-row>
            <table:table-cell table:style-name="Table36.A2" office:value-type="string">
              <text:list xml:id="list174802961874184" text:continue-numbering="true" text:style-name="WWNum1">
                <text:list-header>
                  <text:p text:style-name="P114">4MA</text:p>
                </text:list-header>
              </text:list>
            </table:table-cell>
            <table:table-cell table:style-name="Table36.A2" office:value-type="string">
              <text:list xml:id="list174803988058815" text:continue-numbering="true" text:style-name="WWNum1">
                <text:list-header>
                  <text:p text:style-name="P123">4M</text:p>
                </text:list-header>
              </text:list>
            </table:table-cell>
            <table:table-cell table:style-name="Table36.A2" office:value-type="string">
              <text:list xml:id="list174803048494453" text:continue-numbering="true" text:style-name="WWNum1">
                <text:list-header>
                  <text:p text:style-name="P114">4 Maccabees</text:p>
                </text:list-header>
              </text:list>
            </table:table-cell>
          </table:table-row>
          <table:table-row>
            <table:table-cell table:style-name="Table36.A2" office:value-type="string">
              <text:list xml:id="list174802670452467" text:continue-numbering="true" text:style-name="WWNum1">
                <text:list-header>
                  <text:p text:style-name="P114">1ES</text:p>
                </text:list-header>
              </text:list>
            </table:table-cell>
            <table:table-cell table:style-name="Table36.A2" office:value-type="string">
              <text:list xml:id="list174803223023997" text:continue-numbering="true" text:style-name="WWNum1">
                <text:list-header>
                  <text:p text:style-name="P123">1E</text:p>
                </text:list-header>
              </text:list>
            </table:table-cell>
            <table:table-cell table:style-name="Table36.A2" office:value-type="string">
              <text:list xml:id="list174803676986187" text:continue-numbering="true" text:style-name="WWNum1">
                <text:list-header>
                  <text:p text:style-name="P114">1 Esdras <text:span text:style-name="T45">(Greek)</text:span></text:p>
                </text:list-header>
              </text:list>
            </table:table-cell>
          </table:table-row>
          <table:table-row>
            <table:table-cell table:style-name="Table36.A2" office:value-type="string">
              <text:list xml:id="list174803026348597" text:continue-numbering="true" text:style-name="WWNum1">
                <text:list-header>
                  <text:p text:style-name="P114">2ES</text:p>
                </text:list-header>
              </text:list>
            </table:table-cell>
            <table:table-cell table:style-name="Table36.A2" office:value-type="string">
              <text:list xml:id="list174802069073220" text:continue-numbering="true" text:style-name="WWNum1">
                <text:list-header>
                  <text:p text:style-name="P123">2E</text:p>
                </text:list-header>
              </text:list>
            </table:table-cell>
            <table:table-cell table:style-name="Table36.A2" office:value-type="string">
              <text:list xml:id="list174802154623302" text:continue-numbering="true" text:style-name="WWNum1">
                <text:list-header>
                  <text:p text:style-name="P114">2 Esdras <text:span text:style-name="T45">(Latin)</text:span></text:p>
                </text:list-header>
              </text:list>
            </table:table-cell>
          </table:table-row>
          <table:table-row>
            <table:table-cell table:style-name="Table36.A2" office:value-type="string">
              <text:list xml:id="list174802348560389" text:continue-numbering="true" text:style-name="WWNum1">
                <text:list-header>
                  <text:p text:style-name="P114">MAN</text:p>
                </text:list-header>
              </text:list>
            </table:table-cell>
            <table:table-cell table:style-name="Table36.A2" office:value-type="string">
              <text:list xml:id="list174802808731746" text:continue-numbering="true" text:style-name="WWNum1">
                <text:list-header>
                  <text:p text:style-name="P123">MN</text:p>
                </text:list-header>
              </text:list>
            </table:table-cell>
            <table:table-cell table:style-name="Table36.A2" office:value-type="string">
              <text:list xml:id="list174803192024042" text:continue-numbering="true" text:style-name="WWNum1">
                <text:list-header>
                  <text:p text:style-name="P114">Prayer of Manasseh</text:p>
                </text:list-header>
              </text:list>
            </table:table-cell>
          </table:table-row>
          <table:table-row>
            <table:table-cell table:style-name="Table36.A2" office:value-type="string">
              <text:list xml:id="list174803429641014" text:continue-numbering="true" text:style-name="WWNum1">
                <text:list-header>
                  <text:p text:style-name="P114">PS2</text:p>
                </text:list-header>
              </text:list>
            </table:table-cell>
            <table:table-cell table:style-name="Table36.A2" office:value-type="string">
              <text:list xml:id="list174802404815203" text:continue-numbering="true" text:style-name="WWNum1">
                <text:list-header>
                  <text:p text:style-name="P123">P2</text:p>
                </text:list-header>
              </text:list>
            </table:table-cell>
            <table:table-cell table:style-name="Table36.A2" office:value-type="string">
              <text:list xml:id="list174801942345003" text:continue-numbering="true" text:style-name="WWNum1">
                <text:list-header>
                  <text:p text:style-name="P114">Psalm 151</text:p>
                </text:list-header>
              </text:list>
            </table:table-cell>
          </table:table-row>
          <table:table-row>
            <table:table-cell table:style-name="Table36.A2" office:value-type="string">
              <text:list xml:id="list174803795933066" text:continue-numbering="true" text:style-name="WWNum1">
                <text:list-header>
                  <text:p text:style-name="P114">ODA</text:p>
                </text:list-header>
              </text:list>
            </table:table-cell>
            <table:table-cell table:style-name="Table36.A2" office:value-type="string">
              <text:list xml:id="list174802137299799" text:continue-numbering="true" text:style-name="WWNum1">
                <text:list-header>
                  <text:p text:style-name="P123">OD</text:p>
                </text:list-header>
              </text:list>
            </table:table-cell>
            <table:table-cell table:style-name="Table36.A2" office:value-type="string">
              <text:list xml:id="list174803392875020" text:continue-numbering="true" text:style-name="WWNum1">
                <text:list-header>
                  <text:p text:style-name="P114">Odes</text:p>
                </text:list-header>
              </text:list>
            </table:table-cell>
          </table:table-row>
          <table:table-row>
            <table:table-cell table:style-name="Table36.A2" office:value-type="string">
              <text:list xml:id="list174803814697543" text:continue-numbering="true" text:style-name="WWNum1">
                <text:list-header>
                  <text:p text:style-name="P114">PSS</text:p>
                </text:list-header>
              </text:list>
            </table:table-cell>
            <table:table-cell table:style-name="Table36.A2" office:value-type="string">
              <text:list xml:id="list174802655230750" text:continue-numbering="true" text:style-name="WWNum1">
                <text:list-header>
                  <text:p text:style-name="P123">P4</text:p>
                </text:list-header>
              </text:list>
            </table:table-cell>
            <table:table-cell table:style-name="Table36.A2" office:value-type="string">
              <text:list xml:id="list174803634743411" text:continue-numbering="true" text:style-name="WWNum1">
                <text:list-header>
                  <text:p text:style-name="P114">Psalms of Solomon</text:p>
                </text:list-header>
              </text:list>
            </table:table-cell>
          </table:table-row>
          <table:table-row>
            <table:table-cell table:style-name="Table36.A2" office:value-type="string">
              <text:list xml:id="list174802127924786" text:continue-numbering="true" text:style-name="WWNum1">
                <text:list-header>
                  <text:p text:style-name="P114">JSA</text:p>
                </text:list-header>
              </text:list>
            </table:table-cell>
            <table:table-cell table:style-name="Table36.A2" office:value-type="string">
              <text:list xml:id="list174802142925436" text:continue-numbering="true" text:style-name="WWNum1">
                <text:list-header>
                  <text:p text:style-name="P123">JH</text:p>
                </text:list-header>
              </text:list>
            </table:table-cell>
            <table:table-cell table:style-name="Table36.A2" office:value-type="string">
              <text:list xml:id="list174802735397235" text:continue-numbering="true" text:style-name="WWNum1">
                <text:list-header>
                  <text:p text:style-name="P114">Joshua A.</text:p>
                </text:list-header>
              </text:list>
            </table:table-cell>
          </table:table-row>
          <table:table-row>
            <table:table-cell table:style-name="Table36.A2" office:value-type="string">
              <text:list xml:id="list174802239279663" text:continue-numbering="true" text:style-name="WWNum1">
                <text:list-header>
                  <text:p text:style-name="P114">JDB</text:p>
                </text:list-header>
              </text:list>
            </table:table-cell>
            <table:table-cell table:style-name="Table36.A2" office:value-type="string">
              <text:list xml:id="list174801970202700" text:continue-numbering="true" text:style-name="WWNum1">
                <text:list-header>
                  <text:p text:style-name="P123">JI</text:p>
                </text:list-header>
              </text:list>
            </table:table-cell>
            <table:table-cell table:style-name="Table36.A2" office:value-type="string">
              <text:list xml:id="list174803718966762" text:continue-numbering="true" text:style-name="WWNum1">
                <text:list-header>
                  <text:p text:style-name="P114">Joshua B.</text:p>
                </text:list-header>
              </text:list>
            </table:table-cell>
          </table:table-row>
          <table:table-row>
            <table:table-cell table:style-name="Table36.A2" office:value-type="string">
              <text:list xml:id="list174804002058841" text:continue-numbering="true" text:style-name="WWNum1">
                <text:list-header>
                  <text:p text:style-name="P114">TBS</text:p>
                </text:list-header>
              </text:list>
            </table:table-cell>
            <table:table-cell table:style-name="Table36.A2" office:value-type="string">
              <text:list xml:id="list174801962976385" text:continue-numbering="true" text:style-name="WWNum1">
                <text:list-header>
                  <text:p text:style-name="P123">TB</text:p>
                </text:list-header>
              </text:list>
            </table:table-cell>
            <table:table-cell table:style-name="Table36.A2" office:value-type="string">
              <text:list xml:id="list174803610860648" text:continue-numbering="true" text:style-name="WWNum1">
                <text:list-header>
                  <text:p text:style-name="P114">Tobit S.</text:p>
                </text:list-header>
              </text:list>
            </table:table-cell>
          </table:table-row>
          <table:table-row>
            <table:table-cell table:style-name="Table36.A2" office:value-type="string">
              <text:list xml:id="list174802523380038" text:continue-numbering="true" text:style-name="WWNum1">
                <text:list-header>
                  <text:p text:style-name="P114">SST</text:p>
                </text:list-header>
              </text:list>
            </table:table-cell>
            <table:table-cell table:style-name="Table36.A2" office:value-type="string">
              <text:list xml:id="list174803745425668" text:continue-numbering="true" text:style-name="WWNum1">
                <text:list-header>
                  <text:p text:style-name="P123">ST</text:p>
                </text:list-header>
              </text:list>
            </table:table-cell>
            <table:table-cell table:style-name="Table36.A2" office:value-type="string">
              <text:list xml:id="list174802524707860" text:continue-numbering="true" text:style-name="WWNum1">
                <text:list-header>
                  <text:p text:style-name="P114">Susanna Th.</text:p>
                </text:list-header>
              </text:list>
            </table:table-cell>
          </table:table-row>
          <table:table-row>
            <table:table-cell table:style-name="Table36.A2" office:value-type="string">
              <text:list xml:id="list174803269422968" text:continue-numbering="true" text:style-name="WWNum1">
                <text:list-header>
                  <text:p text:style-name="P114">DNT</text:p>
                </text:list-header>
              </text:list>
            </table:table-cell>
            <table:table-cell table:style-name="Table36.A2" office:value-type="string">
              <text:list xml:id="list174802430285513" text:continue-numbering="true" text:style-name="WWNum1">
                <text:list-header>
                  <text:p text:style-name="P123">DN</text:p>
                </text:list-header>
              </text:list>
            </table:table-cell>
            <table:table-cell table:style-name="Table36.A2" office:value-type="string">
              <text:list xml:id="list174803454804563" text:continue-numbering="true" text:style-name="WWNum1">
                <text:list-header>
                  <text:p text:style-name="P114">Daniel Th.</text:p>
                </text:list-header>
              </text:list>
            </table:table-cell>
          </table:table-row>
          <table:table-row>
            <table:table-cell table:style-name="Table36.A2" office:value-type="string">
              <text:list xml:id="list174802259314220" text:continue-numbering="true" text:style-name="WWNum1">
                <text:list-header>
                  <text:p text:style-name="P114">BLT</text:p>
                </text:list-header>
              </text:list>
            </table:table-cell>
            <table:table-cell table:style-name="Table36.A2" office:value-type="string">
              <text:list xml:id="list174804036674002" text:continue-numbering="true" text:style-name="WWNum1">
                <text:list-header>
                  <text:p text:style-name="P123">BL</text:p>
                </text:list-header>
              </text:list>
            </table:table-cell>
            <table:table-cell table:style-name="Table36.A2" office:value-type="string">
              <text:list xml:id="list174803284920042" text:continue-numbering="true" text:style-name="WWNum1">
                <text:list-header>
                  <text:p text:style-name="P114">Bel Th.</text:p>
                </text:list-header>
              </text:list>
            </table:table-cell>
          </table:table-row>
          <table:table-row>
            <table:table-cell table:style-name="Table36.A2" office:value-type="string">
              <text:list xml:id="list174803471189237" text:continue-numbering="true" text:style-name="WWNum1">
                <text:list-header>
                  <text:p text:style-name="P114">3ES</text:p>
                </text:list-header>
              </text:list>
            </table:table-cell>
            <table:table-cell table:style-name="Table36.A2" office:value-type="string">
              <text:list xml:id="list174802209943508" text:continue-numbering="true" text:style-name="WWNum1">
                <text:list-header>
                  <text:p text:style-name="P123">3E</text:p>
                </text:list-header>
              </text:list>
            </table:table-cell>
            <table:table-cell table:style-name="Table36.A2" office:value-type="string">
              <text:list xml:id="list174802705048087" text:continue-numbering="true" text:style-name="WWNum1">
                <text:list-header>
                  <text:p text:style-name="P114">3 Ezra</text:p>
                </text:list-header>
              </text:list>
            </table:table-cell>
          </table:table-row>
          <table:table-row>
            <table:table-cell table:style-name="Table36.A2" office:value-type="string">
              <text:list xml:id="list174802163416131" text:continue-numbering="true" text:style-name="WWNum1">
                <text:list-header>
                  <text:p text:style-name="P114">EZA</text:p>
                </text:list-header>
              </text:list>
            </table:table-cell>
            <table:table-cell table:style-name="Table36.A2" office:value-type="string">
              <text:list xml:id="list174802986188659" text:continue-numbering="true" text:style-name="WWNum1">
                <text:list-header>
                  <text:p text:style-name="P123">EA</text:p>
                </text:list-header>
              </text:list>
            </table:table-cell>
            <table:table-cell table:style-name="Table36.A2" office:value-type="string">
              <text:list xml:id="list174801924890151" text:continue-numbering="true" text:style-name="WWNum1">
                <text:list-header>
                  <text:p text:style-name="P114">Apocalypse of Ezra</text:p>
                </text:list-header>
              </text:list>
            </table:table-cell>
          </table:table-row>
          <text:soft-page-break/>
          <table:table-row>
            <table:table-cell table:style-name="Table36.A2" office:value-type="string">
              <text:list xml:id="list174802328949805" text:continue-numbering="true" text:style-name="WWNum1">
                <text:list-header>
                  <text:p text:style-name="P114">5EZ</text:p>
                </text:list-header>
              </text:list>
            </table:table-cell>
            <table:table-cell table:style-name="Table36.A2" office:value-type="string">
              <text:list xml:id="list174803459513983" text:continue-numbering="true" text:style-name="WWNum1">
                <text:list-header>
                  <text:p text:style-name="P123">5E</text:p>
                </text:list-header>
              </text:list>
            </table:table-cell>
            <table:table-cell table:style-name="Table36.A2" office:value-type="string">
              <text:list xml:id="list174802760518783" text:continue-numbering="true" text:style-name="WWNum1">
                <text:list-header>
                  <text:p text:style-name="P114">5 Ezra</text:p>
                </text:list-header>
              </text:list>
            </table:table-cell>
          </table:table-row>
          <table:table-row>
            <table:table-cell table:style-name="Table36.A2" office:value-type="string">
              <text:list xml:id="list174803352526428" text:continue-numbering="true" text:style-name="WWNum1">
                <text:list-header>
                  <text:p text:style-name="P114">6EZ</text:p>
                </text:list-header>
              </text:list>
            </table:table-cell>
            <table:table-cell table:style-name="Table36.A2" office:value-type="string">
              <text:list xml:id="list174802666336876" text:continue-numbering="true" text:style-name="WWNum1">
                <text:list-header>
                  <text:p text:style-name="P123">6E</text:p>
                </text:list-header>
              </text:list>
            </table:table-cell>
            <table:table-cell table:style-name="Table36.A2" office:value-type="string">
              <text:list xml:id="list174802627269767" text:continue-numbering="true" text:style-name="WWNum1">
                <text:list-header>
                  <text:p text:style-name="P114">6 Ezra</text:p>
                </text:list-header>
              </text:list>
            </table:table-cell>
          </table:table-row>
          <table:table-row>
            <table:table-cell table:style-name="Table36.A2" office:value-type="string">
              <text:list xml:id="list174802051844961" text:continue-numbering="true" text:style-name="WWNum1">
                <text:list-header>
                  <text:p text:style-name="P114">DAG</text:p>
                </text:list-header>
              </text:list>
            </table:table-cell>
            <table:table-cell table:style-name="Table36.A2" office:value-type="string">
              <text:list xml:id="list174802285103387" text:continue-numbering="true" text:style-name="WWNum1">
                <text:list-header>
                  <text:p text:style-name="P123">DG</text:p>
                </text:list-header>
              </text:list>
            </table:table-cell>
            <table:table-cell table:style-name="Table36.A2" office:value-type="string">
              <text:list xml:id="list174802397783287" text:continue-numbering="true" text:style-name="WWNum1">
                <text:list-header>
                  <text:p text:style-name="P114">Daniel (in Greek)</text:p>
                </text:list-header>
              </text:list>
            </table:table-cell>
          </table:table-row>
          <table:table-row>
            <table:table-cell table:style-name="Table36.A2" office:value-type="string">
              <text:list xml:id="list174803072818470" text:continue-numbering="true" text:style-name="WWNum1">
                <text:list-header>
                  <text:p text:style-name="P114">PS3</text:p>
                </text:list-header>
              </text:list>
            </table:table-cell>
            <table:table-cell table:style-name="Table36.A2" office:value-type="string">
              <text:list xml:id="list174803190585796" text:continue-numbering="true" text:style-name="WWNum1">
                <text:list-header>
                  <text:p text:style-name="P123">P3</text:p>
                </text:list-header>
              </text:list>
            </table:table-cell>
            <table:table-cell table:style-name="Table36.A2" office:value-type="string">
              <text:list xml:id="list174802488508875" text:continue-numbering="true" text:style-name="WWNum1">
                <text:list-header>
                  <text:p text:style-name="P114">Psalms 152-155</text:p>
                </text:list-header>
              </text:list>
            </table:table-cell>
          </table:table-row>
          <table:table-row>
            <table:table-cell table:style-name="Table36.A2" office:value-type="string">
              <text:list xml:id="list174804036206585" text:continue-numbering="true" text:style-name="WWNum1">
                <text:list-header>
                  <text:p text:style-name="P114">2BA</text:p>
                </text:list-header>
              </text:list>
            </table:table-cell>
            <table:table-cell table:style-name="Table36.A2" office:value-type="string">
              <text:list xml:id="list174802840219827" text:continue-numbering="true" text:style-name="WWNum1">
                <text:list-header>
                  <text:p text:style-name="P123">2B</text:p>
                </text:list-header>
              </text:list>
            </table:table-cell>
            <table:table-cell table:style-name="Table36.A2" office:value-type="string">
              <text:list xml:id="list174801914909037" text:continue-numbering="true" text:style-name="WWNum1">
                <text:list-header>
                  <text:p text:style-name="P114">2 Baruch (Apocalypse)</text:p>
                </text:list-header>
              </text:list>
            </table:table-cell>
          </table:table-row>
          <table:table-row>
            <table:table-cell table:style-name="Table36.A2" office:value-type="string">
              <text:list xml:id="list174803079106853" text:continue-numbering="true" text:style-name="WWNum1">
                <text:list-header>
                  <text:p text:style-name="P137">LBA</text:p>
                </text:list-header>
              </text:list>
            </table:table-cell>
            <table:table-cell table:style-name="Table36.A2" office:value-type="string">
              <text:list xml:id="list174804029309413" text:continue-numbering="true" text:style-name="WWNum1">
                <text:list-header>
                  <text:p text:style-name="P138">LB</text:p>
                </text:list-header>
              </text:list>
            </table:table-cell>
            <table:table-cell table:style-name="Table36.A2" office:value-type="string">
              <text:list xml:id="list174803388508101" text:continue-numbering="true" text:style-name="WWNum1">
                <text:list-header>
                  <text:p text:style-name="P139">Letter of Baruch</text:p>
                </text:list-header>
              </text:list>
            </table:table-cell>
          </table:table-row>
          <table:table-row>
            <table:table-cell table:style-name="Table36.A2" office:value-type="string">
              <text:list xml:id="list174803320895299" text:continue-numbering="true" text:style-name="WWNum1">
                <text:list-header>
                  <text:p text:style-name="P137">JUB</text:p>
                </text:list-header>
              </text:list>
            </table:table-cell>
            <table:table-cell table:style-name="Table36.A2" office:value-type="string">
              <text:list xml:id="list174802557739844" text:continue-numbering="true" text:style-name="WWNum1">
                <text:list-header>
                  <text:p text:style-name="P138">JU</text:p>
                </text:list-header>
              </text:list>
            </table:table-cell>
            <table:table-cell table:style-name="Table36.A2" office:value-type="string">
              <text:list xml:id="list174802013635934" text:continue-numbering="true" text:style-name="WWNum1">
                <text:list-header>
                  <text:p text:style-name="P139">Jubilees</text:p>
                </text:list-header>
              </text:list>
            </table:table-cell>
          </table:table-row>
          <table:table-row>
            <table:table-cell table:style-name="Table36.A2" office:value-type="string">
              <text:list xml:id="list174803274990611" text:continue-numbering="true" text:style-name="WWNum1">
                <text:list-header>
                  <text:p text:style-name="P137">ENO</text:p>
                </text:list-header>
              </text:list>
            </table:table-cell>
            <table:table-cell table:style-name="Table36.A2" office:value-type="string">
              <text:list xml:id="list174803362579235" text:continue-numbering="true" text:style-name="WWNum1">
                <text:list-header>
                  <text:p text:style-name="P138">EN</text:p>
                </text:list-header>
              </text:list>
            </table:table-cell>
            <table:table-cell table:style-name="Table36.A2" office:value-type="string">
              <text:list xml:id="list174803539006621" text:continue-numbering="true" text:style-name="WWNum1">
                <text:list-header>
                  <text:p text:style-name="P139">Enoch</text:p>
                </text:list-header>
              </text:list>
            </table:table-cell>
          </table:table-row>
          <table:table-row>
            <table:table-cell table:style-name="Table36.A2" office:value-type="string">
              <text:list xml:id="list174803766350934" text:continue-numbering="true" text:style-name="WWNum1">
                <text:list-header>
                  <text:p text:style-name="P137">1MQ</text:p>
                </text:list-header>
              </text:list>
            </table:table-cell>
            <table:table-cell table:style-name="Table36.A2" office:value-type="string">
              <text:list xml:id="list174801961744609" text:continue-numbering="true" text:style-name="WWNum1">
                <text:list-header>
                  <text:p text:style-name="P138">1Q</text:p>
                </text:list-header>
              </text:list>
            </table:table-cell>
            <table:table-cell table:style-name="Table36.A2" office:value-type="string">
              <text:list xml:id="list174802432249168" text:continue-numbering="true" text:style-name="WWNum1">
                <text:list-header>
                  <text:p text:style-name="P139">1 Meqabyan/<text:span text:style-name="T46">Mekabis</text:span></text:p>
                </text:list-header>
              </text:list>
            </table:table-cell>
          </table:table-row>
          <table:table-row>
            <table:table-cell table:style-name="Table36.A2" office:value-type="string">
              <text:list xml:id="list174803030825495" text:continue-numbering="true" text:style-name="WWNum1">
                <text:list-header>
                  <text:p text:style-name="P137">2MQ</text:p>
                </text:list-header>
              </text:list>
            </table:table-cell>
            <table:table-cell table:style-name="Table36.A2" office:value-type="string">
              <text:list xml:id="list174803156641728" text:continue-numbering="true" text:style-name="WWNum1">
                <text:list-header>
                  <text:p text:style-name="P138">2Q</text:p>
                </text:list-header>
              </text:list>
            </table:table-cell>
            <table:table-cell table:style-name="Table36.A2" office:value-type="string">
              <text:list xml:id="list174801916024425" text:continue-numbering="true" text:style-name="WWNum1">
                <text:list-header>
                  <text:p text:style-name="P139">2 Meqabyan/<text:span text:style-name="T46">Mekabis</text:span></text:p>
                </text:list-header>
              </text:list>
            </table:table-cell>
          </table:table-row>
          <table:table-row>
            <table:table-cell table:style-name="Table36.A2" office:value-type="string">
              <text:list xml:id="list174802240042894" text:continue-numbering="true" text:style-name="WWNum1">
                <text:list-header>
                  <text:p text:style-name="P137">3MQ</text:p>
                </text:list-header>
              </text:list>
            </table:table-cell>
            <table:table-cell table:style-name="Table36.A2" office:value-type="string">
              <text:list xml:id="list174803824828678" text:continue-numbering="true" text:style-name="WWNum1">
                <text:list-header>
                  <text:p text:style-name="P138">3Q</text:p>
                </text:list-header>
              </text:list>
            </table:table-cell>
            <table:table-cell table:style-name="Table36.A2" office:value-type="string">
              <text:list xml:id="list174802028474323" text:continue-numbering="true" text:style-name="WWNum1">
                <text:list-header>
                  <text:p text:style-name="P139">3 Meqabyan/<text:span text:style-name="T46">Mekabis</text:span></text:p>
                </text:list-header>
              </text:list>
            </table:table-cell>
          </table:table-row>
          <table:table-row>
            <table:table-cell table:style-name="Table36.A2" office:value-type="string">
              <text:list xml:id="list174802089031348" text:continue-numbering="true" text:style-name="WWNum1">
                <text:list-header>
                  <text:p text:style-name="P137">REP</text:p>
                </text:list-header>
              </text:list>
            </table:table-cell>
            <table:table-cell table:style-name="Table36.A2" office:value-type="string">
              <text:list xml:id="list174802950880722" text:continue-numbering="true" text:style-name="WWNum1">
                <text:list-header>
                  <text:p text:style-name="P138">RE</text:p>
                </text:list-header>
              </text:list>
            </table:table-cell>
            <table:table-cell table:style-name="Table36.A2" office:value-type="string">
              <text:list xml:id="list174803455762085" text:continue-numbering="true" text:style-name="WWNum1">
                <text:list-header>
                  <text:p text:style-name="P139">Reproof (Proverbs 25-31)</text:p>
                </text:list-header>
              </text:list>
            </table:table-cell>
          </table:table-row>
          <table:table-row>
            <table:table-cell table:style-name="Table36.A2" office:value-type="string">
              <text:list xml:id="list174803537017020" text:continue-numbering="true" text:style-name="WWNum1">
                <text:list-header>
                  <text:p text:style-name="P137">4BA</text:p>
                </text:list-header>
              </text:list>
            </table:table-cell>
            <table:table-cell table:style-name="Table36.A2" office:value-type="string">
              <text:list xml:id="list174803866592854" text:continue-numbering="true" text:style-name="WWNum1">
                <text:list-header>
                  <text:p text:style-name="P138">4B</text:p>
                </text:list-header>
              </text:list>
            </table:table-cell>
            <table:table-cell table:style-name="Table36.A2" office:value-type="string">
              <text:list xml:id="list174802843191061" text:continue-numbering="true" text:style-name="WWNum1">
                <text:list-header>
                  <text:p text:style-name="P139">4 Baruch (Rest of Baruch)</text:p>
                </text:list-header>
              </text:list>
            </table:table-cell>
          </table:table-row>
          <table:table-row>
            <table:table-cell table:style-name="Table36.A40" office:value-type="string">
              <text:list xml:id="list174803402375086" text:continue-numbering="true" text:style-name="WWNum1">
                <text:list-header>
                  <text:p text:style-name="P137">LAO</text:p>
                </text:list-header>
              </text:list>
            </table:table-cell>
            <table:table-cell table:style-name="Table36.A40" office:value-type="string">
              <text:list xml:id="list174802611189004" text:continue-numbering="true" text:style-name="WWNum1">
                <text:list-header>
                  <text:p text:style-name="P138">LO</text:p>
                </text:list-header>
              </text:list>
            </table:table-cell>
            <table:table-cell table:style-name="Table36.A40" office:value-type="string">
              <text:list xml:id="list174804035758044" text:continue-numbering="true" text:style-name="WWNum1">
                <text:list-header>
                  <text:p text:style-name="P139"><text:span text:style-name="T46">Letter to the </text:span>Laodiceans</text:p>
                </text:list-header>
              </text:list>
            </table:table-cell>
          </table:table-row>
          <table:table-row>
            <table:table-cell table:style-name="Table36.A2" office:value-type="string">
              <text:list xml:id="list174803793742447" text:continue-numbering="true" text:style-name="WWNum1">
                <text:list-header>
                  <text:p text:style-name="P139">FRT</text:p>
                </text:list-header>
              </text:list>
            </table:table-cell>
            <table:table-cell table:style-name="Table36.A2" office:value-type="string">
              <text:list xml:id="list174803273667915" text:continue-numbering="true" text:style-name="WWNum1">
                <text:list-header>
                  <text:p text:style-name="P138">FR</text:p>
                </text:list-header>
              </text:list>
            </table:table-cell>
            <table:table-cell table:style-name="Table36.A2" office:value-type="string">
              <text:list xml:id="list174802974409809" text:continue-numbering="true" text:style-name="WWNum1">
                <text:list-header>
                  <text:p text:style-name="P139">Front Matter</text:p>
                </text:list-header>
              </text:list>
            </table:table-cell>
          </table:table-row>
          <table:table-row>
            <table:table-cell table:style-name="Table36.A2" office:value-type="string">
              <text:list xml:id="list174803680920858" text:continue-numbering="true" text:style-name="WWNum1">
                <text:list-header>
                  <text:p text:style-name="P139">GLO</text:p>
                </text:list-header>
              </text:list>
            </table:table-cell>
            <table:table-cell table:style-name="Table36.A2" office:value-type="string">
              <text:list xml:id="list174803191772522" text:continue-numbering="true" text:style-name="WWNum1">
                <text:list-header>
                  <text:p text:style-name="P138">GL</text:p>
                </text:list-header>
              </text:list>
            </table:table-cell>
            <table:table-cell table:style-name="Table36.A2" office:value-type="string">
              <text:list xml:id="list174802644660436" text:continue-numbering="true" text:style-name="WWNum1">
                <text:list-header>
                  <text:p text:style-name="P139">Glossary / <text:span text:style-name="T46">Wordlist</text:span></text:p>
                </text:list-header>
              </text:list>
            </table:table-cell>
          </table:table-row>
          <table:table-row>
            <table:table-cell table:style-name="Table36.A2" office:value-type="string">
              <text:list xml:id="list174802991824382" text:continue-numbering="true" text:style-name="WWNum1">
                <text:list-header>
                  <text:p text:style-name="P139">CNC</text:p>
                </text:list-header>
              </text:list>
            </table:table-cell>
            <table:table-cell table:style-name="Table36.A2" office:value-type="string">
              <text:list xml:id="list174802321842877" text:continue-numbering="true" text:style-name="WWNum1">
                <text:list-header>
                  <text:p text:style-name="P138">CC</text:p>
                </text:list-header>
              </text:list>
            </table:table-cell>
            <table:table-cell table:style-name="Table36.A2" office:value-type="string">
              <text:list xml:id="list174802083124113" text:continue-numbering="true" text:style-name="WWNum1">
                <text:list-header>
                  <text:p text:style-name="P139">Concordance</text:p>
                </text:list-header>
              </text:list>
            </table:table-cell>
          </table:table-row>
          <table:table-row>
            <table:table-cell table:style-name="Table36.A2" office:value-type="string">
              <text:list xml:id="list174803888752622" text:continue-numbering="true" text:style-name="WWNum1">
                <text:list-header>
                  <text:p text:style-name="P139">XXA</text:p>
                </text:list-header>
              </text:list>
            </table:table-cell>
            <table:table-cell table:style-name="Table36.A2" office:value-type="string">
              <text:list xml:id="list174803636822420" text:continue-numbering="true" text:style-name="WWNum1">
                <text:list-header>
                  <text:p text:style-name="P138">XA</text:p>
                </text:list-header>
              </text:list>
            </table:table-cell>
            <table:table-cell table:style-name="Table36.A2" office:value-type="string">
              <text:list xml:id="list174803846942538" text:continue-numbering="true" text:style-name="WWNum1">
                <text:list-header>
                  <text:p text:style-name="P140">Extra Material</text:p>
                </text:list-header>
              </text:list>
            </table:table-cell>
          </table:table-row>
          <table:table-row>
            <table:table-cell table:style-name="Table36.A2" office:value-type="string">
              <text:list xml:id="list174802065829834" text:continue-numbering="true" text:style-name="WWNum1">
                <text:list-header>
                  <text:p text:style-name="P139">XXB</text:p>
                </text:list-header>
              </text:list>
            </table:table-cell>
            <table:table-cell table:style-name="Table36.A2" office:value-type="string">
              <text:list xml:id="list174803084068298" text:continue-numbering="true" text:style-name="WWNum1">
                <text:list-header>
                  <text:p text:style-name="P138">XB</text:p>
                </text:list-header>
              </text:list>
            </table:table-cell>
            <table:table-cell table:style-name="Table36.A2" office:value-type="string">
              <text:list xml:id="list174802784748127" text:continue-numbering="true" text:style-name="WWNum1">
                <text:list-header>
                  <text:p text:style-name="P140">Extra Material</text:p>
                </text:list-header>
              </text:list>
            </table:table-cell>
          </table:table-row>
          <table:table-row>
            <table:table-cell table:style-name="Table36.A2" office:value-type="string">
              <text:list xml:id="list174802430819823" text:continue-numbering="true" text:style-name="WWNum1">
                <text:list-header>
                  <text:p text:style-name="P139">XXC</text:p>
                </text:list-header>
              </text:list>
            </table:table-cell>
            <table:table-cell table:style-name="Table36.A2" office:value-type="string">
              <text:list xml:id="list174802597350988" text:continue-numbering="true" text:style-name="WWNum1">
                <text:list-header>
                  <text:p text:style-name="P138">XC</text:p>
                </text:list-header>
              </text:list>
            </table:table-cell>
            <table:table-cell table:style-name="Table36.A2" office:value-type="string">
              <text:list xml:id="list174803867179185" text:continue-numbering="true" text:style-name="WWNum1">
                <text:list-header>
                  <text:p text:style-name="P140">Extra Material</text:p>
                </text:list-header>
              </text:list>
            </table:table-cell>
          </table:table-row>
          <table:table-row>
            <table:table-cell table:style-name="Table36.A2" office:value-type="string">
              <text:list xml:id="list174801966528120" text:continue-numbering="true" text:style-name="WWNum1">
                <text:list-header>
                  <text:p text:style-name="P139">XXD</text:p>
                </text:list-header>
              </text:list>
            </table:table-cell>
            <table:table-cell table:style-name="Table36.A2" office:value-type="string">
              <text:list xml:id="list174802591493780" text:continue-numbering="true" text:style-name="WWNum1">
                <text:list-header>
                  <text:p text:style-name="P138">XD</text:p>
                </text:list-header>
              </text:list>
            </table:table-cell>
            <table:table-cell table:style-name="Table36.A2" office:value-type="string">
              <text:list xml:id="list174803315135669" text:continue-numbering="true" text:style-name="WWNum1">
                <text:list-header>
                  <text:p text:style-name="P140">Extra Material</text:p>
                </text:list-header>
              </text:list>
            </table:table-cell>
          </table:table-row>
          <table:table-row>
            <table:table-cell table:style-name="Table36.A2" office:value-type="string">
              <text:list xml:id="list174802550757166" text:continue-numbering="true" text:style-name="WWNum1">
                <text:list-header>
                  <text:p text:style-name="P139">XXE</text:p>
                </text:list-header>
              </text:list>
            </table:table-cell>
            <table:table-cell table:style-name="Table36.A2" office:value-type="string">
              <text:list xml:id="list174803108070428" text:continue-numbering="true" text:style-name="WWNum1">
                <text:list-header>
                  <text:p text:style-name="P138">XE</text:p>
                </text:list-header>
              </text:list>
            </table:table-cell>
            <table:table-cell table:style-name="Table36.A2" office:value-type="string">
              <text:list xml:id="list174803945509326" text:continue-numbering="true" text:style-name="WWNum1">
                <text:list-header>
                  <text:p text:style-name="P140">Extra Material</text:p>
                </text:list-header>
              </text:list>
            </table:table-cell>
          </table:table-row>
          <table:table-row>
            <table:table-cell table:style-name="Table36.A2" office:value-type="string">
              <text:list xml:id="list174803770407284" text:continue-numbering="true" text:style-name="WWNum1">
                <text:list-header>
                  <text:p text:style-name="P139">XXF</text:p>
                </text:list-header>
              </text:list>
            </table:table-cell>
            <table:table-cell table:style-name="Table36.A2" office:value-type="string">
              <text:list xml:id="list174802545666998" text:continue-numbering="true" text:style-name="WWNum1">
                <text:list-header>
                  <text:p text:style-name="P138">XF</text:p>
                </text:list-header>
              </text:list>
            </table:table-cell>
            <table:table-cell table:style-name="Table36.A2" office:value-type="string">
              <text:list xml:id="list174803114767980" text:continue-numbering="true" text:style-name="WWNum1">
                <text:list-header>
                  <text:p text:style-name="P140">Extra Material</text:p>
                </text:list-header>
              </text:list>
            </table:table-cell>
          </table:table-row>
          <table:table-row>
            <table:table-cell table:style-name="Table36.A2" office:value-type="string">
              <text:list xml:id="list174802553104164" text:continue-numbering="true" text:style-name="WWNum1">
                <text:list-header>
                  <text:p text:style-name="P139">XXG</text:p>
                </text:list-header>
              </text:list>
            </table:table-cell>
            <table:table-cell table:style-name="Table36.A2" office:value-type="string">
              <text:list xml:id="list174802708211577" text:continue-numbering="true" text:style-name="WWNum1">
                <text:list-header>
                  <text:p text:style-name="P138">XG</text:p>
                </text:list-header>
              </text:list>
            </table:table-cell>
            <table:table-cell table:style-name="Table36.A2" office:value-type="string">
              <text:list xml:id="list174801968597394" text:continue-numbering="true" text:style-name="WWNum1">
                <text:list-header>
                  <text:p text:style-name="P140">Extra Material</text:p>
                </text:list-header>
              </text:list>
            </table:table-cell>
          </table:table-row>
          <table:table-row>
            <table:table-cell table:style-name="Table36.A2" office:value-type="string">
              <text:list xml:id="list174802317014770" text:continue-numbering="true" text:style-name="WWNum1">
                <text:list-header>
                  <text:p text:style-name="P141">XXS</text:p>
                </text:list-header>
              </text:list>
            </table:table-cell>
            <table:table-cell table:style-name="Table36.A2" office:value-type="string">
              <text:list xml:id="list174804057211748" text:continue-numbering="true" text:style-name="WWNum1">
                <text:list-header>
                  <text:p text:style-name="P141">XS</text:p>
                </text:list-header>
              </text:list>
            </table:table-cell>
            <table:table-cell table:style-name="Table36.A2" office:value-type="string">
              <text:list xml:id="list174802235328260" text:continue-numbering="true" text:style-name="WWNum1">
                <text:list-header>
                  <text:p text:style-name="P140">Extra Material <text:span text:style-name="T56">(not in PT)</text:span></text:p>
                </text:list-header>
              </text:list>
            </table:table-cell>
          </table:table-row>
          <table:table-row>
            <table:table-cell table:style-name="Table36.A2" office:value-type="string">
              <text:list xml:id="list174803226951166" text:continue-numbering="true" text:style-name="WWNum1">
                <text:list-header>
                  <text:p text:style-name="P139"><text:span text:style-name="T40">BA</text:span>K</text:p>
                </text:list-header>
              </text:list>
            </table:table-cell>
            <table:table-cell table:style-name="Table36.A2" office:value-type="string">
              <text:list xml:id="list174803591020496" text:continue-numbering="true" text:style-name="WWNum1">
                <text:list-header>
                  <text:p text:style-name="P138">BK</text:p>
                </text:list-header>
              </text:list>
            </table:table-cell>
            <table:table-cell table:style-name="Table36.A2" office:value-type="string">
              <text:list xml:id="list174802213469825" text:continue-numbering="true" text:style-name="WWNum1">
                <text:list-header>
                  <text:p text:style-name="P139">Back <text:span text:style-name="T46">M</text:span>atter</text:p>
                </text:list-header>
              </text:list>
            </table:table-cell>
          </table:table-row>
          <table:table-row>
            <table:table-cell table:style-name="Table36.A2" office:value-type="string">
              <text:list xml:id="list174803854173340" text:continue-numbering="true" text:style-name="WWNum1">
                <text:list-header>
                  <text:p text:style-name="P139">OTH</text:p>
                </text:list-header>
              </text:list>
            </table:table-cell>
            <table:table-cell table:style-name="Table36.A2" office:value-type="string">
              <text:list xml:id="list174803919444683" text:continue-numbering="true" text:style-name="WWNum1">
                <text:list-header>
                  <text:p text:style-name="P138">OT</text:p>
                </text:list-header>
              </text:list>
            </table:table-cell>
            <table:table-cell table:style-name="Table36.A2" office:value-type="string">
              <text:list xml:id="list174802146421888" text:continue-numbering="true" text:style-name="WWNum1">
                <text:list-header>
                  <text:p text:style-name="P140">Other Matter</text:p>
                </text:list-header>
              </text:list>
            </table:table-cell>
          </table:table-row>
          <table:table-row>
            <table:table-cell table:style-name="Table36.A2" office:value-type="string">
              <text:list xml:id="list174802854715310" text:continue-numbering="true" text:style-name="WWNum1">
                <text:list-header>
                  <text:p text:style-name="P139">INT</text:p>
                </text:list-header>
              </text:list>
            </table:table-cell>
            <table:table-cell table:style-name="Table36.A2" office:value-type="string">
              <text:list xml:id="list174802259648235" text:continue-numbering="true" text:style-name="WWNum1">
                <text:list-header>
                  <text:p text:style-name="P138">IN</text:p>
                </text:list-header>
              </text:list>
            </table:table-cell>
            <table:table-cell table:style-name="Table36.A2" office:value-type="string">
              <text:list xml:id="list174803487413711" text:continue-numbering="true" text:style-name="WWNum1">
                <text:list-header>
                  <text:p text:style-name="P139">Introductory Peripherals</text:p>
                </text:list-header>
              </text:list>
            </table:table-cell>
          </table:table-row>
          <table:table-row>
            <table:table-cell table:style-name="Table36.A2" office:value-type="string">
              <text:list xml:id="list174802969937405" text:continue-numbering="true" text:style-name="WWNum1">
                <text:list-header>
                  <text:p text:style-name="P139">TDX</text:p>
                </text:list-header>
              </text:list>
            </table:table-cell>
            <table:table-cell table:style-name="Table36.A2" office:value-type="string">
              <text:list xml:id="list174801918014945" text:continue-numbering="true" text:style-name="WWNum1">
                <text:list-header>
                  <text:p text:style-name="P138">TX</text:p>
                </text:list-header>
              </text:list>
            </table:table-cell>
            <table:table-cell table:style-name="Table36.A2" office:value-type="string">
              <text:list xml:id="list174802962365293" text:continue-numbering="true" text:style-name="WWNum1">
                <text:list-header>
                  <text:p text:style-name="P140">Topical Index</text:p>
                </text:list-header>
              </text:list>
            </table:table-cell>
          </table:table-row>
          <table:table-row>
            <table:table-cell table:style-name="Table36.A40" office:value-type="string">
              <text:list xml:id="list174803101367110" text:continue-numbering="true" text:style-name="WWNum1">
                <text:list-header>
                  <text:p text:style-name="P139">NDX</text:p>
                </text:list-header>
              </text:list>
            </table:table-cell>
            <table:table-cell table:style-name="Table36.A40" office:value-type="string">
              <text:list xml:id="list174801924949426" text:continue-numbering="true" text:style-name="WWNum1">
                <text:list-header>
                  <text:p text:style-name="P138">NX</text:p>
                </text:list-header>
              </text:list>
            </table:table-cell>
            <table:table-cell table:style-name="Table36.A40" office:value-type="string">
              <text:list xml:id="list174803749731786" text:continue-numbering="true" text:style-name="WWNum1">
                <text:list-header>
                  <text:p text:style-name="P139"><text:span text:style-name="T46">Names </text:span>Index</text:p>
                </text:list-header>
              </text:list>
            </table:table-cell>
          </table:table-row>
        </table:table>
      </text:section>
      <text:list xml:id="list174803469264353" text:continue-numbering="true" text:style-name="WWNum1">
        <text:list-header>
          <text:p text:style-name="P104"/>
          <text:p text:style-name="P105"><text:bookmark-start text:name="__RefHeading___Toc10451_326506458"/><text:bookmark text:name="_s9xrv5fg5z8j"/>Regexp<text:bookmark-end text:name="__RefHeading___Toc10451_326506458"/></text:p>
          <text:list text:continue-numbering="true">
            <text:list-header>
              <text:p text:style-name="P110"><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5">Matches any character except a newline</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Matches the start of the string</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Matches 0 or more (greedy) repetitions of the preceding RE</text:span><text:span text:style-name="T23">.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0">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0">*+,++,?+</text:p>
          </table:table-cell>
          <table:table-cell table:style-name="Table27.A1" office:value-type="string">
            <text:p text:style-name="P40">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0">{m,n}?</text:p>
          </table:table-cell>
          <table:table-cell table:style-name="Table27.A1" office:value-type="string">
            <text:p text:style-name="P40">Non-greedy version of the above.</text:p>
          </table:table-cell>
        </table:table-row>
        <table:table-row table:style-name="Table27.1">
          <table:table-cell table:style-name="Table27.A1" office:value-type="string">
            <text:p text:style-name="P40">{m,n}+</text:p>
          </table:table-cell>
          <table:table-cell table:style-name="Table27.A1" office:value-type="string">
            <text:p text:style-name="P40">Possessive version of the above.</text:p>
          </table:table-cell>
        </table:table-row>
        <table:table-row table:style-name="Table27.1">
          <table:table-cell table:style-name="Table27.A1" office:value-type="string">
            <text:p text:style-name="P40">{…}</text:p>
          </table:table-cell>
          <table:table-cell table:style-name="Table27.A1" office:value-type="string">
            <text:p text:style-name="P40">Fuzzy matching constraints.</text:p>
          </table:table-cell>
        </table:table-row>
        <table:table-row table:style-name="Table27.1">
          <table:table-cell table:style-name="Table27.A1" office:value-type="string">
            <text:p text:style-name="P40">\\</text:p>
          </table:table-cell>
          <table:table-cell table:style-name="Table27.A1" office:value-type="string">
            <text:p text:style-name="P40">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Indicates a set of characters</text:span><text:span text:style-name="T23">.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0">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0">Matches the RE inside the parentheses. The contents are captured and can be retrieved or matched later in the string.</text:p>
          </table:table-cell>
        </table:table-row>
        <table:table-row table:style-name="Table27.1">
          <table:table-cell table:style-name="Table27.A1" office:value-type="string">
            <text:p text:style-name="P40">(?flags-flags)</text:p>
          </table:table-cell>
          <table:table-cell table:style-name="Table27.A1" office:value-type="string">
            <text:p text:style-name="P40">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0">(?&gt;…)</text:p>
          </table:table-cell>
          <table:table-cell table:style-name="Table27.A1" office:value-type="string">
            <text:p text:style-name="P40">Atomic non-capturing version of regular parentheses.</text:p>
          </table:table-cell>
        </table:table-row>
        <table:table-row table:style-name="Table27.1">
          <table:table-cell table:style-name="Table27.A1" office:value-type="string">
            <text:p text:style-name="P40">(?flags-flags:…)</text:p>
          </table:table-cell>
          <table:table-cell table:style-name="Table27.A1" office:value-type="string">
            <text:p text:style-name="P40">Non-capturing version of regular parentheses with local flags.</text:p>
          </table:table-cell>
        </table:table-row>
        <table:table-row table:style-name="Table27.1">
          <table:table-cell table:style-name="Table27.A1" office:value-type="string">
            <text:p text:style-name="P40">(?P&lt;name&gt;…)</text:p>
          </table:table-cell>
          <table:table-cell table:style-name="Table27.A1" office:value-type="string">
            <text:p text:style-name="P40">The substring matched by the group is accessible by name.</text:p>
          </table:table-cell>
        </table:table-row>
        <table:table-row table:style-name="Table27.1">
          <table:table-cell table:style-name="Table27.A1" office:value-type="string">
            <text:p text:style-name="P40">(?&lt;name&gt;…)</text:p>
          </table:table-cell>
          <table:table-cell table:style-name="Table27.A1" office:value-type="string">
            <text:p text:style-name="P40">The substring matched by the group is accessible by name.</text:p>
          </table:table-cell>
        </table:table-row>
        <table:table-row table:style-name="Table27.1">
          <table:table-cell table:style-name="Table27.A1" office:value-type="string">
            <text:p text:style-name="P40">(?P=name)</text:p>
          </table:table-cell>
          <table:table-cell table:style-name="Table27.A1" office:value-type="string">
            <text:p text:style-name="P40">Matches the text matched earlier by the group named name.</text:p>
          </table:table-cell>
        </table:table-row>
        <table:table-row table:style-name="Table27.1">
          <table:table-cell table:style-name="Table27.A1" office:value-type="string">
            <text:p text:style-name="P40">(?#…)</text:p>
          </table:table-cell>
          <table:table-cell table:style-name="Table27.A1" office:value-type="string">
            <text:p text:style-name="P40">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0">(?(id)yes|no)</text:p>
          </table:table-cell>
          <table:table-cell table:style-name="Table27.A1" office:value-type="string">
            <text:p text:style-name="P40">Matches yes pattern if group id matched, the (optional) no pattern otherwise.</text:p>
          </table:table-cell>
        </table:table-row>
        <table:table-row table:style-name="Table27.1">
          <table:table-cell table:style-name="Table27.A1" office:value-type="string">
            <text:p text:style-name="P40">(?(DEFINE)…)</text:p>
          </table:table-cell>
          <table:table-cell table:style-name="Table27.A1" office:value-type="string">
            <text:p text:style-name="P40">If there's no group called "DEFINE", then ... will be ignored, but any group definitions will be available.</text:p>
          </table:table-cell>
        </table:table-row>
        <table:table-row table:style-name="Table27.1">
          <table:table-cell table:style-name="Table27.A1" office:value-type="string">
            <text:p text:style-name="P40">(?|...|…)</text:p>
          </table:table-cell>
          <table:table-cell table:style-name="Table27.A1" office:value-type="string">
            <text:p text:style-name="P40">(?|A|B), creates an RE that will match either A or B, but reuses capture group numbers across the alternatives.</text:p>
          </table:table-cell>
        </table:table-row>
        <table:table-row table:style-name="Table27.1">
          <table:table-cell table:style-name="Table27.A1" office:value-type="string">
            <text:p text:style-name="P40">(*FAIL)</text:p>
          </table:table-cell>
          <table:table-cell table:style-name="Table27.A1" office:value-type="string">
            <text:p text:style-name="P40">Forces matching to fail, which means immediate backtracking.</text:p>
          </table:table-cell>
        </table:table-row>
        <table:table-row table:style-name="Table27.1">
          <table:table-cell table:style-name="Table27.A1" office:value-type="string">
            <text:p text:style-name="P40">(*F)</text:p>
          </table:table-cell>
          <table:table-cell table:style-name="Table27.A1" office:value-type="string">
            <text:p text:style-name="P40">Abbreviation for (*FAIL).</text:p>
          </table:table-cell>
        </table:table-row>
        <table:table-row table:style-name="Table27.1">
          <table:table-cell table:style-name="Table27.A1" office:value-type="string">
            <text:p text:style-name="P40">(*PRUNE)</text:p>
          </table:table-cell>
          <table:table-cell table:style-name="Table27.A1" office:value-type="string">
            <text:p text:style-name="P40">Discards the current backtracking information. Its effect doesn't extend outside an atomic group or a lookaround.</text:p>
          </table:table-cell>
        </table:table-row>
        <table:table-row table:style-name="Table27.1">
          <table:table-cell table:style-name="Table27.A1" office:value-type="string">
            <text:p text:style-name="P40">(*SKIP)</text:p>
          </table:table-cell>
          <table:table-cell table:style-name="Table27.A1" office:value-type="string">
            <text:p text:style-name="P40">Similar to (*PRUNE), except that it also sets where in the text the next attempt at matching the entire pattern will start. Its effect doesn't extend outside an atomic group or a lookaround.</text:p>
          </table:table-cell>
        </table:table-row>
      </table:table>
      <text:list xml:id="list174802723956600" text:continue-numbering="true" text:style-name="WWNum1">
        <text:list-item>
          <text:list>
            <text:list-header>
              <text:p text:style-name="P112"><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0">\number</text:p>
          </table:table-cell>
          <table:table-cell table:style-name="Table28.A1" office:value-type="string">
            <text:p text:style-name="P40">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0">\a</text:p>
          </table:table-cell>
          <table:table-cell table:style-name="Table28.A1" office:value-type="string">
            <text:p text:style-name="P40">Matches the bell character.</text:p>
          </table:table-cell>
        </table:table-row>
        <table:table-row table:style-name="Table28.1">
          <table:table-cell table:style-name="Table28.A1" office:value-type="string">
            <text:p text:style-name="P40">\A</text:p>
          </table:table-cell>
          <table:table-cell table:style-name="Table28.A1" office:value-type="string">
            <text:p text:style-name="P40">Matches only at the start of the string.</text:p>
          </table:table-cell>
        </table:table-row>
        <table:table-row table:style-name="Table28.1">
          <table:table-cell table:style-name="Table28.A1" office:value-type="string">
            <text:p text:style-name="P40">\b</text:p>
          </table:table-cell>
          <table:table-cell table:style-name="Table28.A1" office:value-type="string">
            <text:p text:style-name="P40">Matches the empty string, but only at the start or end of a word.</text:p>
          </table:table-cell>
        </table:table-row>
        <table:table-row table:style-name="Table28.1">
          <table:table-cell table:style-name="Table28.A1" office:value-type="string">
            <text:p text:style-name="P40">\B</text:p>
          </table:table-cell>
          <table:table-cell table:style-name="Table28.A1" office:value-type="string">
            <text:p text:style-name="P40">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5">Matches any decimal digit</text:span><text:span text:style-name="T23">;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0">\D</text:p>
          </table:table-cell>
          <table:table-cell table:style-name="Table28.A1" office:value-type="string">
            <text:p text:style-name="P40">Matches any non-digit character; equivalent to [^\d].</text:p>
          </table:table-cell>
        </table:table-row>
        <table:table-row table:style-name="Table28.1">
          <table:table-cell table:style-name="Table28.A1" office:value-type="string">
            <text:p text:style-name="P40">\f </text:p>
          </table:table-cell>
          <table:table-cell table:style-name="Table28.A1" office:value-type="string">
            <text:p text:style-name="P40">Matches the formfeed character.</text:p>
          </table:table-cell>
        </table:table-row>
        <table:table-row table:style-name="Table28.1">
          <table:table-cell table:style-name="Table28.A1" office:value-type="string">
            <text:p text:style-name="P40">\g&lt;name&gt;</text:p>
          </table:table-cell>
          <table:table-cell table:style-name="Table28.A1" office:value-type="string">
            <text:p text:style-name="P40">Matches the text matched by the group named name.</text:p>
          </table:table-cell>
        </table:table-row>
        <table:table-row table:style-name="Table28.1">
          <table:table-cell table:style-name="Table28.A1" office:value-type="string">
            <text:p text:style-name="P40">\G</text:p>
          </table:table-cell>
          <table:table-cell table:style-name="Table28.A1" office:value-type="string">
            <text:p text:style-name="P40">Matches the empty string, but only at the position where the search started.</text:p>
          </table:table-cell>
        </table:table-row>
        <table:table-row table:style-name="Table28.1">
          <table:table-cell table:style-name="Table28.A1" office:value-type="string">
            <text:p text:style-name="P40">\h</text:p>
          </table:table-cell>
          <table:table-cell table:style-name="Table28.A1" office:value-type="string">
            <text:p text:style-name="P40">Matches horizontal whitespace.</text:p>
          </table:table-cell>
        </table:table-row>
        <table:table-row table:style-name="Table28.1">
          <table:table-cell table:style-name="Table28.A1" office:value-type="string">
            <text:p text:style-name="P40">\K</text:p>
          </table:table-cell>
          <table:table-cell table:style-name="Table28.A1" office:value-type="string">
            <text:p text:style-name="P40">Keeps only what follows for the entire match.</text:p>
          </table:table-cell>
        </table:table-row>
        <table:table-row table:style-name="Table28.1">
          <table:table-cell table:style-name="Table28.A1" office:value-type="string">
            <text:p text:style-name="P40">\L&lt;name&gt;</text:p>
          </table:table-cell>
          <table:table-cell table:style-name="Table28.A1" office:value-type="string">
            <text:p text:style-name="P40">Named list. The list is provided as a keyword argument.</text:p>
          </table:table-cell>
        </table:table-row>
        <table:table-row table:style-name="Table28.1">
          <table:table-cell table:style-name="Table28.A1" office:value-type="string">
            <text:p text:style-name="P40">\m</text:p>
          </table:table-cell>
          <table:table-cell table:style-name="Table28.A1" office:value-type="string">
            <text:p text:style-name="P40">Matches the empty string, but only at the start of a word.</text:p>
          </table:table-cell>
        </table:table-row>
        <table:table-row table:style-name="Table28.1">
          <table:table-cell table:style-name="Table28.A1" office:value-type="string">
            <text:p text:style-name="P40">\M</text:p>
          </table:table-cell>
          <table:table-cell table:style-name="Table28.A1" office:value-type="string">
            <text:p text:style-name="P40">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0">\N{name}</text:p>
          </table:table-cell>
          <table:table-cell table:style-name="Table28.A1" office:value-type="string">
            <text:p text:style-name="P40">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0">\P{name=value}</text:p>
          </table:table-cell>
          <table:table-cell table:style-name="Table28.A1" office:value-type="string">
            <text:p text:style-name="P40">Matches the character if its property <text:span text:style-name="T16">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5">Matches any whitespace character; </text:span>equivalent to [ \t\n\r\f\v]<text:span text:style-name="T15">.</text:span></text:p>
          </table:table-cell>
        </table:table-row>
        <table:table-row table:style-name="Table28.1">
          <table:table-cell table:style-name="Table28.A1" office:value-type="string">
            <text:p text:style-name="P40">\S</text:p>
          </table:table-cell>
          <table:table-cell table:style-name="Table28.A1" office:value-type="string">
            <text:p text:style-name="P40">Matches any non-whitespace character; equivalent to [^\s].</text:p>
          </table:table-cell>
        </table:table-row>
        <table:table-row table:style-name="Table28.1">
          <table:table-cell table:style-name="Table28.A1" office:value-type="string">
            <text:p text:style-name="P40">\t</text:p>
          </table:table-cell>
          <table:table-cell table:style-name="Table28.A1" office:value-type="string">
            <text:p text:style-name="P40">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0">\UXXXXXXXX</text:p>
          </table:table-cell>
          <table:table-cell table:style-name="Table28.A1" office:value-type="string">
            <text:p text:style-name="P40">Matches the Unicode codepoint with 8-digit hex code XXXXXXXX.</text:p>
          </table:table-cell>
        </table:table-row>
        <table:table-row table:style-name="Table28.1">
          <table:table-cell table:style-name="Table28.A1" office:value-type="string">
            <text:p text:style-name="P40">\v</text:p>
          </table:table-cell>
          <table:table-cell table:style-name="Table28.A1" office:value-type="string">
            <text:p text:style-name="P40">Matches the vertical tab character.</text:p>
          </table:table-cell>
        </table:table-row>
        <table:table-row table:style-name="Table28.1">
          <table:table-cell table:style-name="Table28.A1" office:value-type="string">
            <text:p text:style-name="P40">\w</text:p>
          </table:table-cell>
          <table:table-cell table:style-name="Table28.A1" office:value-type="string">
            <text:p text:style-name="P40">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0">\W</text:p>
          </table:table-cell>
          <table:table-cell table:style-name="Table28.A1" office:value-type="string">
            <text:p text:style-name="P40">Matches the complement of \w; equivalent to [^\w].</text:p>
          </table:table-cell>
        </table:table-row>
        <table:table-row table:style-name="Table28.1">
          <table:table-cell table:style-name="Table28.A1" office:value-type="string">
            <text:p text:style-name="P40">\xXX</text:p>
          </table:table-cell>
          <table:table-cell table:style-name="Table28.A1" office:value-type="string">
            <text:p text:style-name="P40">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0">\Z</text:p>
          </table:table-cell>
          <table:table-cell table:style-name="Table28.A1" office:value-type="string">
            <text:p text:style-name="P40">Matches only at the end of the string.</text:p>
          </table:table-cell>
        </table:table-row>
        <table:table-row table:style-name="Table28.1">
          <table:table-cell table:style-name="Table28.A1" office:value-type="string">
            <text:p text:style-name="P40">\\</text:p>
          </table:table-cell>
          <table:table-cell table:style-name="Table28.A1" office:value-type="string">
            <text:p text:style-name="Standard">Matches a literal backslash.</text:p>
          </table:table-cell>
        </table:table-row>
      </table:table>
      <text:list xml:id="list174801939122031" text:continue-numbering="true" text:style-name="WWNum1">
        <text:list-item>
          <text:list>
            <text:list-header>
              <text:p text:style-name="P112"><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0">"^"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0">P</text:p>
          </table:table-cell>
          <table:table-cell table:style-name="Table29.A1" office:value-type="string">
            <text:p text:style-name="P40">p</text:p>
          </table:table-cell>
          <table:table-cell table:style-name="Table29.A1" office:value-type="string">
            <text:p text:style-name="P40">POSIX</text:p>
          </table:table-cell>
          <table:table-cell table:style-name="Table29.A1" office:value-type="string">
            <text:p text:style-name="P40">Perform POSIX-standard matching (leftmost longest).</text:p>
          </table:table-cell>
        </table:table-row>
        <table:table-row table:style-name="Table29.1">
          <table:table-cell table:style-name="Table29.A1" office:value-type="string">
            <text:p text:style-name="P40">R</text:p>
          </table:table-cell>
          <table:table-cell table:style-name="Table29.A1" office:value-type="string">
            <text:p text:style-name="P40">r</text:p>
          </table:table-cell>
          <table:table-cell table:style-name="Table29.A1" office:value-type="string">
            <text:p text:style-name="P40">REVERSE</text:p>
          </table:table-cell>
          <table:table-cell table:style-name="Table29.A1" office:value-type="string">
            <text:p text:style-name="P40">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0">"." matches any character at all, including the newline.</text:p>
          </table:table-cell>
        </table:table-row>
        <table:table-row table:style-name="Table29.1">
          <table:table-cell table:style-name="Table29.A1" office:value-type="string">
            <text:p text:style-name="P40">U</text:p>
          </table:table-cell>
          <table:table-cell table:style-name="Table29.A1" office:value-type="string">
            <text:p text:style-name="P40">u</text:p>
          </table:table-cell>
          <table:table-cell table:style-name="Table29.A1" office:value-type="string">
            <text:p text:style-name="P40">UNICODE</text:p>
          </table:table-cell>
          <table:table-cell table:style-name="Table29.A1" office:value-type="string">
            <text:p text:style-name="P40">Make \w, \W, \b, \B, \d, and \D dependent on the Unicode locale. Default when matching a Unicode string.</text:p>
          </table:table-cell>
        </table:table-row>
        <table:table-row table:style-name="Table29.1">
          <table:table-cell table:style-name="Table29.A1" office:value-type="string">
            <text:p text:style-name="P40">V0</text:p>
          </table:table-cell>
          <table:table-cell table:style-name="Table29.A1" office:value-type="string">
            <text:p text:style-name="P40">V0</text:p>
          </table:table-cell>
          <table:table-cell table:style-name="Table29.A1" office:value-type="string">
            <text:p text:style-name="P40">VERSION0</text:p>
          </table:table-cell>
          <table:table-cell table:style-name="Table29.A1" office:value-type="string">
            <text:p text:style-name="P40">Turn on the old legacy behaviour.</text:p>
          </table:table-cell>
        </table:table-row>
        <table:table-row table:style-name="Table29.1">
          <table:table-cell table:style-name="Table29.A1" office:value-type="string">
            <text:p text:style-name="P40">V1</text:p>
          </table:table-cell>
          <table:table-cell table:style-name="Table29.A1" office:value-type="string">
            <text:p text:style-name="P40">V1</text:p>
          </table:table-cell>
          <table:table-cell table:style-name="Table29.A1" office:value-type="string">
            <text:p text:style-name="P40">VERSION1</text:p>
          </table:table-cell>
          <table:table-cell table:style-name="Table29.A1" office:value-type="string">
            <text:p text:style-name="P40">Turn on the new enhanced behaviour. This flag includes the FULLCASE flag.</text:p>
          </table:table-cell>
        </table:table-row>
        <table:table-row table:style-name="Table29.1">
          <table:table-cell table:style-name="Table29.A1" office:value-type="string">
            <text:p text:style-name="P40">W</text:p>
          </table:table-cell>
          <table:table-cell table:style-name="Table29.A1" office:value-type="string">
            <text:p text:style-name="P40">w</text:p>
          </table:table-cell>
          <table:table-cell table:style-name="Table29.A1" office:value-type="string">
            <text:p text:style-name="P40">WORD</text:p>
          </table:table-cell>
          <table:table-cell table:style-name="Table29.A1" office:value-type="string">
            <text:p text:style-name="P40">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0">Ignore whitespace and comments for nicer looking REs.</text:p>
          </table:table-cell>
        </table:table-row>
      </table:table>
      <text:list xml:id="list174803681419529" text:continue-numbering="true" text:style-name="WWNum1">
        <text:list-item>
          <text:list>
            <text:list-header>
              <text:p text:style-name="P108"><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5">Property</text:p>
          </table:table-cell>
          <table:table-cell table:style-name="Table30.A1" office:value-type="string">
            <text:p text:style-name="P45">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16">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16">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16">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16">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16">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16">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74803351498791" text:continue-numbering="true" text:style-name="WWNum1">
        <text:list-item>
          <text:list>
            <text:list-header>
              <text:p text:style-name="P112"/>
              <text:p text:style-name="P113"><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74803427044894" text:continue-numbering="true" text:style-name="WWNum1">
                <text:list-header>
                  <text:p text:style-name="P121">Property</text:p>
                </text:list-header>
              </text:list>
            </table:table-cell>
            <table:table-cell table:style-name="Table31.A1" office:value-type="string">
              <text:list xml:id="list174802950617918" text:continue-numbering="true" text:style-name="WWNum1">
                <text:list-header>
                  <text:p text:style-name="P121">Description</text:p>
                </text:list-header>
              </text:list>
            </table:table-cell>
          </table:table-row>
          <table:table-row table:style-name="Table31.1">
            <table:table-cell table:style-name="Table31.A2" office:value-type="string">
              <text:list xml:id="list174802683956063" text:continue-numbering="true" text:style-name="WWNum1">
                <text:list-header>
                  <text:p text:style-name="P114">AHex</text:p>
                </text:list-header>
              </text:list>
            </table:table-cell>
            <table:table-cell table:style-name="Table31.A2" office:value-type="string">
              <text:list xml:id="list174802182873664" text:continue-numbering="true" text:style-name="WWNum1">
                <text:list-header>
                  <text:p text:style-name="P114">ASCII Hex Digit</text:p>
                </text:list-header>
              </text:list>
            </table:table-cell>
          </table:table-row>
          <table:table-row table:style-name="Table31.1">
            <table:table-cell table:style-name="Table31.A2" office:value-type="string">
              <text:list xml:id="list174803860064495" text:continue-numbering="true" text:style-name="WWNum1">
                <text:list-header>
                  <text:p text:style-name="P114">Alpha</text:p>
                </text:list-header>
              </text:list>
            </table:table-cell>
            <table:table-cell table:style-name="Table31.A2" office:value-type="string">
              <text:list xml:id="list174803993763821" text:continue-numbering="true" text:style-name="WWNum1">
                <text:list-header>
                  <text:p text:style-name="P114">Alphabetic</text:p>
                </text:list-header>
              </text:list>
            </table:table-cell>
          </table:table-row>
          <table:table-row table:style-name="Table31.1">
            <table:table-cell table:style-name="Table31.A2" office:value-type="string">
              <text:list xml:id="list174802358193293" text:continue-numbering="true" text:style-name="WWNum1">
                <text:list-header>
                  <text:p text:style-name="P114">Bidi_C</text:p>
                </text:list-header>
              </text:list>
            </table:table-cell>
            <table:table-cell table:style-name="Table31.A2" office:value-type="string">
              <text:list xml:id="list174803272610224" text:continue-numbering="true" text:style-name="WWNum1">
                <text:list-header>
                  <text:p text:style-name="P114">Bidi Control</text:p>
                </text:list-header>
              </text:list>
            </table:table-cell>
          </table:table-row>
          <table:table-row table:style-name="Table31.1">
            <table:table-cell table:style-name="Table31.A2" office:value-type="string">
              <text:list xml:id="list174803258448478" text:continue-numbering="true" text:style-name="WWNum1">
                <text:list-header>
                  <text:p text:style-name="P114">Bidi_M</text:p>
                </text:list-header>
              </text:list>
            </table:table-cell>
            <table:table-cell table:style-name="Table31.A2" office:value-type="string">
              <text:list xml:id="list174804063955334" text:continue-numbering="true" text:style-name="WWNum1">
                <text:list-header>
                  <text:p text:style-name="P114">Bidi Mirrored</text:p>
                </text:list-header>
              </text:list>
            </table:table-cell>
          </table:table-row>
          <table:table-row table:style-name="Table31.1">
            <table:table-cell table:style-name="Table31.A2" office:value-type="string">
              <text:list xml:id="list174803106407540" text:continue-numbering="true" text:style-name="WWNum1">
                <text:list-header>
                  <text:p text:style-name="P114">CI</text:p>
                </text:list-header>
              </text:list>
            </table:table-cell>
            <table:table-cell table:style-name="Table31.A2" office:value-type="string">
              <text:list xml:id="list174803652853953" text:continue-numbering="true" text:style-name="WWNum1">
                <text:list-header>
                  <text:p text:style-name="P114">Case Ignorable</text:p>
                </text:list-header>
              </text:list>
            </table:table-cell>
          </table:table-row>
          <table:table-row table:style-name="Table31.1">
            <table:table-cell table:style-name="Table31.A2" office:value-type="string">
              <text:list xml:id="list174802723101718" text:continue-numbering="true" text:style-name="WWNum1">
                <text:list-header>
                  <text:p text:style-name="P114">Cased</text:p>
                </text:list-header>
              </text:list>
            </table:table-cell>
            <table:table-cell table:style-name="Table31.A2" office:value-type="string">
              <text:list xml:id="list174802640554749" text:continue-numbering="true" text:style-name="WWNum1">
                <text:list-header>
                  <text:p text:style-name="P114">Cased (has case)</text:p>
                </text:list-header>
              </text:list>
            </table:table-cell>
          </table:table-row>
          <table:table-row table:style-name="Table31.1">
            <table:table-cell table:style-name="Table31.A2" office:value-type="string">
              <text:list xml:id="list174802884840523" text:continue-numbering="true" text:style-name="WWNum1">
                <text:list-header>
                  <text:p text:style-name="P114">CWCF</text:p>
                </text:list-header>
              </text:list>
            </table:table-cell>
            <table:table-cell table:style-name="Table31.A2" office:value-type="string">
              <text:list xml:id="list174802611328610" text:continue-numbering="true" text:style-name="WWNum1">
                <text:list-header>
                  <text:p text:style-name="P114">Changes When Casefolded</text:p>
                </text:list-header>
              </text:list>
            </table:table-cell>
          </table:table-row>
          <table:table-row table:style-name="Table31.1">
            <table:table-cell table:style-name="Table31.A2" office:value-type="string">
              <text:list xml:id="list174802066531904" text:continue-numbering="true" text:style-name="WWNum1">
                <text:list-header>
                  <text:p text:style-name="P114">CWCM</text:p>
                </text:list-header>
              </text:list>
            </table:table-cell>
            <table:table-cell table:style-name="Table31.A2" office:value-type="string">
              <text:list xml:id="list174802972570134" text:continue-numbering="true" text:style-name="WWNum1">
                <text:list-header>
                  <text:p text:style-name="P114">Changes when Casemapped</text:p>
                </text:list-header>
              </text:list>
            </table:table-cell>
          </table:table-row>
          <table:table-row table:style-name="Table31.1">
            <table:table-cell table:style-name="Table31.A2" office:value-type="string">
              <text:list xml:id="list174802860506215" text:continue-numbering="true" text:style-name="WWNum1">
                <text:list-header>
                  <text:p text:style-name="P114">CWL</text:p>
                </text:list-header>
              </text:list>
            </table:table-cell>
            <table:table-cell table:style-name="Table31.A2" office:value-type="string">
              <text:list xml:id="list174803776942610" text:continue-numbering="true" text:style-name="WWNum1">
                <text:list-header>
                  <text:p text:style-name="P114">Changes when lowercased</text:p>
                </text:list-header>
              </text:list>
            </table:table-cell>
          </table:table-row>
          <table:table-row table:style-name="Table31.1">
            <table:table-cell table:style-name="Table31.A2" office:value-type="string">
              <text:list xml:id="list174803491428334" text:continue-numbering="true" text:style-name="WWNum1">
                <text:list-header>
                  <text:p text:style-name="P114">CWKCF</text:p>
                </text:list-header>
              </text:list>
            </table:table-cell>
            <table:table-cell table:style-name="Table31.A2" office:value-type="string">
              <text:list xml:id="list174803182477289" text:continue-numbering="true" text:style-name="WWNum1">
                <text:list-header>
                  <text:p text:style-name="P114">Changes when NFKCCasefolded</text:p>
                </text:list-header>
              </text:list>
            </table:table-cell>
          </table:table-row>
          <table:table-row table:style-name="Table31.1">
            <table:table-cell table:style-name="Table31.A2" office:value-type="string">
              <text:list xml:id="list174802451963074" text:continue-numbering="true" text:style-name="WWNum1">
                <text:list-header>
                  <text:p text:style-name="P114">CWT</text:p>
                </text:list-header>
              </text:list>
            </table:table-cell>
            <table:table-cell table:style-name="Table31.A2" office:value-type="string">
              <text:list xml:id="list174802271086806" text:continue-numbering="true" text:style-name="WWNum1">
                <text:list-header>
                  <text:p text:style-name="P114">Changes when Titlecased</text:p>
                </text:list-header>
              </text:list>
            </table:table-cell>
          </table:table-row>
          <table:table-row table:style-name="Table31.1">
            <table:table-cell table:style-name="Table31.A2" office:value-type="string">
              <text:list xml:id="list174803801000499" text:continue-numbering="true" text:style-name="WWNum1">
                <text:list-header>
                  <text:p text:style-name="P114">CWU</text:p>
                </text:list-header>
              </text:list>
            </table:table-cell>
            <table:table-cell table:style-name="Table31.A2" office:value-type="string">
              <text:list xml:id="list174802239640330" text:continue-numbering="true" text:style-name="WWNum1">
                <text:list-header>
                  <text:p text:style-name="P114">Changes when UPPERCASED</text:p>
                </text:list-header>
              </text:list>
            </table:table-cell>
          </table:table-row>
          <table:table-row table:style-name="Table31.1">
            <table:table-cell table:style-name="Table31.A2" office:value-type="string">
              <text:list xml:id="list174802107691895" text:continue-numbering="true" text:style-name="WWNum1">
                <text:list-header>
                  <text:p text:style-name="P114">CE</text:p>
                </text:list-header>
              </text:list>
            </table:table-cell>
            <table:table-cell table:style-name="Table31.A2" office:value-type="string">
              <text:list xml:id="list174801963450070" text:continue-numbering="true" text:style-name="WWNum1">
                <text:list-header>
                  <text:p text:style-name="P114">Composition Exclusion</text:p>
                </text:list-header>
              </text:list>
            </table:table-cell>
          </table:table-row>
          <table:table-row table:style-name="Table31.1">
            <table:table-cell table:style-name="Table31.A2" office:value-type="string">
              <text:list xml:id="list174802336245825" text:continue-numbering="true" text:style-name="WWNum1">
                <text:list-header>
                  <text:p text:style-name="P114">Dash</text:p>
                </text:list-header>
              </text:list>
            </table:table-cell>
            <table:table-cell table:style-name="Table31.A2" office:value-type="string">
              <text:list xml:id="list174802634873380" text:continue-numbering="true" text:style-name="WWNum1">
                <text:list-header>
                  <text:p text:style-name="P114">Is a Dash</text:p>
                </text:list-header>
              </text:list>
            </table:table-cell>
          </table:table-row>
          <table:table-row table:style-name="Table31.1">
            <table:table-cell table:style-name="Table31.A2" office:value-type="string">
              <text:list xml:id="list174803607942426" text:continue-numbering="true" text:style-name="WWNum1">
                <text:list-header>
                  <text:p text:style-name="P114">DI</text:p>
                </text:list-header>
              </text:list>
            </table:table-cell>
            <table:table-cell table:style-name="Table31.A2" office:value-type="string">
              <text:list xml:id="list174803861935720" text:continue-numbering="true" text:style-name="WWNum1">
                <text:list-header>
                  <text:p text:style-name="P114">Default Ignorable Code Point</text:p>
                </text:list-header>
              </text:list>
            </table:table-cell>
          </table:table-row>
          <table:table-row table:style-name="Table31.1">
            <table:table-cell table:style-name="Table31.A2" office:value-type="string">
              <text:list xml:id="list174803276807277" text:continue-numbering="true" text:style-name="WWNum1">
                <text:list-header>
                  <text:p text:style-name="P114">Dep</text:p>
                </text:list-header>
              </text:list>
            </table:table-cell>
            <table:table-cell table:style-name="Table31.A2" office:value-type="string">
              <text:list xml:id="list174802242959357" text:continue-numbering="true" text:style-name="WWNum1">
                <text:list-header>
                  <text:p text:style-name="P114">Deprecated</text:p>
                </text:list-header>
              </text:list>
            </table:table-cell>
          </table:table-row>
          <table:table-row table:style-name="Table31.1">
            <table:table-cell table:style-name="Table31.A2" office:value-type="string">
              <text:list xml:id="list174802677879594" text:continue-numbering="true" text:style-name="WWNum1">
                <text:list-header>
                  <text:p text:style-name="P114">Dia</text:p>
                </text:list-header>
              </text:list>
            </table:table-cell>
            <table:table-cell table:style-name="Table31.A2" office:value-type="string">
              <text:list xml:id="list174802427821441" text:continue-numbering="true" text:style-name="WWNum1">
                <text:list-header>
                  <text:p text:style-name="P114">Diacritic</text:p>
                </text:list-header>
              </text:list>
            </table:table-cell>
          </table:table-row>
          <table:table-row table:style-name="Table31.1">
            <table:table-cell table:style-name="Table31.A2" office:value-type="string">
              <text:list xml:id="list174802471616832" text:continue-numbering="true" text:style-name="WWNum1">
                <text:list-header>
                  <text:p text:style-name="P114">Emoji</text:p>
                </text:list-header>
              </text:list>
            </table:table-cell>
            <table:table-cell table:style-name="Table31.A2" office:value-type="string">
              <text:list xml:id="list174803859356430" text:continue-numbering="true" text:style-name="WWNum1">
                <text:list-header>
                  <text:p text:style-name="P114">Emoji</text:p>
                </text:list-header>
              </text:list>
            </table:table-cell>
          </table:table-row>
          <table:table-row table:style-name="Table31.1">
            <table:table-cell table:style-name="Table31.A2" office:value-type="string">
              <text:list xml:id="list174802227700759" text:continue-numbering="true" text:style-name="WWNum1">
                <text:list-header>
                  <text:p text:style-name="P114">EComp</text:p>
                </text:list-header>
              </text:list>
            </table:table-cell>
            <table:table-cell table:style-name="Table31.A2" office:value-type="string">
              <text:list xml:id="list174803216577389" text:continue-numbering="true" text:style-name="WWNum1">
                <text:list-header>
                  <text:p text:style-name="P114">Emoji Component</text:p>
                </text:list-header>
              </text:list>
            </table:table-cell>
          </table:table-row>
          <table:table-row table:style-name="Table31.1">
            <table:table-cell table:style-name="Table31.A2" office:value-type="string">
              <text:list xml:id="list174803350956874" text:continue-numbering="true" text:style-name="WWNum1">
                <text:list-header>
                  <text:p text:style-name="P114">EMod</text:p>
                </text:list-header>
              </text:list>
            </table:table-cell>
            <table:table-cell table:style-name="Table31.A2" office:value-type="string">
              <text:list xml:id="list174802823240147" text:continue-numbering="true" text:style-name="WWNum1">
                <text:list-header>
                  <text:p text:style-name="P114">Emoji Modifier</text:p>
                </text:list-header>
              </text:list>
            </table:table-cell>
          </table:table-row>
          <table:table-row table:style-name="Table31.1">
            <table:table-cell table:style-name="Table31.A2" office:value-type="string">
              <text:list xml:id="list174802581709544" text:continue-numbering="true" text:style-name="WWNum1">
                <text:list-header>
                  <text:p text:style-name="P114">EBase</text:p>
                </text:list-header>
              </text:list>
            </table:table-cell>
            <table:table-cell table:style-name="Table31.A2" office:value-type="string">
              <text:list xml:id="list174802287976319" text:continue-numbering="true" text:style-name="WWNum1">
                <text:list-header>
                  <text:p text:style-name="P114">Emoji Modifier Base</text:p>
                </text:list-header>
              </text:list>
            </table:table-cell>
          </table:table-row>
          <table:table-row table:style-name="Table31.1">
            <table:table-cell table:style-name="Table31.A2" office:value-type="string">
              <text:list xml:id="list174803430835868" text:continue-numbering="true" text:style-name="WWNum1">
                <text:list-header>
                  <text:p text:style-name="P114">EPres</text:p>
                </text:list-header>
              </text:list>
            </table:table-cell>
            <table:table-cell table:style-name="Table31.A2" office:value-type="string">
              <text:list xml:id="list174804047398790" text:continue-numbering="true" text:style-name="WWNum1">
                <text:list-header>
                  <text:p text:style-name="P114">Emoji Presentation</text:p>
                </text:list-header>
              </text:list>
            </table:table-cell>
          </table:table-row>
          <table:table-row table:style-name="Table31.1">
            <table:table-cell table:style-name="Table31.A2" office:value-type="string">
              <text:list xml:id="list174802398098661" text:continue-numbering="true" text:style-name="WWNum1">
                <text:list-header>
                  <text:p text:style-name="P114">XO_NFC</text:p>
                </text:list-header>
              </text:list>
            </table:table-cell>
            <table:table-cell table:style-name="Table31.A2" office:value-type="string">
              <text:list xml:id="list174802907986272" text:continue-numbering="true" text:style-name="WWNum1">
                <text:list-header>
                  <text:p text:style-name="P114">Expands on NFC</text:p>
                </text:list-header>
              </text:list>
            </table:table-cell>
          </table:table-row>
          <table:table-row table:style-name="Table31.1">
            <table:table-cell table:style-name="Table31.A2" office:value-type="string">
              <text:list xml:id="list174803442071454" text:continue-numbering="true" text:style-name="WWNum1">
                <text:list-header>
                  <text:p text:style-name="P114">XO_NFD</text:p>
                </text:list-header>
              </text:list>
            </table:table-cell>
            <table:table-cell table:style-name="Table31.A2" office:value-type="string">
              <text:list xml:id="list174803348805378" text:continue-numbering="true" text:style-name="WWNum1">
                <text:list-header>
                  <text:p text:style-name="P114">Expands on NFD</text:p>
                </text:list-header>
              </text:list>
            </table:table-cell>
          </table:table-row>
          <table:table-row table:style-name="Table31.1">
            <table:table-cell table:style-name="Table31.A2" office:value-type="string">
              <text:list xml:id="list174803383583696" text:continue-numbering="true" text:style-name="WWNum1">
                <text:list-header>
                  <text:p text:style-name="P114">XO_NFKC</text:p>
                </text:list-header>
              </text:list>
            </table:table-cell>
            <table:table-cell table:style-name="Table31.A2" office:value-type="string">
              <text:list xml:id="list174803409295504" text:continue-numbering="true" text:style-name="WWNum1">
                <text:list-header>
                  <text:p text:style-name="P114">Expands on NFKC</text:p>
                </text:list-header>
              </text:list>
            </table:table-cell>
          </table:table-row>
          <table:table-row table:style-name="Table31.1">
            <table:table-cell table:style-name="Table31.A2" office:value-type="string">
              <text:list xml:id="list174802398755138" text:continue-numbering="true" text:style-name="WWNum1">
                <text:list-header>
                  <text:p text:style-name="P114">XO_NFKD</text:p>
                </text:list-header>
              </text:list>
            </table:table-cell>
            <table:table-cell table:style-name="Table31.A2" office:value-type="string">
              <text:list xml:id="list174803336905844" text:continue-numbering="true" text:style-name="WWNum1">
                <text:list-header>
                  <text:p text:style-name="P114">Expands on NKKD</text:p>
                </text:list-header>
              </text:list>
            </table:table-cell>
          </table:table-row>
          <table:table-row table:style-name="Table31.1">
            <table:table-cell table:style-name="Table31.A2" office:value-type="string">
              <text:list xml:id="list174803775552057" text:continue-numbering="true" text:style-name="WWNum1">
                <text:list-header>
                  <text:p text:style-name="P114">ExtPict</text:p>
                </text:list-header>
              </text:list>
            </table:table-cell>
            <table:table-cell table:style-name="Table31.A2" office:value-type="string">
              <text:list xml:id="list174803416349839" text:continue-numbering="true" text:style-name="WWNum1">
                <text:list-header>
                  <text:p text:style-name="P114">Extended Pictograph</text:p>
                </text:list-header>
              </text:list>
            </table:table-cell>
          </table:table-row>
          <table:table-row table:style-name="Table31.1">
            <table:table-cell table:style-name="Table31.A2" office:value-type="string">
              <text:list xml:id="list174802762993727" text:continue-numbering="true" text:style-name="WWNum1">
                <text:list-header>
                  <text:p text:style-name="P114">Ext</text:p>
                </text:list-header>
              </text:list>
            </table:table-cell>
            <table:table-cell table:style-name="Table31.A2" office:value-type="string">
              <text:list xml:id="list174803064592230" text:continue-numbering="true" text:style-name="WWNum1">
                <text:list-header>
                  <text:p text:style-name="P114">Extender</text:p>
                </text:list-header>
              </text:list>
            </table:table-cell>
          </table:table-row>
          <table:table-row table:style-name="Table31.1">
            <table:table-cell table:style-name="Table31.A2" office:value-type="string">
              <text:list xml:id="list174803336653797" text:continue-numbering="true" text:style-name="WWNum1">
                <text:list-header>
                  <text:p text:style-name="P114">Comp_Ex</text:p>
                </text:list-header>
              </text:list>
            </table:table-cell>
            <table:table-cell table:style-name="Table31.A2" office:value-type="string">
              <text:list xml:id="list174802951674091" text:continue-numbering="true" text:style-name="WWNum1">
                <text:list-header>
                  <text:p text:style-name="P114">Full Composition Exclusion</text:p>
                </text:list-header>
              </text:list>
            </table:table-cell>
          </table:table-row>
          <table:table-row table:style-name="Table31.1">
            <table:table-cell table:style-name="Table31.A2" office:value-type="string">
              <text:list xml:id="list174803681762153" text:continue-numbering="true" text:style-name="WWNum1">
                <text:list-header>
                  <text:p text:style-name="P121">Gr_Base</text:p>
                </text:list-header>
              </text:list>
            </table:table-cell>
            <table:table-cell table:style-name="Table31.A2" office:value-type="string">
              <text:list xml:id="list174803404421690" text:continue-numbering="true" text:style-name="WWNum1">
                <text:list-header>
                  <text:p text:style-name="P114">Grapheme Base</text:p>
                </text:list-header>
              </text:list>
            </table:table-cell>
          </table:table-row>
          <table:table-row table:style-name="Table31.1">
            <table:table-cell table:style-name="Table31.A2" office:value-type="string">
              <text:list xml:id="list174802187535909" text:continue-numbering="true" text:style-name="WWNum1">
                <text:list-header>
                  <text:p text:style-name="P121">Gr_Ext</text:p>
                </text:list-header>
              </text:list>
            </table:table-cell>
            <table:table-cell table:style-name="Table31.A2" office:value-type="string">
              <text:list xml:id="list174802958866468" text:continue-numbering="true" text:style-name="WWNum1">
                <text:list-header>
                  <text:p text:style-name="P114">Grapheme Extend</text:p>
                </text:list-header>
              </text:list>
            </table:table-cell>
          </table:table-row>
          <table:table-row table:style-name="Table31.1">
            <table:table-cell table:style-name="Table31.A2" office:value-type="string">
              <text:list xml:id="list174802402592597" text:continue-numbering="true" text:style-name="WWNum1">
                <text:list-header>
                  <text:p text:style-name="P125">Gr_Link</text:p>
                </text:list-header>
              </text:list>
            </table:table-cell>
            <table:table-cell table:style-name="Table31.A2" office:value-type="string">
              <text:list xml:id="list174803858156961" text:continue-numbering="true" text:style-name="WWNum1">
                <text:list-header>
                  <text:p text:style-name="P126">Grapheme Link</text:p>
                </text:list-header>
              </text:list>
            </table:table-cell>
          </table:table-row>
          <table:table-row table:style-name="Table31.1">
            <table:table-cell table:style-name="Table31.A2" office:value-type="string">
              <text:list xml:id="list174802224502243" text:continue-numbering="true" text:style-name="WWNum1">
                <text:list-header>
                  <text:p text:style-name="P114">Hex</text:p>
                </text:list-header>
              </text:list>
            </table:table-cell>
            <table:table-cell table:style-name="Table31.A2" office:value-type="string">
              <text:list xml:id="list174803592206098" text:continue-numbering="true" text:style-name="WWNum1">
                <text:list-header>
                  <text:p text:style-name="P114">Hex Digit</text:p>
                </text:list-header>
              </text:list>
            </table:table-cell>
          </table:table-row>
          <table:table-row table:style-name="Table31.1">
            <table:table-cell table:style-name="Table31.A2" office:value-type="string">
              <text:list xml:id="list174802530999441" text:continue-numbering="true" text:style-name="WWNum1">
                <text:list-header>
                  <text:p text:style-name="P114">Hyphen</text:p>
                </text:list-header>
              </text:list>
            </table:table-cell>
            <table:table-cell table:style-name="Table31.A2" office:value-type="string">
              <text:list xml:id="list174803148928681" text:continue-numbering="true" text:style-name="WWNum1">
                <text:list-header>
                  <text:p text:style-name="P114">Hyphen</text:p>
                </text:list-header>
              </text:list>
            </table:table-cell>
          </table:table-row>
          <table:table-row table:style-name="Table31.1">
            <table:table-cell table:style-name="Table31.A2" office:value-type="string">
              <text:list xml:id="list174803433946667" text:continue-numbering="true" text:style-name="WWNum1">
                <text:list-header>
                  <text:p text:style-name="P114">IDSB</text:p>
                </text:list-header>
              </text:list>
            </table:table-cell>
            <table:table-cell table:style-name="Table31.A2" office:value-type="string">
              <text:list xml:id="list174802857896067" text:continue-numbering="true" text:style-name="WWNum1">
                <text:list-header>
                  <text:p text:style-name="P114">Ideographic Descriptive Sequence Binary Operator</text:p>
                </text:list-header>
              </text:list>
            </table:table-cell>
          </table:table-row>
          <table:table-row table:style-name="Table31.1">
            <table:table-cell table:style-name="Table31.A2" office:value-type="string">
              <text:list xml:id="list174802249479294" text:continue-numbering="true" text:style-name="WWNum1">
                <text:list-header>
                  <text:p text:style-name="P114">IDST</text:p>
                </text:list-header>
              </text:list>
            </table:table-cell>
            <table:table-cell table:style-name="Table31.A2" office:value-type="string">
              <text:list xml:id="list174802581951555" text:continue-numbering="true" text:style-name="WWNum1">
                <text:list-header>
                  <text:p text:style-name="P114">Ideographic Descriptive Sequence Trinary Operator</text:p>
                </text:list-header>
              </text:list>
            </table:table-cell>
          </table:table-row>
          <table:table-row table:style-name="Table31.1">
            <table:table-cell table:style-name="Table31.A2" office:value-type="string">
              <text:list xml:id="list174802534420220" text:continue-numbering="true" text:style-name="WWNum1">
                <text:list-header>
                  <text:p text:style-name="P114">IDC</text:p>
                </text:list-header>
              </text:list>
            </table:table-cell>
            <table:table-cell table:style-name="Table31.A2" office:value-type="string">
              <text:list xml:id="list174802899859109" text:continue-numbering="true" text:style-name="WWNum1">
                <text:list-header>
                  <text:p text:style-name="P114">Ideographic Descriptive Sequence Continue</text:p>
                </text:list-header>
              </text:list>
            </table:table-cell>
          </table:table-row>
          <table:table-row table:style-name="Table31.1">
            <table:table-cell table:style-name="Table31.A2" office:value-type="string">
              <text:list xml:id="list174802230067310" text:continue-numbering="true" text:style-name="WWNum1">
                <text:list-header>
                  <text:p text:style-name="P114">IDS</text:p>
                </text:list-header>
              </text:list>
            </table:table-cell>
            <table:table-cell table:style-name="Table31.A2" office:value-type="string">
              <text:list xml:id="list174803290979201" text:continue-numbering="true" text:style-name="WWNum1">
                <text:list-header>
                  <text:p text:style-name="P114">Ideographic Descriptive Sequence Start</text:p>
                </text:list-header>
              </text:list>
            </table:table-cell>
          </table:table-row>
          <table:table-row table:style-name="Table31.1">
            <table:table-cell table:style-name="Table31.A2" office:value-type="string">
              <text:list xml:id="list174802396651426" text:continue-numbering="true" text:style-name="WWNum1">
                <text:list-header>
                  <text:p text:style-name="P114">Ideo</text:p>
                </text:list-header>
              </text:list>
            </table:table-cell>
            <table:table-cell table:style-name="Table31.A2" office:value-type="string">
              <text:list xml:id="list174802635222752" text:continue-numbering="true" text:style-name="WWNum1">
                <text:list-header>
                  <text:p text:style-name="P114">Ideographic</text:p>
                </text:list-header>
              </text:list>
            </table:table-cell>
          </table:table-row>
          <table:table-row table:style-name="Table31.1">
            <table:table-cell table:style-name="Table31.A2" office:value-type="string">
              <text:list xml:id="list174802112506072" text:continue-numbering="true" text:style-name="WWNum1">
                <text:list-header>
                  <text:p text:style-name="P114">Join_C</text:p>
                </text:list-header>
              </text:list>
            </table:table-cell>
            <table:table-cell table:style-name="Table31.A2" office:value-type="string">
              <text:list xml:id="list174803328903774" text:continue-numbering="true" text:style-name="WWNum1">
                <text:list-header>
                  <text:p text:style-name="P114">Join Control</text:p>
                </text:list-header>
              </text:list>
            </table:table-cell>
          </table:table-row>
          <table:table-row table:style-name="Table31.1">
            <table:table-cell table:style-name="Table31.A2" office:value-type="string">
              <text:list xml:id="list174803223117062" text:continue-numbering="true" text:style-name="WWNum1">
                <text:list-header>
                  <text:p text:style-name="P114">LOE</text:p>
                </text:list-header>
              </text:list>
            </table:table-cell>
            <table:table-cell table:style-name="Table31.A2" office:value-type="string">
              <text:list xml:id="list174803392646059" text:continue-numbering="true" text:style-name="WWNum1">
                <text:list-header>
                  <text:p text:style-name="P114">Logical Order Exception</text:p>
                </text:list-header>
              </text:list>
            </table:table-cell>
          </table:table-row>
          <table:table-row table:style-name="Table31.1">
            <table:table-cell table:style-name="Table31.A2" office:value-type="string">
              <text:list xml:id="list174802536041880" text:continue-numbering="true" text:style-name="WWNum1">
                <text:list-header>
                  <text:p text:style-name="P121">Lower</text:p>
                </text:list-header>
              </text:list>
            </table:table-cell>
            <table:table-cell table:style-name="Table31.A2" office:value-type="string">
              <text:list xml:id="list174804026243158" text:continue-numbering="true" text:style-name="WWNum1">
                <text:list-header>
                  <text:p text:style-name="P114">Lowercase</text:p>
                </text:list-header>
              </text:list>
            </table:table-cell>
          </table:table-row>
          <table:table-row table:style-name="Table31.1">
            <table:table-cell table:style-name="Table31.A2" office:value-type="string">
              <text:list xml:id="list174802914900289" text:continue-numbering="true" text:style-name="WWNum1">
                <text:list-header>
                  <text:p text:style-name="P114">Math</text:p>
                </text:list-header>
              </text:list>
            </table:table-cell>
            <table:table-cell table:style-name="Table31.A2" office:value-type="string">
              <text:list xml:id="list174803067360740" text:continue-numbering="true" text:style-name="WWNum1">
                <text:list-header>
                  <text:p text:style-name="P114">Math</text:p>
                </text:list-header>
              </text:list>
            </table:table-cell>
          </table:table-row>
          <table:table-row table:style-name="Table31.1">
            <table:table-cell table:style-name="Table31.A2" office:value-type="string">
              <text:list xml:id="list174802819996604" text:continue-numbering="true" text:style-name="WWNum1">
                <text:list-header>
                  <text:p text:style-name="P121">NFD_QC</text:p>
                </text:list-header>
              </text:list>
            </table:table-cell>
            <table:table-cell table:style-name="Table31.A2" office:value-type="string">
              <text:list xml:id="list174803802057495" text:continue-numbering="true" text:style-name="WWNum1">
                <text:list-header>
                  <text:p text:style-name="P114">NFD Quick Check</text:p>
                </text:list-header>
              </text:list>
            </table:table-cell>
          </table:table-row>
          <table:table-row table:style-name="Table31.1">
            <table:table-cell table:style-name="Table31.A2" office:value-type="string">
              <text:list xml:id="list174802366306603" text:continue-numbering="true" text:style-name="WWNum1">
                <text:list-header>
                  <text:p text:style-name="P114">NFKD_QC</text:p>
                </text:list-header>
              </text:list>
            </table:table-cell>
            <table:table-cell table:style-name="Table31.A2" office:value-type="string">
              <text:list xml:id="list174803721287269" text:continue-numbering="true" text:style-name="WWNum1">
                <text:list-header>
                  <text:p text:style-name="P114">NFKD Quick Check</text:p>
                </text:list-header>
              </text:list>
            </table:table-cell>
          </table:table-row>
          <table:table-row table:style-name="Table31.1">
            <table:table-cell table:style-name="Table31.A2" office:value-type="string">
              <text:list xml:id="list174803103402506" text:continue-numbering="true" text:style-name="WWNum1">
                <text:list-header>
                  <text:p text:style-name="P114">NChar</text:p>
                </text:list-header>
              </text:list>
            </table:table-cell>
            <table:table-cell table:style-name="Table31.A2" office:value-type="string">
              <text:list xml:id="list174803760758567" text:continue-numbering="true" text:style-name="WWNum1">
                <text:list-header>
                  <text:p text:style-name="P114">Noncharacter Code Point</text:p>
                </text:list-header>
              </text:list>
            </table:table-cell>
          </table:table-row>
          <table:table-row table:style-name="Table31.1">
            <table:table-cell table:style-name="Table31.A2" office:value-type="string">
              <text:list xml:id="list174803290407809" text:continue-numbering="true" text:style-name="WWNum1">
                <text:list-header>
                  <text:p text:style-name="P114">OAlpha</text:p>
                </text:list-header>
              </text:list>
            </table:table-cell>
            <table:table-cell table:style-name="Table31.A2" office:value-type="string">
              <text:list xml:id="list174803039788028" text:continue-numbering="true" text:style-name="WWNum1">
                <text:list-header>
                  <text:p text:style-name="P114">Other Alphabetic</text:p>
                </text:list-header>
              </text:list>
            </table:table-cell>
          </table:table-row>
          <table:table-row table:style-name="Table31.1">
            <table:table-cell table:style-name="Table31.A2" office:value-type="string">
              <text:list xml:id="list174803219561350" text:continue-numbering="true" text:style-name="WWNum1">
                <text:list-header>
                  <text:p text:style-name="P114">ODI</text:p>
                </text:list-header>
              </text:list>
            </table:table-cell>
            <table:table-cell table:style-name="Table31.A2" office:value-type="string">
              <text:list xml:id="list174802890717856" text:continue-numbering="true" text:style-name="WWNum1">
                <text:list-header>
                  <text:p text:style-name="P114">Other Default Ignorable Code Point</text:p>
                </text:list-header>
              </text:list>
            </table:table-cell>
          </table:table-row>
          <table:table-row table:style-name="Table31.1">
            <table:table-cell table:style-name="Table31.A2" office:value-type="string">
              <text:list xml:id="list174802754296704" text:continue-numbering="true" text:style-name="WWNum1">
                <text:list-header>
                  <text:p text:style-name="P114">OGr_Ext</text:p>
                </text:list-header>
              </text:list>
            </table:table-cell>
            <table:table-cell table:style-name="Table31.A2" office:value-type="string">
              <text:list xml:id="list174804056726016" text:continue-numbering="true" text:style-name="WWNum1">
                <text:list-header>
                  <text:p text:style-name="P114">Other Grapheme Extend</text:p>
                </text:list-header>
              </text:list>
            </table:table-cell>
          </table:table-row>
          <table:table-row table:style-name="Table31.1">
            <table:table-cell table:style-name="Table31.A2" office:value-type="string">
              <text:list xml:id="list174803023585475" text:continue-numbering="true" text:style-name="WWNum1">
                <text:list-header>
                  <text:p text:style-name="P114">OIDC</text:p>
                </text:list-header>
              </text:list>
            </table:table-cell>
            <table:table-cell table:style-name="Table31.A2" office:value-type="string">
              <text:list xml:id="list174802211545974" text:continue-numbering="true" text:style-name="WWNum1">
                <text:list-header>
                  <text:p text:style-name="P114">Other ID continue</text:p>
                </text:list-header>
              </text:list>
            </table:table-cell>
          </table:table-row>
          <table:table-row table:style-name="Table31.1">
            <table:table-cell table:style-name="Table31.A2" office:value-type="string">
              <text:list xml:id="list174803843070481" text:continue-numbering="true" text:style-name="WWNum1">
                <text:list-header>
                  <text:p text:style-name="P114">OIDS</text:p>
                </text:list-header>
              </text:list>
            </table:table-cell>
            <table:table-cell table:style-name="Table31.A2" office:value-type="string">
              <text:list xml:id="list174803883102828" text:continue-numbering="true" text:style-name="WWNum1">
                <text:list-header>
                  <text:p text:style-name="P114">Other ID Start</text:p>
                </text:list-header>
              </text:list>
            </table:table-cell>
          </table:table-row>
          <table:table-row table:style-name="Table31.1">
            <table:table-cell table:style-name="Table31.A2" office:value-type="string">
              <text:list xml:id="list174803740148879" text:continue-numbering="true" text:style-name="WWNum1">
                <text:list-header>
                  <text:p text:style-name="P114">OLower</text:p>
                </text:list-header>
              </text:list>
            </table:table-cell>
            <table:table-cell table:style-name="Table31.A2" office:value-type="string">
              <text:list xml:id="list174803280956283" text:continue-numbering="true" text:style-name="WWNum1">
                <text:list-header>
                  <text:p text:style-name="P114">Other Lowercase</text:p>
                </text:list-header>
              </text:list>
            </table:table-cell>
          </table:table-row>
          <table:table-row table:style-name="Table31.1">
            <table:table-cell table:style-name="Table31.A2" office:value-type="string">
              <text:list xml:id="list174802595658401" text:continue-numbering="true" text:style-name="WWNum1">
                <text:list-header>
                  <text:p text:style-name="P114">OMath</text:p>
                </text:list-header>
              </text:list>
            </table:table-cell>
            <table:table-cell table:style-name="Table31.A2" office:value-type="string">
              <text:list xml:id="list174803588677686" text:continue-numbering="true" text:style-name="WWNum1">
                <text:list-header>
                  <text:p text:style-name="P114">Other Math</text:p>
                </text:list-header>
              </text:list>
            </table:table-cell>
          </table:table-row>
          <table:table-row table:style-name="Table31.1">
            <table:table-cell table:style-name="Table31.A2" office:value-type="string">
              <text:list xml:id="list174802071436750" text:continue-numbering="true" text:style-name="WWNum1">
                <text:list-header>
                  <text:p text:style-name="P114">OUpper</text:p>
                </text:list-header>
              </text:list>
            </table:table-cell>
            <table:table-cell table:style-name="Table31.A2" office:value-type="string">
              <text:list xml:id="list174803179543179" text:continue-numbering="true" text:style-name="WWNum1">
                <text:list-header>
                  <text:p text:style-name="P114">Other Upper</text:p>
                </text:list-header>
              </text:list>
            </table:table-cell>
          </table:table-row>
          <table:table-row table:style-name="Table31.1">
            <table:table-cell table:style-name="Table31.A2" office:value-type="string">
              <text:list xml:id="list174802244955742" text:continue-numbering="true" text:style-name="WWNum1">
                <text:list-header>
                  <text:p text:style-name="P114">Pat_Syn</text:p>
                </text:list-header>
              </text:list>
            </table:table-cell>
            <table:table-cell table:style-name="Table31.A2" office:value-type="string">
              <text:list xml:id="list174802632641511" text:continue-numbering="true" text:style-name="WWNum1">
                <text:list-header>
                  <text:p text:style-name="P114">Pattern Syntax</text:p>
                </text:list-header>
              </text:list>
            </table:table-cell>
          </table:table-row>
          <table:table-row table:style-name="Table31.1">
            <table:table-cell table:style-name="Table31.A2" office:value-type="string">
              <text:list xml:id="list174802476275171" text:continue-numbering="true" text:style-name="WWNum1">
                <text:list-header>
                  <text:p text:style-name="P114">Pat_WS</text:p>
                </text:list-header>
              </text:list>
            </table:table-cell>
            <table:table-cell table:style-name="Table31.A2" office:value-type="string">
              <text:list xml:id="list174802757323978" text:continue-numbering="true" text:style-name="WWNum1">
                <text:list-header>
                  <text:p text:style-name="P114">Pattern Whitespace</text:p>
                </text:list-header>
              </text:list>
            </table:table-cell>
          </table:table-row>
          <table:table-row table:style-name="Table31.1">
            <table:table-cell table:style-name="Table31.A2" office:value-type="string">
              <text:list xml:id="list174802985289709" text:continue-numbering="true" text:style-name="WWNum1">
                <text:list-header>
                  <text:p text:style-name="P114">PCM</text:p>
                </text:list-header>
              </text:list>
            </table:table-cell>
            <table:table-cell table:style-name="Table31.A2" office:value-type="string">
              <text:list xml:id="list174803883505490" text:continue-numbering="true" text:style-name="WWNum1">
                <text:list-header>
                  <text:p text:style-name="P114">Prepended Concatenation Mark</text:p>
                </text:list-header>
              </text:list>
            </table:table-cell>
          </table:table-row>
          <table:table-row table:style-name="Table31.1">
            <table:table-cell table:style-name="Table31.A2" office:value-type="string">
              <text:list xml:id="list174802577684523" text:continue-numbering="true" text:style-name="WWNum1">
                <text:list-header>
                  <text:p text:style-name="P114">QMark</text:p>
                </text:list-header>
              </text:list>
            </table:table-cell>
            <table:table-cell table:style-name="Table31.A2" office:value-type="string">
              <text:list xml:id="list174803279278187" text:continue-numbering="true" text:style-name="WWNum1">
                <text:list-header>
                  <text:p text:style-name="P114">Quotation Mark</text:p>
                </text:list-header>
              </text:list>
            </table:table-cell>
          </table:table-row>
          <table:table-row table:style-name="Table31.1">
            <table:table-cell table:style-name="Table31.A2" office:value-type="string">
              <text:list xml:id="list174804006799603" text:continue-numbering="true" text:style-name="WWNum1">
                <text:list-header>
                  <text:p text:style-name="P114">Radical</text:p>
                </text:list-header>
              </text:list>
            </table:table-cell>
            <table:table-cell table:style-name="Table31.A2" office:value-type="string">
              <text:list xml:id="list174804053100354" text:continue-numbering="true" text:style-name="WWNum1">
                <text:list-header>
                  <text:p text:style-name="P114">Radical</text:p>
                </text:list-header>
              </text:list>
            </table:table-cell>
          </table:table-row>
          <table:table-row table:style-name="Table31.1">
            <table:table-cell table:style-name="Table31.A2" office:value-type="string">
              <text:list xml:id="list174802203185938" text:continue-numbering="true" text:style-name="WWNum1">
                <text:list-header>
                  <text:p text:style-name="P114">RI</text:p>
                </text:list-header>
              </text:list>
            </table:table-cell>
            <table:table-cell table:style-name="Table31.A2" office:value-type="string">
              <text:list xml:id="list174802896205513" text:continue-numbering="true" text:style-name="WWNum1">
                <text:list-header>
                  <text:p text:style-name="P114">Region Indicator</text:p>
                </text:list-header>
              </text:list>
            </table:table-cell>
          </table:table-row>
          <table:table-row table:style-name="Table31.1">
            <table:table-cell table:style-name="Table31.A2" office:value-type="string">
              <text:list xml:id="list174803747177112" text:continue-numbering="true" text:style-name="WWNum1">
                <text:list-header>
                  <text:p text:style-name="P114">STerm</text:p>
                </text:list-header>
              </text:list>
            </table:table-cell>
            <table:table-cell table:style-name="Table31.A2" office:value-type="string">
              <text:list xml:id="list174802638782323" text:continue-numbering="true" text:style-name="WWNum1">
                <text:list-header>
                  <text:p text:style-name="P114">Sentence Terminal</text:p>
                </text:list-header>
              </text:list>
            </table:table-cell>
          </table:table-row>
          <table:table-row table:style-name="Table31.1">
            <table:table-cell table:style-name="Table31.A2" office:value-type="string">
              <text:list xml:id="list174803329738287" text:continue-numbering="true" text:style-name="WWNum1">
                <text:list-header>
                  <text:p text:style-name="P114">SD</text:p>
                </text:list-header>
              </text:list>
            </table:table-cell>
            <table:table-cell table:style-name="Table31.A2" office:value-type="string">
              <text:list xml:id="list174802176873079" text:continue-numbering="true" text:style-name="WWNum1">
                <text:list-header>
                  <text:p text:style-name="P114">Soft Dotted</text:p>
                </text:list-header>
              </text:list>
            </table:table-cell>
          </table:table-row>
          <table:table-row table:style-name="Table31.1">
            <table:table-cell table:style-name="Table31.A2" office:value-type="string">
              <text:list xml:id="list174803670666968" text:continue-numbering="true" text:style-name="WWNum1">
                <text:list-header>
                  <text:p text:style-name="P114">Term</text:p>
                </text:list-header>
              </text:list>
            </table:table-cell>
            <table:table-cell table:style-name="Table31.A2" office:value-type="string">
              <text:list xml:id="list174802521602120" text:continue-numbering="true" text:style-name="WWNum1">
                <text:list-header>
                  <text:p text:style-name="P114">Terminal Punctuation</text:p>
                </text:list-header>
              </text:list>
            </table:table-cell>
          </table:table-row>
          <table:table-row table:style-name="Table31.1">
            <table:table-cell table:style-name="Table31.A2" office:value-type="string">
              <text:list xml:id="list174803395833730" text:continue-numbering="true" text:style-name="WWNum1">
                <text:list-header>
                  <text:p text:style-name="P114">UIdo</text:p>
                </text:list-header>
              </text:list>
            </table:table-cell>
            <table:table-cell table:style-name="Table31.A2" office:value-type="string">
              <text:list xml:id="list174803928066202" text:continue-numbering="true" text:style-name="WWNum1">
                <text:list-header>
                  <text:p text:style-name="P114">Unified Ideograph</text:p>
                </text:list-header>
              </text:list>
            </table:table-cell>
          </table:table-row>
          <table:table-row table:style-name="Table31.1">
            <table:table-cell table:style-name="Table31.A2" office:value-type="string">
              <text:list xml:id="list174803153658585" text:continue-numbering="true" text:style-name="WWNum1">
                <text:list-header>
                  <text:p text:style-name="P121">Upper</text:p>
                </text:list-header>
              </text:list>
            </table:table-cell>
            <table:table-cell table:style-name="Table31.A2" office:value-type="string">
              <text:list xml:id="list174801981224222" text:continue-numbering="true" text:style-name="WWNum1">
                <text:list-header>
                  <text:p text:style-name="P114">Uppercase</text:p>
                </text:list-header>
              </text:list>
            </table:table-cell>
          </table:table-row>
          <table:table-row table:style-name="Table31.1">
            <table:table-cell table:style-name="Table31.A2" office:value-type="string">
              <text:list xml:id="list174802638313043" text:continue-numbering="true" text:style-name="WWNum1">
                <text:list-header>
                  <text:p text:style-name="P121">VS</text:p>
                </text:list-header>
              </text:list>
            </table:table-cell>
            <table:table-cell table:style-name="Table31.A2" office:value-type="string">
              <text:list xml:id="list174803710966494" text:continue-numbering="true" text:style-name="WWNum1">
                <text:list-header>
                  <text:p text:style-name="P114">Variation Selector</text:p>
                </text:list-header>
              </text:list>
            </table:table-cell>
          </table:table-row>
          <table:table-row table:style-name="Table31.1">
            <table:table-cell table:style-name="Table31.A2" office:value-type="string">
              <text:list xml:id="list174802573032227" text:continue-numbering="true" text:style-name="WWNum1">
                <text:list-header>
                  <text:p text:style-name="P121">WSpace</text:p>
                </text:list-header>
              </text:list>
            </table:table-cell>
            <table:table-cell table:style-name="Table31.A2" office:value-type="string">
              <text:list xml:id="list174803979869690" text:continue-numbering="true" text:style-name="WWNum1">
                <text:list-header>
                  <text:p text:style-name="P114">White Space</text:p>
                </text:list-header>
              </text:list>
            </table:table-cell>
          </table:table-row>
          <table:table-row table:style-name="Table31.1">
            <table:table-cell table:style-name="Table31.A2" office:value-type="string">
              <text:list xml:id="list174802857667855" text:continue-numbering="true" text:style-name="WWNum1">
                <text:list-header>
                  <text:p text:style-name="P114">XIDC</text:p>
                </text:list-header>
              </text:list>
            </table:table-cell>
            <table:table-cell table:style-name="Table31.A2" office:value-type="string">
              <text:list xml:id="list174802484361092" text:continue-numbering="true" text:style-name="WWNum1">
                <text:list-header>
                  <text:p text:style-name="P114">XID Continue</text:p>
                </text:list-header>
              </text:list>
            </table:table-cell>
          </table:table-row>
          <table:table-row table:style-name="Table31.1">
            <table:table-cell table:style-name="Table31.A2" office:value-type="string">
              <text:list xml:id="list174802431829863" text:continue-numbering="true" text:style-name="WWNum1">
                <text:list-header>
                  <text:p text:style-name="P114">XIDS</text:p>
                </text:list-header>
              </text:list>
            </table:table-cell>
            <table:table-cell table:style-name="Table31.A2" office:value-type="string">
              <text:list xml:id="list174804062656659" text:continue-numbering="true" text:style-name="WWNum1">
                <text:list-header>
                  <text:p text:style-name="P114">XID Start</text:p>
                </text:list-header>
              </text:list>
            </table:table-cell>
          </table:table-row>
        </table:table>
      </text:section>
      <text:p text:style-name="P50"/>
      <text:p text:style-name="P51"><text:bookmark-start text:name="__RefHeading___Toc10459_326506458"/><text:bookmark text:name="_gavllm276bz7"/>Character Sets<text:bookmark-end text:name="__RefHeading___Toc10459_326506458"/></text:p>
      <text:p text:style-name="P48">See UTR#18. <text:span text:style-name="T25">Binary properties take no value. </text:span><text:span text:style-name="T27">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5">[<text:span text:style-name="T1">charlist</text:span>]</text:p>
          </table:table-cell>
          <table:table-cell table:style-name="Table32.A1" office:value-type="string">
            <text:p text:style-name="P25">list of chars. Ranges separate first and last by '-'</text:p>
          </table:table-cell>
        </table:table-row>
        <table:table-row table:style-name="Table32.1">
          <table:table-cell table:style-name="Table32.A1" office:value-type="string">
            <text:p text:style-name="P25">[^<text:span text:style-name="T1">charlist</text:span>]</text:p>
          </table:table-cell>
          <table:table-cell table:style-name="Table32.A1" office:value-type="string">
            <text:p text:style-name="P25">charset of non matching chars</text:p>
          </table:table-cell>
        </table:table-row>
        <table:table-row table:style-name="Table32.1">
          <table:table-cell table:style-name="Table32.A1" office:value-type="string">
            <text:p text:style-name="P25">\p{<text:span text:style-name="T1">property</text:span>}</text:p>
          </table:table-cell>
          <table:table-cell table:style-name="Table32.A1" office:value-type="string">
            <text:p text:style-name="P25">charset containing all characters with the property</text:p>
          </table:table-cell>
        </table:table-row>
        <table:table-row table:style-name="Table32.1">
          <table:table-cell table:style-name="Table32.A1" office:value-type="string">
            <text:p text:style-name="P25">\p{<text:span text:style-name="T1">property=value</text:span>}</text:p>
          </table:table-cell>
          <table:table-cell table:style-name="Table32.A1" office:value-type="string">
            <text:p text:style-name="P25">charset of all characters whose property is value</text:p>
          </table:table-cell>
        </table:table-row>
        <table:table-row table:style-name="Table32.1">
          <table:table-cell table:style-name="Table32.A1" office:value-type="string">
            <text:p text:style-name="P25">\P{<text:span text:style-name="T1">property[</text:span>=<text:span text:style-name="T1">value]</text:span>}</text:p>
          </table:table-cell>
          <table:table-cell table:style-name="Table32.A1" office:value-type="string">
            <text:p text:style-name="P25">same as [^\p{<text:span text:style-name="T1">property[</text:span>=<text:span text:style-name="T1">value]</text:span>}]</text:p>
          </table:table-cell>
        </table:table-row>
        <table:table-row table:style-name="Table32.1">
          <table:table-cell table:style-name="Table32.A1" office:value-type="string">
            <text:p text:style-name="P25">[:<text:span text:style-name="T1">property[</text:span>=<text:span text:style-name="T1">value]</text:span>:]</text:p>
          </table:table-cell>
          <table:table-cell table:style-name="Table32.A1" office:value-type="string">
            <text:p text:style-name="P25">legacy version of \P{<text:span text:style-name="T1">property[</text:span>=<text:span text:style-name="T1">value]</text:span>}</text:p>
          </table:table-cell>
        </table:table-row>
      </table:table>
      <text:p text:style-name="P4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4">||</text:p>
          </table:table-cell>
          <table:table-cell table:style-name="Table33.A1" office:value-type="string">
            <text:p text:style-name="P55">union: A∪B. Also absence of operator</text:p>
          </table:table-cell>
        </table:table-row>
        <table:table-row table:style-name="Table33.1">
          <table:table-cell table:style-name="Table33.A1" office:value-type="string">
            <text:p text:style-name="P54">&amp;&amp;</text:p>
          </table:table-cell>
          <table:table-cell table:style-name="Table33.A1" office:value-type="string">
            <text:p text:style-name="P55">intersection: A∩B</text:p>
          </table:table-cell>
        </table:table-row>
        <table:table-row table:style-name="Table33.1">
          <table:table-cell table:style-name="Table33.A1" office:value-type="string">
            <text:p text:style-name="P54">--</text:p>
          </table:table-cell>
          <table:table-cell table:style-name="Table33.A1" office:value-type="string">
            <text:p text:style-name="P55">set difference: A∖B (in A but not in B)</text:p>
          </table:table-cell>
        </table:table-row>
        <table:table-row table:style-name="Table33.1">
          <table:table-cell table:style-name="Table33.A1" office:value-type="string">
            <text:p text:style-name="P54">~~</text:p>
          </table:table-cell>
          <table:table-cell table:style-name="Table33.A1" office:value-type="string">
            <text:p text:style-name="P55">symmetric difference: A⊖B = (A∪B)\(A∩B)</text:p>
          </table:table-cell>
        </table:table-row>
      </table:table>
      <text:p text:style-name="P97"/>
      <text:p text:style-name="P98"><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5">Bandwidth</text:p>
          </table:table-cell>
          <table:table-cell table:style-name="Table34.A1" office:value-type="string">
            <text:p text:style-name="P25">278mm (10.94in)</text:p>
          </table:table-cell>
          <table:table-cell table:style-name="Table34.A1" office:value-type="string">
            <text:p text:style-name="P25">349mm (13.74in)</text:p>
          </table:table-cell>
          <table:table-cell table:style-name="Table34.A1" office:value-type="string">
            <text:p text:style-name="P25">424mm (16.69in)</text:p>
          </table:table-cell>
        </table:table-row>
        <table:table-row table:style-name="Table34.1">
          <table:table-cell table:style-name="Table34.A1" office:value-type="string">
            <text:p text:style-name="P25">Max page width</text:p>
          </table:table-cell>
          <table:table-cell table:style-name="Table34.A1" office:value-type="string">
            <text:p text:style-name="P25">120mm (4.72in)</text:p>
          </table:table-cell>
          <table:table-cell table:style-name="Table34.A1" office:value-type="string">
            <text:p text:style-name="P25">160mm (6.29in)</text:p>
          </table:table-cell>
          <table:table-cell table:style-name="Table34.A1" office:value-type="string">
            <text:p text:style-name="P25">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5">Weight (gsm)</text:p>
          </table:table-cell>
          <table:table-cell table:style-name="Table35.A1" office:value-type="string">
            <text:p text:style-name="P25">33</text:p>
          </table:table-cell>
          <table:table-cell table:style-name="Table35.A1" office:value-type="string">
            <text:p text:style-name="P25">36</text:p>
          </table:table-cell>
          <table:table-cell table:style-name="Table35.A1" office:value-type="string">
            <text:p text:style-name="P25">40</text:p>
          </table:table-cell>
          <table:table-cell table:style-name="Table35.A1" office:value-type="string">
            <text:p text:style-name="P25">50</text:p>
          </table:table-cell>
          <table:table-cell table:style-name="Table35.A1" office:value-type="string">
            <text:p text:style-name="P25">60</text:p>
          </table:table-cell>
        </table:table-row>
        <table:table-row table:style-name="Table35.1">
          <table:table-cell table:style-name="Table35.A1" office:value-type="string">
            <text:p text:style-name="P25">Thickness (µm)</text:p>
          </table:table-cell>
          <table:table-cell table:style-name="Table35.A1" office:value-type="string">
            <text:p text:style-name="P25">37</text:p>
          </table:table-cell>
          <table:table-cell table:style-name="Table35.A1" office:value-type="string">
            <text:p text:style-name="P25">43</text:p>
          </table:table-cell>
          <table:table-cell table:style-name="Table35.A1" office:value-type="string">
            <text:p text:style-name="P25">47</text:p>
          </table:table-cell>
          <table:table-cell table:style-name="Table35.A1" office:value-type="string">
            <text:p text:style-name="P25">60</text:p>
          </table:table-cell>
          <table:table-cell table:style-name="Table35.A1" office:value-type="string">
            <text:p text:style-name="P2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5</text:page-number></text:p>
      </style:footer>
      <style:footer-left>
        <text:p text:style-name="MP2"><text:page-number text:select-page="current">34</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25T17:48:00.807304413</dc:date>
    <meta:editing-duration>PT11H13M3S</meta:editing-duration>
    <meta:editing-cycles>85</meta:editing-cycles>
    <meta:document-statistic meta:table-count="43" meta:image-count="1" meta:object-count="0" meta:page-count="34" meta:paragraph-count="2391" meta:word-count="8592" meta:character-count="55085" meta:non-whitespace-character-count="48832"/>
  </office:meta>
</office:document-meta>
</file>